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draw:shadow="visible"/>
    </style:style>
    <style:style style:name="gr3" style:family="graphic" style:parent-style-name="standard">
      <style:graphic-properties draw:fill-color="#ffff99" draw:textarea-vertical-align="middle" draw:shadow="visib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ccffcc" draw:textarea-horizontal-align="justify" draw:textarea-vertical-align="top" draw:auto-grow-height="false" fo:min-height="0cm" fo:min-width="0cm"/>
    </style:style>
    <style:style style:name="gr7" style:family="graphic" style:parent-style-name="standard">
      <style:graphic-properties svg:stroke-width="0.081cm" svg:stroke-color="#ff3333" draw:marker-start-width="0.321cm" draw:marker-end-width="0.321cm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fill-color="#ffcc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ffffcc" draw:textarea-vertical-align="top"/>
    </style:style>
    <style:style style:name="gr10" style:family="graphic" style:parent-style-name="standard">
      <style:graphic-properties draw:fill-color="#ccff99" draw:textarea-horizontal-align="justify" draw:textarea-vertical-align="top" draw:auto-grow-height="false" fo:min-height="0cm" fo:min-width="0cm"/>
    </style:style>
    <style:style style:name="gr11" style:family="graphic" style:parent-style-name="standard">
      <style:graphic-properties draw:fill-color="#ffffcc" draw:textarea-horizontal-align="justify" draw:textarea-vertical-align="top" draw:auto-grow-height="false" fo:min-height="0cm" fo:min-width="0cm"/>
    </style:style>
    <style:style style:name="gr12" style:family="graphic" style:parent-style-name="standard">
      <style:graphic-properties draw:stroke="solid" svg:stroke-width="0.081cm" svg:stroke-color="#ff3333" draw:marker-start-width="0.321cm" draw:marker-end-width="0.321cm" draw:textarea-horizontal-align="justify" draw:textarea-vertical-align="middle" draw:auto-grow-height="false" fo:min-height="0cm" fo:min-width="0cm" fo:padding-top="0.165cm" fo:padding-bottom="0.165cm" fo:padding-left="0.29cm" fo:padding-right="0.29cm" draw:shadow="visible"/>
    </style:style>
    <style:style style:name="gr13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4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15" style:family="graphic" style:parent-style-name="standard">
      <style:graphic-properties draw:fill-color="#ffffcc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Fine_20_Dashed_20__28_var_29_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fill-color="#ff33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-color="#ccff00" draw:textarea-vertical-align="top"/>
    </style:style>
    <style:style style:name="gr21" style:family="graphic" style:parent-style-name="standard">
      <style:graphic-properties draw:fill-color="#ff99ff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99ffcc" draw:textarea-vertical-align="top"/>
    </style:style>
    <style:style style:name="gr23" style:family="graphic" style:parent-style-name="objectwithoutfill">
      <style:graphic-properties draw:stroke="dash" draw:stroke-dash="Fine_20_Dashed_20__28_var_29_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fill-color="#ffff99" draw:textarea-vertical-align="middle"/>
    </style:style>
    <style:style style:name="gr25" style:family="graphic" style:parent-style-name="standard">
      <style:graphic-properties draw:fill-color="#ccffcc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fill-color="#ccffff"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9" style:family="graphic" style:parent-style-name="standard">
      <style:graphic-properties draw:fill-color="#ccff99" draw:textarea-vertical-align="middle"/>
    </style:style>
    <style:style style:name="gr30" style:family="graphic" style:parent-style-name="standard">
      <style:graphic-properties draw:textarea-vertical-align="middle" draw:shadow="visible"/>
    </style:style>
    <style:style style:name="gr31" style:family="graphic" style:parent-style-name="standard">
      <style:graphic-properties draw:textarea-vertical-align="middle" draw:shadow="hidden"/>
    </style:style>
    <style:style style:name="gr32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3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fill-color="#eeeeee" draw:textarea-horizontal-align="justify" draw:textarea-vertical-align="bottom" draw:auto-grow-height="false" fo:min-height="0cm" fo:min-width="0cm"/>
    </style:style>
    <style:style style:name="gr37" style:family="graphic" style:parent-style-name="standard">
      <style:graphic-properties draw:fill-color="#ffcc99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fill-color="#669933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fill-color="#ccff00" draw:textarea-horizontal-align="justify" draw:textarea-vertical-align="middle" draw:auto-grow-height="false" fo:min-height="0cm" fo:min-width="0cm" draw:shadow="visible"/>
    </style:style>
    <style:style style:name="gr40" style:family="graphic" style:parent-style-name="objectwithoutfill">
      <style:graphic-properties draw:stroke="dash" draw:stroke-dash="Fine_20_Dashed_20__28_var_29_" svg:stroke-width="0.053cm" svg:stroke-color="#99996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1" style:family="graphic" style:parent-style-name="objectwithoutfill">
      <style:graphic-properties draw:stroke="dash" draw:stroke-dash="Fine_20_Dashed_20__28_var_29_" svg:stroke-width="0.035cm" svg:stroke-color="#999966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2" style:family="graphic" style:parent-style-name="standard">
      <style:graphic-properties svg:stroke-width="0.081cm" svg:stroke-color="#ff0000" draw:marker-start-width="0.321cm" draw:marker-end-width="0.321cm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3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44" style:family="graphic" style:parent-style-name="standard">
      <style:graphic-properties draw:fill-color="#33ff99" draw:textarea-vertical-align="middle" draw:shadow="visible"/>
    </style:style>
    <style:style style:name="gr45" style:family="graphic" style:parent-style-name="standard">
      <style:graphic-properties draw:fill-color="#33ff99" draw:textarea-vertical-align="middle"/>
    </style:style>
    <style:style style:name="gr46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/>
    </style:style>
    <style:style style:name="gr47" style:family="graphic" style:parent-style-name="standard">
      <style:graphic-properties draw:stroke="solid" svg:stroke-width="0.081cm" svg:stroke-color="#ff3333" draw:marker-start-width="0.321cm" draw:marker-end-width="0.321cm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svg:stroke-width="0.081cm" svg:stroke-color="#ff3300" draw:marker-start-width="0.321cm" draw:marker-end-width="0.321cm" draw:fill-color="#99ffcc" draw:textarea-vertical-align="top" fo:padding-top="0.165cm" fo:padding-bottom="0.165cm" fo:padding-left="0.29cm" fo:padding-right="0.29cm" draw:shadow="visible"/>
    </style:style>
    <style:style style:name="gr49" style:family="graphic" style:parent-style-name="standard">
      <style:graphic-properties draw:fill-color="#ccff99" draw:textarea-horizontal-align="justify" draw:textarea-vertical-align="middle" draw:auto-grow-height="false" fo:min-height="0cm" fo:min-width="0cm" fo:wrap-option="no-wrap"/>
    </style:style>
    <style:style style:name="gr50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51" style:family="graphic" style:parent-style-name="standard">
      <style:graphic-properties draw:fill-color="#ffff99" draw:textarea-vertical-align="top"/>
    </style:style>
    <style:style style:name="gr52" style:family="graphic" style:parent-style-name="standard">
      <style:graphic-properties draw:fill-color="#ccff99" draw:textarea-horizontal-align="justify" draw:textarea-vertical-align="top" draw:auto-grow-height="false" fo:min-height="0cm" fo:min-width="0cm" fo:wrap-option="no-wrap"/>
    </style:style>
    <style:style style:name="gr53" style:family="graphic" style:parent-style-name="standard">
      <style:graphic-properties draw:fill-color="#ccff00" draw:textarea-vertical-align="middle"/>
    </style:style>
    <style:style style:name="gr54" style:family="graphic" style:parent-style-name="standard">
      <style:graphic-properties draw:fill-color="#ff99ff" draw:textarea-vertical-align="middle"/>
    </style:style>
    <style:style style:name="gr55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56" style:family="graphic" style:parent-style-name="standard">
      <style:graphic-properties draw:fill-color="#99ff66" draw:textarea-horizontal-align="justify" draw:textarea-vertical-align="middle" draw:auto-grow-height="false" fo:min-height="0cm" fo:min-width="0cm" draw:shadow="visible"/>
    </style:style>
    <style:style style:name="gr57" style:family="graphic" style:parent-style-name="standard">
      <style:graphic-properties draw:fill-color="#ffff99" draw:textarea-horizontal-align="justify" draw:textarea-vertical-align="middle" draw:auto-grow-height="false" fo:min-height="0cm" fo:min-width="0cm" draw:shadow="visible"/>
    </style:style>
    <style:style style:name="gr58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9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0" style:family="graphic" style:parent-style-name="standard">
      <style:graphic-properties draw:textarea-vertical-align="top"/>
    </style:style>
    <style:style style:name="gr61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62" style:family="graphic" style:parent-style-name="standard">
      <style:graphic-properties svg:stroke-width="0.106cm" svg:stroke-color="#0000ff" draw:marker-start="Square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63" style:family="graphic" style:parent-style-name="standard">
      <style:graphic-properties svg:stroke-width="0.106cm" svg:stroke-color="#ff0000" draw:marker-start="Arrow" draw:marker-start-width="0.459cm" draw:marker-end="Square" draw:marker-end-width="0.459cm" draw:textarea-vertical-align="middle" fo:padding-top="0.178cm" fo:padding-bottom="0.178cm" fo:padding-left="0.303cm" fo:padding-right="0.303cm"/>
    </style:style>
    <style:style style:name="gr64" style:family="graphic" style:parent-style-name="standard">
      <style:graphic-properties draw:fill-color="#99ff66" draw:textarea-vertical-align="middle"/>
    </style:style>
    <style:style style:name="gr65" style:family="graphic" style:parent-style-name="standard">
      <style:graphic-properties draw:fill-color="#ccff99" draw:textarea-horizontal-align="justify" draw:textarea-vertical-align="middle" draw:auto-grow-height="false" fo:min-height="0cm" fo:min-width="0cm"/>
    </style:style>
    <style:style style:name="gr66" style:family="graphic" style:parent-style-name="standard">
      <style:graphic-properties svg:stroke-width="0.106cm" svg:stroke-color="#ff3300" draw:marker-start-width="0.359cm" draw:marker-end-width="0.359cm" draw:fill-color="#ccff99" draw:textarea-horizontal-align="justify" draw:textarea-vertical-align="middle" draw:auto-grow-height="false" fo:min-height="0cm" fo:min-width="0cm" fo:padding-top="0.178cm" fo:padding-bottom="0.178cm" fo:padding-left="0.303cm" fo:padding-right="0.303cm" draw:shadow="hidden"/>
    </style:style>
    <style:style style:name="gr67" style:family="graphic" style:parent-style-name="standard">
      <style:graphic-properties draw:fill-color="#ccff99" draw:textarea-horizontal-align="justify" draw:textarea-vertical-align="middle" draw:auto-grow-height="false" fo:min-height="0cm" fo:min-width="0cm" draw:shadow="visible"/>
    </style:style>
    <style:style style:name="gr68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69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0" style:family="graphic" style:parent-style-name="standard">
      <style:graphic-properties draw:fill-color="#66ffff" draw:textarea-horizontal-align="justify" draw:textarea-vertical-align="top" draw:auto-grow-height="false" fo:min-height="0cm" fo:min-width="0cm"/>
    </style:style>
    <style:style style:name="gr71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2" style:family="graphic" style:parent-style-name="standard">
      <style:graphic-properties draw:fill-color="#cccc99" draw:textarea-horizontal-align="justify" draw:textarea-vertical-align="middle" draw:auto-grow-height="false" fo:min-height="0cm" fo:min-width="0cm"/>
    </style:style>
    <style:style style:name="gr73" style:family="graphic" style:parent-style-name="standard">
      <style:graphic-properties draw:fill-color="#ffffcc" draw:textarea-horizontal-align="justify" draw:textarea-vertical-align="middle" draw:auto-grow-height="false" fo:min-height="0cm" fo:min-width="0cm" fo:wrap-option="no-wrap"/>
    </style:style>
    <style:style style:name="gr74" style:family="graphic" style:parent-style-name="standard">
      <style:graphic-properties draw:fill-color="#66ffff" draw:textarea-horizontal-align="justify" draw:textarea-vertical-align="middle" draw:auto-grow-height="false" fo:min-height="0cm" fo:min-width="0cm"/>
    </style:style>
    <style:style style:name="gr7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6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77" style:family="graphic" style:parent-style-name="standard">
      <style:graphic-properties draw:fill-color="#99ff66" draw:textarea-vertical-align="middle" draw:shadow="visible"/>
    </style:style>
    <style:style style:name="gr78" style:family="graphic" style:parent-style-name="standard">
      <style:graphic-properties draw:fill-color="#ffcc99" draw:textarea-horizontal-align="justify" draw:textarea-vertical-align="middle" draw:auto-grow-height="false" fo:min-height="0cm" fo:min-width="0cm"/>
    </style:style>
    <style:style style:name="gr79" style:family="graphic" style:parent-style-name="standard">
      <style:graphic-properties draw:fill-color="#ccff00" draw:textarea-horizontal-align="justify" draw:textarea-vertical-align="middle" draw:auto-grow-height="false" fo:min-height="0cm" fo:min-width="0cm" fo:wrap-option="no-wrap"/>
    </style:style>
    <style:style style:name="gr80" style:family="graphic" style:parent-style-name="standard">
      <style:graphic-properties draw:fill-color="#ccff66" draw:textarea-vertical-align="middle"/>
    </style:style>
    <style:style style:name="gr81" style:family="graphic" style:parent-style-name="standard">
      <style:graphic-properties draw:fill-color="#ff99ff" draw:textarea-horizontal-align="justify" draw:textarea-vertical-align="middle" draw:auto-grow-height="false" fo:min-height="0cm" fo:min-width="0cm" draw:shadow="visible"/>
    </style:style>
    <style:style style:name="gr82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83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84" style:family="graphic" style:parent-style-name="standard">
      <style:graphic-properties draw:fill-color="#ff99cc" draw:textarea-horizontal-align="justify" draw:textarea-vertical-align="middle" draw:auto-grow-height="false" fo:min-height="0cm" fo:min-width="0cm"/>
    </style:style>
    <style:style style:name="gr85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gr8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7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88" style:family="graphic" style:parent-style-name="standard">
      <style:graphic-properties draw:fill-color="#ccff00" draw:textarea-horizontal-align="justify" draw:textarea-vertical-align="top" draw:auto-grow-height="false" fo:min-height="0cm" fo:min-width="0cm"/>
    </style:style>
    <style:style style:name="gr89" style:family="graphic" style:parent-style-name="standard">
      <style:graphic-properties draw:fill="none" draw:textarea-horizontal-align="justify" draw:textarea-vertical-align="top" draw:auto-grow-height="false" fo:min-height="0cm" fo:min-width="0cm" fo:wrap-option="no-wrap"/>
    </style:style>
    <style:style style:name="gr90" style:family="graphic" style:parent-style-name="standard">
      <style:graphic-properties draw:fill-color="#ffffcc" draw:textarea-horizontal-align="justify" draw:textarea-vertical-align="top" draw:auto-grow-height="false" fo:min-height="0cm" fo:min-width="0cm" fo:wrap-option="no-wrap"/>
    </style:style>
    <style:style style:name="gr91" style:family="graphic" style:parent-style-name="standard">
      <style:graphic-properties draw:textarea-vertical-align="middle"/>
    </style:style>
    <style:style style:name="gr92" style:family="graphic" style:parent-style-name="standard">
      <style:graphic-properties draw:fill-color="#ffff99" draw:textarea-horizontal-align="justify" draw:textarea-vertical-align="bottom" draw:auto-grow-height="false" fo:min-height="0cm" fo:min-width="0cm"/>
    </style:style>
    <style:style style:name="gr93" style:family="graphic" style:parent-style-name="standard">
      <style:graphic-properties draw:opacity="50%" draw:opacity-name="" draw:textarea-horizontal-align="justify" draw:textarea-vertical-align="middle" draw:auto-grow-height="false" fo:min-height="0cm" fo:min-width="0cm"/>
    </style:style>
    <style:style style:name="gr94" style:family="graphic" style:parent-style-name="standard">
      <style:graphic-properties svg:stroke-width="0.106cm" svg:stroke-color="#ff0000" draw:marker-start-width="0.359cm" draw:marker-end-width="0.359cm" draw:textarea-horizontal-align="justify" draw:textarea-vertical-align="middle" draw:auto-grow-height="false" fo:min-height="0cm" fo:min-width="0cm" fo:padding-top="0.178cm" fo:padding-bottom="0.178cm" fo:padding-left="0.303cm" fo:padding-right="0.303cm" draw:shadow="visible"/>
    </style:style>
    <style:style style:name="gr95" style:family="graphic" style:parent-style-name="objectwithoutfill">
      <style:graphic-properties svg:stroke-color="#ff0066" draw:marker-end="Arrow" draw:marker-end-width="0.3cm" draw:fill="none" draw:textarea-vertical-align="middle"/>
    </style:style>
    <style:style style:name="gr96" style:family="graphic" style:parent-style-name="standard">
      <style:graphic-properties draw:fill-color="#99ff66" draw:textarea-horizontal-align="justify" draw:textarea-vertical-align="middle" draw:auto-grow-height="false" fo:min-height="0cm" fo:min-width="0cm"/>
    </style:style>
    <style:style style:name="gr97" style:family="graphic" style:parent-style-name="standard">
      <style:graphic-properties draw:stroke="dash" draw:stroke-dash="Fine_20_Dashed" draw:fill-color="#ffffcc" draw:textarea-vertical-align="middle"/>
    </style:style>
    <style:style style:name="co1" style:family="table-column">
      <style:table-column-properties style:column-width="4.721cm" style:use-optimal-column-width="false"/>
    </style:style>
    <style:style style:name="co2" style:family="table-column">
      <style:table-column-properties style:column-width="4.725cm" style:use-optimal-column-width="false"/>
    </style:style>
    <style:style style:name="ro1" style:family="table-row">
      <style:table-row-properties style:row-height="3.13cm"/>
    </style:style>
    <style:style style:name="ro2" style:family="table-row">
      <style:table-row-properties style:row-height="3.13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size-asian="18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paragraph-properties fo:margin-top="0.205cm" fo:margin-bottom="0.205cm" fo:text-align="start"/>
    </style:style>
    <style:style style:name="P7" style:family="paragraph">
      <style:paragraph-properties fo:text-align="start"/>
      <style:text-properties fo:font-size="16pt" style:font-size-asian="16pt" style:font-size-complex="16pt"/>
    </style:style>
    <style:style style:name="P8" style:family="paragraph">
      <style:paragraph-properties fo:margin-top="0.205cm" fo:margin-bottom="0.205cm" fo:text-align="start"/>
      <style:text-properties fo:font-size="14pt" style:font-size-asian="14pt" style:font-size-complex="14pt"/>
    </style:style>
    <style:style style:name="P9" style:family="paragraph">
      <style:paragraph-properties fo:margin-top="0.205cm" fo:margin-bottom="0.205cm" fo:text-align="start"/>
      <style:text-properties fo:font-size="15pt" style:font-size-asian="15pt" style:font-size-complex="15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top="0.102cm" fo:margin-bottom="0.102cm" fo:text-align="start"/>
    </style:style>
    <style:style style:name="P12" style:family="paragraph">
      <style:paragraph-properties fo:margin-top="0.102cm" fo:margin-bottom="0.102cm" fo:text-align="start"/>
      <style:text-properties fo:font-size="14pt" style:font-size-asian="14pt" style:font-size-complex="14pt"/>
    </style:style>
    <style:style style:name="P13" style:family="paragraph">
      <style:paragraph-properties fo:text-align="start"/>
      <style:text-properties fo:font-size="12pt" style:font-size-asian="12pt" style:font-size-complex="12pt"/>
    </style:style>
    <style:style style:name="P14" style:family="paragraph">
      <style:paragraph-properties fo:margin-top="0.102cm" fo:margin-bottom="0.102cm" fo:text-align="end"/>
    </style:style>
    <style:style style:name="P15" style:family="paragraph">
      <style:paragraph-properties fo:margin-top="0.205cm" fo:margin-bottom="0.205cm" fo:text-align="start"/>
      <style:text-properties fo:font-size="12pt" style:font-size-asian="12pt" style:font-size-complex="12pt"/>
    </style:style>
    <style:style style:name="P16" style:family="paragraph">
      <style:paragraph-properties fo:margin-top="0.307cm" fo:margin-bottom="0.307cm" fo:text-align="start"/>
    </style:style>
    <style:style style:name="P17" style:family="paragraph">
      <style:paragraph-properties fo:margin-top="0.307cm" fo:margin-bottom="0.307cm" fo:text-align="start"/>
      <style:text-properties fo:font-size="14pt" style:font-size-asian="14pt" style:font-size-complex="14pt"/>
    </style:style>
    <style:style style:name="P18" style:family="paragraph">
      <style:paragraph-properties fo:text-align="start"/>
      <style:text-properties style:font-size-asian="18pt"/>
    </style:style>
    <style:style style:name="P19" style:family="paragraph">
      <style:paragraph-properties fo:margin-top="0.205cm" fo:margin-bottom="0.205cm" fo:text-align="center"/>
    </style:style>
    <style:style style:name="P20" style:family="paragraph">
      <style:paragraph-properties fo:margin-top="0.205cm" fo:margin-bottom="0.205cm" fo:text-align="center"/>
      <style:text-properties fo:font-size="16pt" style:font-size-asian="16pt" style:font-size-complex="16pt"/>
    </style:style>
    <style:style style:name="P21" style:family="paragraph">
      <style:paragraph-properties fo:text-align="center"/>
      <style:text-properties fo:font-size="16pt" style:font-size-asian="16pt" style:font-size-complex="16pt"/>
    </style:style>
    <style:style style:name="P22" style:family="paragraph">
      <style:paragraph-properties fo:text-align="center"/>
      <style:text-properties fo:font-size="15pt" style:font-size-asian="15pt" style:font-size-complex="15pt"/>
    </style:style>
    <style:style style:name="P23" style:family="paragraph">
      <style:paragraph-properties fo:text-align="center"/>
      <style:text-properties fo:font-size="13pt" style:font-size-asian="13pt" style:font-size-complex="13pt"/>
    </style:style>
    <style:style style:name="P24" style:family="paragraph">
      <style:paragraph-properties fo:text-align="center"/>
      <style:text-properties fo:font-size="14pt"/>
    </style:style>
    <style:style style:name="P25" style:family="paragraph">
      <style:paragraph-properties fo:text-align="center"/>
      <style:text-properties fo:color="#ff3333" fo:font-weight="bold" style:font-weight-asian="bold" style:font-weight-complex="bold"/>
    </style:style>
    <style:style style:name="P26" style:family="paragraph">
      <style:paragraph-properties fo:margin-top="0.307cm" fo:margin-bottom="0.307cm" fo:text-align="start"/>
      <style:text-properties style:font-size-asian="18pt"/>
    </style:style>
    <style:style style:name="P27" style:family="paragraph">
      <style:paragraph-properties fo:text-align="center"/>
      <style:text-properties style:text-line-through-style="solid" fo:font-size="18pt" style:text-underline-style="none"/>
    </style:style>
    <style:style style:name="P28" style:family="paragraph">
      <style:paragraph-properties fo:text-align="start"/>
      <style:text-properties fo:font-size="18pt"/>
    </style:style>
    <style:style style:name="P29" style:family="paragraph">
      <style:paragraph-properties fo:margin-top="0.205cm" fo:margin-bottom="0.205cm" fo:text-align="center"/>
      <style:text-properties fo:font-size="14pt" style:font-size-asian="14pt" style:font-size-complex="14pt"/>
    </style:style>
    <style:style style:name="P30" style:family="paragraph">
      <style:paragraph-properties fo:margin-top="0.205cm" fo:margin-bottom="0.205cm" fo:text-align="center"/>
      <style:text-properties fo:font-size="18pt" style:text-underline-style="none"/>
    </style:style>
    <style:style style:name="P31" style:family="paragraph">
      <style:paragraph-properties fo:text-align="center"/>
      <style:text-properties fo:color="#ff0000"/>
    </style:style>
    <style:style style:name="P32" style:family="paragraph">
      <style:paragraph-properties fo:margin-top="0.409cm" fo:margin-bottom="0.409cm" fo:text-align="start"/>
    </style:style>
    <style:style style:name="P33" style:family="paragraph">
      <style:paragraph-properties fo:text-align="start"/>
      <style:text-properties fo:font-size="15pt" style:font-size-asian="15pt" style:font-size-complex="15pt"/>
    </style:style>
    <style:style style:name="P34" style:family="paragraph">
      <style:paragraph-properties fo:margin-top="0.307cm" fo:margin-bottom="0.307cm" fo:text-align="center"/>
    </style:style>
    <style:style style:name="P35" style:family="paragraph">
      <style:paragraph-properties fo:margin-top="0.205cm" fo:margin-bottom="0.205cm" fo:text-align="start"/>
      <style:text-properties fo:font-size="16pt" style:font-size-asian="16pt" style:font-size-complex="16pt"/>
    </style:style>
    <style:style style:name="P36" style:family="paragraph">
      <style:paragraph-properties fo:margin-top="0cm" fo:margin-bottom="0cm" fo:text-align="start"/>
    </style:style>
    <style:style style:name="P37" style:family="paragraph">
      <style:paragraph-properties fo:margin-top="0cm" fo:margin-bottom="0cm" fo:text-align="start"/>
      <style:text-properties fo:font-size="13pt" style:font-size-asian="13pt" style:font-size-complex="13pt"/>
    </style:style>
    <style:style style:name="P38" style:family="paragraph">
      <style:paragraph-properties fo:text-align="start"/>
      <style:text-properties fo:font-size="13pt" style:font-size-asian="13pt" style:font-size-complex="13pt"/>
    </style:style>
    <style:style style:name="P39" style:family="paragraph"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style:font-size-asian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3300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8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ff3333" fo:font-size="14pt" style:font-size-asian="14pt" style:font-size-complex="14pt"/>
    </style:style>
    <style:style style:name="T1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fo:color="#ff0000" fo:font-weight="bold" style:font-weight-asian="bold" style:font-weight-complex="bold"/>
    </style:style>
    <style:style style:name="T13" style:family="text">
      <style:text-properties fo:color="#0000cc" fo:font-weight="bold" style:font-weight-asian="bold" style:font-weight-complex="bold"/>
    </style:style>
    <style:style style:name="T14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ff3300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ff0000"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4pt"/>
    </style:style>
    <style:style style:name="T20" style:family="text">
      <style:text-properties fo:color="#ff3333" fo:font-weight="bold" style:font-weight-asian="bold" style:font-weight-complex="bold"/>
    </style:style>
    <style:style style:name="T21" style:family="text">
      <style:text-properties fo:color="#ff0000" fo:font-weight="bold" style:font-size-asian="18pt" style:font-weight-asian="bold" style:font-weight-complex="bold"/>
    </style:style>
    <style:style style:name="T22" style:family="text">
      <style:text-properties style:text-line-through-style="solid" fo:font-size="18pt" style:text-underline-style="none"/>
    </style:style>
    <style:style style:name="T23" style:family="text">
      <style:text-properties fo:font-size="14pt" style:text-underline-style="none" style:font-size-asian="14pt" style:font-size-complex="14pt"/>
    </style:style>
    <style:style style:name="T24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color="#ff0000"/>
    </style:style>
    <style:style style:name="T26" style:family="text">
      <style:text-properties fo:font-size="16pt" style:text-underline-style="none" style:font-size-asian="16pt" style:font-size-complex="16pt"/>
    </style:style>
    <style:style style:name="T2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8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29" style:family="text">
      <style:text-properties fo:color="#ff0000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30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8.2cm" svg:height="3.2cm" svg:x="5.9cm" svg:y="12.4cm">
          <text:p text:style-name="P1">了解CodeIgni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預設">
        <draw:custom-shape draw:style-name="gr2" draw:text-style-name="P2" draw:layer="layout" svg:width="9.4cm" svg:height="1.5cm" svg:x="0cm" svg:y="0cm">
          <text:p text:style-name="P1"><text:span text:style-name="T1">理解</text:span><text:span text:style-name="T1">codeIgniter</text:span><text:span text:style-name="T1">流程</text:span></text:p>
          <draw:enhanced-geometry svg:viewBox="0 0 21600 21600" draw:text-areas="0 0 21600 21600" draw:type="pentagon-right" draw:modifiers="19766.210734836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3" draw:text-style-name="P3" xml:id="id1" draw:id="id1" draw:layer="layout" svg:width="5.4cm" svg:height="1.073cm" svg:x="1cm" svg:y="15.127cm">
          <text:p text:style-name="P1"><text:span text:style-name="T2">core.CodeIgniter.php</text:span></text:p>
        </draw:rect>
        <draw:rect draw:style-name="gr3" draw:text-style-name="P3" xml:id="id11" draw:id="id11" draw:layer="layout" svg:width="5.4cm" svg:height="1.073cm" svg:x="1cm" svg:y="3cm">
          <text:p text:style-name="P1"><text:span text:style-name="T2">index.php</text:span></text:p>
        </draw:rect>
        <draw:rect draw:style-name="gr4" draw:text-style-name="P3" xml:id="id3" draw:id="id3" draw:layer="layout" svg:width="6.849cm" svg:height="1.073cm" svg:x="2.851cm" svg:y="23.2cm">
          <text:p text:style-name="P1"><text:span text:style-name="T2">core.Benchmark.php</text:span></text:p>
        </draw:rect>
        <draw:connector draw:style-name="gr5" draw:text-style-name="P1" draw:layer="layout" draw:type="curve" svg:x1="1cm" svg:y1="15.663cm" svg:x2="2.851cm" svg:y2="17.763cm" draw:start-shape="id1" draw:start-glue-point="3" draw:end-shape="id2" draw:end-glue-point="3" svg:d="M1000 15663c-751 0-1677 2100 1851 2100">
          <text:p/>
        </draw:connector>
        <draw:custom-shape draw:style-name="gr6" draw:text-style-name="P5" xml:id="id4" draw:id="id4" draw:layer="layout" svg:width="6.599cm" svg:height="1.3cm" svg:x="13.9cm" svg:y="23.1cm">
          <text:p text:style-name="P4"><text:span text:style-name="T2">load </text:span><text:span text:style-name="T2">訊息紀錄模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9.7cm" svg:y1="23.736cm" svg:x2="13.9cm" svg:y2="23.75cm" draw:start-shape="id3" draw:start-glue-point="1" draw:end-shape="id4" draw:end-glue-point="3" svg:d="M9700 23736h501l3197 14h502">
          <text:p/>
        </draw:connector>
        <draw:rect draw:style-name="gr4" draw:text-style-name="P3" xml:id="id5" draw:id="id5" draw:layer="layout" svg:width="6.849cm" svg:height="1.073cm" svg:x="2.851cm" svg:y="26.3cm">
          <text:p text:style-name="P1"><text:span text:style-name="T2">core.Hooks.php</text:span></text:p>
        </draw:rect>
        <draw:custom-shape draw:style-name="gr6" draw:text-style-name="P5" xml:id="id6" draw:id="id6" draw:layer="layout" svg:width="6.599cm" svg:height="1.3cm" svg:x="13.901cm" svg:y="26.6cm">
          <text:p text:style-name="P4"><text:span text:style-name="T2">load </text:span><text:span text:style-name="T2">處理</text:span><text:span text:style-name="T2">hook</text:span><text:span text:style-name="T2">的模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9.7cm" svg:y1="26.836cm" svg:x2="13.901cm" svg:y2="27.25cm" draw:start-shape="id5" draw:start-glue-point="1" draw:end-shape="id6" svg:d="M9700 26836h501l3198 414h502">
          <text:p/>
        </draw:connector>
        <draw:connector draw:style-name="gr5" draw:text-style-name="P1" draw:layer="layout" draw:type="curve" svg:x1="2.851cm" svg:y1="23.736cm" svg:x2="2.851cm" svg:y2="26.836cm" draw:start-shape="id3" draw:start-glue-point="3" draw:end-shape="id5" draw:end-glue-point="3" svg:d="M2851 23736c-751 0-751 3100 0 3100">
          <text:p/>
        </draw:connector>
        <draw:rect draw:style-name="gr4" draw:text-style-name="P3" xml:id="id2" draw:id="id2" draw:layer="layout" svg:width="6.849cm" svg:height="1.073cm" svg:x="2.851cm" svg:y="17.227cm">
          <text:p text:style-name="P1"><text:span text:style-name="T2">application.constants.php</text:span></text:p>
        </draw:rect>
        <draw:rect draw:style-name="gr4" draw:text-style-name="P3" xml:id="id10" draw:id="id10" draw:layer="layout" svg:width="6.849cm" svg:height="1.073cm" svg:x="2.851cm" svg:y="23.201cm">
          <text:p text:style-name="P1"><text:span text:style-name="T2">core.Benchmark.php</text:span></text:p>
        </draw:rect>
        <draw:custom-shape draw:style-name="gr6" draw:text-style-name="P5" xml:id="id7" draw:id="id7" draw:layer="layout" svg:width="6.599cm" svg:height="1.3cm" svg:x="13.901cm" svg:y="16.9cm">
          <text:p text:style-name="P4"><text:span text:style-name="T2">定義參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9.7cm" svg:y1="17.763cm" svg:x2="13.901cm" svg:y2="17.55cm" draw:start-shape="id2" draw:start-glue-point="1" draw:end-shape="id7" draw:end-glue-point="3" svg:d="M9700 17763h501l3198-213h502">
          <text:p/>
        </draw:connector>
        <draw:rect draw:style-name="gr4" draw:text-style-name="P3" xml:id="id8" draw:id="id8" draw:layer="layout" svg:width="6.849cm" svg:height="1.073cm" svg:x="2.852cm" svg:y="20.5cm">
          <text:p text:style-name="P1"><text:span text:style-name="T2">core.Common.php</text:span></text:p>
        </draw:rect>
        <draw:custom-shape draw:style-name="gr6" draw:text-style-name="P5" xml:id="id9" draw:id="id9" draw:layer="layout" svg:width="6.599cm" svg:height="1.3cm" svg:x="13.901cm" svg:y="20.3cm">
          <text:p text:style-name="P4"><text:span text:style-name="T2">load </text:span><text:span text:style-name="T2">通用含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9.701cm" svg:y1="21.036cm" svg:x2="13.901cm" svg:y2="20.95cm" draw:start-shape="id8" draw:start-glue-point="1" draw:end-shape="id9" svg:d="M9701 21036h501l3197-86h502">
          <text:p/>
        </draw:connector>
        <draw:connector draw:style-name="gr5" draw:text-style-name="P1" draw:layer="layout" draw:type="curve" svg:x1="2.851cm" svg:y1="17.763cm" svg:x2="2.852cm" svg:y2="21.036cm" draw:start-shape="id2" draw:start-glue-point="3" draw:end-shape="id8" draw:end-glue-point="3" svg:d="M2851 17763c-751 0-752 3273 1 3273">
          <text:p/>
        </draw:connector>
        <draw:connector draw:style-name="gr5" draw:text-style-name="P1" draw:layer="layout" draw:type="curve" svg:x1="2.852cm" svg:y1="21.036cm" svg:x2="2.851cm" svg:y2="23.737cm" draw:start-shape="id8" draw:start-glue-point="3" draw:end-shape="id10" draw:end-glue-point="3" svg:d="M2852 21036c-753 0-752 2701-1 2701">
          <text:p/>
        </draw:connector>
        <draw:connector draw:style-name="gr5" draw:text-style-name="P1" draw:layer="layout" draw:type="curve" svg:x1="2.851cm" svg:y1="26.836cm" svg:x2="2.852cm" svg:y2="28.836cm" draw:start-shape="id5" draw:start-glue-point="3" svg:d="M2851 26836c-751 0-752 2000 1 2000">
          <text:p/>
        </draw:connector>
        <draw:connector draw:style-name="gr5" draw:text-style-name="P1" draw:layer="layout" svg:x1="1cm" svg:y1="3.536cm" svg:x2="1cm" svg:y2="15.663cm" draw:start-shape="id11" draw:start-glue-point="3" draw:end-shape="id1" draw:end-glue-point="3" svg:d="M1000 3536h-501v12127h501">
          <text:p/>
        </draw:connector>
        <draw:custom-shape draw:style-name="gr6" draw:text-style-name="P7" xml:id="id12" draw:id="id12" draw:layer="layout" svg:width="15.1cm" svg:height="8.6cm" svg:x="4cm" svg:y="5.1cm">
          <text:p text:style-name="P4"><text:span text:style-name="T3">定義重要目錄</text:span></text:p>
          <text:p text:style-name="P4"><text:span text:style-name="T4"/></text:p>
          <text:p text:style-name="P6"><text:span text:style-name="T4">ENVIRONMENT:(</text:span><text:span text:style-name="T4">部屬情況</text:span><text:span text:style-name="T4">)</text:span></text:p>
          <text:p text:style-name="P6"><text:span text:style-name="T4">SELF:index.php</text:span></text:p>
          <text:p text:style-name="P6"><text:span text:style-name="T4">BASEPATH: system </text:span><text:span text:style-name="T4">目錄路徑</text:span></text:p>
          <text:p text:style-name="P6"><text:span text:style-name="T4">APPPATH: application </text:span><text:span text:style-name="T4">目錄路徑</text:span></text:p>
          <text:p text:style-name="P6"><text:span text:style-name="T4">VIEWPATH: view</text:span><text:span text:style-name="T4">目錄路徑</text:span></text:p>
          <text:p text:style-name="P6"><text:span text:style-name="T4">FCPATH: </text:span><text:span text:style-name="T4">系統目錄路徑</text:span></text:p>
          <text:p text:style-name="P6"><text:span text:style-name="T4">SYSDIR: system</text:span><text:span text:style-name="T4">資料夾名稱</text:span></text:p>
          <text:p text:style-name="P4"><text:span text:style-name="T4"/></text:p>
          <text:p text:style-name="P4"><text:span text:style-name="T4"/></text:p>
          <draw:enhanced-geometry svg:viewBox="0 0 21600 21600" draw:path-stretchpoint-x="10800" draw:path-stretchpoint-y="10800" draw:text-areas="?f3 ?f4 ?f5 ?f6" draw:type="round-rectangle" draw:modifiers="1527.891359498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3.7cm" svg:y1="4.073cm" svg:x2="4cm" svg:y2="9.4cm" draw:start-shape="id11" draw:start-glue-point="2" draw:end-shape="id12" draw:end-glue-point="3" svg:d="M3700 4073c0 3552 100 5327 300 5327">
          <text:p/>
        </draw:connector>
      </draw:page>
      <draw:page draw:name="page3" draw:style-name="dp1" draw:master-page-name="預設">
        <draw:rect draw:style-name="gr4" draw:text-style-name="P3" xml:id="id13" draw:id="id13" draw:layer="layout" svg:width="6.849cm" svg:height="1.073cm" svg:x="2.832cm" svg:y="5.3cm">
          <text:p text:style-name="P1"><text:span text:style-name="T2">core.Config.php</text:span></text:p>
        </draw:rect>
        <draw:custom-shape draw:style-name="gr6" draw:text-style-name="P8" xml:id="id25" draw:id="id25" draw:layer="layout" svg:width="6.599cm" svg:height="2.9cm" svg:x="13.881cm" svg:y="4.2cm">
          <text:p text:style-name="P6"><text:span text:style-name="T2">load </text:span><text:span text:style-name="T2">處理設定模組</text:span></text:p>
          <text:p text:style-name="P6"><text:span text:style-name="T2">會先把設定放置在全域</text:span></text:p>
          <text:p text:style-name="P6"><text:span text:style-name="T2">$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3" xml:id="id14" draw:id="id14" draw:layer="layout" svg:width="6.849cm" svg:height="1.073cm" svg:x="2.833cm" svg:y="10.127cm">
          <text:p text:style-name="P1"><text:span text:style-name="T2">弭平不同</text:span><text:span text:style-name="T2">php</text:span><text:span text:style-name="T2">版本的功能</text:span></text:p>
        </draw:rect>
        <draw:connector draw:style-name="gr5" draw:text-style-name="P1" draw:layer="layout" draw:type="curve" svg:x1="2.832cm" svg:y1="5.836cm" svg:x2="2.833cm" svg:y2="10.663cm" draw:start-shape="id13" draw:start-glue-point="3" draw:end-shape="id14" draw:end-glue-point="3" svg:d="M2832 5836c-751 0-752 4827 1 4827">
          <text:p/>
        </draw:connector>
        <draw:custom-shape draw:style-name="gr6" draw:text-style-name="P8" xml:id="id15" draw:id="id15" draw:layer="layout" svg:width="6.599cm" svg:height="2cm" svg:x="13.881cm" svg:y="9.6cm">
          <text:p text:style-name="P6"><text:span text:style-name="T2">mbstring, hash, password</text:span></text:p>
          <text:p text:style-name="P6"><text:span text:style-name="T2">stand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9.682cm" svg:y1="10.663cm" svg:x2="13.881cm" svg:y2="10.6cm" draw:start-shape="id14" draw:start-glue-point="1" draw:end-shape="id15" draw:end-glue-point="3" svg:d="M9682 10663h501l3196-63h502">
          <text:p/>
        </draw:connector>
        <draw:rect draw:style-name="gr7" draw:text-style-name="P3" xml:id="id16" draw:id="id16" draw:layer="layout" svg:width="6.849cm" svg:height="1.073cm" svg:x="2.834cm" svg:y="16.227cm">
          <text:p text:style-name="P1"><text:span text:style-name="T2">core.URI.php</text:span></text:p>
        </draw:rect>
        <draw:custom-shape draw:style-name="gr6" draw:text-style-name="P8" xml:id="id17" draw:id="id17" draw:layer="layout" svg:width="6.599cm" svg:height="1.3cm" svg:x="13.881cm" svg:y="15.9cm">
          <text:p text:style-name="P6"><text:span text:style-name="T2">處理網址參數模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3" xml:id="id18" draw:id="id18" draw:layer="layout" svg:width="6.849cm" svg:height="1.073cm" svg:x="2.835cm" svg:y="21.927cm">
          <text:p text:style-name="P1"><text:span text:style-name="T2">core.Router.php</text:span></text:p>
        </draw:rect>
        <draw:custom-shape draw:style-name="gr6" draw:text-style-name="P9" xml:id="id19" draw:id="id19" draw:layer="layout" svg:width="7.58cm" svg:height="5.199cm" svg:x="12.9cm" svg:y="21.5cm">
          <text:p text:style-name="P6"><text:span text:style-name="T5">處理路由模組</text:span></text:p>
          <text:p text:style-name="P6"><text:span text:style-name="T5">從網址解析出</text:span></text:p>
          <text:p text:style-name="P6"><text:span text:style-name="T5">決定要調用哪個 </text:span><text:span text:style-name="T5">class.meth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9.683cm" svg:y1="16.763cm" svg:x2="13.881cm" svg:y2="16.55cm" draw:start-shape="id16" draw:start-glue-point="1" draw:end-shape="id17" draw:end-glue-point="3" svg:d="M9683 16763h541l3155-213h502">
          <text:p/>
        </draw:connector>
        <draw:connector draw:style-name="gr5" draw:text-style-name="P1" draw:layer="layout" draw:type="lines" svg:x1="9.684cm" svg:y1="22.463cm" svg:x2="12.9cm" svg:y2="24.099cm" draw:start-shape="id18" draw:start-glue-point="1" draw:end-shape="id19" svg:d="M9684 22463h541l2174 1636h501">
          <text:p/>
        </draw:connector>
        <draw:connector draw:style-name="gr5" draw:text-style-name="P1" draw:layer="layout" draw:type="curve" svg:x1="2.833cm" svg:y1="10.663cm" svg:x2="2.834cm" svg:y2="16.763cm" draw:start-shape="id14" draw:start-glue-point="3" draw:end-shape="id16" draw:end-glue-point="3" svg:d="M2833 10663c-810 0-810 6100 1 6100">
          <text:p/>
        </draw:connector>
        <draw:connector draw:style-name="gr5" draw:text-style-name="P1" draw:layer="layout" draw:type="curve" svg:x1="2.834cm" svg:y1="16.763cm" svg:x2="2.835cm" svg:y2="22.463cm" draw:start-shape="id16" draw:start-glue-point="3" draw:end-shape="id18" svg:d="M2834 16763c-811 0-812 5700 1 5700">
          <text:p/>
        </draw:connector>
        <draw:custom-shape draw:style-name="gr8" draw:text-style-name="P10" xml:id="id21" draw:id="id21" draw:layer="layout" svg:width="2.6cm" svg:height="1.3cm" svg:x="7.48cm" svg:y="18.6cm">
          <text:p text:style-name="P1"><text:span text:style-name="T6">UR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20" draw:id="id20" draw:layer="layout" svg:width="2.9cm" svg:height="1.3cm" svg:x="12.18cm" svg:y="18.601cm">
          <text:p text:style-name="P1"><text:span text:style-name="T2">core.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2.18cm" svg:y1="19.251cm" svg:x2="10.08cm" svg:y2="19.25cm" draw:start-shape="id20" draw:start-glue-point="3" draw:end-shape="id21" draw:end-glue-point="1" svg:d="M12180 19251l-2100-1">
          <text:p/>
        </draw:connector>
        <draw:custom-shape draw:style-name="gr8" draw:text-style-name="P10" xml:id="id23" draw:id="id23" draw:layer="layout" svg:width="2.6cm" svg:height="1.3cm" svg:x="2.5cm" svg:y="26.901cm">
          <text:p text:style-name="P1"><text:span text:style-name="T2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22" draw:id="id22" draw:layer="layout" svg:width="2.6cm" svg:height="1.3cm" svg:x="8.599cm" svg:y="26.001cm">
          <text:p text:style-name="P1"><text:span text:style-name="T6">UR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24" draw:id="id24" draw:layer="layout" svg:width="2.9cm" svg:height="1.3cm" svg:x="8.449cm" svg:y="28.001cm">
          <text:p text:style-name="P1"><text:span text:style-name="T2">core.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8.599cm" svg:y1="26.651cm" svg:x2="5.1cm" svg:y2="27.551cm" draw:start-shape="id22" draw:start-glue-point="3" draw:end-shape="id23" svg:d="M8599 26651l-3499 900">
          <text:p/>
        </draw:connector>
        <draw:connector draw:style-name="gr5" draw:text-style-name="P1" draw:layer="layout" draw:type="line" svg:x1="8.449cm" svg:y1="28.651cm" svg:x2="5.1cm" svg:y2="27.551cm" draw:start-shape="id24" draw:start-glue-point="3" draw:end-shape="id23" svg:d="M8449 28651l-3349-1100">
          <text:p/>
        </draw:connector>
        <draw:connector draw:style-name="gr5" draw:text-style-name="P1" draw:layer="layout" draw:type="lines" svg:x1="9.681cm" svg:y1="5.836cm" svg:x2="13.881cm" svg:y2="5.65cm" draw:start-shape="id13" draw:start-glue-point="1" draw:end-shape="id25" draw:end-glue-point="3" svg:d="M9681 5836h501l3197-186h502">
          <text:p/>
        </draw:connector>
      </draw:page>
      <draw:page draw:name="page4" draw:style-name="dp1" draw:master-page-name="預設">
        <draw:rect draw:style-name="gr7" draw:text-style-name="P3" xml:id="id26" draw:id="id26" draw:layer="layout" svg:width="6.849cm" svg:height="1.073cm" svg:x="2.857cm" svg:y="2.227cm">
          <text:p text:style-name="P1"><text:span text:style-name="T2">core.Output.php</text:span></text:p>
        </draw:rect>
        <draw:custom-shape draw:style-name="gr6" draw:text-style-name="P5" xml:id="id27" draw:id="id27" draw:layer="layout" svg:width="8.5cm" svg:height="1.3cm" svg:x="12cm" svg:y="1.8cm">
          <text:p text:style-name="P4"><text:span text:style-name="T2">以處理</text:span><text:span text:style-name="T2">cache</text:span><text:span text:style-name="T2">為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9.706cm" svg:y1="2.763cm" svg:x2="12cm" svg:y2="2.45cm" draw:start-shape="id26" draw:start-glue-point="1" draw:end-shape="id27" draw:end-glue-point="3" svg:d="M9706 2763h541l1252-313h501">
          <text:p/>
        </draw:connector>
        <draw:rect draw:style-name="gr7" draw:text-style-name="P3" xml:id="id28" draw:id="id28" draw:layer="layout" svg:width="6.849cm" svg:height="1.073cm" svg:x="2.858cm" svg:y="6cm">
          <text:p text:style-name="P1"><text:span text:style-name="T2">core.Security.php</text:span></text:p>
        </draw:rect>
        <draw:custom-shape draw:style-name="gr6" draw:text-style-name="P5" xml:id="id29" draw:id="id29" draw:layer="layout" svg:width="8.5cm" svg:height="2.4cm" svg:x="12cm" svg:y="5.2cm">
          <text:p text:style-name="P4"><text:span text:style-name="T2">安全性模組</text:span></text:p>
          <text:p text:style-name="P4"><text:span text:style-name="T2"/></text:p>
          <text:p text:style-name="P4"><text:span text:style-name="T2">專職清理各項輸入內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9.707cm" svg:y1="6.536cm" svg:x2="12cm" svg:y2="6.4cm" draw:start-shape="id28" draw:start-glue-point="1" draw:end-shape="id29" draw:end-glue-point="3" svg:d="M9707 6536h541l1251-136h501">
          <text:p/>
        </draw:connector>
        <draw:connector draw:style-name="gr5" draw:text-style-name="P1" draw:layer="layout" draw:type="curve" svg:x1="2.857cm" svg:y1="2.763cm" svg:x2="2.858cm" svg:y2="6.536cm" draw:start-shape="id26" draw:start-glue-point="3" draw:end-shape="id28" svg:d="M2857 2763c-811 0-812 3773 1 3773">
          <text:p/>
        </draw:connector>
        <draw:rect draw:style-name="gr7" draw:text-style-name="P3" xml:id="id30" draw:id="id30" draw:layer="layout" svg:width="6.849cm" svg:height="1.073cm" svg:x="2.859cm" svg:y="14.037cm">
          <text:p text:style-name="P1"><text:span text:style-name="T2">core.Input.php</text:span></text:p>
        </draw:rect>
        <draw:custom-shape draw:style-name="gr6" draw:text-style-name="P12" xml:id="id31" draw:id="id31" draw:layer="layout" svg:width="8.5cm" svg:height="3.8cm" svg:x="12cm" svg:y="12.637cm">
          <text:p text:style-name="P11"><text:span text:style-name="T2">處理</text:span><text:span text:style-name="T2">request</text:span></text:p>
          <text:p text:style-name="P11"><text:span text:style-name="T7"/></text:p>
          <text:p text:style-name="P11"><text:span text:style-name="T8">清理</text:span><text:span text:style-name="T8">$_GET, $_POST</text:span></text:p>
          <text:p text:style-name="P11"><text:span text:style-name="T8">$_COOKIE</text:span></text:p>
          <text:p text:style-name="P11"><text:span text:style-name="T2"/></text:p>
          <text:p text:style-name="P1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2.858cm" svg:y1="6.536cm" svg:x2="2.859cm" svg:y2="14.573cm" draw:start-shape="id28" draw:start-glue-point="3" draw:end-shape="id30" draw:end-glue-point="3" svg:d="M2858 6536c-811 0-812 8037 1 8037">
          <text:p/>
        </draw:connector>
        <draw:connector draw:style-name="gr5" draw:text-style-name="P1" draw:layer="layout" draw:type="lines" svg:x1="9.708cm" svg:y1="14.573cm" svg:x2="12cm" svg:y2="14.537cm" draw:start-shape="id30" draw:start-glue-point="1" draw:end-shape="id31" svg:d="M9708 14573h541l1250-36h501">
          <text:p/>
        </draw:connector>
        <draw:connector draw:style-name="gr5" draw:text-style-name="P1" draw:layer="layout" draw:type="curve" svg:x1="2.859cm" svg:y1="14.573cm" svg:x2="2.852cm" svg:y2="19.5cm" draw:start-shape="id30" draw:start-glue-point="3" svg:d="M2859 14573c-811 0-808 4927-7 4927">
          <text:p/>
        </draw:connector>
        <draw:custom-shape draw:style-name="gr8" draw:text-style-name="P10" xml:id="id33" draw:id="id33" draw:layer="layout" svg:width="2.609cm" svg:height="1.109cm" svg:x="3cm" svg:y="17.043cm">
          <text:p text:style-name="P1"><text:span text:style-name="T6">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32" draw:id="id32" draw:layer="layout" svg:width="2.413cm" svg:height="1.043cm" svg:x="7.761cm" svg:y="16cm">
          <text:p text:style-name="P1"><text:span text:style-name="T6">Secu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34" draw:id="id34" draw:layer="layout" svg:width="2.413cm" svg:height="1.043cm" svg:x="7.762cm" svg:y="17.957cm">
          <text:p text:style-name="P1"><text:span text:style-name="T6">Utf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7.761cm" svg:y1="16.521cm" svg:x2="5.609cm" svg:y2="17.597cm" draw:start-shape="id32" draw:start-glue-point="3" draw:end-shape="id33" draw:end-glue-point="1" svg:d="M7761 16521h-502l-1150 1076h-500">
          <text:p/>
        </draw:connector>
        <draw:connector draw:style-name="gr5" draw:text-style-name="P1" draw:layer="layout" draw:type="lines" svg:x1="7.762cm" svg:y1="18.478cm" svg:x2="5.609cm" svg:y2="17.597cm" draw:start-shape="id34" draw:start-glue-point="3" draw:end-shape="id33" svg:d="M7762 18478h-502l-1151-881h-500">
          <text:p/>
        </draw:connector>
      </draw:page>
      <draw:page draw:name="page5" draw:style-name="dp1" draw:master-page-name="預設">
        <draw:rect draw:style-name="gr4" draw:text-style-name="P3" xml:id="id35" draw:id="id35" draw:layer="layout" svg:width="6.849cm" svg:height="1.073cm" svg:x="2.831cm" svg:y="3.127cm">
          <text:p text:style-name="P1"><text:span text:style-name="T2">core.Lang.php</text:span></text:p>
        </draw:rect>
        <draw:custom-shape draw:style-name="gr6" draw:text-style-name="P5" xml:id="id36" draw:id="id36" draw:layer="layout" svg:width="6.599cm" svg:height="1.8cm" svg:x="13.88cm" svg:y="3cm">
          <text:p text:style-name="P4"><text:span text:style-name="T2">語系模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9.68cm" svg:y1="3.663cm" svg:x2="13.88cm" svg:y2="3.9cm" draw:start-shape="id35" draw:start-glue-point="1" draw:end-shape="id36" svg:d="M9680 3663h501l3197 237h502">
          <text:p/>
        </draw:connector>
        <draw:rect draw:style-name="gr7" draw:text-style-name="P3" xml:id="id37" draw:id="id37" draw:layer="layout" svg:width="6.849cm" svg:height="1.073cm" svg:x="2.832cm" svg:y="5.5cm">
          <text:p text:style-name="P1"><text:span text:style-name="T2">core.Controller.php</text:span></text:p>
        </draw:rect>
        <draw:connector draw:style-name="gr5" draw:text-style-name="P1" draw:layer="layout" draw:type="curve" svg:x1="2.831cm" svg:y1="3.663cm" svg:x2="2.832cm" svg:y2="6.036cm" draw:start-shape="id35" draw:start-glue-point="3" draw:end-shape="id37" draw:end-glue-point="3" svg:d="M2831 3663c-810 0-810 2373 1 2373">
          <text:p/>
        </draw:connector>
        <draw:rect draw:style-name="gr4" draw:text-style-name="P8" xml:id="id38" draw:id="id38" draw:layer="layout" svg:width="8.246cm" svg:height="7.2cm" svg:x="2.833cm" svg:y="10.1cm">
          <text:p text:style-name="P6"><text:span text:style-name="T2">取得參數</text:span></text:p>
          <text:p text:style-name="P6"><text:span text:style-name="T2">確定 </text:span><text:span text:style-name="T2">controller </text:span></text:p>
          <text:p text:style-name="P6"><text:span text:style-name="T2">確定 </text:span><text:span text:style-name="T2">controller.method</text:span></text:p>
          <text:p text:style-name="P6"><text:span text:style-name="T2"/></text:p>
          <text:p text:style-name="P6"><text:span text:style-name="T2">實例化 </text:span><text:span text:style-name="T2">controller</text:span></text:p>
          <text:p text:style-name="P6"><text:span text:style-name="T2">執行 </text:span><text:span text:style-name="T2">controller.method(</text:span><text:span text:style-name="T2">參數</text:span><text:span text:style-name="T2">)</text:span></text:p>
          <text:p text:style-name="P4"><text:span text:style-name="T2"/></text:p>
        </draw:rect>
        <draw:connector draw:style-name="gr5" draw:text-style-name="P1" draw:layer="layout" draw:type="curve" svg:x1="2.832cm" svg:y1="6.036cm" svg:x2="2.833cm" svg:y2="13.7cm" draw:start-shape="id37" draw:start-glue-point="3" draw:end-shape="id38" svg:d="M2832 6036c-811 0-812 7664 1 7664">
          <text:p/>
        </draw:connector>
        <draw:custom-shape draw:style-name="gr8" draw:text-style-name="P10" xml:id="id40" draw:id="id40" draw:layer="layout" svg:width="3.309cm" svg:height="1.109cm" svg:x="4.779cm" svg:y="7.8cm">
          <text:p text:style-name="P1"><text:span text:style-name="T6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39" draw:id="id39" draw:layer="layout" svg:width="3.309cm" svg:height="1.109cm" svg:x="9.779cm" svg:y="7.8cm">
          <text:p text:style-name="P1"><text:span text:style-name="T6">Lo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9.779cm" svg:y1="8.354cm" svg:x2="8.088cm" svg:y2="8.354cm" draw:start-shape="id39" draw:start-glue-point="3" draw:end-shape="id40" svg:d="M9779 8354h-502-689-500">
          <text:p/>
        </draw:connector>
      </draw:page>
      <draw:page draw:name="page6" draw:style-name="dp1" draw:master-page-name="預設">
        <draw:custom-shape draw:style-name="gr8" draw:text-style-name="P10" xml:id="id41" draw:id="id41" draw:layer="layout" svg:width="4cm" svg:height="1.7cm" svg:x="2cm" svg:y="5.4cm">
          <text:p text:style-name="P1"><text:span text:style-name="T6">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3" xml:id="id42" draw:id="id42" draw:layer="layout" svg:width="10.1cm" svg:height="5.4cm" svg:x="1.4cm" svg:y="9.5cm">
          <text:p text:style-name="P4"><text:span text:style-name="T9">get, set</text:span><text:span text:style-name="T9">處理 </text:span><text:span text:style-name="T9">$_GET, $_POST,$_COOKIE</text:span></text:p>
          <text:p text:style-name="P4"><text:span text:style-name="T9">等相關</text:span></text:p>
          <text:p text:style-name="P4"><text:span text:style-name="T9"/></text:p>
          <text:p text:style-name="P4"><text:span text:style-name="T9">取得使用者</text:span><text:span text:style-name="T9">ip </text:span><text:span text:style-name="T9">資訊</text:span></text:p>
          <text:p text:style-name="P4"><text:span text:style-name="T9"/></text:p>
          <text:p text:style-name="P4"><text:span text:style-name="T9">取得 </text:span><text:span text:style-name="T9">header </text:span><text:span text:style-name="T9">資訊</text:span></text:p>
          <text:p text:style-name="P4"><text:span text:style-name="T9"/></text:p>
          <text:p text:style-name="P4"><text:span text:style-name="T9">清理 </text:span><text:span text:style-name="T9">request </text:span><text:span text:style-name="T9">資訊</text:span></text:p>
        </draw:rect>
        <draw:connector draw:style-name="gr5" draw:text-style-name="P1" draw:layer="layout" draw:type="curve" svg:x1="4cm" svg:y1="7.1cm" svg:x2="6.45cm" svg:y2="9.5cm" draw:start-shape="id41" draw:start-glue-point="2" draw:end-shape="id42" svg:d="M4000 7100c0 1801 2450 602 2450 2400">
          <text:p/>
        </draw:connector>
        <draw:custom-shape draw:style-name="gr8" draw:text-style-name="P10" xml:id="id43" draw:id="id43" draw:layer="layout" svg:width="3.7cm" svg:height="1.6cm" svg:x="9.3cm" svg:y="3.8cm">
          <text:p text:style-name="P1"><text:span text:style-name="T6">Secu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44" draw:id="id44" draw:layer="layout" svg:width="3.7cm" svg:height="1.6cm" svg:x="9.301cm" svg:y="6.8cm">
          <text:p text:style-name="P1"><text:span text:style-name="T6">Utf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9.3cm" svg:y1="4.6cm" svg:x2="6cm" svg:y2="6.25cm" draw:start-shape="id43" draw:start-glue-point="3" draw:end-shape="id41" draw:end-glue-point="1" svg:d="M9300 4600h-501l-2297 1650h-502">
          <text:p/>
        </draw:connector>
        <draw:connector draw:style-name="gr5" draw:text-style-name="P1" draw:layer="layout" draw:type="lines" svg:x1="9.301cm" svg:y1="7.6cm" svg:x2="6cm" svg:y2="6.25cm" draw:start-shape="id44" draw:start-glue-point="3" draw:end-shape="id41" svg:d="M9301 7600h-501l-2298-1350h-502">
          <text:p/>
        </draw:connector>
        <draw:custom-shape draw:style-name="gr8" draw:text-style-name="P10" xml:id="id46" draw:id="id46" draw:layer="layout" svg:width="4cm" svg:height="1.2cm" svg:x="1.9cm" svg:y="17.3cm">
          <text:p text:style-name="P1"><text:span text:style-name="T6">UR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45" draw:id="id45" draw:layer="layout" svg:width="4cm" svg:height="1.2cm" svg:x="8.8cm" svg:y="17.301cm">
          <text:p text:style-name="P1"><text:span text:style-name="T6">core.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8.8cm" svg:y1="17.901cm" svg:x2="5.9cm" svg:y2="17.9cm" draw:start-shape="id45" draw:start-glue-point="3" draw:end-shape="id46" draw:end-glue-point="1" svg:d="M8800 17901h-501l-1898-1h-501">
          <text:p/>
        </draw:connector>
        <draw:custom-shape draw:style-name="gr1" draw:text-style-name="P1" draw:layer="layout" svg:width="8.3cm" svg:height="1.7cm" svg:x="0cm" svg:y="0cm">
          <text:p text:style-name="P1">各系統間的關係</text:p>
          <draw:enhanced-geometry svg:viewBox="0 0 21600 21600" draw:text-areas="0 0 21600 21600" draw:type="pentagon-right" draw:modifiers="17918.033971810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  <draw:page draw:name="page7" draw:style-name="dp1" draw:master-page-name="預設">
        <draw:custom-shape draw:style-name="gr1" draw:text-style-name="P2" draw:layer="layout" svg:width="8cm" svg:height="1.6cm" svg:x="0cm" svg:y="0cm">
          <text:p text:style-name="P1"><text:span text:style-name="T1">全域變數</text:span></text:p>
          <draw:enhanced-geometry svg:viewBox="0 0 21600 21600" draw:text-areas="0 0 21600 21600" draw:type="pentagon-right" draw:modifiers="20077.35226477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3" xml:id="id49" draw:id="id49" draw:layer="layout" svg:width="4.8cm" svg:height="1.3cm" svg:x="1cm" svg:y="2.9cm">
          <text:p text:style-name="P1"><text:span text:style-name="T2">$config(array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47" draw:id="id47" draw:layer="layout" svg:width="4.8cm" svg:height="1.3cm" svg:x="1cm" svg:y="5.5cm">
          <text:p text:style-name="P1"><text:span text:style-name="T2">$_is_load(array)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48" draw:id="id48" draw:layer="layout" svg:width="10.2cm" svg:height="1.8cm" svg:x="9.4cm" svg:y="4.8cm">
          <text:p text:style-name="P11"><text:span text:style-name="T2">$</text:span><text:span text:style-name="T8">_is_loaded</text:span><text:span text:style-name="T2">[$className] = $className</text:span></text:p>
          <text:p text:style-name="P11"><text:span text:style-name="T2">紀錄 </text:span><text:span text:style-name="T2">load_class() load </text:span><text:span text:style-name="T2">過的 </text:span><text:span text:style-name="T2">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5.8cm" svg:y1="6.15cm" svg:x2="9.4cm" svg:y2="5.7cm" draw:start-shape="id47" draw:start-glue-point="1" draw:end-shape="id48" svg:d="M5800 6150h501l2598-450h501">
          <text:p/>
        </draw:connector>
        <draw:custom-shape draw:style-name="gr10" draw:text-style-name="P5" xml:id="id50" draw:id="id50" draw:layer="layout" svg:width="10.2cm" svg:height="1.8cm" svg:x="9.401cm" svg:y="2.2cm">
          <text:p text:style-name="P4"><text:span text:style-name="T2">紀錄 各種設定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5.8cm" svg:y1="3.55cm" svg:x2="9.401cm" svg:y2="3.1cm" draw:start-shape="id49" draw:start-glue-point="1" draw:end-shape="id50" svg:d="M5800 3550h501l2599-450h501">
          <text:p/>
        </draw:connector>
        <draw:custom-shape draw:style-name="gr1" draw:text-style-name="P3" xml:id="id53" draw:id="id53" draw:layer="layout" svg:width="4.8cm" svg:height="1.3cm" svg:x="1cm" svg:y="8.1cm">
          <text:p text:style-name="P1"><text:span text:style-name="T2">$_classes(array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51" draw:id="id51" draw:layer="layout" svg:width="4.8cm" svg:height="1.3cm" svg:x="1cm" svg:y="10.6cm">
          <text:p text:style-name="P1"><text:span text:style-name="T2">$route(array)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52" draw:id="id52" draw:layer="layout" svg:width="10.2cm" svg:height="1.8cm" svg:x="9.401cm" svg:y="10.8cm">
          <text:p text:style-name="P4"><text:span text:style-name="T2">$route</text:span><text:span text:style-name="T2">的設定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5.8cm" svg:y1="11.25cm" svg:x2="9.401cm" svg:y2="11.7cm" draw:start-shape="id51" draw:start-glue-point="1" draw:end-shape="id52" draw:end-glue-point="3" svg:d="M5800 11250h501l2599 450h501">
          <text:p/>
        </draw:connector>
        <draw:custom-shape draw:style-name="gr10" draw:text-style-name="P8" xml:id="id54" draw:id="id54" draw:layer="layout" svg:width="10.2cm" svg:height="1.8cm" svg:x="9.401cm" svg:y="7.7cm">
          <text:p text:style-name="P6"><text:span text:style-name="T2">$</text:span><text:span text:style-name="T8">_classes</text:span><text:span text:style-name="T2">[$className] = obj</text:span></text:p>
          <text:p text:style-name="P6"><text:span text:style-name="T2">紀錄 </text:span><text:span text:style-name="T2">load_class() load </text:span><text:span text:style-name="T2">過的 </text:span><text:span text:style-name="T2">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5.8cm" svg:y1="8.75cm" svg:x2="9.401cm" svg:y2="8.6cm" draw:start-shape="id53" draw:start-glue-point="1" draw:end-shape="id54" svg:d="M5800 8750h501l2599-150h501">
          <text:p/>
        </draw:connector>
      </draw:page>
      <draw:page draw:name="page8" draw:style-name="dp1" draw:master-page-name="預設">
        <draw:custom-shape draw:style-name="gr1" draw:text-style-name="P3" xml:id="id56" draw:id="id56" draw:layer="layout" svg:width="4.3cm" svg:height="1.4cm" svg:x="1.1cm" svg:y="2.2cm">
          <text:p text:style-name="P1"><text:span text:style-name="T2">CI_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5" draw:id="id55" draw:layer="layout" svg:width="4.3cm" svg:height="1.4cm" svg:x="10cm" svg:y="2.2cm">
          <text:p text:style-name="P1"><text:span text:style-name="T2">CI_Lo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0cm" svg:y1="2.9cm" svg:x2="5.4cm" svg:y2="2.9cm" draw:start-shape="id55" draw:start-glue-point="3" draw:end-shape="id56" svg:d="M10000 2900h-4600">
          <text:p/>
        </draw:connector>
        <draw:custom-shape draw:style-name="gr11" draw:text-style-name="P12" xml:id="id59" draw:id="id59" draw:layer="layout" svg:width="5.4cm" svg:height="6.5cm" svg:x="14.4cm" svg:y="9.3cm">
          <text:p text:style-name="P11"><text:span text:style-name="T2">負責 </text:span><text:span text:style-name="T2">load</text:span></text:p>
          <text:p text:style-name="P11"><text:span text:style-name="T2"/></text:p>
          <text:p text:style-name="P11"><text:span text:style-name="T2">library</text:span></text:p>
          <text:p text:style-name="P11"><text:span text:style-name="T2">model</text:span></text:p>
          <text:p text:style-name="P11"><text:span text:style-name="T2">view</text:span></text:p>
          <text:p text:style-name="P11"><text:span text:style-name="T2">helper</text:span></text:p>
          <text:p text:style-name="P11"><text:span text:style-name="T2">database</text:span></text:p>
          <text:p text:style-name="P11"><text:span text:style-name="T2">file.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58" draw:id="id58" draw:layer="layout" svg:width="5.4cm" svg:height="3cm" svg:x="14.4cm" svg:y="4.7cm">
          <text:p text:style-name="P11"><text:span text:style-name="T2">在每次</text:span><text:span text:style-name="T2">request</text:span></text:p>
          <text:p text:style-name="P11"><text:span text:style-name="T2"/></text:p>
          <text:p text:style-name="P11"><text:span text:style-name="T2">autoload</text:span><text:span text:style-name="T2">需要的模組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57" draw:id="id57" draw:layer="layout" svg:width="4.3cm" svg:height="1.4cm" svg:x="1.101cm" svg:y="18.6cm">
          <text:p text:style-name="P1"><text:span text:style-name="T2">自訂</text:span><text:span text:style-name="T2">_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3.251cm" svg:y1="18.6cm" svg:x2="3.25cm" svg:y2="3.6cm" draw:start-shape="id57" draw:start-glue-point="0" draw:end-shape="id56" draw:end-glue-point="2" svg:d="M3251 18600l-1-15000">
          <text:p/>
        </draw:connector>
        <draw:custom-shape draw:style-name="gr11" draw:text-style-name="P8" xml:id="id60" draw:id="id60" draw:layer="layout" svg:width="5.4cm" svg:height="3.8cm" svg:x="5.5cm" svg:y="4.7cm">
          <text:p text:style-name="P6"><text:span text:style-name="T2">把 </text:span><text:span text:style-name="T2">loaded </text:span><text:span text:style-name="T2">模組</text:span></text:p>
          <text:p text:style-name="P6"><text:span text:style-name="T2"/></text:p>
          <text:p text:style-name="P6"><text:span text:style-name="T2">以變數名稱加入</text:span></text:p>
          <text:p text:style-name="P6"><text:span text:style-name="T2">方便以後調用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svg:x1="12.15cm" svg:y1="3.6cm" svg:x2="14.4cm" svg:y2="6.2cm" draw:start-shape="id55" draw:start-glue-point="2" draw:end-shape="id58" draw:end-glue-point="3" svg:d="M12150 3600c0 1734 750 2600 2250 2600">
          <text:p/>
        </draw:connector>
        <draw:connector draw:style-name="gr13" draw:text-style-name="P1" draw:layer="layout" draw:type="curve" svg:x1="12.15cm" svg:y1="3.6cm" svg:x2="14.4cm" svg:y2="12.55cm" draw:start-shape="id55" draw:start-glue-point="2" draw:end-shape="id59" draw:end-glue-point="3" svg:d="M12150 3600c0 5967 750 8950 2250 8950">
          <text:p/>
        </draw:connector>
        <draw:connector draw:style-name="gr13" draw:text-style-name="P1" draw:layer="layout" draw:type="curve" svg:x1="3.25cm" svg:y1="3.6cm" svg:x2="5.5cm" svg:y2="6.6cm" draw:start-shape="id56" draw:start-glue-point="2" draw:end-shape="id60" draw:end-glue-point="3" svg:d="M3250 3600c0 2000 750 3000 2250 3000">
          <text:p/>
        </draw:connector>
        <draw:custom-shape draw:style-name="gr1" draw:text-style-name="P3" xml:id="id61" draw:id="id61" draw:layer="layout" svg:width="4.3cm" svg:height="1.4cm" svg:x="13.7cm" svg:y="18.6cm">
          <text:p text:style-name="P1"><text:span text:style-name="T2">CI_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5.401cm" svg:y1="19.3cm" svg:x2="13.7cm" svg:y2="19.3cm" draw:start-shape="id57" draw:start-glue-point="1" draw:end-shape="id61" svg:d="M5401 19300h8299">
          <text:p text:style-name="P1"/>
          <text:p text:style-name="P4"><text:span text:style-name="T2"/></text:p>
          <text:p text:style-name="P4"><text:span text:style-name="T2"/></text:p>
          <text:p text:style-name="P11"><text:span text:style-name="T2"/></text:p>
          <text:p text:style-name="P14"><text:span text:style-name="T2">model</text:span></text:p>
          <text:p text:style-name="P14"><text:span text:style-name="T2">藉由</text:span><text:span text:style-name="T2">__get()</text:span></text:p>
          <text:p text:style-name="P14"><text:span text:style-name="T2">取得 </text:span><text:span text:style-name="T2">controller </text:span><text:span text:style-name="T2">的功能</text:span></text:p>
        </draw:connector>
        <draw:custom-shape draw:style-name="gr2" draw:text-style-name="P3" xml:id="id62" draw:id="id62" draw:layer="layout" svg:width="4.3cm" svg:height="1.4cm" svg:x="13.701cm" svg:y="23.4cm">
          <text:p text:style-name="P1"><text:span text:style-name="T2">CI_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5.851cm" svg:y1="23.4cm" svg:x2="15.85cm" svg:y2="20cm" draw:start-shape="id62" draw:start-glue-point="0" draw:end-shape="id61" svg:d="M15851 23400l-1-3400">
          <text:p/>
        </draw:connector>
        <draw:rect draw:style-name="gr15" draw:text-style-name="P15" xml:id="id63" draw:id="id63" draw:layer="layout" svg:width="6.2cm" svg:height="3.6cm" svg:x="6.3cm" svg:y="25.5cm">
          <text:p text:style-name="P6"><text:span text:style-name="T9">不管</text:span><text:span text:style-name="T9">Controller, Model</text:span></text:p>
          <text:p text:style-name="P6"><text:span text:style-name="T9">要取得模組功能</text:span></text:p>
          <text:p text:style-name="P6"><text:span text:style-name="T9">都統一藉由 </text:span><text:span text:style-name="T9">get_instance()</text:span></text:p>
          <text:p text:style-name="P6"><text:span text:style-name="T9">從 </text:span><text:span text:style-name="T9">Controller</text:span><text:span text:style-name="T9">拿</text:span></text:p>
        </draw:rect>
        <draw:connector draw:style-name="gr13" draw:text-style-name="P1" draw:layer="layout" draw:type="curve" svg:x1="15.851cm" svg:y1="24.8cm" svg:x2="12.5cm" svg:y2="27.3cm" draw:start-shape="id62" draw:start-glue-point="2" draw:end-shape="id63" draw:end-glue-point="1" svg:d="M15851 24800c0 1667-1117 2500-3351 2500">
          <text:p/>
        </draw:connector>
        <draw:connector draw:style-name="gr13" draw:text-style-name="P1" draw:layer="layout" draw:type="curve" svg:x1="3.251cm" svg:y1="20cm" svg:x2="6.3cm" svg:y2="27.3cm" draw:start-shape="id57" draw:start-glue-point="2" draw:end-shape="id63" draw:end-glue-point="3" svg:d="M3251 20000c0 4867 1016 7300 3049 7300">
          <text:p/>
        </draw:connector>
      </draw:page>
      <draw:page draw:name="page9" draw:style-name="dp1" draw:master-page-name="預設">
        <draw:custom-shape draw:style-name="gr16" draw:text-style-name="P1" xml:id="id64" draw:id="id64" draw:layer="layout" svg:width="0.9cm" svg:height="0.9cm" svg:x="1.463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65" draw:id="id65" draw:layer="layout" svg:width="0.9cm" svg:height="0.9cm" svg:x="1.463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1.913cm" svg:y1="2.9cm" svg:x2="1.913cm" svg:y2="5.3cm" draw:start-shape="id64" draw:start-glue-point="8" draw:end-shape="id65" draw:end-glue-point="4" svg:d="M1913 2900v2400">
          <text:p text:style-name="P1">request</text:p>
        </draw:connector>
        <draw:rect draw:style-name="gr9" draw:text-style-name="P12" xml:id="id66" draw:id="id66" draw:layer="layout" svg:width="5.5cm" svg:height="3.4cm" svg:x="4.6cm" svg:y="0.8cm">
          <text:p text:style-name="P11"><text:span text:style-name="T2">解析網址</text:span></text:p>
          <text:p text:style-name="P11"><text:span text:style-name="T2"/></text:p>
          <text:p text:style-name="P11"><text:span text:style-name="T2">根據 網址參數</text:span><text:span text:style-name="T2">, CURL</text:span></text:p>
          <text:p text:style-name="P11"><text:span text:style-name="T2">決定命令</text:span></text:p>
          <text:p text:style-name="P11"><text:span text:style-name="T2"/></text:p>
          <text:p text:style-name="P11"><text:span text:style-name="T10"/></text:p>
        </draw:rect>
        <draw:connector draw:style-name="gr18" draw:text-style-name="P1" draw:layer="layout" draw:type="curve" svg:x1="2.363cm" svg:y1="5.75cm" svg:x2="4.6cm" svg:y2="2.5cm" draw:start-shape="id65" draw:start-glue-point="10" draw:end-shape="id66" draw:end-glue-point="3" svg:d="M2363 5750c1678 0 560-3250 2237-3250">
          <text:p/>
        </draw:connector>
        <draw:custom-shape draw:style-name="gr16" draw:text-style-name="P1" xml:id="id68" draw:id="id68" draw:layer="layout" svg:width="0.9cm" svg:height="0.9cm" svg:x="1.463cm" svg:y="2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.913cm" svg:y1="6.2cm" svg:x2="1.913cm" svg:y2="8cm" draw:start-shape="id65" draw:start-glue-point="8" draw:end-shape="id67" draw:end-glue-point="4" svg:d="M1913 6200v1800">
          <text:p/>
        </draw:connector>
        <draw:rect draw:style-name="gr9" draw:text-style-name="P17" xml:id="id69" draw:id="id69" draw:layer="layout" svg:width="8.5cm" svg:height="3.5cm" svg:x="7.1cm" svg:y="16cm">
          <text:p text:style-name="P16"><text:span text:style-name="T2">找出要調用的 </text:span><text:span text:style-name="T2">controller.method</text:span></text:p>
          <text:p text:style-name="P16"><text:span text:style-name="T2">把所有需要</text:span><text:span text:style-name="T11">模組</text:span><text:span text:style-name="T2">綁到 </text:span><text:span text:style-name="T2">controller </text:span><text:span text:style-name="T2">上</text:span></text:p>
          <text:p text:style-name="P16"><text:span text:style-name="T2">方便使用者調用</text:span></text:p>
          <text:p text:style-name="P16"><text:span text:style-name="T2"/></text:p>
          <text:p text:style-name="P16"><text:span text:style-name="T2"/></text:p>
          <text:p text:style-name="P11"><text:span text:style-name="T2"/></text:p>
        </draw:rect>
        <draw:connector draw:style-name="gr18" draw:text-style-name="P1" draw:layer="layout" draw:type="curve" svg:x1="2.363cm" svg:y1="20.56cm" svg:x2="7.1cm" svg:y2="17.75cm" draw:start-shape="id68" draw:start-glue-point="10" draw:end-shape="id69" draw:end-glue-point="3" svg:d="M2363 20560c3553 0 1185-2810 4737-2810">
          <text:p/>
        </draw:connector>
        <draw:custom-shape draw:style-name="gr19" draw:text-style-name="P1" xml:id="id71" draw:id="id71" draw:layer="layout" svg:width="0.9cm" svg:height="0.9cm" svg:x="1.463cm" svg:y="2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1.913cm" svg:y1="21.01cm" svg:x2="1.913cm" svg:y2="24.4cm" draw:start-shape="id68" draw:start-glue-point="8" draw:end-shape="id70" draw:end-glue-point="4" svg:d="M1913 21010v3390">
          <text:p text:style-name="P1">response</text:p>
        </draw:connector>
        <draw:rect draw:style-name="gr9" draw:text-style-name="P17" xml:id="id72" draw:id="id72" draw:layer="layout" svg:width="8.5cm" svg:height="1.7cm" svg:x="4.5cm" svg:y="27.3cm">
          <text:p text:style-name="P16"><text:span text:style-name="T2">將資料顯示在 </text:span><text:span text:style-name="T2">view </text:span><text:span text:style-name="T2">上</text:span></text:p>
          <text:p text:style-name="P16"><text:span text:style-name="T2"/></text:p>
          <text:p text:style-name="P16"><text:span text:style-name="T2"/></text:p>
          <text:p text:style-name="P11"><text:span text:style-name="T2"/></text:p>
        </draw:rect>
        <draw:connector draw:style-name="gr5" draw:text-style-name="P1" draw:layer="layout" draw:type="curve" svg:x1="2.363cm" svg:y1="28.15cm" svg:x2="4.5cm" svg:y2="28.15cm" draw:start-shape="id71" draw:start-glue-point="10" draw:end-shape="id72" svg:d="M2363 28150h2137">
          <text:p/>
        </draw:connector>
        <draw:custom-shape draw:style-name="gr16" draw:text-style-name="P1" xml:id="id67" draw:id="id67" draw:layer="layout" svg:width="0.9cm" svg:height="0.9cm" svg:x="1.463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2" xml:id="id73" draw:id="id73" draw:layer="layout" svg:width="8.5cm" svg:height="4.1cm" svg:x="10.6cm" svg:y="2.5cm">
          <text:p text:style-name="P11"><text:span text:style-name="T2"/></text:p>
          <text:p text:style-name="P11"><text:span text:style-name="T10">router</text:span><text:span text:style-name="T2">把</text:span><text:span text:style-name="T2">(match</text:span><text:span text:style-name="T2">命令</text:span><text:span text:style-name="T2">)</text:span><text:span text:style-name="T2">轉譯成</text:span></text:p>
          <text:p text:style-name="P11"><text:span text:style-name="T2">管理者預設</text:span><text:span text:style-name="T2">(</text:span><text:span text:style-name="T2">命令</text:span><text:span text:style-name="T2">)</text:span></text:p>
          <text:p text:style-name="P11"><text:span text:style-name="T2"/></text:p>
          <text:p text:style-name="P11"><text:span text:style-name="T2">找出所屬的 </text:span><text:span text:style-name="T2">controller, method</text:span></text:p>
        </draw:rect>
        <draw:connector draw:style-name="gr18" draw:text-style-name="P1" draw:layer="layout" draw:type="curve" svg:x1="2.363cm" svg:y1="8.45cm" svg:x2="10.6cm" svg:y2="4.55cm" draw:start-shape="id67" draw:start-glue-point="10" draw:end-shape="id73" svg:d="M2363 8450c6178 0 2060-3900 8237-3900">
          <text:p/>
        </draw:connector>
        <draw:custom-shape draw:style-name="gr16" draw:text-style-name="P1" xml:id="id74" draw:id="id74" draw:layer="layout" svg:width="0.9cm" svg:height="0.9cm" svg:x="1.463cm" svg:y="10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s" svg:x1="1.913cm" svg:y1="8.9cm" svg:x2="1.913cm" svg:y2="10.813cm" draw:start-shape="id67" draw:start-glue-point="8" draw:end-shape="id74" draw:end-glue-point="4" svg:d="M1913 8900v501 911 501">
          <text:p/>
        </draw:connector>
        <draw:rect draw:style-name="gr20" draw:text-style-name="P12" xml:id="id76" draw:id="id76" draw:layer="layout" svg:width="8.5cm" svg:height="2.1cm" svg:x="7.3cm" svg:y="7.2cm">
          <text:p text:style-name="P11"><text:span text:style-name="T2"/></text:p>
          <text:p text:style-name="P11"><text:span text:style-name="T2">是否有設置靜態網頁</text:span><text:span text:style-name="T2">(cache)</text:span></text:p>
        </draw:rect>
        <draw:custom-shape draw:style-name="gr21" draw:text-style-name="P1" xml:id="id75" draw:id="id75" draw:layer="layout" svg:width="1.727cm" svg:height="1.727cm" svg:x="5.973cm" svg:y="10.4cm">
          <text:p text:style-name="P1">輸出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s" svg:x1="2.363cm" svg:y1="11.263cm" svg:x2="5.973cm" svg:y2="11.264cm" draw:start-shape="id74" draw:start-glue-point="10" draw:end-shape="id75" draw:end-glue-point="5" svg:d="M2363 11263h501l2607 1h502">
          <text:p/>
        </draw:connector>
        <draw:connector draw:style-name="gr18" draw:text-style-name="P1" draw:layer="layout" draw:type="curve" svg:x1="2.363cm" svg:y1="11.263cm" svg:x2="7.3cm" svg:y2="8.25cm" draw:start-shape="id74" draw:start-glue-point="10" draw:end-shape="id76" draw:end-glue-point="3" svg:d="M2363 11263c3703 0 1235-3013 4937-3013">
          <text:p/>
        </draw:connector>
        <draw:rect draw:style-name="gr9" draw:text-style-name="P17" xml:id="id77" draw:id="id77" draw:layer="layout" svg:width="4.3cm" svg:height="1.3cm" svg:x="7.1cm" svg:y="20cm">
          <text:p text:style-name="P16"><text:span text:style-name="T2">調用資料庫</text:span></text:p>
          <text:p text:style-name="P16"><text:span text:style-name="T2"/></text:p>
          <text:p text:style-name="P11"><text:span text:style-name="T2"/></text:p>
        </draw:rect>
        <draw:connector draw:style-name="gr18" draw:text-style-name="P1" draw:layer="layout" draw:type="curve" svg:x1="2.363cm" svg:y1="20.56cm" svg:x2="7.1cm" svg:y2="20.65cm" draw:start-shape="id68" draw:start-glue-point="10" draw:end-shape="id77" draw:end-glue-point="3" svg:d="M2363 20560c3553 0 1185 90 4737 90">
          <text:p/>
        </draw:connector>
        <draw:custom-shape draw:style-name="gr16" draw:text-style-name="P1" xml:id="id78" draw:id="id78" draw:layer="layout" svg:width="0.9cm" svg:height="0.9cm" svg:x="1.463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2" xml:id="id79" draw:id="id79" draw:layer="layout" svg:width="8.5cm" svg:height="2.1cm" svg:x="11.1cm" svg:y="9.7cm">
          <text:p text:style-name="P11"><text:span text:style-name="T2"/></text:p>
          <text:p text:style-name="P11"><text:span text:style-name="T2">Request </text:span><text:span text:style-name="T2">資訊處理 安全過濾</text:span></text:p>
        </draw:rect>
        <draw:connector draw:style-name="gr18" draw:text-style-name="P1" draw:layer="layout" draw:type="curve" draw:line-skew="1.187cm" svg:x1="2.363cm" svg:y1="13.75cm" svg:x2="11.1cm" svg:y2="10.75cm" draw:start-shape="id78" draw:start-glue-point="10" draw:end-shape="id79" draw:end-glue-point="3" svg:d="M2363 13750c8334 0 3966-3000 8737-3000">
          <text:p/>
        </draw:connector>
        <draw:custom-shape draw:style-name="gr16" draw:text-style-name="P1" xml:id="id80" draw:id="id80" draw:layer="layout" svg:width="0.9cm" svg:height="0.9cm" svg:x="1.463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7" xml:id="id82" draw:id="id82" draw:layer="layout" svg:width="8.5cm" svg:height="1.3cm" svg:x="7.1cm" svg:y="22cm">
          <text:p text:style-name="P16"><text:span text:style-name="T2">驗證使用者表單資料</text:span></text:p>
          <text:p text:style-name="P16"><text:span text:style-name="T2"/></text:p>
          <text:p text:style-name="P11"><text:span text:style-name="T2"/></text:p>
        </draw:rect>
        <draw:rect draw:style-name="gr22" draw:text-style-name="P17" xml:id="id81" draw:id="id81" draw:layer="layout" svg:width="8.5cm" svg:height="2.3cm" svg:x="10.8cm" svg:y="12.9cm">
          <text:p text:style-name="P16"><text:span text:style-name="T2">(</text:span><text:span text:style-name="T2">攔截</text:span><text:span text:style-name="T2">)</text:span><text:span text:style-name="T2">預先處理</text:span><text:span text:style-name="T2">(</text:span><text:span text:style-name="T2">如身分驗證</text:span><text:span text:style-name="T2">)</text:span></text:p>
          <text:p text:style-name="P16"><text:span text:style-name="T2">與</text:span><text:span text:style-name="T11">網址</text:span><text:span text:style-name="T2">綁定的</text:span><text:span text:style-name="T11">控制器</text:span></text:p>
        </draw:rect>
        <draw:connector draw:style-name="gr5" draw:text-style-name="P1" draw:layer="layout" draw:type="curve" svg:x1="1.913cm" svg:y1="11.713cm" svg:x2="1.913cm" svg:y2="13.3cm" draw:start-shape="id74" draw:start-glue-point="8" draw:end-shape="id78" draw:end-glue-point="4" svg:d="M1913 11713v1587">
          <text:p/>
        </draw:connector>
        <draw:connector draw:style-name="gr5" draw:text-style-name="P1" draw:layer="layout" draw:type="lines" svg:x1="1.913cm" svg:y1="14.2cm" svg:x2="1.913cm" svg:y2="16cm" draw:start-shape="id78" draw:start-glue-point="8" draw:end-shape="id80" draw:end-glue-point="4" svg:d="M1913 14200v501 798 501">
          <text:p/>
        </draw:connector>
        <draw:connector draw:style-name="gr5" draw:text-style-name="P1" draw:layer="layout" draw:type="lines" svg:x1="1.913cm" svg:y1="16.9cm" svg:x2="1.913cm" svg:y2="20.11cm" draw:start-shape="id80" draw:start-glue-point="8" draw:end-shape="id68" draw:end-glue-point="4" svg:d="M1913 16900v501 2208 501">
          <text:p/>
        </draw:connector>
        <draw:connector draw:style-name="gr18" draw:text-style-name="P1" draw:layer="layout" draw:type="curve" svg:x1="2.363cm" svg:y1="16.45cm" svg:x2="10.8cm" svg:y2="14.05cm" draw:start-shape="id80" draw:start-glue-point="10" draw:end-shape="id81" draw:end-glue-point="3" svg:d="M2363 16450c6328 0 2110-2400 8437-2400">
          <text:p/>
        </draw:connector>
        <draw:custom-shape draw:style-name="gr16" draw:text-style-name="P1" xml:id="id70" draw:id="id70" draw:layer="layout" svg:width="0.9cm" svg:height="0.9cm" svg:x="1.463cm" svg:y="2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s" svg:x1="1.913cm" svg:y1="25.3cm" svg:x2="1.913cm" svg:y2="27.7cm" draw:start-shape="id70" draw:start-glue-point="8" draw:end-shape="id71" draw:end-glue-point="4" svg:d="M1913 25300v501 1398 501">
          <text:p/>
        </draw:connector>
        <draw:connector draw:style-name="gr18" draw:text-style-name="P1" draw:layer="layout" draw:type="curve" svg:x1="2.363cm" svg:y1="20.56cm" svg:x2="7.1cm" svg:y2="22.65cm" draw:start-shape="id68" draw:start-glue-point="10" draw:end-shape="id82" draw:end-glue-point="3" svg:d="M2363 20560c3553 0 1185 2090 4737 2090">
          <text:p/>
        </draw:connector>
        <draw:rect draw:style-name="gr22" draw:text-style-name="P12" xml:id="id83" draw:id="id83" draw:layer="layout" svg:width="8.5cm" svg:height="1.3cm" svg:x="10.9cm" svg:y="25.6cm">
          <text:p text:style-name="P11"><text:span text:style-name="T2">後置處理</text:span></text:p>
        </draw:rect>
        <draw:connector draw:style-name="gr18" draw:text-style-name="P1" draw:layer="layout" draw:type="curve" svg:x1="2.363cm" svg:y1="24.85cm" svg:x2="10.9cm" svg:y2="26.25cm" draw:start-shape="id70" draw:start-glue-point="10" draw:end-shape="id83" draw:end-glue-point="3" svg:d="M2363 24850c6403 0 2135 1400 8537 1400">
          <text:p/>
        </draw:connector>
        <draw:rect draw:style-name="gr9" draw:text-style-name="P17" xml:id="id84" draw:id="id84" draw:layer="layout" svg:width="4.3cm" svg:height="1.3cm" svg:x="7.1cm" svg:y="23.8cm">
          <text:p text:style-name="P16"><text:span text:style-name="T2">調用</text:span><text:span text:style-name="T2">view</text:span></text:p>
          <text:p text:style-name="P16"><text:span text:style-name="T2"/></text:p>
          <text:p text:style-name="P11"><text:span text:style-name="T2"/></text:p>
        </draw:rect>
        <draw:connector draw:style-name="gr18" draw:text-style-name="P1" draw:layer="layout" draw:type="curve" svg:x1="2.363cm" svg:y1="20.56cm" svg:x2="7.1cm" svg:y2="24.45cm" draw:start-shape="id68" draw:start-glue-point="10" draw:end-shape="id84" draw:end-glue-point="3" svg:d="M2363 20560c3553 0 1185 3890 4737 3890">
          <text:p/>
        </draw:connector>
        <draw:custom-shape draw:style-name="gr1" draw:text-style-name="P1" xml:id="id85" draw:id="id85" draw:layer="layout" svg:width="6.6cm" svg:height="1.7cm" svg:x="12.7cm" svg:y="23.6cm">
          <text:p text:style-name="P1">標籤命令在此處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12.7cm" svg:y1="24.45cm" svg:x2="11.4cm" svg:y2="24.45cm" draw:start-shape="id85" draw:start-glue-point="3" draw:end-shape="id84" draw:end-glue-point="1" svg:d="M12700 24450h-501-298-501">
          <text:p/>
        </draw:connector>
      </draw:page>
      <draw:page draw:name="page10" draw:style-name="dp1" draw:master-page-name="預設">
        <draw:custom-shape draw:style-name="gr1" draw:text-style-name="P2" draw:layer="layout" svg:width="8.3cm" svg:height="1.7cm" svg:x="0.001cm" svg:y="0.001cm">
          <text:p text:style-name="P1"><text:span text:style-name="T1">控制器的原理</text:span></text:p>
          <draw:enhanced-geometry svg:viewBox="0 0 21600 21600" draw:text-areas="0 0 21600 21600" draw:type="pentagon-right" draw:modifiers="17918.033971810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1" xml:id="id86" draw:id="id86" draw:layer="layout" svg:width="0.9cm" svg:height="0.9cm" svg:x="1.48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87" draw:id="id87" draw:layer="layout" svg:width="0.9cm" svg:height="0.9cm" svg:x="1.48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1.933cm" svg:y1="4.9cm" svg:x2="1.933cm" svg:y2="7.3cm" draw:start-shape="id86" draw:start-glue-point="8" draw:end-shape="id87" draw:end-glue-point="4" svg:d="M1933 4900v2400">
          <text:p text:style-name="P1">request</text:p>
        </draw:connector>
        <draw:custom-shape draw:style-name="gr16" draw:text-style-name="P1" xml:id="id88" draw:id="id88" draw:layer="layout" svg:width="0.9cm" svg:height="0.9cm" svg:x="1.483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draw:type="line" svg:x1="1.933cm" svg:y1="8.2cm" svg:x2="1.933cm" svg:y2="11.1cm" draw:start-shape="id87" draw:start-glue-point="8" draw:end-shape="id88" draw:end-glue-point="4" svg:d="M1933 8200v2900">
          <text:p/>
        </draw:connector>
        <draw:rect draw:style-name="gr4" draw:text-style-name="P2" xml:id="id89" draw:id="id89" draw:layer="layout" svg:width="6.7cm" svg:height="2.1cm" svg:x="9cm" svg:y="3.1cm">
          <text:p text:style-name="P1"><text:span text:style-name="T1">找出控制器</text:span></text:p>
          <text:p text:style-name="P1"><text:span text:style-name="T1">並實例化</text:span></text:p>
        </draw:rect>
        <draw:connector draw:style-name="gr5" draw:text-style-name="P1" draw:layer="layout" draw:type="curve" svg:x1="2.252cm" svg:y1="11.231cm" svg:x2="9cm" svg:y2="4.15cm" draw:start-shape="id88" draw:start-glue-point="11" draw:end-shape="id89" draw:end-glue-point="3" svg:d="M2252 11231c5160 0 1786-7081 6748-7081">
          <text:p/>
        </draw:connector>
        <draw:rect draw:style-name="gr24" draw:text-style-name="P18" xml:id="id91" draw:id="id91" draw:layer="layout" svg:width="7.7cm" svg:height="4.1cm" svg:x="8.5cm" svg:y="12.6cm">
          <text:p text:style-name="P4"><text:span text:style-name="T1">把</text:span><text:span text:style-name="T1">loader</text:span><text:span text:style-name="T1">加入</text:span><text:span text:style-name="T1">Controller</text:span></text:p>
          <text:p text:style-name="P4"><text:span text:style-name="T1">當使用者需要任何模組時</text:span></text:p>
          <text:p text:style-name="P4"><text:span text:style-name="T1">可由</text:span><text:span text:style-name="T1">loader</text:span><text:span text:style-name="T1">加入</text:span></text:p>
        </draw:rect>
        <draw:rect draw:style-name="gr24" draw:text-style-name="P18" xml:id="id90" draw:id="id90" draw:layer="layout" svg:width="7.7cm" svg:height="4.1cm" svg:x="8.5cm" svg:y="6.9cm">
          <text:p text:style-name="P4"><text:span text:style-name="T1">把已經</text:span><text:span text:style-name="T1">load</text:span><text:span text:style-name="T1">的模組</text:span></text:p>
          <text:p text:style-name="P4"><text:span text:style-name="T1">加入</text:span><text:span text:style-name="T1">controller</text:span></text:p>
        </draw:rect>
        <draw:connector draw:style-name="gr5" draw:text-style-name="P1" draw:layer="layout" draw:type="line" svg:x1="12.35cm" svg:y1="5.2cm" svg:x2="12.35cm" svg:y2="6.9cm" draw:start-shape="id89" draw:start-glue-point="2" draw:end-shape="id90" draw:end-glue-point="0" svg:d="M12350 5200v1700">
          <text:p/>
        </draw:connector>
        <draw:connector draw:style-name="gr5" draw:text-style-name="P1" draw:layer="layout" draw:type="line" svg:x1="12.35cm" svg:y1="11cm" svg:x2="12.35cm" svg:y2="12.6cm" draw:start-shape="id90" draw:start-glue-point="2" draw:end-shape="id91" draw:end-glue-point="0" svg:d="M12350 11000v1600">
          <text:p/>
        </draw:connector>
        <draw:custom-shape draw:style-name="gr25" draw:text-style-name="P10" xml:id="id93" draw:id="id93" draw:layer="layout" svg:width="3.1cm" svg:height="3.1cm" svg:x="4cm" svg:y="19.5cm">
          <text:p text:style-name="P1"><text:span text:style-name="T6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xml:id="id94" draw:id="id94" draw:layer="layout" svg:width="3.1cm" svg:height="3.1cm" svg:x="14cm" svg:y="19.5cm">
          <text:p text:style-name="P1"><text:span text:style-name="T6">lo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xml:id="id95" draw:id="id95" draw:layer="layout" svg:width="2.6cm" svg:height="2.6cm" svg:x="10.7cm" svg:y="24.6cm">
          <text:p text:style-name="P1"><text:span text:style-name="T6">libra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0" xml:id="id96" draw:id="id96" draw:layer="layout" svg:width="2.6cm" svg:height="2.6cm" svg:x="13.9cm" svg:y="24.6cm">
          <text:p text:style-name="P1"><text:span text:style-name="T6">mod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0" xml:id="id97" draw:id="id97" draw:layer="layout" svg:width="2.6cm" svg:height="2.6cm" svg:x="17.3cm" svg:y="24.601cm">
          <text:p text:style-name="P1"><text:span text:style-name="T6">vie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0" xml:id="id92" draw:id="id92" draw:layer="layout" svg:width="8.4cm" svg:height="2.4cm" svg:x="0.9cm" svg:y="25.4cm">
          <text:p text:style-name="P19"><text:span text:style-name="T4">使用者操作的環境</text:span></text:p>
          <text:p text:style-name="P19"><text:span text:style-name="T4">整合所有的程式運作區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5.1cm" svg:y1="25.4cm" svg:x2="5.55cm" svg:y2="22.6cm" draw:start-shape="id92" draw:start-glue-point="0" draw:end-shape="id93" draw:end-glue-point="8" svg:d="M5100 25400c0-2100 450-700 450-2800">
          <text:p/>
        </draw:connector>
        <draw:connector draw:style-name="gr5" draw:text-style-name="P1" draw:layer="layout" draw:type="lines" svg:x1="14cm" svg:y1="21.05cm" svg:x2="7.1cm" svg:y2="21.05cm" draw:start-shape="id94" draw:start-glue-point="6" draw:end-shape="id93" svg:d="M14000 21050h-501-5898-501">
          <text:p/>
        </draw:connector>
        <draw:connector draw:style-name="gr5" draw:text-style-name="P1" draw:layer="layout" draw:type="lines" svg:x1="12cm" svg:y1="24.6cm" svg:x2="15.55cm" svg:y2="22.6cm" draw:start-shape="id95" draw:start-glue-point="4" draw:end-shape="id94" svg:d="M12000 24600v-501l3550-998v-501">
          <text:p/>
        </draw:connector>
        <draw:connector draw:style-name="gr5" draw:text-style-name="P1" draw:layer="layout" draw:type="lines" svg:x1="15.2cm" svg:y1="24.6cm" svg:x2="15.55cm" svg:y2="22.6cm" draw:start-shape="id96" draw:start-glue-point="4" draw:end-shape="id94" draw:end-glue-point="8" svg:d="M15200 24600v-501l350-998v-501">
          <text:p/>
        </draw:connector>
        <draw:connector draw:style-name="gr5" draw:text-style-name="P1" draw:layer="layout" draw:type="lines" svg:x1="18.6cm" svg:y1="24.601cm" svg:x2="15.55cm" svg:y2="22.6cm" draw:start-shape="id97" draw:start-glue-point="4" draw:end-shape="id94" draw:end-glue-point="8" svg:d="M18600 24601v-501l-3050-999v-501">
          <text:p/>
        </draw:connector>
      </draw:page>
      <draw:page draw:name="page11" draw:style-name="dp1" draw:master-page-name="預設">
        <draw:custom-shape draw:style-name="gr1" draw:text-style-name="P2" draw:layer="layout" svg:width="8.3cm" svg:height="1.398cm" svg:x="0.003cm" svg:y="0.003cm">
          <text:p text:style-name="P1"><text:span text:style-name="T1">load_class()</text:span><text:span text:style-name="T1">的原理</text:span></text:p>
          <draw:enhanced-geometry svg:viewBox="0 0 21600 21600" draw:text-areas="0 0 21600 21600" draw:type="pentagon-right" draw:modifiers="19466.281170943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4" draw:text-style-name="P1" xml:id="id100" draw:id="id100" draw:layer="layout" svg:width="5.2cm" svg:height="1.2cm" svg:x="0.4cm" svg:y="2.9cm">
          <text:p text:style-name="P1"><text:span text:style-name="T1">load_class()</text:span></text:p>
        </draw:rect>
        <draw:custom-shape draw:style-name="gr1" draw:text-style-name="P21" xml:id="id98" draw:id="id98" draw:layer="layout" svg:width="13.6cm" svg:height="1.8cm" svg:x="2.2cm" svg:y="10.1cm">
          <text:p text:style-name="P1"><text:span text:style-name="T4">$_classes</text:span><text:span text:style-name="T4">裡面是否已經有實例化的物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101" draw:id="id101" draw:layer="layout" svg:width="15.4cm" svg:height="1.8cm" svg:x="2.2cm" svg:y="6.5cm">
          <text:p text:style-name="P4"><text:span text:style-name="T4">$_classes = (static $_classes) || ($obj-&gt;_classes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102" draw:id="id102" draw:layer="layout" svg:width="11.6cm" svg:height="1.8cm" svg:x="2.2cm" svg:y="13.8cm">
          <text:p text:style-name="P4"><text:span text:style-name="T4">在 </text:span><text:span text:style-name="T4">APPPATH, BASEPATH </text:span><text:span text:style-name="T4">找 </text:span><text:span text:style-name="T4">CI_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" xml:id="id99" draw:id="id99" draw:layer="layout" svg:width="3.6cm" svg:height="1.3cm" svg:x="16.6cm" svg:y="27.8cm">
          <text:p text:style-name="P1">end</text:p>
        </draw:rect>
        <draw:connector draw:style-name="gr27" draw:text-style-name="P1" draw:layer="layout" svg:x1="15.8cm" svg:y1="11cm" svg:x2="18.4cm" svg:y2="27.8cm" draw:start-shape="id98" draw:start-glue-point="1" draw:end-shape="id99" svg:d="M15800 11000h2600v16800">
          <text:p/>
        </draw:connector>
        <draw:custom-shape draw:style-name="gr1" draw:text-style-name="P7" xml:id="id103" draw:id="id103" draw:layer="layout" svg:width="11.6cm" svg:height="1.8cm" svg:x="2.201cm" svg:y="17.5cm">
          <text:p text:style-name="P4"><text:span text:style-name="T4">在 </text:span><text:span text:style-name="T4">APPPATH </text:span><text:span text:style-name="T4">找 </text:span><text:span text:style-name="T4">MY_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3cm" svg:y1="4.1cm" svg:x2="9.9cm" svg:y2="6.5cm" draw:start-shape="id100" draw:start-glue-point="2" draw:end-shape="id101" draw:end-glue-point="0" svg:d="M3000 4100v1200h6900v1200">
          <text:p/>
        </draw:connector>
        <draw:connector draw:style-name="gr5" draw:text-style-name="P1" draw:layer="layout" draw:type="lines" svg:x1="9.9cm" svg:y1="8.3cm" svg:x2="9cm" svg:y2="10.1cm" draw:start-shape="id101" draw:start-glue-point="2" draw:end-shape="id98" draw:end-glue-point="0" svg:d="M9900 8300v501l-900 798v501">
          <text:p/>
        </draw:connector>
        <draw:connector draw:style-name="gr28" draw:text-style-name="P1" draw:layer="layout" draw:type="lines" svg:x1="9cm" svg:y1="11.9cm" svg:x2="8cm" svg:y2="13.8cm" draw:start-shape="id98" draw:start-glue-point="2" draw:end-shape="id102" svg:d="M9000 11900v501l-1000 898v501">
          <text:p/>
        </draw:connector>
        <draw:connector draw:style-name="gr5" draw:text-style-name="P1" draw:layer="layout" draw:type="lines" svg:x1="8cm" svg:y1="15.6cm" svg:x2="8.001cm" svg:y2="17.5cm" draw:start-shape="id102" draw:start-glue-point="2" draw:end-shape="id103" draw:end-glue-point="0" svg:d="M8000 15600v501l1 898v501">
          <text:p/>
        </draw:connector>
        <draw:custom-shape draw:style-name="gr1" draw:text-style-name="P7" xml:id="id104" draw:id="id104" draw:layer="layout" svg:width="11.6cm" svg:height="1.8cm" svg:x="2.202cm" svg:y="21cm">
          <text:p text:style-name="P4"><text:span text:style-name="T4">在 </text:span><text:span text:style-name="T4">$_is_load </text:span><text:span text:style-name="T4">紀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105" draw:id="id105" draw:layer="layout" svg:width="11.6cm" svg:height="1.8cm" svg:x="2.203cm" svg:y="24.3cm">
          <text:p text:style-name="P4"><text:span text:style-name="T4">在 </text:span><text:span text:style-name="T4">$_classes[ class ] = new Clas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8.001cm" svg:y1="19.3cm" svg:x2="8.002cm" svg:y2="21cm" draw:start-shape="id103" draw:start-glue-point="2" draw:end-shape="id104" svg:d="M8001 19300v501l1 698v501">
          <text:p/>
        </draw:connector>
        <draw:connector draw:style-name="gr5" draw:text-style-name="P1" draw:layer="layout" draw:type="lines" svg:x1="8.002cm" svg:y1="22.8cm" svg:x2="8.003cm" svg:y2="24.3cm" draw:start-shape="id104" draw:start-glue-point="2" draw:end-shape="id105" draw:end-glue-point="0" svg:d="M8002 22800v501l1 498v501">
          <text:p/>
        </draw:connector>
        <draw:connector draw:style-name="gr5" draw:text-style-name="P1" draw:layer="layout" svg:x1="8.003cm" svg:y1="26.1cm" svg:x2="16.6cm" svg:y2="28.45cm" draw:start-shape="id105" draw:start-glue-point="2" draw:end-shape="id99" draw:end-glue-point="3" svg:d="M8003 26100v2350h8597">
          <text:p/>
        </draw:connector>
      </draw:page>
      <draw:page draw:name="page12" draw:style-name="dp1" draw:master-page-name="預設">
        <draw:custom-shape draw:style-name="gr1" draw:text-style-name="P2" draw:layer="layout" svg:width="8.3cm" svg:height="1.398cm" svg:x="0.003cm" svg:y="0.003cm">
          <text:p text:style-name="P1"><text:span text:style-name="T1"><text:s/></text:span><text:span text:style-name="T1">原本</text:span><text:span text:style-name="T1">load-&gt;library()</text:span><text:span text:style-name="T1">的原理</text:span></text:p>
          <draw:enhanced-geometry svg:viewBox="0 0 21600 21600" draw:text-areas="0 0 21600 21600" draw:type="pentagon-right" draw:modifiers="19466.281170943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29" draw:text-style-name="P1" xml:id="id107" draw:id="id107" draw:layer="layout" svg:width="10.2cm" svg:height="1.8cm" svg:x="8.6cm" svg:y="4.8cm">
          <text:p text:style-name="P1">APPPATH / libraries / <text:span text:style-name="T12">CI_Class</text:span></text:p>
        </draw:rect>
        <draw:rect draw:style-name="gr29" draw:text-style-name="P1" xml:id="id108" draw:id="id108" draw:layer="layout" svg:width="10.2cm" svg:height="1.8cm" svg:x="8.6cm" svg:y="8.5cm">
          <text:p text:style-name="P1">BASEPATH / libraries / <text:span text:style-name="T12">CI_Class</text:span></text:p>
        </draw:rect>
        <draw:rect draw:style-name="gr29" draw:text-style-name="P1" xml:id="id109" draw:id="id109" draw:layer="layout" svg:width="10.2cm" svg:height="1.8cm" svg:x="8.6cm" svg:y="12.4cm">
          <text:p text:style-name="P1">APPPATH / libraries / <text:span text:style-name="T13">MY_Class</text:span></text:p>
        </draw:rect>
        <draw:custom-shape draw:style-name="gr1" draw:text-style-name="P1" xml:id="id106" draw:id="id106" draw:layer="layout" svg:width="5.3cm" svg:height="2.1cm" svg:x="0.6cm" svg:y="8.3cm">
          <text:p text:style-name="P1">要檢查的目錄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5.9cm" svg:y1="9.35cm" svg:x2="8.6cm" svg:y2="5.7cm" draw:start-shape="id106" draw:start-glue-point="1" draw:end-shape="id107" draw:end-glue-point="3" svg:d="M5900 9350h1351v-3650h1349">
          <text:p/>
        </draw:connector>
        <draw:connector draw:style-name="gr5" draw:text-style-name="P1" draw:layer="layout" svg:x1="5.9cm" svg:y1="9.35cm" svg:x2="8.6cm" svg:y2="9.4cm" draw:start-shape="id106" draw:start-glue-point="1" draw:end-shape="id108" draw:end-glue-point="3" svg:d="M5900 9350h1351v50h1349">
          <text:p/>
        </draw:connector>
        <draw:connector draw:style-name="gr5" draw:text-style-name="P1" draw:layer="layout" draw:type="lines" svg:x1="13.7cm" svg:y1="10.3cm" svg:x2="13.7cm" svg:y2="12.4cm" draw:start-shape="id108" draw:start-glue-point="2" draw:end-shape="id109" svg:d="M13700 10300v501 1098 501">
          <text:p/>
        </draw:connector>
      </draw:page>
      <draw:page draw:name="page13" draw:style-name="dp1" draw:master-page-name="預設">
        <draw:rect draw:style-name="gr30" draw:text-style-name="P3" xml:id="id110" draw:id="id110" draw:layer="layout" svg:width="5.3cm" svg:height="1cm" svg:x="0.9cm" svg:y="2.5cm">
          <text:p text:style-name="P1"><text:span text:style-name="T2">loader-&gt;library()</text:span></text:p>
        </draw:rect>
        <draw:rect draw:style-name="gr30" draw:text-style-name="P3" xml:id="id111" draw:id="id111" draw:layer="layout" svg:width="7.3cm" svg:height="1cm" svg:x="0.9cm" svg:y="5.1cm">
          <text:p text:style-name="P1"><text:span text:style-name="T2">loader-&gt;_ci_lod_library()</text:span></text:p>
        </draw:rect>
        <draw:connector draw:style-name="gr5" draw:text-style-name="P1" draw:layer="layout" draw:type="lines" svg:x1="3.55cm" svg:y1="3.5cm" svg:x2="4.55cm" svg:y2="5.1cm" draw:start-shape="id110" draw:start-glue-point="2" draw:end-shape="id111" svg:d="M3550 3500v701l1000 398v501">
          <text:p/>
        </draw:connector>
        <draw:custom-shape draw:style-name="gr10" draw:text-style-name="P5" xml:id="id115" draw:id="id115" draw:layer="layout" svg:width="8.6cm" svg:height="1.1cm" svg:x="11.1cm" svg:y="3cm">
          <text:p text:style-name="P4"><text:span text:style-name="T2">使用者是否指定路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112" draw:id="id112" draw:layer="layout" svg:width="8.6cm" svg:height="1.2cm" svg:x="11.101cm" svg:y="5cm">
          <text:p text:style-name="P4"><text:span text:style-name="T2">是否是預設的 </text:span><text:span text:style-name="T2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114" draw:id="id114" draw:layer="layout" svg:width="8.6cm" svg:height="1.2cm" svg:x="11.102cm" svg:y="7.2cm">
          <text:p text:style-name="P4"><text:span text:style-name="T2">是否已 </text:span><text:span text:style-name="T2">lo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1" draw:text-style-name="P3" xml:id="id116" draw:id="id116" draw:layer="layout" svg:width="7.3cm" svg:height="1cm" svg:x="0.9cm" svg:y="11.1cm">
          <text:p text:style-name="P1"><text:span text:style-name="T2">loader-&gt;_ci_init_library()</text:span></text:p>
        </draw:rect>
        <draw:rect draw:style-name="gr31" draw:text-style-name="P3" xml:id="id113" draw:id="id113" draw:layer="layout" svg:width="7.3cm" svg:height="1cm" svg:x="0.9cm" svg:y="8.2cm">
          <text:p text:style-name="P1"><text:span text:style-name="T2">loader-&gt;_ci_load_stock_library()</text:span></text:p>
        </draw:rect>
        <draw:connector draw:style-name="gr27" draw:text-style-name="P1" draw:layer="layout" draw:line-skew="-0.151cm" svg:x1="11.101cm" svg:y1="5.6cm" svg:x2="8.2cm" svg:y2="8.7cm" draw:start-shape="id112" draw:start-glue-point="3" draw:end-shape="id113" draw:end-glue-point="1" svg:d="M11101 5600h-1601v3100h-1300">
          <text:p/>
        </draw:connector>
        <draw:connector draw:style-name="gr28" draw:text-style-name="P1" draw:layer="layout" draw:type="curve" svg:x1="15.401cm" svg:y1="6.2cm" svg:x2="15.402cm" svg:y2="7.2cm" draw:start-shape="id112" draw:start-glue-point="2" draw:end-shape="id114" draw:end-glue-point="0" svg:d="M15401 6200c0 751 1 252 1 1000">
          <text:p/>
        </draw:connector>
        <draw:connector draw:style-name="gr5" draw:text-style-name="P1" draw:layer="layout" draw:type="lines" svg:x1="15.4cm" svg:y1="4.1cm" svg:x2="15.401cm" svg:y2="5cm" draw:start-shape="id115" draw:start-glue-point="2" draw:end-shape="id112" draw:end-glue-point="0" svg:d="M15400 4100v502l1-103v501">
          <text:p/>
        </draw:connector>
        <draw:connector draw:style-name="gr27" draw:text-style-name="P1" draw:layer="layout" draw:line-skew="0.199cm" svg:x1="11.102cm" svg:y1="7.8cm" svg:x2="8.2cm" svg:y2="11.6cm" draw:start-shape="id114" draw:start-glue-point="3" draw:end-shape="id116" draw:end-glue-point="1" svg:d="M11102 7800h-1252v3800h-1650">
          <text:p/>
        </draw:connector>
        <draw:custom-shape draw:style-name="gr10" draw:text-style-name="P5" xml:id="id117" draw:id="id117" draw:layer="layout" svg:width="8.6cm" svg:height="1.6cm" svg:x="11.1cm" svg:y="9.4cm">
          <text:p text:style-name="P4"><text:span text:style-name="T2">查找 </text:span><text:span text:style-name="T2">APPPATH / library/ </text:span><text:span text:style-name="T14">any_Class</text:span></text:p>
          <text:p text:style-name="P4"><text:span text:style-name="T2">是否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draw:line-skew="0.8cm" svg:x1="11.1cm" svg:y1="10.2cm" svg:x2="8.2cm" svg:y2="11.6cm" draw:start-shape="id117" draw:start-glue-point="3" draw:end-shape="id116" draw:end-glue-point="1" svg:d="M11100 10200h-650v1400h-2250">
          <text:p/>
        </draw:connector>
        <draw:connector draw:style-name="gr28" draw:text-style-name="P1" draw:layer="layout" draw:type="lines" svg:x1="15.402cm" svg:y1="8.4cm" svg:x2="15.4cm" svg:y2="9.4cm" draw:start-shape="id114" draw:start-glue-point="2" draw:end-shape="id117" draw:end-glue-point="0" svg:d="M15402 8400v502l-2-3v501">
          <text:p/>
        </draw:connector>
        <draw:custom-shape draw:style-name="gr10" draw:text-style-name="P5" xml:id="id118" draw:id="id118" draw:layer="layout" svg:width="8.6cm" svg:height="1.6cm" svg:x="11.101cm" svg:y="12.3cm">
          <text:p text:style-name="P4"><text:span text:style-name="T2">查找 </text:span><text:span text:style-name="T2">APPPATH / library / </text:span><text:span text:style-name="T15">class</text:span><text:span text:style-name="T2"> / </text:span><text:span text:style-name="T16">class</text:span></text:p>
          <text:p text:style-name="P4"><text:span text:style-name="T2">是否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lines" svg:x1="15.4cm" svg:y1="11cm" svg:x2="15.401cm" svg:y2="12.3cm" draw:start-shape="id117" draw:start-glue-point="2" draw:end-shape="id118" draw:end-glue-point="0" svg:d="M15400 11000v501l1 298v501">
          <text:p/>
        </draw:connector>
        <draw:connector draw:style-name="gr5" draw:text-style-name="P1" draw:layer="layout" draw:line-skew="0.397cm" svg:x1="19.701cm" svg:y1="13.1cm" svg:x2="19.7cm" svg:y2="3.55cm" draw:start-shape="id118" draw:start-glue-point="1" draw:end-shape="id115" draw:end-glue-point="1" svg:d="M19701 13100h899v-9550h-900">
          <text:p/>
        </draw:connector>
        <draw:rect draw:style-name="gr30" draw:text-style-name="P3" xml:id="id119" draw:id="id119" draw:layer="layout" svg:width="7.3cm" svg:height="1cm" svg:x="0.9cm" svg:y="16.7cm">
          <text:p text:style-name="P1"><text:span text:style-name="T2">loader-&gt;_ci_load_stock_library()</text:span></text:p>
        </draw:rect>
        <draw:connector draw:style-name="gr18" draw:text-style-name="P1" draw:layer="layout" draw:type="curve" svg:x1="0.9cm" svg:y1="8.7cm" svg:x2="0.9cm" svg:y2="17.2cm" draw:start-shape="id113" draw:start-glue-point="3" draw:end-shape="id119" svg:d="M900 8700c-751 0-751 8500 0 8500">
          <text:p/>
        </draw:connector>
        <draw:custom-shape draw:style-name="gr10" draw:text-style-name="P5" xml:id="id120" draw:id="id120" draw:layer="layout" svg:width="8.896cm" svg:height="1.1cm" svg:x="11.101cm" svg:y="17cm">
          <text:p text:style-name="P4"><text:span text:style-name="T2">class </text:span><text:span text:style-name="T2">存在嗎？已經 </text:span><text:span text:style-name="T2">load 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line-skew="-0.451cm" svg:x1="11.101cm" svg:y1="17.55cm" svg:x2="8.2cm" svg:y2="28.2cm" draw:start-shape="id120" draw:start-glue-point="3" draw:end-shape="id121" draw:end-glue-point="1" svg:d="M11101 17550h-1901v10650h-1000">
          <text:p/>
        </draw:connector>
        <draw:connector draw:style-name="gr33" draw:text-style-name="P1" draw:layer="layout" draw:line-skew="-0.65cm -0.699cm" svg:x1="8.2cm" svg:y1="5.6cm" svg:x2="15.4cm" svg:y2="3cm" draw:start-shape="id111" draw:start-glue-point="1" draw:end-shape="id115" draw:end-glue-point="0" svg:d="M8200 5600h900v-3800h6300v1200">
          <text:p/>
        </draw:connector>
        <draw:connector draw:style-name="gr33" draw:text-style-name="P1" draw:layer="layout" draw:line-skew="0cm -0.799cm" svg:x1="8.2cm" svg:y1="17.2cm" svg:x2="15.549cm" svg:y2="17cm" draw:start-shape="id119" draw:start-glue-point="1" draw:end-shape="id120" draw:end-glue-point="0" svg:d="M8200 17200h1551v-1500h5798v1300">
          <text:p/>
        </draw:connector>
        <draw:rect draw:style-name="gr31" draw:text-style-name="P3" xml:id="id121" draw:id="id121" draw:layer="layout" svg:width="7.3cm" svg:height="1cm" svg:x="0.9cm" svg:y="27.7cm">
          <text:p text:style-name="P1"><text:span text:style-name="T2">loader-&gt;_ci_init_library()</text:span></text:p>
        </draw:rect>
        <draw:custom-shape draw:style-name="gr10" draw:text-style-name="P5" xml:id="id122" draw:id="id122" draw:layer="layout" svg:width="8.896cm" svg:height="1.7cm" svg:x="11.102cm" svg:y="19.3cm">
          <text:p text:style-name="P4"><text:span text:style-name="T2">使用者是否有覆蓋</text:span></text:p>
          <text:p text:style-name="P4"><text:span text:style-name="T2">(APPPATH / library / </text:span><text:span text:style-name="T16">CI_Class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lines" svg:x1="15.549cm" svg:y1="18.1cm" svg:x2="15.55cm" svg:y2="19.3cm" draw:start-shape="id120" draw:start-glue-point="2" draw:end-shape="id122" draw:end-glue-point="0" svg:d="M15549 18100v502l1 197v501">
          <text:p/>
        </draw:connector>
        <draw:custom-shape draw:style-name="gr10" draw:text-style-name="P5" xml:id="id123" draw:id="id123" draw:layer="layout" svg:width="8.896cm" svg:height="1.7cm" svg:x="11.103cm" svg:y="22.2cm">
          <text:p text:style-name="P4"><text:span text:style-name="T2">Load (BASEPATH / library / </text:span><text:span text:style-name="T16">CI_Class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line-skew="0.649cm" svg:x1="11.102cm" svg:y1="20.15cm" svg:x2="8.2cm" svg:y2="28.2cm" draw:start-shape="id122" draw:start-glue-point="3" draw:end-shape="id121" draw:end-glue-point="1" svg:d="M11102 20150h-802v8050h-2100">
          <text:p/>
        </draw:connector>
        <draw:connector draw:style-name="gr28" draw:text-style-name="P1" draw:layer="layout" draw:type="lines" svg:x1="15.55cm" svg:y1="21cm" svg:x2="15.551cm" svg:y2="22.2cm" draw:start-shape="id122" draw:start-glue-point="2" draw:end-shape="id123" draw:end-glue-point="0" svg:d="M15550 21000v502l1 197v501">
          <text:p/>
        </draw:connector>
        <draw:custom-shape draw:style-name="gr10" draw:text-style-name="P5" xml:id="id124" draw:id="id124" draw:layer="layout" svg:width="8.896cm" svg:height="1.7cm" svg:x="11.104cm" svg:y="25.4cm">
          <text:p text:style-name="P4"><text:span text:style-name="T2">是否使用者有 </text:span><text:span text:style-name="T2">extends</text:span></text:p>
          <text:p text:style-name="P4"><text:span text:style-name="T2">Load (BASEPATH / library / </text:span><text:span text:style-name="T16">MY_Class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xml:id="id126" draw:id="id126" draw:layer="layout" draw:type="lines" svg:x1="15.551cm" svg:y1="23.9cm" svg:x2="15.552cm" svg:y2="25.4cm" draw:start-shape="id123" draw:start-glue-point="2" draw:end-shape="id124" draw:end-glue-point="0" svg:d="M15551 23900v502l1 497v501">
          <text:p/>
        </draw:connector>
        <draw:connector draw:style-name="gr5" draw:text-style-name="P1" draw:layer="layout" svg:x1="15.552cm" svg:y1="27.1cm" svg:x2="8.2cm" svg:y2="28.2cm" draw:start-shape="id124" draw:start-glue-point="2" draw:end-shape="id121" svg:d="M15552 27100v1100h-7352">
          <text:p/>
        </draw:connector>
        <draw:custom-shape draw:style-name="gr34" draw:text-style-name="P2" xml:id="id125" draw:id="id125" draw:layer="layout" svg:width="5.6cm" svg:height="1.7cm" svg:x="1.4cm" svg:y="23.4cm">
          <text:p text:style-name="P1"><text:span text:style-name="T1">可能在此插入修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7cm" svg:y1="24.25cm" svg:x2="15.551cm" svg:y2="24.65cm" draw:start-shape="id125" draw:start-glue-point="1" draw:end-shape="id126" draw:end-glue-point="0" svg:d="M7000 24250c6303 0 2028 400 8551 400">
          <text:p/>
        </draw:connector>
      </draw:page>
      <draw:page draw:name="page14" draw:style-name="dp1" draw:master-page-name="預設">
        <draw:custom-shape draw:style-name="gr1" draw:text-style-name="P2" draw:layer="layout" svg:width="10.396cm" svg:height="1.398cm" svg:x="0.004cm" svg:y="0.004cm">
          <text:p text:style-name="P1"><text:span text:style-name="T1"><text:s/></text:span><text:span text:style-name="T1">修改後</text:span><text:span text:style-name="T1">load-&gt;library()</text:span><text:span text:style-name="T1">的原理</text:span></text:p>
          <draw:enhanced-geometry svg:viewBox="0 0 21600 21600" draw:text-areas="0 0 21600 21600" draw:type="pentagon-right" draw:modifiers="19466.281170943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29" draw:text-style-name="P22" xml:id="id128" draw:id="id128" draw:layer="layout" svg:width="13.5cm" svg:height="1.047cm" svg:x="4.9cm" svg:y="6.1cm">
          <text:p text:style-name="P1"><text:span text:style-name="T5">BASEPATH / libraries <text:s/>/ replace / </text:span><text:span text:style-name="T17">CI_Class</text:span></text:p>
        </draw:rect>
        <draw:rect draw:style-name="gr29" draw:text-style-name="P22" xml:id="id129" draw:id="id129" draw:layer="layout" svg:width="13.5cm" svg:height="1.047cm" svg:x="4.9cm" svg:y="8.253cm">
          <text:p text:style-name="P1"><text:span text:style-name="T5">BASEPATH / libraries / </text:span><text:span text:style-name="T17">CI_Class</text:span></text:p>
        </draw:rect>
        <draw:custom-shape draw:style-name="gr1" draw:text-style-name="P1" xml:id="id127" draw:id="id127" draw:layer="layout" svg:width="5.3cm" svg:height="2.1cm" svg:x="0.3cm" svg:y="3.3cm">
          <text:p text:style-name="P1">要檢查的目錄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.95cm" svg:y1="5.4cm" svg:x2="4.9cm" svg:y2="6.623cm" draw:start-shape="id127" draw:start-glue-point="2" draw:end-shape="id128" draw:end-glue-point="3" svg:d="M2950 5400v1223h1950">
          <text:p/>
        </draw:connector>
        <draw:connector draw:style-name="gr5" draw:text-style-name="P1" draw:layer="layout" svg:x1="2.95cm" svg:y1="5.4cm" svg:x2="4.9cm" svg:y2="8.776cm" draw:start-shape="id127" draw:start-glue-point="2" draw:end-shape="id129" draw:end-glue-point="3" svg:d="M2950 5400v3376h1950">
          <text:p/>
        </draw:connector>
        <draw:rect draw:style-name="gr29" draw:text-style-name="P22" xml:id="id130" draw:id="id130" draw:layer="layout" svg:width="13.5cm" svg:height="1.047cm" svg:x="4.9cm" svg:y="10.553cm">
          <text:p text:style-name="P1"><text:span text:style-name="T5">BASEPATH / plugin / </text:span><text:span text:style-name="T17">Class</text:span></text:p>
        </draw:rect>
        <draw:rect draw:style-name="gr29" draw:text-style-name="P22" xml:id="id131" draw:id="id131" draw:layer="layout" svg:width="13.5cm" svg:height="1.047cm" svg:x="4.9cm" svg:y="13.1cm">
          <text:p text:style-name="P1"><text:span text:style-name="T5">APPPATH / libraries / </text:span><text:span text:style-name="T17">Class</text:span></text:p>
        </draw:rect>
        <draw:connector draw:style-name="gr5" draw:text-style-name="P1" draw:layer="layout" svg:x1="2.95cm" svg:y1="5.4cm" svg:x2="4.9cm" svg:y2="11.076cm" draw:start-shape="id127" draw:start-glue-point="2" draw:end-shape="id130" draw:end-glue-point="3" svg:d="M2950 5400v5676h1950">
          <text:p/>
        </draw:connector>
        <draw:connector draw:style-name="gr5" draw:text-style-name="P1" draw:layer="layout" svg:x1="2.95cm" svg:y1="5.4cm" svg:x2="4.9cm" svg:y2="13.623cm" draw:start-shape="id127" draw:start-glue-point="2" draw:end-shape="id131" draw:end-glue-point="3" svg:d="M2950 5400v8223h1950">
          <text:p/>
        </draw:connector>
        <draw:custom-shape draw:style-name="gr26" draw:text-style-name="P21" xml:id="id132" draw:id="id132" draw:layer="layout" svg:width="6.2cm" svg:height="2.2cm" svg:x="5.3cm" svg:y="16.2cm">
          <text:p text:style-name="P1"><text:span text:style-name="T4">可視覺化設定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xml:id="id133" draw:id="id133" draw:layer="layout" svg:width="6.2cm" svg:height="2.2cm" svg:x="5.301cm" svg:y="19.5cm">
          <text:p text:style-name="P1"><text:span text:style-name="T4">自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8.4cm" svg:y1="11.076cm" svg:x2="11.5cm" svg:y2="17.3cm" draw:start-shape="id130" draw:start-glue-point="1" draw:end-shape="id132" draw:end-glue-point="1" svg:d="M18400 11076c751 0 4201 6224-6900 6224">
          <text:p/>
        </draw:connector>
        <draw:connector draw:style-name="gr5" draw:text-style-name="P1" draw:layer="layout" draw:type="curve" svg:x1="18.4cm" svg:y1="13.623cm" svg:x2="11.501cm" svg:y2="20.6cm" draw:start-shape="id131" draw:end-shape="id133" draw:end-glue-point="1" svg:d="M18400 13623c751 0 4201 6977-6899 6977">
          <text:p/>
        </draw:connector>
      </draw:page>
      <draw:page draw:name="page15" draw:style-name="dp1" draw:master-page-name="預設">
        <draw:custom-shape draw:style-name="gr1" draw:text-style-name="P2" draw:layer="layout" svg:width="8.3cm" svg:height="1.398cm" svg:x="0.004cm" svg:y="0.004cm">
          <text:p text:style-name="P1"><text:span text:style-name="T1">database</text:span></text:p>
          <draw:enhanced-geometry svg:viewBox="0 0 21600 21600" draw:text-areas="0 0 21600 21600" draw:type="pentagon-right" draw:modifiers="19466.281170943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3" xml:id="id134" draw:id="id134" draw:layer="layout" svg:width="3.2cm" svg:height="1.1cm" svg:x="2.599cm" svg:y="11cm">
          <text:p text:style-name="P1"><text:span text:style-name="T2">CI_DB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35" draw:id="id135" draw:layer="layout" svg:width="6.3cm" svg:height="1.1cm" svg:x="1.049cm" svg:y="7.4cm">
          <text:p text:style-name="P1"><text:span text:style-name="T2">CI_DB_query_buil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3" xml:id="id136" draw:id="id136" draw:layer="layout" svg:width="7cm" svg:height="1.2cm" svg:x="11.499cm" svg:y="7.5cm">
          <text:p text:style-name="P1"><text:span text:style-name="T18">DB_query_builder.php</text:span></text:p>
          <draw:enhanced-geometry svg:viewBox="0 0 21600 21600" draw:glue-points="10800 0 0 10800 10800 21600 21600 10800" draw:text-areas="?f3 ?f3 ?f4 ?f4" draw:type="hexagon" draw:modifiers="3251.8361853489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1" draw:layer="layout" draw:type="lines" svg:x1="4.199cm" svg:y1="11cm" svg:x2="4.199cm" svg:y2="8.5cm" draw:start-shape="id134" draw:start-glue-point="0" draw:end-shape="id135" draw:end-glue-point="2" svg:d="M4199 11000v-501-1498-501">
          <text:p/>
        </draw:connector>
        <draw:connector draw:style-name="gr5" draw:text-style-name="P1" draw:layer="layout" draw:type="curve" svg:x1="7.349cm" svg:y1="7.95cm" svg:x2="11.499cm" svg:y2="8.1cm" draw:start-shape="id135" draw:start-glue-point="1" draw:end-shape="id136" draw:end-glue-point="5" svg:d="M7349 7950c3112 0 1038 150 4150 150">
          <text:p/>
        </draw:connector>
        <draw:custom-shape draw:style-name="gr1" draw:text-style-name="P23" xml:id="id137" draw:id="id137" draw:layer="layout" svg:width="7cm" svg:height="1.2cm" svg:x="11.5cm" svg:y="10.9cm">
          <text:p text:style-name="P1"><text:span text:style-name="T18">DB.php</text:span></text:p>
          <draw:enhanced-geometry svg:viewBox="0 0 21600 21600" draw:glue-points="10800 0 0 10800 10800 21600 21600 10800" draw:text-areas="?f3 ?f3 ?f4 ?f4" draw:type="hexagon" draw:modifiers="3251.8361853489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3" xml:id="id143" draw:id="id143" draw:layer="layout" svg:width="4.4cm" svg:height="1.1cm" svg:x="2.85cm" svg:y="20.9cm">
          <text:p text:style-name="P1"><text:span text:style-name="T2">CI_DB_resul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5.799cm" svg:y1="11.55cm" svg:x2="11.5cm" svg:y2="11.5cm" draw:start-shape="id134" draw:start-glue-point="1" draw:end-shape="id137" svg:d="M5799 11550c4276 0 1426-50 5701-50">
          <text:p/>
        </draw:connector>
        <draw:custom-shape draw:style-name="gr1" draw:text-style-name="P3" xml:id="id138" draw:id="id138" draw:layer="layout" svg:width="4.401cm" svg:height="1.1cm" svg:x="1.999cm" svg:y="4.4cm">
          <text:p text:style-name="P1"><text:span text:style-name="T2">CI_DB_driv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s" svg:x1="4.199cm" svg:y1="7.4cm" svg:x2="4.199cm" svg:y2="5.5cm" draw:start-shape="id135" draw:start-glue-point="0" draw:end-shape="id138" draw:end-glue-point="2" svg:d="M4199 7400v-501-898-501">
          <text:p/>
        </draw:connector>
        <draw:custom-shape draw:style-name="gr1" draw:text-style-name="P23" xml:id="id139" draw:id="id139" draw:layer="layout" svg:width="7cm" svg:height="1.2cm" svg:x="11.5cm" svg:y="4.4cm">
          <text:p text:style-name="P1"><text:span text:style-name="T18">DB_driver.php</text:span></text:p>
          <draw:enhanced-geometry svg:viewBox="0 0 21600 21600" draw:glue-points="10800 0 0 10800 10800 21600 21600 10800" draw:text-areas="?f3 ?f3 ?f4 ?f4" draw:type="hexagon" draw:modifiers="3251.8361853489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1" draw:layer="layout" draw:type="lines" svg:x1="6.4cm" svg:y1="4.95cm" svg:x2="11.5cm" svg:y2="5cm" draw:start-shape="id138" draw:start-glue-point="1" draw:end-shape="id139" svg:d="M6400 4950h500l4099 50h501">
          <text:p/>
        </draw:connector>
        <draw:custom-shape draw:style-name="gr35" draw:text-style-name="P3" xml:id="id140" draw:id="id140" draw:layer="layout" svg:width="6.1cm" svg:height="1.1cm" svg:x="1.149cm" svg:y="14.6cm">
          <text:p text:style-name="P1"><text:span text:style-name="T2">CI_DB_mysqli_dri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3" xml:id="id141" draw:id="id141" draw:layer="layout" svg:width="7cm" svg:height="1.2cm" svg:x="11.7cm" svg:y="14cm">
          <text:p text:style-name="P1"><text:span text:style-name="T18">mysqli_driver.php</text:span></text:p>
          <draw:enhanced-geometry svg:viewBox="0 0 21600 21600" draw:glue-points="10800 0 0 10800 10800 21600 21600 10800" draw:text-areas="?f3 ?f3 ?f4 ?f4" draw:type="hexagon" draw:modifiers="3251.8361853489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1" draw:layer="layout" draw:type="curve" svg:x1="7.249cm" svg:y1="15.15cm" svg:x2="11.7cm" svg:y2="14.6cm" draw:start-shape="id140" draw:start-glue-point="1" draw:end-shape="id141" svg:d="M7249 15150c3339 0 1114-550 4451-550">
          <text:p/>
        </draw:connector>
        <draw:connector draw:style-name="gr5" draw:text-style-name="P1" draw:layer="layout" draw:type="lines" svg:x1="4.199cm" svg:y1="14.6cm" svg:x2="4.199cm" svg:y2="12.1cm" draw:start-shape="id140" draw:start-glue-point="0" draw:end-shape="id134" draw:end-glue-point="2" svg:d="M4199 14600v-501-1498-501">
          <text:p/>
        </draw:connector>
        <draw:custom-shape draw:style-name="gr35" draw:text-style-name="P3" xml:id="id142" draw:id="id142" draw:layer="layout" svg:width="5.3cm" svg:height="1.1cm" svg:x="2.4cm" svg:y="23.9cm">
          <text:p text:style-name="P1"><text:span text:style-name="T2">CI_DB_mysqli_resul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s" svg:x1="5.05cm" svg:y1="23.9cm" svg:x2="5.05cm" svg:y2="22cm" draw:start-shape="id142" draw:start-glue-point="0" draw:end-shape="id143" draw:end-glue-point="2" svg:d="M5050 23900v-501-898-501">
          <text:p/>
        </draw:connector>
      </draw:page>
      <draw:page draw:name="page16" draw:style-name="dp1" draw:master-page-name="預設">
        <draw:custom-shape draw:style-name="gr1" draw:text-style-name="P3" draw:layer="layout" svg:width="4.4cm" svg:height="1.1cm" svg:x="1.5cm" svg:y="3cm">
          <text:p text:style-name="P1"><text:span text:style-name="T2">CI_DB_forg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4cm" svg:height="1.1cm" svg:x="1.5cm" svg:y="15.1cm">
          <text:p text:style-name="P1"><text:span text:style-name="T2">CI_DB_utility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預設">
        <draw:custom-shape draw:style-name="gr1" draw:text-style-name="P1" draw:layer="layout" svg:width="8.2cm" svg:height="3.2cm" svg:x="5.9cm" svg:y="12.401cm">
          <text:p text:style-name="P1">全局模組</text:p>
          <text:p text:style-name="P1">與攔截器，Controller</text:p>
          <text:p text:style-name="P1">間的關係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8" draw:style-name="dp1" draw:master-page-name="預設">
        <draw:custom-shape draw:style-name="gr36" draw:text-style-name="P4" draw:layer="layout" svg:width="19cm" svg:height="19.7cm" svg:x="1cm" svg:y="8.1cm">
          <text:p text:style-name="P4">request</text:p>
          <draw:enhanced-geometry svg:viewBox="0 0 21600 21600" draw:type="rectangle" draw:enhanced-path="M 0 0 L 21600 0 21600 21600 0 21600 0 0 Z N"/>
        </draw:custom-shape>
        <draw:custom-shape draw:style-name="gr37" draw:text-style-name="P1" xml:id="id147" draw:id="id147" draw:layer="layout" svg:width="6.5cm" svg:height="16.3cm" svg:x="11.8cm" svg:y="9cm">
          <text:p/>
          <draw:enhanced-geometry svg:viewBox="0 0 21600 21600" draw:type="rectangle" draw:enhanced-path="M 0 0 L 21600 0 21600 21600 0 21600 0 0 Z N"/>
        </draw:custom-shape>
        <draw:rect draw:style-name="gr24" draw:text-style-name="P19" xml:id="id144" draw:id="id144" draw:layer="layout" svg:width="6.6cm" svg:height="2.9cm" svg:x="0.8cm" svg:y="0.6cm">
          <text:p text:style-name="P19">CI_GlobalVariable</text:p>
          <text:p text:style-name="P19">放置全局變數</text:p>
        </draw:rect>
        <draw:custom-shape draw:style-name="gr1" draw:text-style-name="P19" xml:id="id145" draw:id="id145" draw:layer="layout" svg:width="4.7cm" svg:height="2.4cm" svg:x="13.2cm" svg:y="0.7cm">
          <text:p text:style-name="P19">用 load_class()</text:p>
          <text:p text:style-name="P19">l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7.4cm" svg:y1="2.05cm" svg:x2="13.2cm" svg:y2="1.9cm" draw:start-shape="id144" draw:start-glue-point="1" draw:end-shape="id145" draw:end-glue-point="3" svg:d="M7400 2050c4350 0 1450-150 5800-150">
          <text:p/>
        </draw:connector>
        <draw:custom-shape draw:style-name="gr38" draw:text-style-name="P1" xml:id="id146" draw:id="id146" draw:layer="layout" svg:width="4.4cm" svg:height="1.4cm" svg:x="1.9cm" svg:y="5.5cm">
          <text:p text:style-name="P1">$_classe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s" svg:x1="4.1cm" svg:y1="5.5cm" svg:x2="4.1cm" svg:y2="3.5cm" draw:start-shape="id146" draw:start-glue-point="0" draw:end-shape="id144" draw:end-glue-point="2" svg:d="M4100 5500v-501-998-501">
          <text:p/>
        </draw:connector>
        <draw:custom-shape draw:style-name="gr1" draw:text-style-name="P24" xml:id="id149" draw:id="id149" draw:layer="layout" svg:width="4.198cm" svg:height="0.729cm" svg:x="12.951cm" svg:y="10.259cm">
          <text:p text:style-name="P1"><text:span text:style-name="T19">Benchm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4" xml:id="id150" draw:id="id150" draw:layer="layout" svg:width="4.198cm" svg:height="0.729cm" svg:x="12.951cm" svg:y="11.621cm">
          <text:p text:style-name="P1"><text:span text:style-name="T19">Hoo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4" xml:id="id151" draw:id="id151" draw:layer="layout" svg:width="4.198cm" svg:height="0.73cm" svg:x="12.951cm" svg:y="13.08cm">
          <text:p text:style-name="P1"><text:span text:style-name="T19">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4" xml:id="id152" draw:id="id152" draw:layer="layout" svg:width="4.198cm" svg:height="0.73cm" svg:x="12.951cm" svg:y="14.587cm">
          <text:p text:style-name="P1"><text:span text:style-name="T19">Utf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4" xml:id="id153" draw:id="id153" draw:layer="layout" svg:width="4.198cm" svg:height="0.73cm" svg:x="12.951cm" svg:y="15.949cm">
          <text:p text:style-name="P1"><text:span text:style-name="T19">UR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4" xml:id="id154" draw:id="id154" draw:layer="layout" svg:width="4.198cm" svg:height="0.729cm" svg:x="12.951cm" svg:y="17.409cm">
          <text:p text:style-name="P1"><text:span text:style-name="T19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4" xml:id="id162" draw:id="id162" draw:layer="layout" svg:width="4.198cm" svg:height="0.729cm" svg:x="12.951cm" svg:y="18.771cm">
          <text:p text:style-name="P1"><text:span text:style-name="T19">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5.05cm" svg:y1="9cm" svg:x2="6.3cm" svg:y2="6.2cm" draw:start-shape="id147" draw:start-glue-point="0" draw:end-shape="id146" draw:end-glue-point="1" svg:d="M15050 9000c0-1867-2916-2800-8750-2800">
          <text:p/>
        </draw:connector>
        <draw:custom-shape draw:style-name="gr39" draw:text-style-name="P1" xml:id="id148" draw:id="id148" draw:layer="layout" svg:width="4.6cm" svg:height="1.6cm" svg:x="2.048cm" svg:y="10.6cm">
          <text:p text:style-name="P1">Intercep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layout" draw:type="lines" svg:x1="6.648cm" svg:y1="11.4cm" svg:x2="12.951cm" svg:y2="10.623cm" draw:start-shape="id148" draw:start-glue-point="1" draw:end-shape="id149" draw:end-glue-point="3" svg:d="M6648 11400h702l5100-777h501">
          <text:p/>
        </draw:connector>
        <draw:connector draw:style-name="gr40" draw:text-style-name="P1" draw:layer="layout" draw:type="lines" svg:x1="6.648cm" svg:y1="11.4cm" svg:x2="12.951cm" svg:y2="11.985cm" draw:start-shape="id148" draw:start-glue-point="1" draw:end-shape="id150" svg:d="M6648 11400h702l5100 585h501">
          <text:p/>
        </draw:connector>
        <draw:connector draw:style-name="gr40" draw:text-style-name="P1" draw:layer="layout" draw:type="lines" svg:x1="6.648cm" svg:y1="11.4cm" svg:x2="12.951cm" svg:y2="13.445cm" draw:start-shape="id148" draw:start-glue-point="1" draw:end-shape="id151" draw:end-glue-point="3" svg:d="M6648 11400h702l5100 2045h501">
          <text:p/>
        </draw:connector>
        <draw:connector draw:style-name="gr40" draw:text-style-name="P1" draw:layer="layout" draw:type="lines" svg:x1="6.648cm" svg:y1="11.4cm" svg:x2="12.951cm" svg:y2="14.952cm" draw:start-shape="id148" draw:start-glue-point="1" draw:end-shape="id152" draw:end-glue-point="3" svg:d="M6648 11400h702l5100 3552h501">
          <text:p/>
        </draw:connector>
        <draw:connector draw:style-name="gr40" draw:text-style-name="P1" draw:layer="layout" draw:type="lines" svg:x1="6.648cm" svg:y1="11.4cm" svg:x2="12.951cm" svg:y2="16.314cm" draw:start-shape="id148" draw:start-glue-point="1" draw:end-shape="id153" draw:end-glue-point="3" svg:d="M6648 11400h702l5100 4914h501">
          <text:p/>
        </draw:connector>
        <draw:connector draw:style-name="gr40" draw:text-style-name="P1" draw:layer="layout" draw:type="lines" svg:x1="6.648cm" svg:y1="11.4cm" svg:x2="12.951cm" svg:y2="17.773cm" draw:start-shape="id148" draw:start-glue-point="1" draw:end-shape="id154" draw:end-glue-point="3" svg:d="M6648 11400h702l5100 6373h501">
          <text:p/>
        </draw:connector>
        <draw:custom-shape draw:style-name="gr39" draw:text-style-name="P1" xml:id="id158" draw:id="id158" draw:layer="layout" svg:width="4.6cm" svg:height="1.6cm" svg:x="2cm" svg:y="19.5cm">
          <text:p text:style-name="P1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4" xml:id="id155" draw:id="id155" draw:layer="layout" svg:width="4.198cm" svg:height="0.73cm" svg:x="12.952cm" svg:y="20.28cm">
          <text:p text:style-name="P1"><text:span text:style-name="T19">Secu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4" xml:id="id156" draw:id="id156" draw:layer="layout" svg:width="4.198cm" svg:height="0.73cm" svg:x="12.952cm" svg:y="21.787cm">
          <text:p text:style-name="P1"><text:span text:style-name="T19">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4" xml:id="id157" draw:id="id157" draw:layer="layout" svg:width="4.198cm" svg:height="0.73cm" svg:x="12.952cm" svg:y="23.149cm">
          <text:p text:style-name="P1"><text:span text:style-name="T19">La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draw:type="lines" svg:x1="6.648cm" svg:y1="11.4cm" svg:x2="12.952cm" svg:y2="20.645cm" draw:start-shape="id148" draw:start-glue-point="1" draw:end-shape="id155" svg:d="M6648 11400h702l5101 9245h501">
          <text:p/>
        </draw:connector>
        <draw:connector draw:style-name="gr41" draw:text-style-name="P1" draw:layer="layout" draw:type="lines" svg:x1="6.648cm" svg:y1="11.4cm" svg:x2="12.952cm" svg:y2="22.152cm" draw:start-shape="id148" draw:start-glue-point="1" draw:end-shape="id156" draw:end-glue-point="3" svg:d="M6648 11400h702l5101 10752h501">
          <text:p/>
        </draw:connector>
        <draw:connector draw:style-name="gr41" draw:text-style-name="P1" draw:layer="layout" draw:type="lines" svg:x1="6.648cm" svg:y1="11.4cm" svg:x2="12.952cm" svg:y2="23.514cm" draw:start-shape="id148" draw:start-glue-point="1" draw:end-shape="id157" draw:end-glue-point="3" svg:d="M6648 11400h702l5101 12114h501">
          <text:p/>
        </draw:connector>
        <draw:connector draw:style-name="gr5" draw:text-style-name="P1" draw:layer="layout" draw:type="lines" svg:x1="6.6cm" svg:y1="20.3cm" svg:x2="11.8cm" svg:y2="17.15cm" draw:start-shape="id158" draw:start-glue-point="1" draw:end-shape="id147" draw:end-glue-point="3" svg:d="M6600 20300h702l3997-3150h501">
          <text:p/>
        </draw:connector>
        <draw:custom-shape draw:style-name="gr1" draw:text-style-name="P24" xml:id="id159" draw:id="id159" draw:layer="layout" svg:width="2.986cm" svg:height="0.729cm" svg:x="1.3cm" svg:y="14.371cm">
          <text:p text:style-name="P1"><text:span text:style-name="T19">Lo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4" xml:id="id160" draw:id="id160" draw:layer="layout" svg:width="2.986cm" svg:height="0.729cm" svg:x="4.712cm" svg:y="14.371cm">
          <text:p text:style-name="P1"><text:span text:style-name="T19">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4" xml:id="id161" draw:id="id161" draw:layer="layout" svg:width="2.986cm" svg:height="0.729cm" svg:x="2.864cm" svg:y="23.071cm">
          <text:p text:style-name="P1"><text:span text:style-name="T19">Lo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4.348cm" svg:y1="12.2cm" svg:x2="2.793cm" svg:y2="14.371cm" draw:start-shape="id148" draw:start-glue-point="2" draw:end-shape="id159" draw:end-glue-point="0" svg:d="M4348 12200v701l-1555 968v502">
          <text:p/>
        </draw:connector>
        <draw:connector draw:style-name="gr5" draw:text-style-name="P1" draw:layer="layout" draw:type="lines" svg:x1="4.348cm" svg:y1="12.2cm" svg:x2="6.205cm" svg:y2="14.371cm" draw:start-shape="id148" draw:start-glue-point="2" draw:end-shape="id160" draw:end-glue-point="0" svg:d="M4348 12200v701l1857 928v542">
          <text:p/>
        </draw:connector>
        <draw:connector draw:style-name="gr5" draw:text-style-name="P1" draw:layer="layout" draw:type="lines" svg:x1="4.3cm" svg:y1="21.1cm" svg:x2="4.357cm" svg:y2="23.071cm" draw:start-shape="id158" draw:start-glue-point="2" draw:end-shape="id161" draw:end-glue-point="0" svg:d="M4300 21100v701l57 768v502">
          <text:p/>
        </draw:connector>
        <draw:connector draw:style-name="gr43" draw:text-style-name="P25" draw:layer="layout" draw:type="lines" svg:x1="7.698cm" svg:y1="14.735cm" svg:x2="12.951cm" svg:y2="19.135cm" draw:start-shape="id160" draw:start-glue-point="1" draw:end-shape="id162" svg:d="M7698 14735h542l4210 4400h501">
          <text:p text:style-name="P1"><text:span text:style-name="T20">override</text:span></text:p>
        </draw:connector>
      </draw:page>
      <draw:page draw:name="page19" draw:style-name="dp1" draw:master-page-name="預設">
        <draw:rect draw:style-name="gr44" draw:text-style-name="P1" xml:id="id164" draw:id="id164" draw:layer="layout" svg:width="5.2cm" svg:height="1.7cm" svg:x="6.8cm" svg:y="7.6cm">
          <text:p text:style-name="P1">UserContainer</text:p>
        </draw:rect>
        <draw:rect draw:style-name="gr45" draw:text-style-name="P1" xml:id="id163" draw:id="id163" draw:layer="layout" svg:width="5.2cm" svg:height="1.7cm" svg:x="3.3cm" svg:y="11.8cm">
          <text:p text:style-name="P1">Interceptor</text:p>
        </draw:rect>
        <draw:rect draw:style-name="gr45" draw:text-style-name="P1" xml:id="id165" draw:id="id165" draw:layer="layout" svg:width="5.2cm" svg:height="1.7cm" svg:x="11.5cm" svg:y="11.8cm">
          <text:p text:style-name="P1">Controller</text:p>
        </draw:rect>
        <draw:connector draw:style-name="gr5" draw:text-style-name="P1" draw:layer="layout" draw:type="lines" svg:x1="5.9cm" svg:y1="11.8cm" svg:x2="9.4cm" svg:y2="9.3cm" draw:start-shape="id163" draw:start-glue-point="0" draw:end-shape="id164" draw:end-glue-point="2" svg:d="M5900 11800v-501l3500-1298v-701">
          <text:p/>
        </draw:connector>
        <draw:connector draw:style-name="gr5" draw:text-style-name="P1" draw:layer="layout" draw:type="lines" svg:x1="14.1cm" svg:y1="11.8cm" svg:x2="9.4cm" svg:y2="9.3cm" draw:start-shape="id165" draw:start-glue-point="0" draw:end-shape="id164" draw:end-glue-point="2" svg:d="M14100 11800v-501l-4700-1298v-701">
          <text:p/>
        </draw:connector>
        <draw:custom-shape draw:style-name="gr46" draw:text-style-name="P1" draw:layer="layout" svg:width="7.1cm" svg:height="2.2cm" svg:x="12.7cm" svg:y="4.8cm">
          <text:p text:style-name="P1">供使用者操作的容器</text:p>
          <draw:enhanced-geometry svg:viewBox="0 0 21600 21600" draw:text-areas="800 800 20800 20800" draw:type="round-rectangular-callout" draw:modifiers="-3531.55893536122 30579.5547478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1" xml:id="id167" draw:id="id167" draw:layer="layout" svg:width="3.8cm" svg:height="1.8cm" svg:x="1cm" svg:y="7.6cm">
          <text:p text:style-name="P1">loader</text:p>
        </draw:rect>
        <draw:rect draw:style-name="gr4" draw:text-style-name="P1" xml:id="id166" draw:id="id166" draw:layer="layout" svg:width="2cm" svg:height="1.4cm" svg:x="1.5cm" svg:y="2.5cm">
          <text:p text:style-name="P1">core</text:p>
        </draw:rect>
        <draw:rect draw:style-name="gr4" draw:text-style-name="P1" xml:id="id168" draw:id="id168" draw:layer="layout" svg:width="2cm" svg:height="1.4cm" svg:x="4.4cm" svg:y="2.5cm">
          <text:p text:style-name="P1">lib</text:p>
        </draw:rect>
        <draw:rect draw:style-name="gr4" draw:text-style-name="P1" xml:id="id169" draw:id="id169" draw:layer="layout" svg:width="2cm" svg:height="1.4cm" svg:x="7.6cm" svg:y="2.5cm">
          <text:p text:style-name="P1">model</text:p>
        </draw:rect>
        <draw:connector draw:style-name="gr5" draw:text-style-name="P1" draw:layer="layout" draw:type="lines" svg:x1="2.5cm" svg:y1="3.9cm" svg:x2="2.9cm" svg:y2="7.6cm" draw:start-shape="id166" draw:start-glue-point="2" draw:end-shape="id167" svg:d="M2500 3900v501l400 2698v501">
          <text:p/>
        </draw:connector>
        <draw:connector draw:style-name="gr5" draw:text-style-name="P1" draw:layer="layout" draw:type="lines" svg:x1="5.4cm" svg:y1="3.9cm" svg:x2="2.9cm" svg:y2="7.6cm" draw:start-shape="id168" draw:start-glue-point="2" draw:end-shape="id167" draw:end-glue-point="0" svg:d="M5400 3900v501l-2500 2698v501">
          <text:p/>
        </draw:connector>
        <draw:connector draw:style-name="gr5" draw:text-style-name="P1" draw:layer="layout" draw:type="lines" svg:x1="8.6cm" svg:y1="3.9cm" svg:x2="2.9cm" svg:y2="7.6cm" draw:start-shape="id169" draw:start-glue-point="2" draw:end-shape="id167" draw:end-glue-point="0" svg:d="M8600 3900v501l-5700 2698v501">
          <text:p/>
        </draw:connector>
        <draw:connector draw:style-name="gr5" draw:text-style-name="P1" draw:layer="layout" draw:type="line" svg:x1="4.8cm" svg:y1="8.5cm" svg:x2="6.8cm" svg:y2="8.45cm" draw:start-shape="id167" draw:start-glue-point="1" draw:end-shape="id164" draw:end-glue-point="3" svg:d="M4800 8500l2000-50">
          <text:p/>
        </draw:connector>
      </draw:page>
      <draw:page draw:name="page20" draw:style-name="dp1" draw:master-page-name="預設">
        <draw:custom-shape draw:style-name="gr1" draw:text-style-name="P2" draw:layer="layout" svg:width="8cm" svg:height="1.6cm" svg:x="0.001cm" svg:y="0cm">
          <text:p text:style-name="P1"><text:span text:style-name="T1">未來</text:span></text:p>
          <draw:enhanced-geometry svg:viewBox="0 0 21600 21600" draw:text-areas="0 0 21600 21600" draw:type="pentagon-right" draw:modifiers="20077.35226477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4" draw:text-style-name="P5" draw:layer="layout" svg:width="16.9cm" svg:height="2.8cm" svg:x="2cm" svg:y="3.1cm">
          <text:p text:style-name="P4"><text:span text:style-name="T2">request </text:span><text:span text:style-name="T2">將成唯一個類，類似 </text:span><text:span text:style-name="T2">URI</text:span></text:p>
          <text:p text:style-name="P4"><text:span text:style-name="T2"/></text:p>
          <text:p text:style-name="P4"><text:span text:style-name="T2">URI </text:span><text:span text:style-name="T2">在創建時處理太少</text:span></text:p>
        </draw:rect>
        <draw:rect draw:style-name="gr4" draw:text-style-name="P5" draw:layer="layout" svg:width="16.9cm" svg:height="1.6cm" svg:x="2cm" svg:y="10.4cm">
          <text:p text:style-name="P4"><text:span text:style-name="T2">autoLoad </text:span><text:span text:style-name="T11">class</text:span></text:p>
        </draw:rect>
        <draw:rect draw:style-name="gr47" draw:text-style-name="P8" draw:layer="layout" svg:width="16.9cm" svg:height="2.4cm" svg:x="2cm" svg:y="6.5cm">
          <text:p text:style-name="P6"><text:span text:style-name="T2">驗證規則的獨立設定，在</text:span><text:span text:style-name="T2">session </text:span><text:span text:style-name="T2">設定 </text:span><text:span text:style-name="T2">(url</text:span><text:span text:style-name="T2">來源</text:span><text:span text:style-name="T2">) (hash)(</text:span><text:span text:style-name="T2">命令</text:span><text:span text:style-name="T2">)</text:span></text:p>
          <text:p text:style-name="P6"><text:span text:style-name="T2">系統依</text:span><text:span text:style-name="T2">sesssion</text:span><text:span text:style-name="T2">資料來調用規則</text:span></text:p>
        </draw:rect>
        <draw:rect draw:style-name="gr4" draw:text-style-name="P5" draw:layer="layout" svg:width="16.9cm" svg:height="2.4cm" svg:x="2cm" svg:y="13.7cm">
          <text:p text:style-name="P4"><text:span text:style-name="T2">消毒 </text:span><text:span text:style-name="T2">request </text:span><text:span text:style-name="T2">資料</text:span></text:p>
        </draw:rect>
        <draw:rect draw:style-name="gr4" draw:text-style-name="P5" draw:layer="layout" svg:width="16.9cm" svg:height="3.2cm" svg:x="2cm" svg:y="17.9cm">
          <text:p text:style-name="P4"><text:span text:style-name="T2">新增設定 清除，過濾，重設 </text:span><text:span text:style-name="T2">request </text:span><text:span text:style-name="T2">的方法鏈，可依網址來觸發</text:span></text:p>
          <text:p text:style-name="P4"><text:span text:style-name="T2">省去在 </text:span><text:span text:style-name="T2">controller </text:span><text:span text:style-name="T2">手動設定</text:span></text:p>
          <text:p text:style-name="P4"><text:span text:style-name="T2"/></text:p>
          <text:p text:style-name="P4"><text:span text:style-name="T2">攔截器</text:span></text:p>
        </draw:rect>
        <draw:rect draw:style-name="gr4" draw:text-style-name="P5" draw:layer="layout" svg:width="16.9cm" svg:height="2.4cm" svg:x="2cm" svg:y="24cm">
          <text:p text:style-name="P4"><text:span text:style-name="T2">新增設定清除 </text:span><text:span text:style-name="T2">view </text:span><text:span text:style-name="T2">輸出的方法鏈</text:span></text:p>
        </draw:rect>
      </draw:page>
      <draw:page draw:name="page21" draw:style-name="dp1" draw:master-page-name="預設">
        <draw:rect draw:style-name="gr4" draw:text-style-name="P5" draw:layer="layout" svg:width="16.9cm" svg:height="2.4cm" svg:x="2cm" svg:y="2cm">
          <text:p text:style-name="P4"><text:span text:style-name="T2">ip </text:span><text:span text:style-name="T2">規則</text:span></text:p>
        </draw:rect>
        <draw:rect draw:style-name="gr4" draw:text-style-name="P5" draw:layer="layout" svg:width="16.9cm" svg:height="2.4cm" svg:x="2cm" svg:y="6cm">
          <text:p text:style-name="P4"><text:span text:style-name="T2">路由</text:span><text:span text:style-name="T2">:</text:span><text:span text:style-name="T2">藉由 </text:span><text:span text:style-name="T2">(d)</text:span><text:span text:style-name="T2">取得路徑命令</text:span></text:p>
        </draw:rect>
      </draw:page>
      <draw:page draw:name="page22" draw:style-name="dp1" draw:master-page-name="預設">
        <draw:rect draw:style-name="gr4" draw:text-style-name="P1" draw:layer="layout" svg:width="8.9cm" svg:height="3.4cm" svg:x="6.05cm" svg:y="13.15cm">
          <text:p text:style-name="P1">CodeIgniter </text:p>
          <text:p text:style-name="P1">功能增進計畫</text:p>
        </draw:rect>
      </draw:page>
      <draw:page draw:name="page23" draw:style-name="dp1" draw:master-page-name="預設">
        <draw:custom-shape draw:style-name="gr1" draw:text-style-name="P1" draw:layer="layout" svg:width="6.7cm" svg:height="2.2cm" svg:x="7.151cm" svg:y="13.751cm">
          <text:p text:style-name="P1">攔截器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4" draw:style-name="dp1" draw:master-page-name="預設">
        <draw:custom-shape draw:style-name="gr16" draw:text-style-name="P1" xml:id="id170" draw:id="id170" draw:layer="layout" svg:width="0.9cm" svg:height="0.9cm" svg:x="1.058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171" draw:id="id171" draw:layer="layout" svg:width="0.9cm" svg:height="0.9cm" svg:x="1.058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1.508cm" svg:y1="2.9cm" svg:x2="1.508cm" svg:y2="5.3cm" draw:start-shape="id170" draw:start-glue-point="8" draw:end-shape="id171" draw:end-glue-point="4" svg:d="M1508 2900v2400">
          <text:p text:style-name="P1">request</text:p>
        </draw:connector>
        <draw:rect draw:style-name="gr9" draw:text-style-name="P12" xml:id="id172" draw:id="id172" draw:layer="layout" svg:width="5.5cm" svg:height="3.4cm" svg:x="4.195cm" svg:y="0.8cm">
          <text:p text:style-name="P11"><text:span text:style-name="T2">解析網址</text:span></text:p>
          <text:p text:style-name="P11"><text:span text:style-name="T2"/></text:p>
          <text:p text:style-name="P11"><text:span text:style-name="T2">根據 網址參數</text:span><text:span text:style-name="T2">, CURL</text:span></text:p>
          <text:p text:style-name="P11"><text:span text:style-name="T2">決定命令</text:span></text:p>
          <text:p text:style-name="P11"><text:span text:style-name="T2"/></text:p>
          <text:p text:style-name="P11"><text:span text:style-name="T10"/></text:p>
        </draw:rect>
        <draw:connector draw:style-name="gr18" draw:text-style-name="P1" draw:layer="layout" draw:type="curve" svg:x1="1.958cm" svg:y1="5.75cm" svg:x2="4.195cm" svg:y2="2.5cm" draw:start-shape="id171" draw:start-glue-point="10" draw:end-shape="id172" draw:end-glue-point="3" svg:d="M1958 5750c1678 0 560-3250 2237-3250">
          <text:p/>
        </draw:connector>
        <draw:custom-shape draw:style-name="gr16" draw:text-style-name="P1" xml:id="id174" draw:id="id174" draw:layer="layout" svg:width="0.9cm" svg:height="0.9cm" svg:x="1.058cm" svg:y="25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.508cm" svg:y1="6.2cm" svg:x2="1.508cm" svg:y2="8cm" draw:start-shape="id171" draw:start-glue-point="8" draw:end-shape="id173" draw:end-glue-point="4" svg:d="M1508 6200v1800">
          <text:p/>
        </draw:connector>
        <draw:rect draw:style-name="gr9" draw:text-style-name="P17" xml:id="id175" draw:id="id175" draw:layer="layout" svg:width="8.5cm" svg:height="3.5cm" svg:x="6.695cm" svg:y="21.7cm">
          <text:p text:style-name="P16"><text:span text:style-name="T2">找出要調用的 </text:span><text:span text:style-name="T2">controller.method</text:span></text:p>
          <text:p text:style-name="P16"><text:span text:style-name="T2">把所有需要模組綁到 </text:span><text:span text:style-name="T2">controller </text:span><text:span text:style-name="T2">上</text:span></text:p>
          <text:p text:style-name="P16"><text:span text:style-name="T2">方便使用者調用</text:span></text:p>
          <text:p text:style-name="P16"><text:span text:style-name="T2"/></text:p>
          <text:p text:style-name="P16"><text:span text:style-name="T2"/></text:p>
          <text:p text:style-name="P11"><text:span text:style-name="T2"/></text:p>
        </draw:rect>
        <draw:connector draw:style-name="gr18" draw:text-style-name="P1" draw:layer="layout" draw:type="curve" svg:x1="1.958cm" svg:y1="25.96cm" svg:x2="6.695cm" svg:y2="23.45cm" draw:start-shape="id174" draw:start-glue-point="10" draw:end-shape="id175" draw:end-glue-point="3" svg:d="M1958 25960c3553 0 1185-2510 4737-2510">
          <text:p/>
        </draw:connector>
        <draw:custom-shape draw:style-name="gr16" draw:text-style-name="P1" xml:id="id173" draw:id="id173" draw:layer="layout" svg:width="0.9cm" svg:height="0.9cm" svg:x="1.05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2" xml:id="id176" draw:id="id176" draw:layer="layout" svg:width="8.5cm" svg:height="4.1cm" svg:x="10.195cm" svg:y="2.5cm">
          <text:p text:style-name="P11"><text:span text:style-name="T2"/></text:p>
          <text:p text:style-name="P11"><text:span text:style-name="T10">router</text:span><text:span text:style-name="T2">把</text:span><text:span text:style-name="T2">(match</text:span><text:span text:style-name="T2">命令</text:span><text:span text:style-name="T2">)</text:span><text:span text:style-name="T2">轉譯成</text:span></text:p>
          <text:p text:style-name="P11"><text:span text:style-name="T2">管理者預設</text:span><text:span text:style-name="T2">(</text:span><text:span text:style-name="T2">命令</text:span><text:span text:style-name="T2">)</text:span></text:p>
          <text:p text:style-name="P11"><text:span text:style-name="T2"/></text:p>
          <text:p text:style-name="P11"><text:span text:style-name="T2">找出所屬的 </text:span><text:span text:style-name="T2">controller, method</text:span></text:p>
        </draw:rect>
        <draw:connector draw:style-name="gr18" draw:text-style-name="P1" draw:layer="layout" draw:type="curve" svg:x1="1.958cm" svg:y1="8.45cm" svg:x2="10.195cm" svg:y2="4.55cm" draw:start-shape="id173" draw:start-glue-point="10" draw:end-shape="id176" svg:d="M1958 8450c6178 0 2060-3900 8237-3900">
          <text:p/>
        </draw:connector>
        <draw:custom-shape draw:style-name="gr16" draw:text-style-name="P1" xml:id="id177" draw:id="id177" draw:layer="layout" svg:width="0.9cm" svg:height="0.9cm" svg:x="1.058cm" svg:y="10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s" svg:x1="1.508cm" svg:y1="8.9cm" svg:x2="1.508cm" svg:y2="10.813cm" draw:start-shape="id173" draw:start-glue-point="8" draw:end-shape="id177" draw:end-glue-point="4" svg:d="M1508 8900v501 911 501">
          <text:p/>
        </draw:connector>
        <draw:rect draw:style-name="gr20" draw:text-style-name="P12" xml:id="id179" draw:id="id179" draw:layer="layout" svg:width="8.5cm" svg:height="2.1cm" svg:x="6.895cm" svg:y="7.2cm">
          <text:p text:style-name="P11"><text:span text:style-name="T2"/></text:p>
          <text:p text:style-name="P11"><text:span text:style-name="T2">是否有設置靜態網頁</text:span><text:span text:style-name="T2">(cache)</text:span></text:p>
        </draw:rect>
        <draw:custom-shape draw:style-name="gr21" draw:text-style-name="P1" xml:id="id178" draw:id="id178" draw:layer="layout" svg:width="1.727cm" svg:height="1.727cm" svg:x="5.568cm" svg:y="10.4cm">
          <text:p text:style-name="P1">輸出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s" svg:x1="1.958cm" svg:y1="11.263cm" svg:x2="5.568cm" svg:y2="11.264cm" draw:start-shape="id177" draw:start-glue-point="10" draw:end-shape="id178" draw:end-glue-point="5" svg:d="M1958 11263h501l2607 1h502">
          <text:p/>
        </draw:connector>
        <draw:connector draw:style-name="gr18" draw:text-style-name="P1" draw:layer="layout" draw:type="curve" svg:x1="1.958cm" svg:y1="11.263cm" svg:x2="6.895cm" svg:y2="8.25cm" draw:start-shape="id177" draw:start-glue-point="10" draw:end-shape="id179" draw:end-glue-point="3" svg:d="M1958 11263c3703 0 1235-3013 4937-3013">
          <text:p/>
        </draw:connector>
        <draw:rect draw:style-name="gr9" draw:text-style-name="P17" xml:id="id180" draw:id="id180" draw:layer="layout" svg:width="8.5cm" svg:height="1.3cm" svg:x="6.695cm" svg:y="25.7cm">
          <text:p text:style-name="P16"><text:span text:style-name="T2">調用資料庫</text:span></text:p>
          <text:p text:style-name="P16"><text:span text:style-name="T2"/></text:p>
          <text:p text:style-name="P11"><text:span text:style-name="T2"/></text:p>
        </draw:rect>
        <draw:connector draw:style-name="gr18" draw:text-style-name="P1" draw:layer="layout" draw:type="curve" svg:x1="1.958cm" svg:y1="25.96cm" svg:x2="6.695cm" svg:y2="26.35cm" draw:start-shape="id174" draw:start-glue-point="10" draw:end-shape="id180" draw:end-glue-point="3" svg:d="M1958 25960c3553 0 1185 390 4737 390">
          <text:p/>
        </draw:connector>
        <draw:custom-shape draw:style-name="gr16" draw:text-style-name="P1" xml:id="id181" draw:id="id181" draw:layer="layout" svg:width="0.9cm" svg:height="0.9cm" svg:x="1.05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2" xml:id="id182" draw:id="id182" draw:layer="layout" svg:width="8.5cm" svg:height="2.1cm" svg:x="10.695cm" svg:y="9.7cm">
          <text:p text:style-name="P11"><text:span text:style-name="T2"/></text:p>
          <text:p text:style-name="P11"><text:span text:style-name="T2">Request </text:span><text:span text:style-name="T2">資訊處理 安全過濾</text:span></text:p>
        </draw:rect>
        <draw:connector draw:style-name="gr18" draw:text-style-name="P1" draw:layer="layout" draw:type="curve" draw:line-skew="1.187cm" svg:x1="1.958cm" svg:y1="13.75cm" svg:x2="10.695cm" svg:y2="10.75cm" draw:start-shape="id181" draw:start-glue-point="10" draw:end-shape="id182" draw:end-glue-point="3" svg:d="M1958 13750c8334 0 3966-3000 8737-3000">
          <text:p/>
        </draw:connector>
        <draw:custom-shape draw:style-name="gr16" draw:text-style-name="P1" xml:id="id183" draw:id="id183" draw:layer="layout" svg:width="0.9cm" svg:height="0.9cm" svg:x="1.058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17" xml:id="id185" draw:id="id185" draw:layer="layout" svg:width="8.5cm" svg:height="1.3cm" svg:x="6.695cm" svg:y="27.8cm">
          <text:p text:style-name="P16"><text:span text:style-name="T2">驗證使用者表單資料</text:span></text:p>
          <text:p text:style-name="P16"><text:span text:style-name="T2"/></text:p>
          <text:p text:style-name="P11"><text:span text:style-name="T2"/></text:p>
        </draw:rect>
        <draw:rect draw:style-name="gr48" draw:text-style-name="P12" xml:id="id184" draw:id="id184" draw:layer="layout" svg:width="8.5cm" svg:height="2.1cm" svg:x="10.395cm" svg:y="12.9cm">
          <text:p text:style-name="P11"><text:span text:style-name="T2"/></text:p>
          <text:p text:style-name="P11"><text:span text:style-name="T2">(</text:span><text:span text:style-name="T2">攔截</text:span><text:span text:style-name="T2">)</text:span><text:span text:style-name="T2">預先處理</text:span><text:span text:style-name="T2">(</text:span><text:span text:style-name="T2">如身分驗證</text:span><text:span text:style-name="T2">)</text:span></text:p>
        </draw:rect>
        <draw:connector draw:style-name="gr5" draw:text-style-name="P1" draw:layer="layout" draw:type="curve" svg:x1="1.508cm" svg:y1="11.713cm" svg:x2="1.508cm" svg:y2="13.3cm" draw:start-shape="id177" draw:start-glue-point="8" draw:end-shape="id181" draw:end-glue-point="4" svg:d="M1508 11713v1587">
          <text:p/>
        </draw:connector>
        <draw:connector draw:style-name="gr5" draw:text-style-name="P1" draw:layer="layout" draw:type="lines" svg:x1="1.508cm" svg:y1="14.2cm" svg:x2="1.508cm" svg:y2="16cm" draw:start-shape="id181" draw:start-glue-point="8" draw:end-shape="id183" draw:end-glue-point="4" svg:d="M1508 14200v501 798 501">
          <text:p/>
        </draw:connector>
        <draw:connector draw:style-name="gr5" draw:text-style-name="P1" draw:layer="layout" draw:type="lines" svg:x1="1.508cm" svg:y1="16.9cm" svg:x2="1.508cm" svg:y2="25.51cm" draw:start-shape="id183" draw:start-glue-point="8" draw:end-shape="id174" draw:end-glue-point="4" svg:d="M1508 16900v501 7608 501">
          <text:p/>
        </draw:connector>
        <draw:connector draw:style-name="gr18" draw:text-style-name="P1" draw:layer="layout" draw:type="curve" svg:x1="1.958cm" svg:y1="16.45cm" svg:x2="10.395cm" svg:y2="13.95cm" draw:start-shape="id183" draw:start-glue-point="10" draw:end-shape="id184" draw:end-glue-point="3" svg:d="M1958 16450c6298 0 2080-2500 8437-2500">
          <text:p/>
        </draw:connector>
        <draw:connector draw:style-name="gr18" draw:text-style-name="P1" draw:layer="layout" draw:type="curve" svg:x1="1.958cm" svg:y1="25.96cm" svg:x2="6.695cm" svg:y2="28.45cm" draw:start-shape="id174" draw:start-glue-point="10" draw:end-shape="id185" draw:end-glue-point="3" svg:d="M1958 25960c3553 0 1185 2490 4737 2490">
          <text:p/>
        </draw:connector>
        <draw:custom-shape draw:style-name="gr49" draw:text-style-name="P1" draw:layer="layout" svg:width="6.2cm" svg:height="2.3cm" svg:x="10.9cm" svg:y="16.4cm">
          <text:p text:style-name="P1">與CI_Controller</text:p>
          <text:p text:style-name="P1">功能一樣</text:p>
          <draw:enhanced-geometry svg:viewBox="0 0 21600 21600" draw:text-areas="800 800 20800 20800" draw:type="round-rectangular-callout" draw:modifiers="1031.0595065312 -15855.01955671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5" draw:style-name="dp1" draw:master-page-name="預設">
        <draw:custom-shape draw:style-name="gr1" draw:text-style-name="P2" draw:layer="layout" svg:width="8.3cm" svg:height="1.7cm" svg:x="0.001cm" svg:y="0.001cm">
          <text:p text:style-name="P1"><text:span text:style-name="T1">攔截器系統的原理</text:span></text:p>
          <draw:enhanced-geometry svg:viewBox="0 0 21600 21600" draw:text-areas="0 0 21600 21600" draw:type="pentagon-right" draw:modifiers="17918.033971810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1" xml:id="id186" draw:id="id186" draw:layer="layout" svg:width="0.9cm" svg:height="0.9cm" svg:x="1.48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187" draw:id="id187" draw:layer="layout" svg:width="0.9cm" svg:height="0.9cm" svg:x="1.48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1.933cm" svg:y1="4.9cm" svg:x2="1.933cm" svg:y2="7.3cm" draw:start-shape="id186" draw:start-glue-point="8" draw:end-shape="id187" draw:end-glue-point="4" svg:d="M1933 4900v2400">
          <text:p text:style-name="P1">request</text:p>
        </draw:connector>
        <draw:custom-shape draw:style-name="gr16" draw:text-style-name="P1" xml:id="id188" draw:id="id188" draw:layer="layout" svg:width="0.9cm" svg:height="0.9cm" svg:x="1.483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draw:type="line" svg:x1="1.933cm" svg:y1="8.2cm" svg:x2="1.933cm" svg:y2="11.1cm" draw:start-shape="id187" draw:start-glue-point="8" draw:end-shape="id188" draw:end-glue-point="4" svg:d="M1933 8200v2900">
          <text:p/>
        </draw:connector>
        <draw:rect draw:style-name="gr4" draw:text-style-name="P2" xml:id="id189" draw:id="id189" draw:layer="layout" svg:width="6.7cm" svg:height="2.1cm" svg:x="9cm" svg:y="1.4cm">
          <text:p text:style-name="P1"><text:span text:style-name="T1">呼叫攔截器系統</text:span></text:p>
        </draw:rect>
        <draw:connector draw:style-name="gr5" draw:text-style-name="P1" draw:layer="layout" draw:type="curve" svg:x1="2.252cm" svg:y1="11.231cm" svg:x2="9cm" svg:y2="2.45cm" draw:start-shape="id188" draw:start-glue-point="11" draw:end-shape="id189" draw:end-glue-point="3" svg:d="M2252 11231c5160 0 1786-8781 6748-8781">
          <text:p/>
        </draw:connector>
        <draw:rect draw:style-name="gr24" draw:text-style-name="P18" xml:id="id191" draw:id="id191" draw:layer="layout" svg:width="7.7cm" svg:height="4.1cm" svg:x="8.5cm" svg:y="10.9cm">
          <text:p text:style-name="P4"><text:span text:style-name="T1">把</text:span><text:span text:style-name="T1">loader</text:span><text:span text:style-name="T1">加入攔截器系統</text:span></text:p>
          <text:p text:style-name="P4"><text:span text:style-name="T1">當使用者需要任何模組時</text:span></text:p>
          <text:p text:style-name="P4"><text:span text:style-name="T1">可由</text:span><text:span text:style-name="T1">loader</text:span><text:span text:style-name="T1">加入</text:span></text:p>
        </draw:rect>
        <draw:rect draw:style-name="gr24" draw:text-style-name="P18" xml:id="id190" draw:id="id190" draw:layer="layout" svg:width="7.7cm" svg:height="4.1cm" svg:x="8.5cm" svg:y="5.2cm">
          <text:p text:style-name="P4"><text:span text:style-name="T1">把已經</text:span><text:span text:style-name="T1">load</text:span><text:span text:style-name="T1">的模組</text:span></text:p>
          <text:p text:style-name="P4"><text:span text:style-name="T1">加入攔截器系統</text:span></text:p>
        </draw:rect>
        <draw:connector draw:style-name="gr5" draw:text-style-name="P1" draw:layer="layout" draw:type="line" svg:x1="12.35cm" svg:y1="3.5cm" svg:x2="12.35cm" svg:y2="5.2cm" draw:start-shape="id189" draw:start-glue-point="2" draw:end-shape="id190" draw:end-glue-point="0" svg:d="M12350 3500v1700">
          <text:p/>
        </draw:connector>
        <draw:connector draw:style-name="gr5" draw:text-style-name="P1" draw:layer="layout" draw:type="line" svg:x1="12.35cm" svg:y1="9.3cm" svg:x2="12.35cm" svg:y2="10.9cm" draw:start-shape="id190" draw:start-glue-point="2" draw:end-shape="id191" draw:end-glue-point="0" svg:d="M12350 9300v1600">
          <text:p/>
        </draw:connector>
        <draw:custom-shape draw:style-name="gr25" draw:text-style-name="P10" xml:id="id193" draw:id="id193" draw:layer="layout" svg:width="3.1cm" svg:height="3.1cm" svg:x="4cm" svg:y="19.5cm">
          <text:p text:style-name="P1"><text:span text:style-name="T1">攔截器系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xml:id="id194" draw:id="id194" draw:layer="layout" svg:width="3.1cm" svg:height="3.1cm" svg:x="14cm" svg:y="19.5cm">
          <text:p text:style-name="P1"><text:span text:style-name="T6">lo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xml:id="id195" draw:id="id195" draw:layer="layout" svg:width="2.6cm" svg:height="2.6cm" svg:x="10.7cm" svg:y="24.6cm">
          <text:p text:style-name="P1"><text:span text:style-name="T6">libra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0" xml:id="id196" draw:id="id196" draw:layer="layout" svg:width="2.6cm" svg:height="2.6cm" svg:x="13.9cm" svg:y="24.6cm">
          <text:p text:style-name="P1"><text:span text:style-name="T6">mod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0" xml:id="id197" draw:id="id197" draw:layer="layout" svg:width="2.6cm" svg:height="2.6cm" svg:x="17.3cm" svg:y="24.601cm">
          <text:p text:style-name="P1"><text:span text:style-name="T6">vie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0" xml:id="id192" draw:id="id192" draw:layer="layout" svg:width="8.4cm" svg:height="2.4cm" svg:x="0.9cm" svg:y="25.4cm">
          <text:p text:style-name="P19"><text:span text:style-name="T4">使用者操作的環境</text:span></text:p>
          <text:p text:style-name="P19"><text:span text:style-name="T4">整合所有的程式運作區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5.1cm" svg:y1="25.4cm" svg:x2="5.55cm" svg:y2="22.6cm" draw:start-shape="id192" draw:start-glue-point="0" draw:end-shape="id193" draw:end-glue-point="8" svg:d="M5100 25400c0-2100 450-700 450-2800">
          <text:p/>
        </draw:connector>
        <draw:connector draw:style-name="gr5" draw:text-style-name="P1" draw:layer="layout" draw:type="lines" svg:x1="14cm" svg:y1="21.05cm" svg:x2="7.1cm" svg:y2="21.05cm" draw:start-shape="id194" draw:start-glue-point="6" draw:end-shape="id193" svg:d="M14000 21050h-501-5870-529">
          <text:p/>
        </draw:connector>
        <draw:connector draw:style-name="gr5" draw:text-style-name="P1" draw:layer="layout" draw:type="lines" svg:x1="12cm" svg:y1="24.6cm" svg:x2="15.55cm" svg:y2="22.6cm" draw:start-shape="id195" draw:start-glue-point="4" draw:end-shape="id194" svg:d="M12000 24600v-501l3550-998v-501">
          <text:p/>
        </draw:connector>
        <draw:connector draw:style-name="gr5" draw:text-style-name="P1" draw:layer="layout" draw:type="lines" svg:x1="15.2cm" svg:y1="24.6cm" svg:x2="15.55cm" svg:y2="22.6cm" draw:start-shape="id196" draw:start-glue-point="4" draw:end-shape="id194" draw:end-glue-point="8" svg:d="M15200 24600v-501l350-998v-501">
          <text:p/>
        </draw:connector>
        <draw:connector draw:style-name="gr5" draw:text-style-name="P1" draw:layer="layout" draw:type="lines" svg:x1="18.6cm" svg:y1="24.601cm" svg:x2="15.55cm" svg:y2="22.6cm" draw:start-shape="id197" draw:start-glue-point="4" draw:end-shape="id194" draw:end-glue-point="8" svg:d="M18600 24601v-501l-3050-999v-501">
          <text:p/>
        </draw:connector>
        <draw:custom-shape draw:style-name="gr8" draw:text-style-name="P21" xml:id="id198" draw:id="id198" draw:layer="layout" svg:width="1.8cm" svg:height="1.8cm" svg:x="3cm" svg:y="16.5cm">
          <text:p text:style-name="P1"><text:span text:style-name="T4">攔截器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1" xml:id="id199" draw:id="id199" draw:layer="layout" svg:width="1.8cm" svg:height="1.8cm" svg:x="6.3cm" svg:y="16.5cm">
          <text:p text:style-name="P1"><text:span text:style-name="T4">攔截器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s" svg:x1="3.9cm" svg:y1="18.3cm" svg:x2="5.55cm" svg:y2="19.5cm" draw:start-shape="id198" draw:start-glue-point="6" draw:end-shape="id193" draw:end-glue-point="4" svg:d="M3900 18300v501l1650 198v501">
          <text:p/>
        </draw:connector>
        <draw:connector draw:style-name="gr5" draw:text-style-name="P1" draw:layer="layout" draw:type="lines" svg:x1="7.2cm" svg:y1="18.3cm" svg:x2="5.55cm" svg:y2="19.5cm" draw:start-shape="id199" draw:start-glue-point="6" draw:end-shape="id193" svg:d="M7200 18300v501l-1650 198v501">
          <text:p/>
        </draw:connector>
      </draw:page>
      <draw:page draw:name="page26" draw:style-name="dp1" draw:master-page-name="預設">
        <draw:custom-shape draw:style-name="gr1" draw:text-style-name="P1" draw:layer="layout" svg:width="6.7cm" svg:height="2.2cm" svg:x="7.15cm" svg:y="13.75cm">
          <text:p text:style-name="P1">plu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7" draw:style-name="dp1" draw:master-page-name="預設">
        <draw:custom-shape draw:style-name="gr1" draw:text-style-name="P2" draw:layer="layout" svg:width="9.5cm" svg:height="2cm" svg:x="0.001cm" svg:y="0.001cm">
          <text:p text:style-name="P1"><text:span text:style-name="T1">plugin</text:span><text:span text:style-name="T1">用意</text:span></text:p>
          <draw:enhanced-geometry svg:viewBox="0 0 21600 21600" draw:text-areas="0 0 21600 21600" draw:type="pentagon-right" draw:modifiers="19176.26930341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0" xml:id="id200" draw:id="id200" draw:layer="layout" svg:width="5.6cm" svg:height="1.5cm" svg:x="0.9cm" svg:y="6cm">
          <text:p text:style-name="P1"><text:span text:style-name="T6">Library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2" draw:id="id202" draw:layer="layout" svg:width="5.6cm" svg:height="1.5cm" svg:x="0.9cm" svg:y="16.9cm">
          <text:p text:style-name="P1"><text:span text:style-name="T1">系統設定</text:span></text:p>
          <draw:enhanced-geometry svg:viewBox="0 0 21600 21600" draw:type="rectangle" draw:enhanced-path="M 0 0 L 21600 0 21600 21600 0 21600 0 0 Z N"/>
        </draw:custom-shape>
        <draw:custom-shape draw:style-name="gr50" draw:text-style-name="P26" xml:id="id201" draw:id="id201" draw:layer="layout" svg:width="12.5cm" svg:height="4.2cm" svg:x="6cm" svg:y="9.3cm">
          <text:p text:style-name="P16"><text:span text:style-name="T1">Library </text:span><text:span text:style-name="T1">需要資料庫，或檔案的輔助</text:span></text:p>
          <text:p text:style-name="P16"><text:span text:style-name="T1">需要設定</text:span><text:span text:style-name="T21">介面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3.7cm" svg:y1="7.5cm" svg:x2="6cm" svg:y2="11.4cm" draw:start-shape="id200" draw:start-glue-point="2" draw:end-shape="id201" draw:end-glue-point="3" svg:d="M3700 7500v3900h2300">
          <text:p/>
        </draw:connector>
        <draw:custom-shape draw:style-name="gr50" draw:text-style-name="P18" xml:id="id203" draw:id="id203" draw:layer="layout" svg:width="12.5cm" svg:height="4.2cm" svg:x="6cm" svg:y="20.1cm">
          <text:p text:style-name="P4"><text:span text:style-name="T1">系統設定</text:span><text:span text:style-name="T21">介面</text:span></text:p>
          <text:p text:style-name="P4"><text:span text:style-name="T21"/></text:p>
          <text:p text:style-name="P4"><text:span text:style-name="T1">包括資料庫等</text:span></text:p>
          <text:p text:style-name="P4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3.7cm" svg:y1="18.4cm" svg:x2="6cm" svg:y2="22.2cm" draw:start-shape="id202" draw:start-glue-point="2" draw:end-shape="id203" draw:end-glue-point="3" svg:d="M3700 18400v3800h2300">
          <text:p/>
        </draw:connector>
      </draw:page>
      <draw:page draw:name="page28" draw:style-name="dp1" draw:master-page-name="預設">
        <draw:custom-shape draw:style-name="gr1" draw:text-style-name="P27" draw:layer="layout" svg:width="8.8cm" svg:height="1.6cm" svg:x="0cm" svg:y="0cm">
          <text:p text:style-name="P1"><text:span text:style-name="T22">plugin(</text:span><text:span text:style-name="T22">或是與</text:span><text:span text:style-name="T22">lib)</text:span><text:span text:style-name="T22">合併</text:span></text:p>
          <draw:enhanced-geometry svg:viewBox="0 0 21600 21600" draw:text-areas="0 0 21600 21600" draw:type="pentagon-right" draw:modifiers="18834.98098859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4" draw:text-style-name="P2" xml:id="id208" draw:id="id208" draw:layer="layout" svg:width="4.3cm" svg:height="1.3cm" svg:x="4.4cm" svg:y="13.2cm">
          <text:p text:style-name="P1"><text:span text:style-name="T1">plugin</text:span><text:span text:style-name="T1">目錄</text:span></text:p>
        </draw:rect>
        <draw:rect draw:style-name="gr4" draw:text-style-name="P10" xml:id="id204" draw:id="id204" draw:layer="layout" svg:width="3.6cm" svg:height="1.1cm" svg:x="1cm" svg:y="3.7cm">
          <text:p><text:span text:style-name="T6">application</text:span></text:p>
        </draw:rect>
        <draw:rect draw:style-name="gr4" draw:text-style-name="P10" xml:id="id205" draw:id="id205" draw:layer="layout" svg:width="3.6cm" svg:height="1.1cm" svg:x="4.3cm" svg:y="5.6cm">
          <text:p><text:span text:style-name="T6">controllers</text:span></text:p>
        </draw:rect>
        <draw:connector draw:style-name="gr5" draw:text-style-name="P1" draw:layer="layout" svg:x1="2.8cm" svg:y1="4.8cm" svg:x2="4.3cm" svg:y2="6.15cm" draw:start-shape="id204" draw:start-glue-point="2" draw:end-shape="id205" draw:end-glue-point="3" svg:d="M2800 4800v1350h1500">
          <text:p/>
        </draw:connector>
        <draw:rect draw:style-name="gr51" draw:text-style-name="P28" xml:id="id206" draw:id="id206" draw:layer="layout" svg:width="3.7cm" svg:height="3.2cm" svg:x="7.5cm" svg:y="8.1cm">
          <text:p text:style-name="P4"><text:span text:style-name="T6">class plugin</text:span></text:p>
          <text:p text:style-name="P4"><text:span text:style-name="T6"/></text:p>
          <text:p text:style-name="P4"><text:span text:style-name="T6">fun index</text:span></text:p>
        </draw:rect>
        <draw:connector draw:style-name="gr5" draw:text-style-name="P1" draw:layer="layout" svg:x1="6.1cm" svg:y1="6.7cm" svg:x2="7.5cm" svg:y2="9.7cm" draw:start-shape="id205" draw:start-glue-point="2" draw:end-shape="id206" draw:end-glue-point="3" svg:d="M6100 6700v3000h1400">
          <text:p/>
        </draw:connector>
        <draw:custom-shape draw:style-name="gr52" draw:text-style-name="P18" draw:layer="layout" svg:width="7.449cm" svg:height="3cm" svg:x="12.8cm" svg:y="5.7cm">
          <text:p text:style-name="P4"><text:span text:style-name="T1">集中管理</text:span><text:span text:style-name="T1">plugin, setting</text:span></text:p>
          <text:p text:style-name="P4"><text:span text:style-name="T1">的頁面</text:span></text:p>
          <draw:enhanced-geometry svg:viewBox="0 0 21600 21600" draw:mirror-horizontal="false" draw:type="line-callout-1" draw:modifiers="-6114.68456375839 23341.8193935355 -724.832214765101 3987.470843052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5" draw:text-style-name="P1" draw:layer="layout" svg:x1="2.8cm" svg:y1="12cm" svg:x2="4.4cm" svg:y2="13.85cm" draw:start-shape="id207" draw:start-glue-point="2" draw:end-shape="id208" draw:end-glue-point="3" svg:d="M2800 12000v1850h1600">
          <text:p/>
        </draw:connector>
        <draw:rect draw:style-name="gr3" draw:text-style-name="P2" xml:id="id209" draw:id="id209" draw:layer="layout" svg:width="4.3cm" svg:height="1.3cm" svg:x="7.4cm" svg:y="15.7cm">
          <text:p text:style-name="P1"><text:span text:style-name="T1">pluginA</text:span></text:p>
        </draw:rect>
        <draw:rect draw:style-name="gr4" draw:text-style-name="P2" xml:id="id210" draw:id="id210" draw:layer="layout" svg:width="3.3cm" svg:height="1.046cm" svg:x="11cm" svg:y="21.5cm">
          <text:p text:style-name="P1"><text:span text:style-name="T1">config</text:span></text:p>
        </draw:rect>
        <draw:connector draw:style-name="gr5" draw:text-style-name="P1" draw:layer="layout" svg:x1="6.55cm" svg:y1="14.5cm" svg:x2="7.4cm" svg:y2="16.35cm" draw:start-shape="id208" draw:start-glue-point="2" draw:end-shape="id209" draw:end-glue-point="3" svg:d="M6550 14500v1850h850">
          <text:p/>
        </draw:connector>
        <draw:rect draw:style-name="gr4" draw:text-style-name="P2" xml:id="id211" draw:id="id211" draw:layer="layout" svg:width="3.3cm" svg:height="1.046cm" svg:x="11cm" svg:y="23.431cm">
          <text:p text:style-name="P1"><text:span text:style-name="T1">controller</text:span></text:p>
        </draw:rect>
        <draw:rect draw:style-name="gr4" draw:text-style-name="P2" xml:id="id212" draw:id="id212" draw:layer="layout" svg:width="3.3cm" svg:height="1.046cm" svg:x="11cm" svg:y="25.523cm">
          <text:p text:style-name="P1"><text:span text:style-name="T1">views</text:span></text:p>
        </draw:rect>
        <draw:rect draw:style-name="gr4" draw:text-style-name="P2" xml:id="id213" draw:id="id213" draw:layer="layout" svg:width="3.3cm" svg:height="1.046cm" svg:x="11cm" svg:y="27.454cm">
          <text:p text:style-name="P1"><text:span text:style-name="T1">models</text:span></text:p>
        </draw:rect>
        <draw:connector draw:style-name="gr5" draw:text-style-name="P1" draw:layer="layout" svg:x1="9.55cm" svg:y1="17cm" svg:x2="11cm" svg:y2="22.023cm" draw:start-shape="id209" draw:start-glue-point="2" draw:end-shape="id210" draw:end-glue-point="3" svg:d="M9550 17000v5023h1450">
          <text:p/>
        </draw:connector>
        <draw:connector draw:style-name="gr5" draw:text-style-name="P1" draw:layer="layout" svg:x1="9.55cm" svg:y1="17cm" svg:x2="11cm" svg:y2="23.954cm" draw:start-shape="id209" draw:start-glue-point="2" draw:end-shape="id211" draw:end-glue-point="3" svg:d="M9550 17000v6954h1450">
          <text:p/>
        </draw:connector>
        <draw:connector draw:style-name="gr5" draw:text-style-name="P1" draw:layer="layout" svg:x1="9.55cm" svg:y1="17cm" svg:x2="11cm" svg:y2="26.046cm" draw:start-shape="id209" draw:start-glue-point="2" draw:end-shape="id212" draw:end-glue-point="3" svg:d="M9550 17000v9046h1450">
          <text:p/>
        </draw:connector>
        <draw:connector draw:style-name="gr5" draw:text-style-name="P1" draw:layer="layout" svg:x1="9.55cm" svg:y1="17cm" svg:x2="11cm" svg:y2="27.977cm" draw:start-shape="id209" draw:start-glue-point="2" draw:end-shape="id213" draw:end-glue-point="3" svg:d="M9550 17000v10977h1450">
          <text:p/>
        </draw:connector>
        <draw:custom-shape draw:style-name="gr25" draw:text-style-name="P1" xml:id="id215" draw:id="id215" draw:layer="layout" svg:width="4.6cm" svg:height="1.7cm" svg:x="15.9cm" svg:y="25cm">
          <text:p text:style-name="P1">選項設定頁用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0" xml:id="id207" draw:id="id207" draw:layer="layout" svg:width="3.6cm" svg:height="1.1cm" svg:x="1cm" svg:y="10.9cm">
          <text:p text:style-name="P1"><text:span text:style-name="T6">system</text:span></text:p>
        </draw:rect>
        <draw:rect draw:style-name="gr53" draw:text-style-name="P2" xml:id="id214" draw:id="id214" draw:layer="layout" svg:width="3.3cm" svg:height="1.3cm" svg:x="11cm" svg:y="18.8cm">
          <text:p text:style-name="P1"><text:span text:style-name="T1">Library.php</text:span></text:p>
        </draw:rect>
        <draw:connector draw:style-name="gr5" draw:text-style-name="P1" draw:layer="layout" svg:x1="9.55cm" svg:y1="17cm" svg:x2="11cm" svg:y2="19.45cm" draw:start-shape="id209" draw:start-glue-point="2" draw:end-shape="id214" draw:end-glue-point="3" svg:d="M9550 17000v2450h1450">
          <text:p/>
        </draw:connector>
        <draw:connector draw:style-name="gr5" draw:text-style-name="P1" draw:layer="layout" draw:type="curve" svg:x1="14.3cm" svg:y1="23.954cm" svg:x2="15.9cm" svg:y2="25.85cm" draw:start-shape="id211" draw:start-glue-point="1" draw:end-shape="id215" draw:end-glue-point="3" svg:d="M14300 23954c1200 0 400 1896 1600 1896">
          <text:p/>
        </draw:connector>
        <draw:connector draw:style-name="gr5" draw:text-style-name="P1" draw:layer="layout" draw:type="curve" svg:x1="14.3cm" svg:y1="26.046cm" svg:x2="15.9cm" svg:y2="25.85cm" draw:start-shape="id212" draw:start-glue-point="1" draw:end-shape="id215" draw:end-glue-point="3" svg:d="M14300 26046c1200 0 400-196 1600-196">
          <text:p/>
        </draw:connector>
        <draw:connector draw:style-name="gr5" draw:text-style-name="P1" draw:layer="layout" draw:type="curve" svg:x1="14.3cm" svg:y1="27.977cm" svg:x2="15.9cm" svg:y2="25.85cm" draw:start-shape="id213" draw:start-glue-point="1" draw:end-shape="id215" draw:end-glue-point="3" svg:d="M14300 27977c1200 0 400-2127 1600-2127">
          <text:p/>
        </draw:connector>
      </draw:page>
      <draw:page draw:name="page29" draw:style-name="dp1" draw:master-page-name="預設">
        <draw:rect draw:style-name="gr4" draw:text-style-name="P1" xml:id="id216" draw:id="id216" draw:layer="layout" svg:width="6.6cm" svg:height="1.5cm" svg:x="2.5cm" svg:y="6.9cm">
          <text:p text:style-name="P1">Plugin.php</text:p>
        </draw:rect>
        <draw:custom-shape draw:style-name="gr35" draw:text-style-name="P1" xml:id="id217" draw:id="id217" draw:layer="layout" svg:width="7.2cm" svg:height="1.7cm" svg:x="12.3cm" svg:y="6.8cm">
          <text:p text:style-name="P1">從此進入模組調度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9.1cm" svg:y1="7.65cm" svg:x2="12.3cm" svg:y2="7.65cm" draw:start-shape="id216" draw:start-glue-point="1" draw:end-shape="id217" svg:d="M9100 7650h3200">
          <text:p/>
        </draw:connector>
        <draw:custom-shape draw:style-name="gr1" draw:text-style-name="P1" xml:id="id218" draw:id="id218" draw:layer="layout" svg:width="4.6cm" svg:height="1.9cm" svg:x="3.5cm" svg:y="1.7cm">
          <text:p text:style-name="P1">requ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5.8cm" svg:y1="3.6cm" svg:x2="5.8cm" svg:y2="6.9cm" draw:start-shape="id218" draw:start-glue-point="8" draw:end-shape="id216" draw:end-glue-point="0" svg:d="M5800 3600v3300">
          <text:p/>
        </draw:connector>
      </draw:page>
      <draw:page draw:name="page30" draw:style-name="dp1" draw:master-page-name="預設">
        <draw:custom-shape draw:style-name="gr1" draw:text-style-name="P1" draw:layer="layout" svg:width="8.1cm" svg:height="1.8cm" svg:x="0cm" svg:y="0cm">
          <text:p text:style-name="P1">plugin開發精要</text:p>
          <draw:enhanced-geometry svg:viewBox="0 0 21600 21600" draw:text-areas="0 0 21600 21600" draw:type="pentagon-right" draw:modifiers="18317.738550796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54" draw:text-style-name="P1" xml:id="id219" draw:id="id219" draw:layer="layout" svg:width="6.4cm" svg:height="1.5cm" svg:x="1.1cm" svg:y="4cm">
          <text:p text:style-name="P1">pluginList =&gt;index</text:p>
        </draw:rect>
        <draw:custom-shape draw:style-name="gr1" draw:text-style-name="P16" xml:id="id220" draw:id="id220" draw:layer="layout" svg:width="14.599cm" svg:height="3.9cm" svg:x="2cm" svg:y="8.2cm">
          <text:p text:style-name="P16">顯示system / plugin</text:p>
          <text:p text:style-name="P16">下所有plugin模組</text:p>
          <text:p text:style-name="P16">其 controller/controller.php 不為空者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4.3cm" svg:y1="5.5cm" svg:x2="9.299cm" svg:y2="8.2cm" draw:start-shape="id219" draw:start-glue-point="2" draw:end-shape="id220" draw:end-glue-point="0" svg:d="M4300 5500v1350h4999v1350">
          <text:p/>
        </draw:connector>
        <draw:custom-shape draw:style-name="gr1" draw:text-style-name="P16" draw:layer="layout" svg:width="14.599cm" svg:height="3.9cm" svg:x="2.001cm" svg:y="13.8cm">
          <text:p text:style-name="P16">把所有模組用列表列出</text:p>
          <text:p text:style-name="P16">連結連結到各模組的 controller.index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1" draw:style-name="dp1" draw:master-page-name="預設">
        <draw:frame draw:style-name="standard" draw:layer="layout" svg:width="18.887cm" svg:height="6.26cm" svg:x="1cm" svg:y="4.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lugin名稱</text:p>
              </table:table-cell>
              <table:table-cell>
                <text:p>訊息</text:p>
              </table:table-cell>
              <table:table-cell>
                <text:p>類型</text:p>
              </table:table-cell>
              <table:table-cell>
                <text:p>設定連結</text:p>
              </table:table-cell>
            </table:table-row>
            <table:table-row table:style-name="ro2" table:default-cell-style-name="ce1">
              <table:table-cell>
                <text:p>xyz</text:p>
              </table:table-cell>
              <table:table-cell>
                <text:p>尚未初始化</text:p>
              </table:table-cell>
              <table:table-cell>
                <text:p>library</text:p>
              </table:table-cell>
              <table:table-cell>
                <text:p>link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6cm" svg:height="1.6cm" svg:x="0cm" svg:y="0cm">
          <text:p text:style-name="P1">設定畫面</text:p>
          <draw:enhanced-geometry svg:viewBox="0 0 21600 21600" draw:text-areas="0 0 21600 21600" draw:type="pentagon-right" draw:modifiers="17716.24729211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  <draw:page draw:name="page32" draw:style-name="dp1" draw:master-page-name="預設">
        <draw:custom-shape draw:style-name="gr1" draw:text-style-name="P2" draw:layer="layout" svg:width="6.3cm" svg:height="2.3cm" svg:x="7.35cm" svg:y="13.7cm">
          <text:p text:style-name="P1"><text:span text:style-name="T1">form</text:span><text:span text:style-name="T1">驗證</text:span><text:span text:style-name="T1">(ol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3" draw:style-name="dp1" draw:master-page-name="預設">
        <draw:custom-shape draw:style-name="gr25" draw:text-style-name="P29" draw:layer="layout" svg:width="6.8cm" svg:height="1.9cm" svg:x="11.2cm" svg:y="1.7cm">
          <text:p text:style-name="P19"><text:span text:style-name="T2">確定</text:span><text:span text:style-name="T2">(action)</text:span></text:p>
          <text:p text:style-name="P19"><text:span text:style-name="T2">是否有驗證規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0" xml:id="id221" draw:id="id221" draw:layer="layout" svg:width="4.6cm" svg:height="1.3cm" svg:x="1cm" svg:y="5.4cm">
          <text:p text:style-name="P19"><text:span text:style-name="T23">run()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xml:id="id222" draw:id="id222" draw:layer="layout" svg:width="6.8cm" svg:height="2.2cm" svg:x="11.201cm" svg:y="4.7cm">
          <text:p text:style-name="P19"><text:span text:style-name="T2">驗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0" xml:id="id223" draw:id="id223" draw:layer="layout" svg:width="4.6cm" svg:height="1.3cm" svg:x="1cm" svg:y="8.9cm">
          <text:p text:style-name="P19"><text:span text:style-name="T23">form_action()</text:span></text:p>
          <draw:enhanced-geometry svg:viewBox="0 0 21600 21600" draw:type="rectangle" draw:enhanced-path="M 0 0 L 21600 0 21600 21600 0 21600 0 0 Z N"/>
        </draw:custom-shape>
        <draw:custom-shape draw:style-name="gr1" draw:text-style-name="P30" xml:id="id225" draw:id="id225" draw:layer="layout" svg:width="4.6cm" svg:height="1.3cm" svg:x="1cm" svg:y="12.3cm">
          <text:p text:style-name="P19"><text:span text:style-name="T23">value('name')</text:span></text:p>
          <draw:enhanced-geometry svg:viewBox="0 0 21600 21600" draw:type="rectangle" draw:enhanced-path="M 0 0 L 21600 0 21600 21600 0 21600 0 0 Z N"/>
        </draw:custom-shape>
        <draw:custom-shape draw:style-name="gr1" draw:text-style-name="P30" xml:id="id227" draw:id="id227" draw:layer="layout" svg:width="4.6cm" svg:height="1.3cm" svg:x="1cm" svg:y="15.8cm">
          <text:p text:style-name="P19"><text:span text:style-name="T23">form_error('name')</text:span></text:p>
          <draw:enhanced-geometry svg:viewBox="0 0 21600 21600" draw:type="rectangle" draw:enhanced-path="M 0 0 L 21600 0 21600 21600 0 21600 0 0 Z N"/>
        </draw:custom-shape>
        <draw:custom-shape draw:style-name="gr1" draw:text-style-name="P30" xml:id="id229" draw:id="id229" draw:layer="layout" svg:width="4.6cm" svg:height="1.3cm" svg:x="1cm" svg:y="19.4cm">
          <text:p text:style-name="P19"><text:span text:style-name="T23">form_idName()</text:span></text:p>
          <draw:enhanced-geometry svg:viewBox="0 0 21600 21600" draw:type="rectangle" draw:enhanced-path="M 0 0 L 21600 0 21600 21600 0 21600 0 0 Z N"/>
        </draw:custom-shape>
        <draw:custom-shape draw:style-name="gr1" draw:text-style-name="P30" xml:id="id231" draw:id="id231" draw:layer="layout" svg:width="4.6cm" svg:height="1.3cm" svg:x="1cm" svg:y="23.3cm">
          <text:p text:style-name="P19"><text:span text:style-name="T23">form_id()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xml:id="id224" draw:id="id224" draw:layer="layout" svg:width="6.8cm" svg:height="2.2cm" svg:x="11.202cm" svg:y="8.3cm">
          <text:p text:style-name="P19"><text:span text:style-name="T2">印出 </text:span><text:span text:style-name="T2">form.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9" xml:id="id226" draw:id="id226" draw:layer="layout" svg:width="6.8cm" svg:height="2.2cm" svg:x="11.203cm" svg:y="12cm">
          <text:p text:style-name="P19"><text:span text:style-name="T2">印出 </text:span><text:span text:style-name="T2">input </text:span><text:span text:style-name="T2">上次的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9" xml:id="id228" draw:id="id228" draw:layer="layout" svg:width="6.8cm" svg:height="2.2cm" svg:x="11.204cm" svg:y="15.3cm">
          <text:p text:style-name="P19"><text:span text:style-name="T2">印出 </text:span><text:span text:style-name="T2">input </text:span><text:span text:style-name="T2">錯誤訊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9" xml:id="id230" draw:id="id230" draw:layer="layout" svg:width="6.8cm" svg:height="2.2cm" svg:x="11.205cm" svg:y="18.9cm">
          <text:p text:style-name="P19"><text:span text:style-name="T2">印出 </text:span><text:span text:style-name="T2">input.</text:span><text:span text:style-name="T2">密碼欄位的 </text:span><text:span text:style-name="T2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9" xml:id="id232" draw:id="id232" draw:layer="layout" svg:width="6.8cm" svg:height="2.2cm" svg:x="11.206cm" svg:y="22.6cm">
          <text:p text:style-name="P19"><text:span text:style-name="T2">印出 </text:span><text:span text:style-name="T2">input.</text:span><text:span text:style-name="T2">密碼欄位的 </text:span><text:span text:style-name="T2">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5.6cm" svg:y1="6.05cm" svg:x2="11.201cm" svg:y2="5.8cm" draw:start-shape="id221" draw:end-shape="id222" svg:d="M5600 6050h501l4599-250h501">
          <text:p/>
        </draw:connector>
        <draw:connector draw:style-name="gr5" draw:text-style-name="P1" draw:layer="layout" draw:type="lines" svg:x1="5.6cm" svg:y1="9.55cm" svg:x2="11.202cm" svg:y2="9.4cm" draw:start-shape="id223" draw:start-glue-point="1" draw:end-shape="id224" draw:end-glue-point="3" svg:d="M5600 9550h501l4600-150h501">
          <text:p/>
        </draw:connector>
        <draw:connector draw:style-name="gr5" draw:text-style-name="P1" draw:layer="layout" draw:type="lines" svg:x1="5.6cm" svg:y1="12.95cm" svg:x2="11.203cm" svg:y2="13.1cm" draw:start-shape="id225" draw:start-glue-point="1" draw:end-shape="id226" svg:d="M5600 12950h501l4601 150h501">
          <text:p/>
        </draw:connector>
        <draw:connector draw:style-name="gr5" draw:text-style-name="P1" draw:layer="layout" draw:type="lines" svg:x1="5.6cm" svg:y1="16.45cm" svg:x2="11.204cm" svg:y2="16.4cm" draw:start-shape="id227" draw:start-glue-point="1" draw:end-shape="id228" draw:end-glue-point="3" svg:d="M5600 16450h501l4602-50h501">
          <text:p/>
        </draw:connector>
        <draw:connector draw:style-name="gr5" draw:text-style-name="P1" draw:layer="layout" draw:type="lines" svg:x1="5.6cm" svg:y1="20.05cm" svg:x2="11.205cm" svg:y2="20cm" draw:start-shape="id229" draw:start-glue-point="1" draw:end-shape="id230" svg:d="M5600 20050h501l4603-50h501">
          <text:p/>
        </draw:connector>
        <draw:connector draw:style-name="gr5" draw:text-style-name="P1" draw:layer="layout" draw:type="lines" svg:x1="5.6cm" svg:y1="23.95cm" svg:x2="11.206cm" svg:y2="23.7cm" draw:start-shape="id231" draw:start-glue-point="1" draw:end-shape="id232" svg:d="M5600 23950h501l4604-250h501">
          <text:p/>
        </draw:connector>
        <draw:custom-shape draw:style-name="gr1" draw:text-style-name="P30" draw:layer="layout" svg:width="4.6cm" svg:height="1.3cm" svg:x="1cm" svg:y="2cm">
          <text:p text:style-name="P19"><text:span text:style-name="T23">has_rule()</text:span></text:p>
          <draw:enhanced-geometry svg:viewBox="0 0 21600 21600" draw:type="rectangle" draw:enhanced-path="M 0 0 L 21600 0 21600 21600 0 21600 0 0 Z N"/>
        </draw:custom-shape>
      </draw:page>
      <draw:page draw:name="page34" draw:style-name="dp1" draw:master-page-name="預設">
        <draw:rect draw:style-name="gr24" draw:text-style-name="P10" xml:id="id234" draw:id="id234" draw:layer="layout" svg:width="4.4cm" svg:height="1.7cm" svg:x="3.75cm" svg:y="2.6cm">
          <text:p text:style-name="P1"><text:span text:style-name="T6">FormModel</text:span></text:p>
        </draw:rect>
        <draw:rect draw:style-name="gr24" draw:text-style-name="P10" xml:id="id233" draw:id="id233" draw:layer="layout" svg:width="3.5cm" svg:height="1.7cm" svg:x="4.2cm" svg:y="6.3cm">
          <text:p text:style-name="P1"><text:span text:style-name="T6">Form</text:span></text:p>
        </draw:rect>
        <draw:connector draw:style-name="gr5" draw:text-style-name="P1" draw:layer="layout" draw:type="line" svg:x1="5.95cm" svg:y1="6.3cm" svg:x2="5.95cm" svg:y2="4.3cm" draw:start-shape="id233" draw:start-glue-point="0" draw:end-shape="id234" draw:end-glue-point="2" svg:d="M5950 6300v-2000">
          <text:p/>
        </draw:connector>
        <draw:custom-shape draw:style-name="gr1" draw:text-style-name="P3" xml:id="id235" draw:id="id235" draw:layer="layout" svg:width="6.5cm" svg:height="1.8cm" svg:x="12.7cm" svg:y="5.9cm">
          <text:p text:style-name="P1"><text:span text:style-name="T2">資訊攜帶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" draw:text-style-name="P1" draw:layer="layout" draw:type="curve" svg:x1="7.7cm" svg:y1="7.15cm" svg:x2="12.7cm" svg:y2="6.8cm" draw:start-shape="id233" draw:start-glue-point="1" draw:end-shape="id235" svg:d="M7700 7150c3750 0 1250-350 5000-350">
          <text:p/>
        </draw:connector>
        <draw:custom-shape draw:style-name="gr1" draw:text-style-name="P3" xml:id="id236" draw:id="id236" draw:layer="layout" svg:width="6.5cm" svg:height="1.8cm" svg:x="12.7cm" svg:y="2.7cm">
          <text:p text:style-name="P1"><text:span text:style-name="T2">調度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" draw:text-style-name="P1" draw:layer="layout" draw:type="curve" svg:x1="8.15cm" svg:y1="3.45cm" svg:x2="12.7cm" svg:y2="3.6cm" draw:start-shape="id234" draw:start-glue-point="1" draw:end-shape="id236" svg:d="M8150 3450c3412 0 1138 150 4550 150">
          <text:p/>
        </draw:connector>
        <draw:custom-shape draw:style-name="gr56" draw:text-style-name="P2" xml:id="id237" draw:id="id237" draw:layer="layout" svg:width="2.254cm" svg:height="2.254cm" svg:x="5.1cm" svg:y="14.546cm">
          <text:p text:style-name="P1"><text:span text:style-name="T1">表單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6.1cm" svg:height="1.8cm" svg:x="0cm" svg:y="11.9cm">
          <text:p text:style-name="P1"><text:span text:style-name="T6">API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6" draw:text-style-name="P2" xml:id="id238" draw:id="id238" draw:layer="layout" svg:width="2.254cm" svg:height="2.254cm" svg:x="13.312cm" svg:y="14.546cm">
          <text:p text:style-name="P1"><text:span text:style-name="T1">處理表單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7.354cm" svg:y1="15.673cm" svg:x2="13.312cm" svg:y2="15.673cm" draw:start-shape="id237" draw:start-glue-point="10" draw:end-shape="id238" svg:d="M7354 15673h5958">
          <text:p/>
        </draw:connector>
        <draw:custom-shape draw:style-name="gr1" draw:text-style-name="P7" xml:id="id239" draw:id="id239" draw:layer="layout" svg:width="6.7cm" svg:height="5.1cm" svg:x="2.5cm" svg:y="18.6cm">
          <text:p text:style-name="P4"><text:span text:style-name="T4">new FormModel([</text:span></text:p>
          <text:p text:style-name="P4"><text:span text:style-name="T4"><text:tab/></text:span><text:span text:style-name="T4">idname=&gt;</text:span></text:p>
          <text:p text:style-name="P4"><text:span text:style-name="T4"><text:tab/></text:span><text:span text:style-name="T4">action=&gt;</text:span></text:p>
          <text:p text:style-name="P4"><text:span text:style-name="T4">]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240" draw:id="id240" draw:layer="layout" svg:width="10.5cm" svg:height="5.4cm" svg:x="9.9cm" svg:y="18.6cm">
          <text:p text:style-name="P4"><text:span text:style-name="T4">$a = new FormModel(null,$homeURL);</text:span></text:p>
          <text:p text:style-name="P4"><text:span text:style-name="T4"/></text:p>
          <text:p text:style-name="P4"><text:span text:style-name="T4">$a-&gt;run(); // </text:span><text:span text:style-name="T4">驗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6.227cm" svg:y1="16.8cm" svg:x2="5.85cm" svg:y2="18.6cm" draw:start-shape="id237" draw:start-glue-point="8" draw:end-shape="id239" draw:end-glue-point="0" svg:d="M6227 16800c0 1500-377 600-377 1800">
          <text:p/>
        </draw:connector>
        <draw:connector draw:style-name="gr5" draw:text-style-name="P1" draw:layer="layout" draw:type="curve" svg:x1="14.439cm" svg:y1="16.8cm" svg:x2="15.15cm" svg:y2="18.6cm" draw:start-shape="id238" draw:start-glue-point="8" draw:end-shape="id240" draw:end-glue-point="0" svg:d="M14439 16800c0 1500 711 600 711 1800">
          <text:p/>
        </draw:connector>
      </draw:page>
      <draw:page draw:name="page35" draw:style-name="dp1" draw:master-page-name="預設">
        <draw:connector draw:style-name="gr58" draw:text-style-name="P1" draw:layer="layout" draw:type="curve" draw:line-skew="0.924cm" svg:x1="2.2cm" svg:y1="11.397cm" svg:x2="10.1cm" svg:y2="11.397cm" draw:start-shape="id241" draw:start-glue-point="8" draw:end-shape="id242" svg:d="M2200 11397c0 2137 7900 2137 7900 0">
          <text:p/>
        </draw:connector>
        <draw:connector draw:style-name="gr59" draw:text-style-name="P1" draw:layer="layout" draw:type="curve" draw:line-skew="-1.329cm" svg:x1="10.1cm" svg:y1="9.397cm" svg:x2="2.2cm" svg:y2="9.397cm" draw:start-shape="id242" draw:start-glue-point="4" draw:end-shape="id241" draw:end-glue-point="4" svg:d="M10100 9397c0-2745-7900-2745-7900 0">
          <text:p/>
        </draw:connector>
        <draw:connector draw:style-name="gr5" draw:text-style-name="P1" draw:layer="layout" draw:type="line" svg:x1="11.1cm" svg:y1="10.397cm" svg:x2="16.4cm" svg:y2="10.397cm" draw:start-shape="id242" draw:start-glue-point="10" draw:end-shape="id243" draw:end-glue-point="6" svg:d="M11100 10397h5300">
          <text:p/>
        </draw:connector>
        <draw:rect draw:style-name="gr60" draw:text-style-name="P8" xml:id="id245" draw:id="id245" draw:layer="layout" svg:width="5.6cm" svg:height="4.2cm" svg:x="1.6cm" svg:y="13.7cm">
          <text:p text:style-name="P6"><text:span text:style-name="T11">new FormModel()</text:span></text:p>
          <text:p text:style-name="P6"><text:span text:style-name="T2">因為有指定 </text:span><text:span text:style-name="T11">action</text:span></text:p>
          <text:p text:style-name="P6"><text:span text:style-name="T2"/></text:p>
          <text:p text:style-name="P6"><text:span text:style-name="T2">產生 </text:span><text:span text:style-name="T2">form</text:span></text:p>
          <text:p text:style-name="P6"><text:span text:style-name="T2"/></text:p>
          <text:p text:style-name="P6"><text:span text:style-name="T2"/></text:p>
        </draw:rect>
        <draw:custom-shape draw:style-name="gr61" draw:text-style-name="P21" xml:id="id241" draw:id="id241" draw:layer="layout" svg:width="2cm" svg:height="2cm" svg:x="1.2cm" svg:y="9.397cm">
          <text:p text:style-name="P1"><text:span text:style-name="T4">表單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xml:id="id242" draw:id="id242" draw:layer="layout" svg:width="2cm" svg:height="2cm" svg:x="9.1cm" svg:y="9.397cm">
          <text:p text:style-name="P1"><text:span text:style-name="T4">接受表單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xml:id="id243" draw:id="id243" draw:layer="layout" svg:width="2cm" svg:height="2cm" svg:x="16.4cm" svg:y="9.397cm">
          <text:p text:style-name="P1"><text:span text:style-name="T4">顯示結果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3.2cm" svg:y1="11.016cm" svg:x2="1.6cm" svg:y2="15.8cm" draw:start-shape="id244" draw:end-shape="id245" draw:end-glue-point="3" svg:d="M3200 11016c-3151 0-2351 4784-1600 4784">
          <text:p/>
        </draw:connector>
        <draw:connector draw:style-name="gr5" draw:text-style-name="P1" draw:layer="layout" draw:type="curve" svg:x1="9cm" svg:y1="11.016cm" svg:x2="9.3cm" svg:y2="15.2cm" draw:start-shape="id244" draw:start-glue-point="1" draw:end-shape="id246" draw:end-glue-point="3" svg:d="M9000 11016c0 1735-100 1446-213 2058s-238 2126 513 2126">
          <text:p/>
        </draw:connector>
        <draw:custom-shape draw:style-name="gr35" draw:text-style-name="P21" xml:id="id247" draw:id="id247" draw:layer="layout" svg:width="2.9cm" svg:height="2.9cm" svg:x="7.1cm" svg:y="0.9cm">
          <text:p text:style-name="P1"><text:span text:style-name="T4">資訊的載體</text:span></text:p>
          <text:p text:style-name="P1"><text:span text:style-name="T4">For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1" xml:id="id244" draw:id="id244" draw:layer="layout" svg:x1="3.2cm" svg:y1="11.016cm" svg:x2="9cm" svg:y2="11.016cm">
          <text:p/>
        </draw:line>
        <draw:line draw:style-name="gr63" draw:text-style-name="P1" xml:id="id248" draw:id="id248" draw:layer="layout" svg:x1="3.2cm" svg:y1="9.916cm" svg:x2="9cm" svg:y2="9.916cm">
          <text:p/>
        </draw:line>
        <draw:rect draw:style-name="gr60" draw:text-style-name="P8" xml:id="id251" draw:id="id251" draw:layer="layout" svg:width="5.6cm" svg:height="4.8cm" svg:x="1.6cm" svg:y="20cm">
          <text:p text:style-name="P6"><text:span text:style-name="T2">創建</text:span><text:span text:style-name="T2">form</text:span></text:p>
          <text:p text:style-name="P6"><text:span text:style-name="T2">產生</text:span><text:span text:style-name="T2">(</text:span><text:span text:style-name="T2">重新產生</text:span><text:span text:style-name="T2">) id</text:span></text:p>
          <text:p text:style-name="P6"><text:span text:style-name="T2">將</text:span><text:span text:style-name="T2">form</text:span><text:span text:style-name="T2">塞入</text:span><text:span text:style-name="T2">session</text:span></text:p>
        </draw:rect>
        <draw:connector draw:style-name="gr5" draw:text-style-name="P1" draw:layer="layout" draw:type="curve" svg:x1="8.55cm" svg:y1="3.8cm" svg:x2="6.1cm" svg:y2="9.916cm" draw:start-shape="id247" draw:start-glue-point="8" draw:end-shape="id248" draw:end-glue-point="0" svg:d="M8550 3800c0 4416-2450 1358-2450 6116">
          <text:p/>
        </draw:connector>
        <draw:rect draw:style-name="gr64" draw:text-style-name="P3" xml:id="id249" draw:id="id249" draw:layer="layout" svg:width="7.7cm" svg:height="1.1cm" svg:x="12.9cm" svg:y="0.5cm">
          <text:p text:style-name="P1"><text:span text:style-name="T2">紀錄初始網址</text:span></text:p>
        </draw:rect>
        <draw:rect draw:style-name="gr64" draw:text-style-name="P3" xml:id="id250" draw:id="id250" draw:layer="layout" svg:width="7.7cm" svg:height="1.1cm" svg:x="12.9cm" svg:y="2.2cm">
          <text:p text:style-name="P1"><text:span text:style-name="T2">紀錄目標網址</text:span></text:p>
        </draw:rect>
        <draw:connector draw:style-name="gr5" draw:text-style-name="P1" draw:layer="layout" draw:type="lines" svg:x1="10cm" svg:y1="2.35cm" svg:x2="12.9cm" svg:y2="1.05cm" draw:start-shape="id247" draw:start-glue-point="10" draw:end-shape="id249" draw:end-glue-point="3" svg:d="M10000 2350h501l1898-1300h501">
          <text:p/>
        </draw:connector>
        <draw:connector draw:style-name="gr5" draw:text-style-name="P1" draw:layer="layout" draw:type="lines" svg:x1="10cm" svg:y1="2.35cm" svg:x2="12.9cm" svg:y2="2.75cm" draw:start-shape="id247" draw:start-glue-point="10" draw:end-shape="id250" draw:end-glue-point="3" svg:d="M10000 2350h501l1898 400h501">
          <text:p/>
        </draw:connector>
        <draw:rect draw:style-name="gr60" draw:text-style-name="P8" xml:id="id246" draw:id="id246" draw:layer="layout" svg:width="9.5cm" svg:height="4.2cm" svg:x="9.3cm" svg:y="13.1cm">
          <text:p text:style-name="P6"><text:span text:style-name="T11">new FormModel()</text:span></text:p>
          <text:p text:style-name="P6"><text:span text:style-name="T2">因為沒有指定 </text:span><text:span text:style-name="T11">action</text:span></text:p>
          <text:p text:style-name="P6"><text:span text:style-name="T2">從 </text:span><text:span text:style-name="T2">session </text:span><text:span text:style-name="T2">找尋是否有</text:span></text:p>
          <text:p text:style-name="P6"><text:span text:style-name="T2">form</text:span></text:p>
          <text:p text:style-name="P6"><text:span text:style-name="T2"/></text:p>
          <text:p text:style-name="P6"><text:span text:style-name="T2"/></text:p>
        </draw:rect>
        <draw:rect draw:style-name="gr60" draw:text-style-name="P8" xml:id="id252" draw:id="id252" draw:layer="layout" svg:width="10.4cm" svg:height="6.7cm" svg:x="9.3cm" svg:y="18.4cm">
          <text:p text:style-name="P6"><text:span text:style-name="T16">若有設置 </text:span><text:span text:style-name="T16">form</text:span></text:p>
          <text:p text:style-name="P6"><text:span text:style-name="T2"/></text:p>
          <text:p text:style-name="P6"><text:span text:style-name="T11">formModel-&gt;run() </text:span></text:p>
          <text:p text:style-name="P6"><text:span text:style-name="T2">執行表單驗證</text:span></text:p>
          <text:p text:style-name="P6"><text:span text:style-name="T2"/></text:p>
          <text:p text:style-name="P6"><text:span text:style-name="T2">若驗證成功，刪除 </text:span><text:span text:style-name="T2">form </text:span><text:span text:style-name="T2">開往下一站</text:span></text:p>
          <text:p text:style-name="P6"><text:span text:style-name="T2"/></text:p>
          <text:p text:style-name="P6"><text:span text:style-name="T2">若驗證失敗保留</text:span><text:span text:style-name="T2">form(</text:span><text:span text:style-name="T2">會記錄驗證失敗資訊</text:span><text:span text:style-name="T2">)</text:span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</draw:rect>
        <draw:connector draw:style-name="gr5" draw:text-style-name="P1" draw:layer="layout" draw:type="curve" draw:line-skew="-0.249cm" svg:x1="1.6cm" svg:y1="15.8cm" svg:x2="1.6cm" svg:y2="22.4cm" draw:start-shape="id245" draw:start-glue-point="3" draw:end-shape="id251" draw:end-glue-point="3" svg:d="M1600 15800c-1125 0-1125 6600 0 6600">
          <text:p/>
        </draw:connector>
        <draw:connector draw:style-name="gr5" draw:text-style-name="P1" draw:layer="layout" draw:type="curve" draw:line-skew="-0.249cm" svg:x1="9.3cm" svg:y1="15.2cm" svg:x2="9.3cm" svg:y2="21.75cm" draw:start-shape="id246" draw:start-glue-point="3" draw:end-shape="id252" draw:end-glue-point="3" svg:d="M9300 15200c-1125 0-1125 6550 0 6550">
          <text:p/>
        </draw:connector>
        <draw:rect draw:style-name="gr60" draw:text-style-name="P5" xml:id="id255" draw:id="id255" draw:layer="layout" svg:width="6.2cm" svg:height="3.5cm" svg:x="12.1cm" svg:y="4.3cm">
          <text:p text:style-name="P4"><text:span text:style-name="T2">驗證失敗</text:span></text:p>
          <text:p text:style-name="P4"><text:span text:style-name="T2"/></text:p>
          <text:p text:style-name="P4"><text:span text:style-name="T2">把失敗的資訊用</text:span><text:span text:style-name="T2">form</text:span><text:span text:style-name="T2">傳回</text:span></text:p>
        </draw:rect>
        <draw:rect draw:style-name="gr60" draw:text-style-name="P8" xml:id="id253" draw:id="id253" draw:layer="layout" svg:width="5.6cm" svg:height="4.2cm" svg:x="0.3cm" svg:y="0.7cm">
          <text:p text:style-name="P6"><text:span text:style-name="T2">new FormModel()</text:span></text:p>
          <text:p text:style-name="P6"><text:span text:style-name="T2">因為有指定 </text:span><text:span text:style-name="T2">action</text:span></text:p>
          <text:p text:style-name="P6"><text:span text:style-name="T2"/></text:p>
          <text:p text:style-name="P6"><text:span text:style-name="T2">會先從 </text:span><text:span text:style-name="T2">session </text:span><text:span text:style-name="T2">找</text:span></text:p>
          <text:p text:style-name="P6"><text:span text:style-name="T2">有沒有帶有資訊的 </text:span><text:span text:style-name="T2">form</text:span></text:p>
          <text:p text:style-name="P6"><text:span text:style-name="T2"/></text:p>
          <text:p text:style-name="P6"><text:span text:style-name="T2"/></text:p>
        </draw:rect>
        <draw:connector draw:style-name="gr5" draw:text-style-name="P1" draw:layer="layout" draw:type="curve" svg:x1="3.2cm" svg:y1="9.916cm" svg:x2="3.1cm" svg:y2="4.9cm" draw:start-shape="id248" draw:start-glue-point="3" draw:end-shape="id253" svg:d="M3200 9916c0-3933-100-1425-100-5016">
          <text:p/>
        </draw:connector>
        <draw:rect draw:style-name="gr60" draw:text-style-name="P8" xml:id="id254" draw:id="id254" draw:layer="layout" svg:width="10.4cm" svg:height="3.3cm" svg:x="9.3cm" svg:y="26cm">
          <text:p text:style-name="P6"><text:span text:style-name="T16">若沒有設置 </text:span><text:span text:style-name="T16">form</text:span></text:p>
          <text:p text:style-name="P6"><text:span text:style-name="T24"/></text:p>
          <text:p text:style-name="P6"><text:span text:style-name="T24">見鬼，你打哪來</text:span></text:p>
        </draw:rect>
        <draw:connector draw:style-name="gr5" draw:text-style-name="P1" draw:layer="layout" draw:type="curve" draw:line-skew="-0.349cm" svg:x1="9.3cm" svg:y1="21.75cm" svg:x2="9.3cm" svg:y2="27.65cm" draw:start-shape="id252" draw:start-glue-point="3" draw:end-shape="id254" draw:end-glue-point="3" svg:d="M9300 21750c-1275 0-1275 5900 0 5900">
          <text:p/>
        </draw:connector>
        <draw:connector draw:style-name="gr5" draw:text-style-name="P1" draw:layer="layout" draw:type="curve" svg:x1="9cm" svg:y1="9.916cm" svg:x2="12.1cm" svg:y2="6.05cm" draw:start-shape="id248" draw:start-glue-point="1" draw:end-shape="id255" draw:end-glue-point="3" svg:d="M9000 9916c2325 0 775-3866 3100-3866">
          <text:p/>
        </draw:connector>
      </draw:page>
      <draw:page draw:name="page36" draw:style-name="dp1" draw:master-page-name="預設">
        <draw:connector draw:style-name="gr58" draw:text-style-name="P1" draw:layer="layout" draw:type="curve" draw:line-skew="2.189cm" svg:x1="2.961cm" svg:y1="13.779cm" svg:x2="10.861cm" svg:y2="13.779cm" draw:start-shape="id256" draw:start-glue-point="8" draw:end-shape="id257" svg:d="M2961 13779c0 4035 7900 4035 7900 0">
          <text:p/>
        </draw:connector>
        <draw:connector draw:style-name="gr59" draw:text-style-name="P1" draw:layer="layout" draw:type="curve" draw:line-skew="-2.5cm" svg:x1="10.861cm" svg:y1="11.779cm" svg:x2="2.961cm" svg:y2="11.779cm" draw:start-shape="id257" draw:start-glue-point="4" draw:end-shape="id256" draw:end-glue-point="4" svg:d="M10861 11779c0-4501-7900-4501-7900 0">
          <text:p/>
        </draw:connector>
        <draw:connector draw:style-name="gr5" draw:text-style-name="P1" draw:layer="layout" draw:type="line" svg:x1="11.861cm" svg:y1="12.779cm" svg:x2="17.161cm" svg:y2="12.779cm" draw:start-shape="id257" draw:start-glue-point="10" draw:end-shape="id258" draw:end-glue-point="6" svg:d="M11861 12779h5300">
          <text:p/>
        </draw:connector>
        <draw:custom-shape draw:style-name="gr65" draw:text-style-name="P21" xml:id="id256" draw:id="id256" draw:layer="layout" svg:width="2cm" svg:height="2cm" svg:x="1.961cm" svg:y="11.779cm">
          <text:p text:style-name="P1"><text:span text:style-name="T4">表單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xml:id="id257" draw:id="id257" draw:layer="layout" svg:width="2cm" svg:height="2cm" svg:x="9.861cm" svg:y="11.779cm">
          <text:p text:style-name="P1"><text:span text:style-name="T4">接受表單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xml:id="id258" draw:id="id258" draw:layer="layout" svg:width="2cm" svg:height="2cm" svg:x="17.161cm" svg:y="11.779cm">
          <text:p text:style-name="P1"><text:span text:style-name="T4">顯示結果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8" xml:id="id259" draw:id="id259" draw:layer="layout" svg:width="4.7cm" svg:height="2.3cm" svg:x="5.9cm" svg:y="17.7cm">
          <text:p text:style-name="P6"><text:span text:style-name="T2">新增 </text:span><text:span text:style-name="T2">form</text:span></text:p>
          <text:p text:style-name="P6"><text:span text:style-name="T2">更新表單 </text:span><text:span text:style-name="T2">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2.961cm" svg:y1="13.779cm" svg:x2="5.9cm" svg:y2="18.85cm" draw:start-shape="id256" draw:start-glue-point="8" draw:end-shape="id259" draw:end-glue-point="3" svg:d="M2961 13779c0 3381 979 5071 2939 5071">
          <text:p/>
        </draw:connector>
        <draw:custom-shape draw:style-name="gr50" draw:text-style-name="P8" xml:id="id260" draw:id="id260" draw:layer="layout" svg:width="4.4cm" svg:height="2cm" svg:x="6.2cm" svg:y="5.4cm">
          <text:p text:style-name="P6"><text:span text:style-name="T2">拷貝 </text:span><text:span text:style-name="T2">form </text:span><text:span text:style-name="T2">資訊</text:span></text:p>
          <text:p text:style-name="P6"><text:span text:style-name="T2">刪除 </text:span><text:span text:style-name="T2">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2.961cm" svg:y1="11.779cm" svg:x2="6.2cm" svg:y2="6.4cm" draw:start-shape="id256" draw:start-glue-point="4" draw:end-shape="id260" draw:end-glue-point="3" svg:d="M2961 11779c0-3586 1079-5379 3239-5379">
          <text:p/>
        </draw:connector>
        <draw:custom-shape draw:style-name="gr50" draw:text-style-name="P8" xml:id="id261" draw:id="id261" draw:layer="layout" svg:width="5.2cm" svg:height="2.3cm" svg:x="13.2cm" svg:y="17.7cm">
          <text:p text:style-name="P6"><text:span text:style-name="T2">form</text:span><text:span text:style-name="T2">驗證</text:span></text:p>
          <text:p text:style-name="P6"><text:span text:style-name="T2">把驗證資訊記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0.861cm" svg:y1="13.779cm" svg:x2="13.2cm" svg:y2="18.85cm" draw:start-shape="id257" draw:start-glue-point="8" draw:end-shape="id261" draw:end-glue-point="3" svg:d="M10861 13779c0 3381 779 5071 2339 5071">
          <text:p/>
        </draw:connector>
        <draw:custom-shape draw:style-name="gr50" draw:text-style-name="P8" xml:id="id262" draw:id="id262" draw:layer="layout" svg:width="5.2cm" svg:height="2cm" svg:x="12.9cm" svg:y="8.3cm">
          <text:p text:style-name="P6"><text:span text:style-name="T2">傳回</text:span><text:span text:style-name="T2">form</text:span></text:p>
          <text:p text:style-name="P6"><text:span text:style-name="T2">把驗證資訊傳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0.861cm" svg:y1="11.779cm" svg:x2="12.9cm" svg:y2="9.3cm" draw:start-shape="id257" draw:start-glue-point="4" draw:end-shape="id262" draw:end-glue-point="3" svg:d="M10861 11779c0-1653 679-2479 2039-2479">
          <text:p/>
        </draw:connector>
        <draw:custom-shape draw:style-name="gr50" draw:text-style-name="P5" xml:id="id263" draw:id="id263" draw:layer="layout" svg:width="4.3cm" svg:height="3.4cm" svg:x="1cm" svg:y="24.8cm">
          <text:p text:style-name="P4"><text:span text:style-name="T2">表單驗證規則</text:span></text:p>
          <draw:enhanced-geometry svg:viewBox="0 0 21600 21600" draw:type="rectangle" draw:enhanced-path="M 0 0 L 21600 0 21600 21600 0 21600 0 0 Z N"/>
        </draw:custom-shape>
        <draw:connector draw:style-name="gr17" draw:text-style-name="P31" draw:layer="layout" draw:type="curve" svg:x1="3.15cm" svg:y1="24.8cm" svg:x2="8.25cm" svg:y2="20cm" draw:start-shape="id263" draw:start-glue-point="0" draw:end-shape="id259" draw:end-glue-point="2" svg:d="M3150 24800c0-3598 5100-1199 5100-4800">
          <text:p text:style-name="P1"><text:span text:style-name="T25">根據</text:span><text:span text:style-name="T25">c.m</text:span><text:span text:style-name="T25">調出相映的</text:span></text:p>
          <text:p text:style-name="P1"><text:span text:style-name="T25">表單規則</text:span></text:p>
        </draw:connector>
      </draw:page>
      <draw:page draw:name="page37" draw:style-name="dp1" draw:master-page-name="預設">
        <draw:connector draw:style-name="gr5" draw:text-style-name="P1" draw:layer="layout" draw:type="line" svg:x1="12.761cm" svg:y1="12.689cm" svg:x2="17.161cm" svg:y2="12.689cm" draw:start-shape="id264" draw:start-glue-point="10" draw:end-shape="id265" draw:end-glue-point="6" svg:d="M12761 12689h4400">
          <text:p/>
        </draw:connector>
        <draw:custom-shape draw:style-name="gr65" draw:text-style-name="P21" xml:id="id266" draw:id="id266" draw:layer="layout" svg:width="2cm" svg:height="2cm" svg:x="1.4cm" svg:y="11.689cm">
          <text:p text:style-name="P1"><text:span text:style-name="T4">表單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1" xml:id="id264" draw:id="id264" draw:layer="layout" svg:width="2cm" svg:height="2cm" svg:x="10.761cm" svg:y="11.689cm">
          <text:p text:style-name="P1"><text:span text:style-name="T4">接受表單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xml:id="id265" draw:id="id265" draw:layer="layout" svg:width="2cm" svg:height="2cm" svg:x="17.161cm" svg:y="11.689cm">
          <text:p text:style-name="P1"><text:span text:style-name="T4">顯示結果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" xml:id="id268" draw:id="id268" draw:layer="layout" svg:width="4.4cm" svg:height="2cm" svg:x="5cm" svg:y="21.7cm">
          <text:p text:style-name="P4"><text:span text:style-name="T2">拷貝 </text:span><text:span text:style-name="T2">form </text:span><text:span text:style-name="T2">資訊</text:span></text:p>
          <text:p text:style-name="P4"><text:span text:style-name="T2">刪除 </text:span><text:span text:style-name="T2">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8" xml:id="id267" draw:id="id267" draw:layer="layout" svg:width="5.2cm" svg:height="2cm" svg:x="5cm" svg:y="19cm">
          <text:p text:style-name="P6"><text:span text:style-name="T2">傳回</text:span><text:span text:style-name="T2">form</text:span></text:p>
          <text:p text:style-name="P6"><text:span text:style-name="T2">把驗證資訊傳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.4cm" svg:y1="13.689cm" svg:x2="5cm" svg:y2="20cm" draw:start-shape="id266" draw:start-glue-point="8" draw:end-shape="id267" draw:end-glue-point="3" svg:d="M2400 13689v6311h2600">
          <text:p/>
        </draw:connector>
        <draw:connector draw:style-name="gr5" draw:text-style-name="P1" draw:layer="layout" svg:x1="2.4cm" svg:y1="13.689cm" svg:x2="5cm" svg:y2="22.7cm" draw:start-shape="id266" draw:start-glue-point="8" draw:end-shape="id268" draw:end-glue-point="3" svg:d="M2400 13689v9011h2600">
          <text:p/>
        </draw:connector>
        <draw:custom-shape draw:style-name="gr67" draw:text-style-name="P21" xml:id="id273" draw:id="id273" draw:layer="layout" svg:width="2cm" svg:height="2cm" svg:x="2.4cm" svg:y="3.9cm">
          <text:p text:style-name="P1"><text:span text:style-name="T4">外部表單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8" xml:id="id269" draw:id="id269" draw:layer="layout" svg:width="5.2cm" svg:height="2cm" svg:x="5.001cm" svg:y="15.8cm">
          <text:p text:style-name="P6"><text:span text:style-name="T2">若有設置返回頁面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.4cm" svg:y1="13.689cm" svg:x2="5.001cm" svg:y2="16.8cm" draw:start-shape="id266" draw:start-glue-point="8" draw:end-shape="id269" draw:end-glue-point="3" svg:d="M2400 13689v3111h2601">
          <text:p/>
        </draw:connector>
        <draw:custom-shape draw:style-name="gr65" draw:text-style-name="P21" xml:id="id271" draw:id="id271" draw:layer="layout" svg:width="2cm" svg:height="2cm" svg:x="10.098cm" svg:y="3.9cm">
          <text:p text:style-name="P1"><text:span text:style-name="T4">錯誤資訊</text:span></text:p>
          <text:p text:style-name="P1"><text:span text:style-name="T4">頁面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8" xml:id="id272" draw:id="id272" draw:layer="layout" svg:width="5.2cm" svg:height="2cm" svg:x="13.5cm" svg:y="1.5cm">
          <text:p text:style-name="P6"><text:span text:style-name="T2">若沒有設置返回頁面</text:span></text:p>
          <text:p text:style-name="P6"><text:span text:style-name="T2">no 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" xml:id="id270" draw:id="id270" draw:layer="layout" svg:width="4.4cm" svg:height="2cm" svg:x="5.001cm" svg:y="24.3cm">
          <text:p text:style-name="P4"><text:span text:style-name="T2">新增 </text:span><text:span text:style-name="T2">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.4cm" svg:y1="13.689cm" svg:x2="5.001cm" svg:y2="25.3cm" draw:start-shape="id266" draw:start-glue-point="8" draw:end-shape="id270" draw:end-glue-point="3" svg:d="M2400 13689v11611h2601">
          <text:p/>
        </draw:connector>
        <draw:connector draw:style-name="gr5" draw:text-style-name="P1" draw:layer="layout" svg:x1="11.098cm" svg:y1="3.9cm" svg:x2="13.5cm" svg:y2="2.5cm" draw:start-shape="id271" draw:start-glue-point="4" draw:end-shape="id272" draw:end-glue-point="3" svg:d="M11098 3900v-1400h2402">
          <text:p/>
        </draw:connector>
        <draw:custom-shape draw:style-name="gr50" draw:text-style-name="P8" xml:id="id274" draw:id="id274" draw:layer="layout" svg:width="3.1cm" svg:height="2cm" svg:x="4.8cm" svg:y="1.5cm">
          <text:p text:style-name="P6"><text:span text:style-name="T2">no 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3.4cm" svg:y1="3.9cm" svg:x2="4.8cm" svg:y2="2.5cm" draw:start-shape="id273" draw:start-glue-point="4" draw:end-shape="id274" draw:end-glue-point="3" svg:d="M3400 3900v-1400h1400">
          <text:p/>
        </draw:connector>
        <draw:connector draw:style-name="gr27" draw:text-style-name="P1" draw:layer="layout" draw:type="curve" draw:line-skew="0cm 1.845cm" svg:x1="2.4cm" svg:y1="13.689cm" svg:x2="10.761cm" svg:y2="12.689cm" draw:start-shape="id266" draw:start-glue-point="8" draw:end-shape="id264" draw:end-glue-point="6" svg:d="M2400 13689c0 751 3234 627 4614 189s906-1189 3747-1189">
          <text:p/>
        </draw:connector>
        <draw:connector draw:style-name="gr28" draw:text-style-name="P1" draw:layer="layout" draw:type="curve" draw:line-skew="2.38cm" svg:x1="10.761cm" svg:y1="12.689cm" svg:x2="2.4cm" svg:y2="11.689cm" draw:start-shape="id264" draw:start-glue-point="6" draw:end-shape="id266" draw:end-glue-point="4" svg:d="M10761 12689c-2038 0-1698-751-3279-1189s-5082-562-5082 189">
          <text:p/>
        </draw:connector>
        <draw:connector draw:style-name="gr5" draw:text-style-name="P1" draw:layer="layout" draw:type="curve" svg:x1="3.4cm" svg:y1="5.9cm" svg:x2="11.761cm" svg:y2="11.689cm" draw:start-shape="id273" draw:start-glue-point="8" draw:end-shape="id264" draw:end-glue-point="4" svg:d="M3400 5900c0 4453 8361 1559 8361 5789">
          <text:p/>
        </draw:connector>
        <draw:connector draw:style-name="gr5" draw:text-style-name="P1" draw:layer="layout" draw:type="curve" svg:x1="11.761cm" svg:y1="11.689cm" svg:x2="11.098cm" svg:y2="5.9cm" draw:start-shape="id264" draw:start-glue-point="4" draw:end-shape="id271" draw:end-glue-point="8" svg:d="M11761 11689c0-4380-663-1486-663-5789">
          <text:p/>
        </draw:connector>
      </draw:page>
      <draw:page draw:name="page38" draw:style-name="dp1" draw:master-page-name="預設">
        <draw:custom-shape draw:style-name="gr1" draw:text-style-name="P1" draw:layer="layout" svg:width="6.3cm" svg:height="2.3cm" svg:x="7.351cm" svg:y="13.701cm">
          <text:p text:style-name="P1">form驗證(new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9" draw:style-name="dp1" draw:master-page-name="預設">
        <draw:connector draw:style-name="gr58" draw:text-style-name="P1" draw:layer="layout" draw:type="curve" draw:line-skew="1.29cm" svg:x1="2.2cm" svg:y1="11.397cm" svg:x2="10.1cm" svg:y2="11.397cm" draw:start-shape="id275" draw:start-glue-point="8" draw:end-shape="id276" svg:d="M2200 11397c0 2686 7900 2686 7900 0">
          <text:p/>
        </draw:connector>
        <draw:connector draw:style-name="gr59" draw:text-style-name="P1" xml:id="id281" draw:id="id281" draw:layer="layout" draw:type="curve" draw:line-skew="-1.881cm" svg:x1="10.1cm" svg:y1="9.397cm" svg:x2="2.2cm" svg:y2="9.397cm" draw:start-shape="id276" draw:start-glue-point="4" draw:end-shape="id275" draw:end-glue-point="4" svg:d="M10100 9397c0-3573-7900-3573-7900 0">
          <text:p/>
        </draw:connector>
        <draw:connector draw:style-name="gr5" draw:text-style-name="P1" draw:layer="layout" draw:type="line" svg:x1="11.1cm" svg:y1="10.397cm" svg:x2="16.4cm" svg:y2="10.397cm" draw:start-shape="id276" draw:start-glue-point="10" draw:end-shape="id277" draw:end-glue-point="6" svg:d="M11100 10397h5300">
          <text:p/>
        </draw:connector>
        <draw:rect draw:style-name="gr60" draw:text-style-name="P8" xml:id="id278" draw:id="id278" draw:layer="layout" svg:width="5.6cm" svg:height="4.2cm" svg:x="1.6cm" svg:y="15.4cm">
          <text:p text:style-name="P6"><text:span text:style-name="T11">new FormVerification()</text:span></text:p>
          <text:p text:style-name="P6"><text:span text:style-name="T2">產生 </text:span><text:span text:style-name="T2">form_id</text:span></text:p>
          <text:p text:style-name="P6"><text:span text:style-name="T2">塞入 </text:span></text:p>
          <text:p text:style-name="P6"><text:span text:style-name="T2">session['@_$form$_@']</text:span></text:p>
          <text:p text:style-name="P6"><text:span text:style-name="T2"/></text:p>
          <text:p text:style-name="P6"><text:span text:style-name="T2"/></text:p>
        </draw:rect>
        <draw:custom-shape draw:style-name="gr61" draw:text-style-name="P21" xml:id="id275" draw:id="id275" draw:layer="layout" svg:width="2cm" svg:height="2cm" svg:x="1.2cm" svg:y="9.397cm">
          <text:p text:style-name="P1"><text:span text:style-name="T4">表單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xml:id="id276" draw:id="id276" draw:layer="layout" svg:width="2cm" svg:height="2cm" svg:x="9.1cm" svg:y="9.397cm">
          <text:p text:style-name="P1"><text:span text:style-name="T4">接受表單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xml:id="id277" draw:id="id277" draw:layer="layout" svg:width="2cm" svg:height="2cm" svg:x="16.4cm" svg:y="9.397cm">
          <text:p text:style-name="P1"><text:span text:style-name="T4">顯示結果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2.2cm" svg:y1="11.397cm" svg:x2="1.6cm" svg:y2="17.5cm" draw:start-shape="id275" draw:start-glue-point="8" draw:end-shape="id278" draw:end-glue-point="3" svg:d="M2200 11397c0 3003-551 2502-889 3277s-462 2826 289 2826">
          <text:p/>
        </draw:connector>
        <draw:connector draw:style-name="gr5" draw:text-style-name="P1" draw:layer="layout" draw:type="curve" svg:x1="10.1cm" svg:y1="11.397cm" svg:x2="9.5cm" svg:y2="17cm" draw:start-shape="id276" draw:start-glue-point="8" draw:end-shape="id279" draw:end-glue-point="3" svg:d="M10100 11397c0 2178-551 1815-889 2671s-462 2932 289 2932">
          <text:p/>
        </draw:connector>
        <draw:custom-shape draw:style-name="gr35" draw:text-style-name="P21" xml:id="id280" draw:id="id280" draw:layer="layout" svg:width="2.9cm" svg:height="2.9cm" svg:x="7.1cm" svg:y="0.9cm">
          <text:p text:style-name="P1"><text:span text:style-name="T4">資訊的載體</text:span></text:p>
          <text:p text:style-name="P1"><text:span text:style-name="T23">Verification</text:span><text:span text:style-name="T26">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8.55cm" svg:y1="3.8cm" svg:x2="6.15cm" svg:y2="6.717cm" draw:start-shape="id280" draw:start-glue-point="8" draw:end-shape="id281" draw:end-glue-point="0" svg:d="M8550 3800c0 2091-2400 633-2400 2917">
          <text:p/>
        </draw:connector>
        <draw:rect draw:style-name="gr60" draw:text-style-name="P8" xml:id="id279" draw:id="id279" draw:layer="layout" svg:width="9.5cm" svg:height="5.4cm" svg:x="9.5cm" svg:y="14.3cm">
          <text:p text:style-name="P6"><text:span text:style-name="T11">new FormVerification()</text:span></text:p>
          <text:p text:style-name="P6"><text:span text:style-name="T2"/></text:p>
          <text:p text:style-name="P6"><text:span text:style-name="T2">因為沒有指定 </text:span><text:span text:style-name="T11">action</text:span></text:p>
          <text:p text:style-name="P6"><text:span text:style-name="T2">驗證 </text:span><text:span text:style-name="T2">form_id</text:span></text:p>
          <text:p text:style-name="P6"><text:span text:style-name="T2"/></text:p>
          <text:p text:style-name="P6"><text:span text:style-name="T2">刪除</text:span><text:span text:style-name="T2">session['@_$form$_@']</text:span></text:p>
          <text:p text:style-name="P6"><text:span text:style-name="T2"/></text:p>
          <text:p text:style-name="P6"><text:span text:style-name="T2"/></text:p>
        </draw:rect>
        <draw:rect draw:style-name="gr60" draw:text-style-name="P8" xml:id="id282" draw:id="id282" draw:layer="layout" svg:width="10.4cm" svg:height="3.6cm" svg:x="9.5cm" svg:y="20.4cm">
          <text:p text:style-name="P32"><text:span text:style-name="T11">formModel-&gt;run() </text:span></text:p>
          <text:p text:style-name="P32"><text:span text:style-name="T2">執行表單驗證</text:span><text:span text:style-name="T2">(</text:span><text:span text:style-name="T2">交給另一模組</text:span><text:span text:style-name="T11">Verification</text:span><text:span text:style-name="T2">)</text:span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</draw:rect>
        <draw:connector draw:style-name="gr5" draw:text-style-name="P1" draw:layer="layout" draw:type="curve" draw:line-skew="-0.249cm" svg:x1="9.5cm" svg:y1="17cm" svg:x2="9.5cm" svg:y2="22.2cm" draw:start-shape="id279" draw:start-glue-point="3" draw:end-shape="id282" draw:end-glue-point="3" svg:d="M9500 17000c-1125 0-1125 5200 0 5200">
          <text:p/>
        </draw:connector>
        <draw:rect draw:style-name="gr60" draw:text-style-name="P5" xml:id="id284" draw:id="id284" draw:layer="layout" svg:width="6.2cm" svg:height="5.2cm" svg:x="12.1cm" svg:y="2.6cm">
          <text:p text:style-name="P4"><text:span text:style-name="T2">驗證失敗</text:span></text:p>
          <text:p text:style-name="P4"><text:span text:style-name="T2"/></text:p>
          <text:p text:style-name="P4"><text:span text:style-name="T2">把失敗的資訊</text:span></text:p>
          <text:p text:style-name="P4"><text:span text:style-name="T2">用</text:span><text:span text:style-name="T23">Verification</text:span><text:span text:style-name="T26">Info</text:span><text:span text:style-name="T2">傳回</text:span></text:p>
          <text:p text:style-name="P4"><text:span text:style-name="T2"/></text:p>
          <text:p text:style-name="P4"><text:span text:style-name="T2">塞入</text:span></text:p>
          <text:p text:style-name="P6"><text:span text:style-name="T2">session['@_$form$_@']</text:span></text:p>
        </draw:rect>
        <draw:rect draw:style-name="gr60" draw:text-style-name="P8" xml:id="id283" draw:id="id283" draw:layer="layout" svg:width="10.4cm" svg:height="3.3cm" svg:x="9.5cm" svg:y="25.2cm">
          <text:p text:style-name="P6"><text:span text:style-name="T16">若沒有設置 </text:span><text:span text:style-name="T16">form</text:span></text:p>
          <text:p text:style-name="P6"><text:span text:style-name="T24"/></text:p>
          <text:p text:style-name="P6"><text:span text:style-name="T24">見鬼，你打哪來</text:span></text:p>
        </draw:rect>
        <draw:connector draw:style-name="gr5" draw:text-style-name="P1" draw:layer="layout" draw:type="curve" draw:line-skew="-0.349cm" svg:x1="9.5cm" svg:y1="22.2cm" svg:x2="9.5cm" svg:y2="26.85cm" draw:start-shape="id282" draw:start-glue-point="3" draw:end-shape="id283" draw:end-glue-point="3" svg:d="M9500 22200c-1275 0-1275 4650 0 4650">
          <text:p/>
        </draw:connector>
        <draw:connector draw:style-name="gr5" draw:text-style-name="P1" draw:layer="layout" draw:type="curve" svg:x1="10.1cm" svg:y1="9.397cm" svg:x2="12.1cm" svg:y2="5.2cm" draw:start-shape="id276" draw:start-glue-point="4" draw:end-shape="id284" draw:end-glue-point="3" svg:d="M10100 9397c0-2798 666-4197 2000-4197">
          <text:p/>
        </draw:connector>
      </draw:page>
      <draw:page draw:name="page40" draw:style-name="dp1" draw:master-page-name="預設">
        <draw:connector draw:style-name="gr58" draw:text-style-name="P1" draw:layer="layout" draw:type="curve" draw:line-skew="2.189cm" svg:x1="2.961cm" svg:y1="13.779cm" svg:x2="10.861cm" svg:y2="13.779cm" draw:start-shape="id285" draw:start-glue-point="8" draw:end-shape="id286" svg:d="M2961 13779c0 4035 7900 4035 7900 0">
          <text:p/>
        </draw:connector>
        <draw:connector draw:style-name="gr59" draw:text-style-name="P1" draw:layer="layout" draw:type="curve" draw:line-skew="-2.5cm" svg:x1="10.861cm" svg:y1="11.779cm" svg:x2="2.961cm" svg:y2="11.779cm" draw:start-shape="id286" draw:start-glue-point="4" draw:end-shape="id285" draw:end-glue-point="4" svg:d="M10861 11779c0-4501-7900-4501-7900 0">
          <text:p/>
        </draw:connector>
        <draw:connector draw:style-name="gr5" draw:text-style-name="P1" draw:layer="layout" draw:type="line" svg:x1="11.861cm" svg:y1="12.779cm" svg:x2="17.161cm" svg:y2="12.779cm" draw:start-shape="id286" draw:start-glue-point="10" draw:end-shape="id287" draw:end-glue-point="6" svg:d="M11861 12779h5300">
          <text:p/>
        </draw:connector>
        <draw:custom-shape draw:style-name="gr65" draw:text-style-name="P21" xml:id="id285" draw:id="id285" draw:layer="layout" svg:width="2cm" svg:height="2cm" svg:x="1.961cm" svg:y="11.779cm">
          <text:p text:style-name="P1"><text:span text:style-name="T4">表單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xml:id="id286" draw:id="id286" draw:layer="layout" svg:width="2cm" svg:height="2cm" svg:x="9.861cm" svg:y="11.779cm">
          <text:p text:style-name="P1"><text:span text:style-name="T4">接受表單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xml:id="id287" draw:id="id287" draw:layer="layout" svg:width="2cm" svg:height="2cm" svg:x="17.161cm" svg:y="11.779cm">
          <text:p text:style-name="P1"><text:span text:style-name="T4">顯示結果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8" xml:id="id288" draw:id="id288" draw:layer="layout" svg:width="4.7cm" svg:height="2.3cm" svg:x="2cm" svg:y="20.2cm">
          <text:p text:style-name="P6"><text:span text:style-name="T2">產生表單 </text:span><text:span text:style-name="T2">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2.961cm" svg:y1="13.779cm" svg:x2="4.35cm" svg:y2="20.2cm" draw:start-shape="id285" draw:start-glue-point="8" draw:end-shape="id288" svg:d="M2961 13779c0 4816 1389 1606 1389 6421">
          <text:p/>
        </draw:connector>
        <draw:custom-shape draw:style-name="gr50" draw:text-style-name="P8" xml:id="id289" draw:id="id289" draw:layer="layout" svg:width="4.4cm" svg:height="2cm" svg:x="6.2cm" svg:y="5.4cm">
          <text:p text:style-name="P6"><text:span text:style-name="T2">接受驗證資訊</text:span></text:p>
          <text:p text:style-name="P6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2.961cm" svg:y1="11.779cm" svg:x2="6.2cm" svg:y2="6.4cm" draw:start-shape="id285" draw:start-glue-point="4" draw:end-shape="id289" draw:end-glue-point="3" svg:d="M2961 11779c0-3586 1079-5379 3239-5379">
          <text:p/>
        </draw:connector>
        <draw:custom-shape draw:style-name="gr50" draw:text-style-name="P8" xml:id="id290" draw:id="id290" draw:layer="layout" svg:width="5.2cm" svg:height="2.3cm" svg:x="14.2cm" svg:y="16.4cm">
          <text:p text:style-name="P6"><text:span text:style-name="T2">form</text:span><text:span text:style-name="T2">驗證</text:span></text:p>
          <text:p text:style-name="P6"><text:span text:style-name="T2">把驗證資訊記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1.568cm" svg:y1="13.486cm" svg:x2="14.2cm" svg:y2="17.55cm" draw:start-shape="id286" draw:start-glue-point="9" draw:end-shape="id290" draw:end-glue-point="3" svg:d="M11568 13486c2280 0 964 4064 2632 4064">
          <text:p/>
        </draw:connector>
        <draw:custom-shape draw:style-name="gr50" draw:text-style-name="P8" xml:id="id291" draw:id="id291" draw:layer="layout" svg:width="5.2cm" svg:height="2cm" svg:x="12.9cm" svg:y="8.3cm">
          <text:p text:style-name="P6"><text:span text:style-name="T2">傳回</text:span><text:span text:style-name="T23">Verification</text:span><text:span text:style-name="T26">Info</text:span></text:p>
          <text:p text:style-name="P6"><text:span text:style-name="T2">把驗證資訊傳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0.861cm" svg:y1="11.779cm" svg:x2="12.9cm" svg:y2="9.3cm" draw:start-shape="id286" draw:start-glue-point="4" draw:end-shape="id291" draw:end-glue-point="3" svg:d="M10861 11779c0-1653 679-2479 2039-2479">
          <text:p/>
        </draw:connector>
        <draw:custom-shape draw:style-name="gr50" draw:text-style-name="P5" xml:id="id292" draw:id="id292" draw:layer="layout" svg:width="5.8cm" svg:height="2.2cm" svg:x="10.7cm" svg:y="23.7cm">
          <text:p text:style-name="P4"><text:span text:style-name="T2">調出表單驗證規則</text:span></text:p>
          <draw:enhanced-geometry svg:viewBox="0 0 21600 21600" draw:type="rectangle" draw:enhanced-path="M 0 0 L 21600 0 21600 21600 0 21600 0 0 Z N"/>
        </draw:custom-shape>
        <draw:connector draw:style-name="gr17" draw:text-style-name="P31" draw:layer="layout" draw:type="curve" svg:x1="13.6cm" svg:y1="23.7cm" svg:x2="10.861cm" svg:y2="13.779cm" draw:start-shape="id292" draw:start-glue-point="0" draw:end-shape="id286" draw:end-glue-point="8" svg:d="M13600 23700c0-7440-2739-2480-2739-9921">
          <text:p text:style-name="P1"><text:span text:style-name="T25">根據</text:span><text:span text:style-name="T25">c.m</text:span><text:span text:style-name="T25">調出相映的</text:span></text:p>
          <text:p text:style-name="P1"><text:span text:style-name="T25">表單規則</text:span></text:p>
        </draw:connector>
      </draw:page>
      <draw:page draw:name="page41" draw:style-name="dp1" draw:master-page-name="預設">
        <draw:rect draw:style-name="gr3" draw:text-style-name="P1" xml:id="id293" draw:id="id293" draw:layer="layout" svg:width="5.3cm" svg:height="1.3cm" svg:x="2.2cm" svg:y="1.7cm">
          <text:p text:style-name="P1">Varication</text:p>
        </draw:rect>
        <draw:custom-shape draw:style-name="gr1" draw:text-style-name="P33" xml:id="id294" draw:id="id294" draw:layer="layout" svg:width="8.2cm" svg:height="3.7cm" svg:x="2.3cm" svg:y="5.3cm">
          <text:p text:style-name="P4"><text:span text:style-name="T5">從</text:span><text:span text:style-name="T5">verification_area88</text:span></text:p>
          <text:p text:style-name="P4"><text:span text:style-name="T5">找到 </text:span><text:span text:style-name="T5">c, m </text:span><text:span text:style-name="T5">所屬的</text:span></text:p>
          <text:p text:style-name="P4"><text:span text:style-name="T5">驗證器 </text:span><text:span text:style-name="T5">p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3" xml:id="id295" draw:id="id295" draw:layer="layout" svg:width="8.2cm" svg:height="3.7cm" svg:x="2.301cm" svg:y="11cm">
          <text:p text:style-name="P4"><text:span text:style-name="T5">調出驗證器</text:span></text:p>
          <text:p text:style-name="P4"><text:span text:style-name="T5">執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4.85cm" svg:y1="3cm" svg:x2="6.4cm" svg:y2="5.3cm" draw:start-shape="id293" draw:start-glue-point="2" draw:end-shape="id294" draw:end-glue-point="0" svg:d="M4850 3000c0 1875 1550 725 1550 2300">
          <text:p/>
        </draw:connector>
        <draw:connector draw:style-name="gr5" draw:text-style-name="P1" draw:layer="layout" draw:type="lines" svg:x1="6.4cm" svg:y1="9cm" svg:x2="6.401cm" svg:y2="11cm" draw:start-shape="id294" draw:start-glue-point="2" draw:end-shape="id295" draw:end-glue-point="0" svg:d="M6400 9000v502l1 997v501">
          <text:p/>
        </draw:connector>
        <draw:custom-shape draw:style-name="gr1" draw:text-style-name="P33" xml:id="id296" draw:id="id296" draw:layer="layout" svg:width="8.2cm" svg:height="3.7cm" svg:x="2.302cm" svg:y="16.5cm">
          <text:p text:style-name="P4"><text:span text:style-name="T5">產生驗證資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6.401cm" svg:y1="14.7cm" svg:x2="6.402cm" svg:y2="16.5cm" draw:start-shape="id295" draw:start-glue-point="2" draw:end-shape="id296" draw:end-glue-point="0" svg:d="M6401 14700v502l1 797v501">
          <text:p/>
        </draw:connector>
      </draw:page>
      <draw:page draw:name="page42" draw:style-name="dp1" draw:master-page-name="預設">
        <draw:custom-shape draw:style-name="gr65" draw:text-style-name="P21" xml:id="id297" draw:id="id297" draw:layer="layout" svg:width="2cm" svg:height="2cm" svg:x="2.1cm" svg:y="13.2cm">
          <text:p text:style-name="P1"><text:span text:style-name="T4">表單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xml:id="id299" draw:id="id299" draw:layer="layout" svg:width="2cm" svg:height="2cm" svg:x="12cm" svg:y="13.2cm">
          <text:p text:style-name="P1"><text:span text:style-name="T4">接受表單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xml:id="id302" draw:id="id302" draw:layer="layout" svg:width="2cm" svg:height="2cm" svg:x="17.223cm" svg:y="13.2cm">
          <text:p text:style-name="P1"><text:span text:style-name="T4">顯示結果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7cm" svg:height="1.8cm" svg:x="0cm" svg:y="0cm">
          <text:p text:style-name="P1">確定版</text:p>
          <text:p text:style-name="P1">(適用傳統的標單驗證)</text:p>
          <draw:enhanced-geometry svg:viewBox="0 0 21600 21600" draw:text-areas="0 0 21600 21600" draw:type="pentagon-right" draw:modifiers="18515.828417158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8" draw:text-style-name="P1" xml:id="id298" draw:id="id298" draw:layer="layout" svg:width="3.6cm" svg:height="2.3cm" svg:x="1.3cm" svg:y="7.5cm">
          <text:p text:style-name="P1">Key_1</text:p>
          <text:p text:style-name="P1">(d,c,m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" xml:id="id300" draw:id="id300" draw:layer="layout" svg:width="3.6cm" svg:height="2.3cm" svg:x="11.2cm" svg:y="7.7cm">
          <text:p text:style-name="P1">Key_2</text:p>
          <text:p text:style-name="P1">(d,c,m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3.1cm" svg:y1="13.2cm" svg:x2="3.1cm" svg:y2="9.8cm" draw:start-shape="id297" draw:start-glue-point="4" draw:end-shape="id298" svg:d="M3100 13200v-3400">
          <text:p/>
        </draw:connector>
        <draw:connector draw:style-name="gr5" draw:text-style-name="P1" draw:layer="layout" draw:type="curve" svg:x1="13cm" svg:y1="13.2cm" svg:x2="13cm" svg:y2="10cm" draw:start-shape="id299" draw:start-glue-point="4" draw:end-shape="id300" svg:d="M13000 13200v-3200">
          <text:p/>
        </draw:connector>
        <draw:connector draw:style-name="gr69" draw:text-style-name="P1" draw:layer="layout" draw:type="curve" draw:line-skew="2.18cm" svg:x1="3.1cm" svg:y1="15.2cm" svg:x2="13cm" svg:y2="15.2cm" draw:start-shape="id297" draw:start-glue-point="8" draw:end-shape="id299" draw:end-glue-point="8" svg:d="M3100 15200c0 4021 9900 4021 9900 0">
          <text:p/>
        </draw:connector>
        <draw:custom-shape draw:style-name="gr70" draw:text-style-name="P16" xml:id="id303" draw:id="id303" draw:layer="layout" svg:width="11.6cm" svg:height="2.6cm" svg:x="1.1cm" svg:y="21.9cm">
          <text:p text:style-name="P16">在 session['@_actionForm_@'][key_2]</text:p>
          <text:p text:style-name="P16">塞入 FormData</text:p>
          <text:p text:style-name="P1"/>
          <draw:enhanced-geometry svg:viewBox="0 0 21600 21600" draw:type="rectangle" draw:enhanced-path="M 0 0 L 21600 0 21600 21600 0 21600 0 0 Z N"/>
        </draw:custom-shape>
        <draw:connector draw:style-name="gr71" draw:text-style-name="P1" draw:layer="layout" draw:type="curve" draw:line-skew="-1.949cm" svg:x1="13cm" svg:y1="13.2cm" svg:x2="3.1cm" svg:y2="13.2cm" draw:start-shape="id299" draw:start-glue-point="4" draw:end-shape="id297" draw:end-glue-point="4" svg:d="M13000 13200c0-3675-9900-3675-9900 0">
          <text:p/>
        </draw:connector>
        <draw:custom-shape draw:style-name="gr70" draw:text-style-name="P16" xml:id="id301" draw:id="id301" draw:layer="layout" svg:width="11.6cm" svg:height="2.6cm" svg:x="6.6cm" svg:y="2.2cm">
          <text:p text:style-name="P16">在 session['@_actionForm_@'][key_1]</text:p>
          <text:p text:style-name="P16">塞入 FormError</text:p>
          <text:p text:style-name="P34"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draw:line-skew="-1cm" svg:x1="12.4cm" svg:y1="4.8cm" svg:x2="3.1cm" svg:y2="13.2cm" draw:start-shape="id301" draw:start-glue-point="2" draw:end-shape="id297" draw:end-glue-point="4" svg:d="M12400 4800c0 4800-9300 600-9300 8400">
          <text:p/>
        </draw:connector>
        <draw:connector draw:style-name="gr5" draw:text-style-name="P1" draw:layer="layout" draw:type="curve" svg:x1="14cm" svg:y1="14.2cm" svg:x2="17.223cm" svg:y2="14.2cm" draw:start-shape="id299" draw:start-glue-point="10" draw:end-shape="id302" draw:end-glue-point="6" svg:d="M14000 14200h3223">
          <text:p/>
        </draw:connector>
        <draw:connector draw:style-name="gr5" draw:text-style-name="P1" draw:layer="layout" draw:type="curve" svg:x1="6.9cm" svg:y1="21.9cm" svg:x2="13cm" svg:y2="15.2cm" draw:start-shape="id303" draw:start-glue-point="0" draw:end-shape="id299" draw:end-glue-point="8" svg:d="M6900 21900c0-5025 6100-1675 6100-6700">
          <text:p/>
        </draw:connector>
        <draw:custom-shape draw:style-name="gr1" draw:text-style-name="P34" draw:layer="layout" svg:width="5.1cm" svg:height="2.4cm" svg:x="5.6cm" svg:y="12.9cm">
          <text:p text:style-name="P34">CI_Form_verify</text:p>
          <text:p text:style-name="P34">協調者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04" draw:id="id304" draw:layer="layout" svg:width="7.3cm" svg:height="2.9cm" svg:x="13.4cm" svg:y="18.5cm">
          <text:p text:style-name="P1">調用使用者設定的</text:p>
          <text:p text:style-name="P1">驗證規則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13cm" svg:y1="15.2cm" svg:x2="17.05cm" svg:y2="18.5cm" draw:start-shape="id299" draw:start-glue-point="8" draw:end-shape="id304" draw:end-glue-point="0" svg:d="M13000 15200v501l4050 2298v501">
          <text:p/>
        </draw:connector>
      </draw:page>
      <draw:page draw:name="page43" draw:style-name="dp1" draw:master-page-name="預設">
        <draw:custom-shape draw:style-name="gr1" draw:text-style-name="P1" draw:layer="layout" svg:width="8.7cm" svg:height="1.8cm" svg:x="0.001cm" svg:y="0cm">
          <text:p text:style-name="P1">確定版</text:p>
          <text:p text:style-name="P1">(要能符合AJAX標單驗證)</text:p>
          <draw:enhanced-geometry svg:viewBox="0 0 21600 21600" draw:text-areas="0 0 21600 21600" draw:type="pentagon-right" draw:modifiers="18515.828417158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5" draw:text-style-name="P21" xml:id="id306" draw:id="id306" draw:layer="layout" svg:width="2cm" svg:height="2cm" svg:x="13cm" svg:y="7.8cm">
          <text:p text:style-name="P1"><text:span text:style-name="T4">接受表單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5" draw:id="id305" draw:layer="layout" svg:width="4.7cm" svg:height="2.2cm" svg:x="2.4cm" svg:y="7.7cm">
          <text:p text:style-name="P1">AJA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draw:line-skew="2.211cm" svg:x1="4.75cm" svg:y1="9.9cm" svg:x2="14cm" svg:y2="9.8cm" draw:start-shape="id305" draw:start-glue-point="2" draw:end-shape="id306" draw:end-glue-point="8" svg:d="M4750 9900c0 4069 9250 4119 9250-100">
          <text:p/>
        </draw:connector>
        <draw:connector draw:style-name="gr5" draw:text-style-name="P1" draw:layer="layout" draw:type="curve" draw:line-skew="-2.824cm" svg:x1="14cm" svg:y1="7.8cm" svg:x2="4.75cm" svg:y2="7.7cm" draw:start-shape="id306" draw:start-glue-point="4" draw:end-shape="id305" draw:end-glue-point="0" svg:d="M14000 7800c0-5137-9250-5087-9250-100">
          <text:p/>
        </draw:connector>
        <draw:custom-shape draw:style-name="gr1" draw:text-style-name="P1" xml:id="id307" draw:id="id307" draw:layer="layout" svg:width="4.7cm" svg:height="2.2cm" svg:x="1.8cm" svg:y="19.05cm">
          <text:p text:style-name="P1">AJA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1" xml:id="id308" draw:id="id308" draw:layer="layout" svg:width="2.8cm" svg:height="2.8cm" svg:x="9.9cm" svg:y="18.75cm">
          <text:p text:style-name="P1"><text:span text:style-name="T4">虛擬</text:span></text:p>
          <text:p text:style-name="P1"><text:span text:style-name="T4">表單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xml:id="id309" draw:id="id309" draw:layer="layout" svg:width="2.8cm" svg:height="2.8cm" svg:x="16.2cm" svg:y="18.75cm">
          <text:p text:style-name="P1"><text:span text:style-name="T4">接受表單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curve" draw:line-skew="-1.637cm" svg:x1="6.5cm" svg:y1="20.15cm" svg:x2="11.3cm" svg:y2="21.55cm" draw:start-shape="id307" draw:start-glue-point="1" draw:end-shape="id308" draw:end-glue-point="8" svg:d="M6500 20150c94 0 78 951 1255 1489s3545 662 3545-89">
          <text:p text:style-name="P1">要求表單ID</text:p>
        </draw:connector>
        <draw:connector draw:style-name="gr5" draw:text-style-name="P1" draw:layer="layout" draw:type="curve" draw:line-skew="3.024cm" svg:x1="4.15cm" svg:y1="21.25cm" svg:x2="17.6cm" svg:y2="21.55cm" draw:start-shape="id307" draw:start-glue-point="2" draw:end-shape="id309" draw:end-glue-point="8" svg:d="M4150 21250c0 5737 13450 5587 13450 300">
          <text:p/>
        </draw:connector>
        <draw:connector draw:style-name="gr5" draw:text-style-name="P1" draw:layer="layout" draw:type="curve" draw:line-skew="-1.949cm" svg:x1="17.6cm" svg:y1="18.75cm" svg:x2="4.15cm" svg:y2="19.05cm" draw:start-shape="id309" draw:start-glue-point="4" draw:end-shape="id307" draw:end-glue-point="0" svg:d="M17600 18750c0-3675-13450-3825-13450 300">
          <text:p/>
        </draw:connector>
        <draw:connector draw:style-name="gr17" draw:text-style-name="P1" draw:layer="layout" draw:type="curve" draw:line-skew="0cm -1.568cm" svg:x1="11.3cm" svg:y1="18.75cm" svg:x2="6.5cm" svg:y2="20.15cm" draw:start-shape="id308" draw:start-glue-point="4" draw:end-shape="id307" draw:end-glue-point="1" svg:d="M11300 18750c0-751-2334-627-3485-89s-1117 1489-1315 1489">
          <text:p text:style-name="P1">取得表單ID</text:p>
        </draw:connector>
      </draw:page>
      <draw:page draw:name="page44" draw:style-name="dp1" draw:master-page-name="預設">
        <draw:custom-shape draw:style-name="gr1" draw:text-style-name="P2" draw:layer="layout" svg:width="6.3cm" svg:height="2.3cm" svg:x="7.351cm" svg:y="13.701cm">
          <text:p text:style-name="P1"><text:span text:style-name="T1">攔截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5" draw:style-name="dp1" draw:master-page-name="預設">
        <draw:rect draw:style-name="gr4" draw:text-style-name="P1" draw:layer="layout" svg:width="11.3cm" svg:height="2cm" svg:x="1.4cm" svg:y="1.4cm">
          <text:p text:style-name="P1">適合用在 auth 這類 1對多的狀況</text:p>
        </draw:rect>
      </draw:page>
      <draw:page draw:name="page46" draw:style-name="dp1" draw:master-page-name="預設">
        <draw:custom-shape draw:style-name="gr1" draw:text-style-name="P1" draw:layer="layout" svg:width="6.3cm" svg:height="2.3cm" svg:x="7.352cm" svg:y="13.702cm">
          <text:p text:style-name="P1">au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7" draw:style-name="dp1" draw:master-page-name="預設">
        <draw:custom-shape draw:style-name="gr1" draw:text-style-name="P1" draw:layer="layout" svg:width="6.3cm" svg:height="2.3cm" svg:x="7.353cm" svg:y="13.703cm">
          <text:p text:style-name="P1">未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8" draw:style-name="dp1" draw:master-page-name="預設">
        <draw:custom-shape draw:style-name="gr1" draw:text-style-name="P1" xml:id="id319" draw:id="id319" draw:layer="layout" svg:width="4.6cm" svg:height="1.7cm" svg:x="8.7cm" svg:y="2.8cm">
          <text:p text:style-name="P1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21" draw:id="id321" draw:layer="layout" svg:width="4.6cm" svg:height="1.7cm" svg:x="8.7cm" svg:y="24.6cm">
          <text:p text:style-name="P1">ren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11" draw:id="id311" draw:layer="layout" svg:width="4.6cm" svg:height="1.7cm" svg:x="15.8cm" svg:y="13.2cm">
          <text:p text:style-name="P1">redir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" xml:id="id310" draw:id="id310" draw:layer="layout" svg:width="4.6cm" svg:height="1.998cm" svg:x="8.7cm" svg:y="9.2cm">
          <text:p text:style-name="P1">攔截A</text:p>
          <text:p text:style-name="P1">(contain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13" draw:id="id313" draw:layer="layout" svg:width="4.6cm" svg:height="1.7cm" svg:x="8.7cm" svg:y="5.9cm">
          <text:p text:style-name="P1">Router</text:p>
          <text:p text:style-name="P1">網址轉義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" xml:id="id312" draw:id="id312" draw:layer="layout" svg:width="4.6cm" svg:height="2.998cm" svg:x="8.7cm" svg:y="13.202cm">
          <text:p text:style-name="P1">controller</text:p>
          <text:p text:style-name="P1">(contain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" draw:layer="layout" svg:width="4.849cm" svg:height="2.999cm" svg:x="15.251cm" svg:y="5.1cm">
          <text:p text:style-name="P1">針對特殊</text:p>
          <text:p text:style-name="P1">group</text:p>
          <draw:enhanced-geometry svg:viewBox="0 0 21600 21600" draw:mirror-horizontal="false" draw:type="line-callout-1" draw:modifiers="-12924.3711340206 33588 -1113.40206185567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5" draw:text-style-name="P1" xml:id="id320" draw:id="id320" draw:layer="layout" svg:width="4.6cm" svg:height="1.998cm" svg:x="8.7cm" svg:y="21.302cm">
          <text:p text:style-name="P1">攔截B</text:p>
          <text:p text:style-name="P1">(contain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318" draw:id="id318" draw:layer="layout" svg:width="1.1cm" svg:height="1.1cm" svg:x="10.45cm" svg:y="0.4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6" draw:text-style-name="P1" xml:id="id322" draw:id="id322" draw:layer="layout" svg:width="1.1cm" svg:height="1.1cm" svg:x="10.45cm" svg:y="27.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xml:id="id317" draw:id="id317" draw:layer="layout" svg:width="4.6cm" svg:height="2.998cm" svg:x="8.7cm" svg:y="17.302cm">
          <text:p text:style-name="P1">標籤命令</text:p>
          <text:p text:style-name="P1">(contain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" draw:layer="layout" svg:width="4.849cm" svg:height="2.999cm" svg:x="15.4cm" svg:y="20.4cm">
          <text:p text:style-name="P1">針對特殊</text:p>
          <text:p text:style-name="P1">group</text:p>
          <draw:enhanced-geometry svg:viewBox="0 0 21600 21600" draw:mirror-horizontal="false" draw:type="line-callout-1" draw:modifiers="-12087.0927835052 -6379.2 -1113.40206185567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5" draw:text-style-name="P1" draw:layer="layout" svg:x1="13.3cm" svg:y1="10.199cm" svg:x2="15.8cm" svg:y2="14.05cm" draw:start-shape="id310" draw:start-glue-point="1" draw:end-shape="id311" draw:end-glue-point="3" svg:d="M13300 10199h1251v3851h1249">
          <text:p/>
        </draw:connector>
        <draw:connector draw:style-name="gr5" draw:text-style-name="P1" draw:layer="layout" svg:x1="13.3cm" svg:y1="14.701cm" svg:x2="15.8cm" svg:y2="14.05cm" draw:start-shape="id312" draw:end-shape="id311" draw:end-glue-point="3" svg:d="M13300 14701h1250v-651h1250">
          <text:p/>
        </draw:connector>
        <draw:connector draw:style-name="gr5" draw:text-style-name="P1" draw:layer="layout" svg:x1="13.3cm" svg:y1="6.75cm" svg:x2="15.8cm" svg:y2="14.05cm" draw:start-shape="id313" draw:start-glue-point="1" draw:end-shape="id311" draw:end-glue-point="3" svg:d="M13300 6750h1251v7300h1249">
          <text:p/>
        </draw:connector>
        <draw:rect draw:style-name="gr53" draw:text-style-name="P1" xml:id="id314" draw:id="id314" draw:layer="layout" svg:width="4.2cm" svg:height="2.1cm" svg:x="1.3cm" svg:y="8.8cm">
          <text:p text:style-name="P1">資料庫</text:p>
        </draw:rect>
        <draw:rect draw:style-name="gr53" draw:text-style-name="P1" xml:id="id316" draw:id="id316" draw:layer="layout" svg:width="4.2cm" svg:height="2.1cm" svg:x="1.3cm" svg:y="12.6cm">
          <text:p text:style-name="P1">運算</text:p>
        </draw:rect>
        <draw:rect draw:style-name="gr53" draw:text-style-name="P1" xml:id="id315" draw:id="id315" draw:layer="layout" svg:width="4.2cm" svg:height="2.1cm" svg:x="1.3cm" svg:y="16cm">
          <text:p text:style-name="P1">指定 view</text:p>
        </draw:rect>
        <draw:connector draw:style-name="gr5" draw:text-style-name="P1" draw:layer="layout" draw:type="lines" svg:x1="8.7cm" svg:y1="10.199cm" svg:x2="5.5cm" svg:y2="9.85cm" draw:start-shape="id310" draw:start-glue-point="3" draw:end-shape="id314" draw:end-glue-point="1" svg:d="M8700 10199h-501l-2198-349h-501">
          <text:p/>
        </draw:connector>
        <draw:connector draw:style-name="gr5" draw:text-style-name="P1" draw:layer="layout" draw:type="lines" svg:x1="8.7cm" svg:y1="10.199cm" svg:x2="5.5cm" svg:y2="17.05cm" draw:start-shape="id310" draw:start-glue-point="3" draw:end-shape="id315" draw:end-glue-point="1" svg:d="M8700 10199h-501l-2198 6851h-501">
          <text:p/>
        </draw:connector>
        <draw:connector draw:style-name="gr5" draw:text-style-name="P1" draw:layer="layout" draw:type="lines" svg:x1="8.7cm" svg:y1="14.701cm" svg:x2="5.5cm" svg:y2="9.85cm" draw:start-shape="id312" draw:start-glue-point="3" draw:end-shape="id314" draw:end-glue-point="1" svg:d="M8700 14701h-501l-2198-4851h-501">
          <text:p/>
        </draw:connector>
        <draw:connector draw:style-name="gr5" draw:text-style-name="P1" draw:layer="layout" draw:type="lines" svg:x1="8.7cm" svg:y1="14.701cm" svg:x2="5.5cm" svg:y2="13.65cm" draw:start-shape="id312" draw:start-glue-point="3" draw:end-shape="id316" draw:end-glue-point="1" svg:d="M8700 14701h-501l-2198-1051h-501">
          <text:p/>
        </draw:connector>
        <draw:connector draw:style-name="gr5" draw:text-style-name="P1" draw:layer="layout" draw:type="lines" svg:x1="8.7cm" svg:y1="14.701cm" svg:x2="5.5cm" svg:y2="17.05cm" draw:start-shape="id312" draw:start-glue-point="3" draw:end-shape="id315" svg:d="M8700 14701h-501l-2198 2349h-501">
          <text:p/>
        </draw:connector>
        <draw:connector draw:style-name="gr5" draw:text-style-name="P1" draw:layer="layout" draw:type="lines" svg:x1="8.7cm" svg:y1="18.801cm" svg:x2="5.5cm" svg:y2="9.85cm" draw:start-shape="id317" draw:start-glue-point="3" draw:end-shape="id314" draw:end-glue-point="1" svg:d="M8700 18801h-501l-2198-8951h-501">
          <text:p/>
        </draw:connector>
        <draw:connector draw:style-name="gr5" draw:text-style-name="P1" draw:layer="layout" draw:type="lines" svg:x1="8.7cm" svg:y1="18.801cm" svg:x2="5.5cm" svg:y2="13.65cm" draw:start-shape="id317" draw:start-glue-point="3" draw:end-shape="id316" svg:d="M8700 18801h-501l-2198-5151h-501">
          <text:p/>
        </draw:connector>
        <draw:connector draw:style-name="gr5" draw:text-style-name="P1" draw:layer="layout" draw:type="line" svg:x1="11cm" svg:y1="1.5cm" svg:x2="11cm" svg:y2="2.8cm" draw:start-shape="id318" draw:start-glue-point="6" draw:end-shape="id319" draw:end-glue-point="0" svg:d="M11000 1500v1300">
          <text:p/>
        </draw:connector>
        <draw:connector draw:style-name="gr5" draw:text-style-name="P1" draw:layer="layout" draw:type="line" svg:x1="11cm" svg:y1="4.5cm" svg:x2="11cm" svg:y2="5.9cm" draw:start-shape="id319" draw:start-glue-point="2" draw:end-shape="id313" draw:end-glue-point="0" svg:d="M11000 4500v1400">
          <text:p/>
        </draw:connector>
        <draw:connector draw:style-name="gr5" draw:text-style-name="P1" draw:layer="layout" draw:type="line" svg:x1="11cm" svg:y1="7.6cm" svg:x2="11cm" svg:y2="9.2cm" draw:start-shape="id313" draw:start-glue-point="2" draw:end-shape="id310" draw:end-glue-point="0" svg:d="M11000 7600v1600">
          <text:p/>
        </draw:connector>
        <draw:connector draw:style-name="gr5" draw:text-style-name="P1" draw:layer="layout" draw:type="lines" svg:x1="8.7cm" svg:y1="22.301cm" svg:x2="5.5cm" svg:y2="13.65cm" draw:start-shape="id320" draw:start-glue-point="3" draw:end-shape="id316" draw:end-glue-point="1" svg:d="M8700 22301h-501l-2198-8651h-501">
          <text:p/>
        </draw:connector>
        <draw:connector draw:style-name="gr5" draw:text-style-name="P1" draw:layer="layout" draw:type="line" svg:x1="11cm" svg:y1="11.198cm" svg:x2="11cm" svg:y2="13.202cm" draw:start-shape="id310" draw:start-glue-point="2" draw:end-shape="id312" draw:end-glue-point="0" svg:d="M11000 11198v2004">
          <text:p/>
        </draw:connector>
        <draw:connector draw:style-name="gr5" draw:text-style-name="P1" draw:layer="layout" draw:type="line" svg:x1="11cm" svg:y1="16.2cm" svg:x2="11cm" svg:y2="17.302cm" draw:start-shape="id312" draw:start-glue-point="2" draw:end-shape="id317" draw:end-glue-point="0" svg:d="M11000 16200v1102">
          <text:p/>
        </draw:connector>
        <draw:connector draw:style-name="gr5" draw:text-style-name="P1" draw:layer="layout" draw:type="line" svg:x1="11cm" svg:y1="20.3cm" svg:x2="11cm" svg:y2="21.302cm" draw:start-shape="id317" draw:start-glue-point="2" draw:end-shape="id320" draw:end-glue-point="0" svg:d="M11000 20300v1002">
          <text:p/>
        </draw:connector>
        <draw:connector draw:style-name="gr5" draw:text-style-name="P1" draw:layer="layout" draw:type="line" svg:x1="11cm" svg:y1="23.3cm" svg:x2="11cm" svg:y2="24.6cm" draw:start-shape="id320" draw:start-glue-point="2" draw:end-shape="id321" draw:end-glue-point="0" svg:d="M11000 23300v1300">
          <text:p/>
        </draw:connector>
        <draw:connector draw:style-name="gr5" draw:text-style-name="P1" draw:layer="layout" draw:type="line" svg:x1="11cm" svg:y1="26.3cm" svg:x2="11cm" svg:y2="27.5cm" draw:start-shape="id321" draw:start-glue-point="2" draw:end-shape="id322" draw:end-glue-point="4" svg:d="M11000 26300v1200">
          <text:p/>
        </draw:connector>
      </draw:page>
      <draw:page draw:name="page49" draw:style-name="dp1" draw:master-page-name="預設">
        <draw:rect draw:style-name="gr60" draw:text-style-name="P1" draw:layer="layout" svg:width="8.8cm" svg:height="24.3cm" svg:x="10.5cm" svg:y="1.8cm">
          <text:p text:style-name="P1">各種模組功能</text:p>
        </draw:rect>
        <draw:rect draw:style-name="gr4" draw:text-style-name="P16" xml:id="id323" draw:id="id323" draw:layer="layout" svg:width="5.8cm" svg:height="4.5cm" svg:x="1.4cm" svg:y="11.1cm">
          <text:p text:style-name="P16">使用者</text:p>
          <text:p text:style-name="P16">通常要操作的東西</text:p>
          <text:p text:style-name="P16">與功能</text:p>
        </draw:rect>
        <draw:custom-shape draw:style-name="gr35" draw:text-style-name="P1" xml:id="id324" draw:id="id324" draw:layer="layout" svg:width="5.9cm" svg:height="1.9cm" svg:x="11.898cm" svg:y="4cm">
          <text:p text:style-name="P1">資料庫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325" draw:id="id325" draw:layer="layout" svg:width="5.9cm" svg:height="1.9cm" svg:x="11.899cm" svg:y="8.1cm">
          <text:p text:style-name="P1">各種資料處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327" draw:id="id327" draw:layer="layout" svg:width="5.9cm" svg:height="1.9cm" svg:x="11.9cm" svg:y="11.7cm">
          <text:p text:style-name="P1">網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328" draw:id="id328" draw:layer="layout" svg:width="5.9cm" svg:height="1.9cm" svg:x="11.901cm" svg:y="15.2cm">
          <text:p text:style-name="P1">資料驗證</text:p>
          <text:p text:style-name="P1">資料安全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326" draw:id="id326" draw:layer="layout" svg:width="5.9cm" svg:height="1.9cm" svg:x="11.902cm" svg:y="19.3cm">
          <text:p text:style-name="P1">檔案處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7.2cm" svg:y1="13.35cm" svg:x2="11.898cm" svg:y2="4.95cm" draw:start-shape="id323" draw:end-shape="id324" svg:d="M7200 13350h2349v-8400h2349">
          <text:p/>
        </draw:connector>
        <draw:connector draw:style-name="gr5" draw:text-style-name="P1" draw:layer="layout" svg:x1="7.2cm" svg:y1="13.35cm" svg:x2="11.899cm" svg:y2="9.05cm" draw:start-shape="id323" draw:end-shape="id325" svg:d="M7200 13350h2350v-4300h2349">
          <text:p/>
        </draw:connector>
        <draw:connector draw:style-name="gr5" draw:text-style-name="P1" draw:layer="layout" svg:x1="7.2cm" svg:y1="13.35cm" svg:x2="11.902cm" svg:y2="20.25cm" draw:start-shape="id323" draw:start-glue-point="1" draw:end-shape="id326" draw:end-glue-point="3" svg:d="M7200 13350h2351v6900h2351">
          <text:p/>
        </draw:connector>
        <draw:connector draw:style-name="gr5" draw:text-style-name="P1" draw:layer="layout" svg:x1="7.2cm" svg:y1="13.35cm" svg:x2="11.9cm" svg:y2="12.65cm" draw:start-shape="id323" draw:start-glue-point="1" draw:end-shape="id327" draw:end-glue-point="3" svg:d="M7200 13350h2350v-700h2350">
          <text:p/>
        </draw:connector>
        <draw:connector draw:style-name="gr5" draw:text-style-name="P1" draw:layer="layout" svg:x1="7.2cm" svg:y1="13.35cm" svg:x2="11.901cm" svg:y2="16.15cm" draw:start-shape="id323" draw:start-glue-point="1" draw:end-shape="id328" draw:end-glue-point="3" svg:d="M7200 13350h2351v2800h2350">
          <text:p/>
        </draw:connector>
        <draw:custom-shape draw:style-name="gr35" draw:text-style-name="P1" xml:id="id329" draw:id="id329" draw:layer="layout" svg:width="5.9cm" svg:height="1.9cm" svg:x="11.903cm" svg:y="23cm">
          <text:p text:style-name="P1">畫面輸出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7.2cm" svg:y1="13.35cm" svg:x2="11.903cm" svg:y2="23.95cm" draw:start-shape="id323" draw:start-glue-point="1" draw:end-shape="id329" draw:end-glue-point="3" svg:d="M7200 13350h2352v10600h2351">
          <text:p/>
        </draw:connector>
        <draw:custom-shape draw:style-name="gr1" draw:text-style-name="P1" xml:id="id330" draw:id="id330" draw:layer="layout" svg:width="5.5cm" svg:height="2.2cm" svg:x="1.55cm" svg:y="20.7cm">
          <text:p text:style-name="P1">操作的環境在</text:p>
          <text:p text:style-name="P1">contai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4.3cm" svg:y1="15.6cm" svg:x2="4.3cm" svg:y2="20.7cm" draw:start-shape="id323" draw:start-glue-point="2" draw:end-shape="id330" draw:end-glue-point="0" svg:d="M4300 15600v5100">
          <text:p/>
        </draw:connector>
      </draw:page>
      <draw:page draw:name="page50" draw:style-name="dp1" draw:master-page-name="預設">
        <draw:rect draw:style-name="gr53" draw:text-style-name="P1" xml:id="id340" draw:id="id340" draw:layer="layout" svg:width="4.2cm" svg:height="1.423cm" svg:x="6cm" svg:y="1.139cm">
          <text:p text:style-name="P1">資料庫</text:p>
        </draw:rect>
        <draw:rect draw:style-name="gr53" draw:text-style-name="P1" xml:id="id341" draw:id="id341" draw:layer="layout" svg:width="4.2cm" svg:height="1.423cm" svg:x="11cm" svg:y="1.139cm">
          <text:p text:style-name="P1">運算</text:p>
        </draw:rect>
        <draw:rect draw:style-name="gr53" draw:text-style-name="P1" xml:id="id342" draw:id="id342" draw:layer="layout" svg:width="4.2cm" svg:height="1.423cm" svg:x="16.6cm" svg:y="1.139cm">
          <text:p text:style-name="P1">指定 view</text:p>
        </draw:rect>
        <draw:custom-shape draw:style-name="gr65" draw:text-style-name="P1" xml:id="id331" draw:id="id331" draw:layer="layout" svg:width="4.6cm" svg:height="1.998cm" svg:x="0.9cm" svg:y="23.451cm">
          <text:p text:style-name="P1">攔截A</text:p>
          <text:p text:style-name="P1">(contain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" xml:id="id335" draw:id="id335" draw:layer="layout" svg:width="4.6cm" svg:height="1.998cm" svg:x="15.1cm" svg:y="23.451cm">
          <text:p text:style-name="P1">攔截B</text:p>
          <text:p text:style-name="P1">(contain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" xml:id="id332" draw:id="id332" draw:layer="layout" svg:width="4.6cm" svg:height="1.998cm" svg:x="1.4cm" svg:y="16.502cm">
          <text:p text:style-name="P1">執行每個攔截器</text:p>
          <text:p text:style-name="P1">的 ru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" xml:id="id333" draw:id="id333" draw:layer="layout" svg:width="4.6cm" svg:height="1.998cm" svg:x="8.45cm" svg:y="16.502cm">
          <text:p text:style-name="P1">執行相應攔截器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3" draw:text-style-name="P1" xml:id="id339" draw:id="id339" draw:layer="layout" svg:width="4.2cm" svg:height="1.423cm" svg:x="1.2cm" svg:y="1.139cm">
          <text:p text:style-name="P1">基本功能</text:p>
        </draw:rect>
        <draw:custom-shape draw:style-name="gr74" draw:text-style-name="P1" xml:id="id334" draw:id="id334" draw:layer="layout" svg:width="4.6cm" svg:height="1.998cm" svg:x="8.45cm" svg:y="23.451cm">
          <text:p text:style-name="P1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36" draw:id="id336" draw:layer="layout" svg:width="7.2cm" svg:height="1.9cm" svg:x="0.1cm" svg:y="8.2cm">
          <text:p text:style-name="P1"><text:span text:style-name="T2">CI_InterceptorContainer_rul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5" draw:text-style-name="P1" draw:layer="layout" draw:type="lines" svg:x1="3.2cm" svg:y1="23.451cm" svg:x2="3.7cm" svg:y2="18.5cm" draw:start-shape="id331" draw:start-glue-point="0" draw:end-shape="id332" draw:end-glue-point="2" svg:d="M3200 23451v-501l500-3948v-502">
          <text:p/>
        </draw:connector>
        <draw:connector draw:style-name="gr5" draw:text-style-name="P1" draw:layer="layout" draw:type="lines" svg:x1="10.75cm" svg:y1="18.5cm" svg:x2="10.75cm" svg:y2="23.451cm" draw:start-shape="id333" draw:start-glue-point="2" draw:end-shape="id334" svg:d="M10750 18500v502 3948 501">
          <text:p/>
        </draw:connector>
        <draw:connector draw:style-name="gr5" draw:text-style-name="P1" draw:layer="layout" draw:type="line" svg:x1="6cm" svg:y1="17.501cm" svg:x2="8.45cm" svg:y2="17.501cm" draw:start-shape="id332" draw:start-glue-point="1" draw:end-shape="id333" draw:end-glue-point="3" svg:d="M6000 17501h2450">
          <text:p/>
        </draw:connector>
        <draw:connector draw:style-name="gr18" draw:text-style-name="P1" draw:layer="layout" draw:type="line" svg:x1="5.5cm" svg:y1="24.45cm" svg:x2="8.45cm" svg:y2="24.45cm" draw:start-shape="id331" draw:start-glue-point="1" draw:end-shape="id334" draw:end-glue-point="3" svg:d="M5500 24450h2950">
          <text:p/>
        </draw:connector>
        <draw:connector draw:style-name="gr5" draw:text-style-name="P1" draw:layer="layout" draw:type="line" svg:x1="13.05cm" svg:y1="24.45cm" svg:x2="15.1cm" svg:y2="24.45cm" draw:start-shape="id334" draw:start-glue-point="1" draw:end-shape="id335" svg:d="M13050 24450h2050">
          <text:p/>
        </draw:connector>
        <draw:custom-shape draw:style-name="gr1" draw:text-style-name="P3" xml:id="id337" draw:id="id337" draw:layer="layout" svg:width="7.2cm" svg:height="1.9cm" svg:x="5.7cm" svg:y="10.6cm">
          <text:p text:style-name="P1"><text:span text:style-name="T2">CI_InterceptorContainer_befor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3" xml:id="id338" draw:id="id338" draw:layer="layout" svg:width="7.2cm" svg:height="1.9cm" svg:x="12.6cm" svg:y="8.2cm">
          <text:p text:style-name="P1"><text:span text:style-name="T2">CI_InterceptorContainer_afte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3" draw:text-style-name="P1" draw:layer="layout" draw:type="curve" svg:x1="3.7cm" svg:y1="10.1cm" svg:x2="3.7cm" svg:y2="16.502cm" draw:start-shape="id336" draw:start-glue-point="2" draw:end-shape="id332" svg:d="M3700 10100v6402">
          <text:p/>
        </draw:connector>
        <draw:connector draw:style-name="gr23" draw:text-style-name="P1" draw:layer="layout" draw:type="curve" svg:x1="9.3cm" svg:y1="12.5cm" svg:x2="10.75cm" svg:y2="16.502cm" draw:start-shape="id337" draw:start-glue-point="2" draw:end-shape="id333" draw:end-glue-point="0" svg:d="M9300 12500c0 3003 1450 1002 1450 4002">
          <text:p/>
        </draw:connector>
        <draw:connector draw:style-name="gr23" draw:text-style-name="P1" draw:layer="layout" draw:type="curve" svg:x1="16.2cm" svg:y1="10.1cm" svg:x2="17.4cm" svg:y2="23.451cm" draw:start-shape="id338" draw:start-glue-point="2" draw:end-shape="id335" svg:d="M16200 10100c0 10014 1200 3339 1200 13351">
          <text:p/>
        </draw:connector>
        <draw:connector draw:style-name="gr5" draw:text-style-name="P1" draw:layer="layout" draw:type="lines" svg:x1="3.3cm" svg:y1="2.562cm" svg:x2="3.7cm" svg:y2="8.2cm" draw:start-shape="id339" draw:start-glue-point="2" draw:end-shape="id336" svg:d="M3300 2562v501l400 4636v501">
          <text:p/>
        </draw:connector>
        <draw:connector draw:style-name="gr5" draw:text-style-name="P1" draw:layer="layout" draw:type="lines" svg:x1="3.3cm" svg:y1="2.562cm" svg:x2="9.3cm" svg:y2="10.6cm" draw:start-shape="id339" draw:start-glue-point="2" draw:end-shape="id337" draw:end-glue-point="0" svg:d="M3300 2562v501l6000 7036v501">
          <text:p/>
        </draw:connector>
        <draw:connector draw:style-name="gr5" draw:text-style-name="P1" draw:layer="layout" draw:type="lines" svg:x1="8.1cm" svg:y1="2.562cm" svg:x2="9.3cm" svg:y2="10.6cm" draw:start-shape="id340" draw:start-glue-point="2" draw:end-shape="id337" svg:d="M8100 2562v501l1200 7036v501">
          <text:p/>
        </draw:connector>
        <draw:connector draw:style-name="gr5" draw:text-style-name="P1" draw:layer="layout" draw:type="lines" svg:x1="13.1cm" svg:y1="2.562cm" svg:x2="9.3cm" svg:y2="10.6cm" draw:start-shape="id341" draw:start-glue-point="2" draw:end-shape="id337" draw:end-glue-point="0" svg:d="M13100 2562v501l-3800 7036v501">
          <text:p/>
        </draw:connector>
        <draw:connector draw:style-name="gr5" draw:text-style-name="P1" draw:layer="layout" draw:type="lines" svg:x1="18.7cm" svg:y1="2.562cm" svg:x2="9.3cm" svg:y2="10.6cm" draw:start-shape="id342" draw:start-glue-point="2" draw:end-shape="id337" draw:end-glue-point="0" svg:d="M18700 2562v501l-9400 7036v501">
          <text:p/>
        </draw:connector>
        <draw:connector draw:style-name="gr5" draw:text-style-name="P1" draw:layer="layout" draw:type="lines" svg:x1="3.3cm" svg:y1="2.562cm" svg:x2="16.2cm" svg:y2="8.2cm" draw:start-shape="id339" draw:start-glue-point="2" draw:end-shape="id338" draw:end-glue-point="0" svg:d="M3300 2562v501l12900 4636v501">
          <text:p/>
        </draw:connector>
        <draw:connector draw:style-name="gr5" draw:text-style-name="P1" draw:layer="layout" draw:type="lines" svg:x1="8.1cm" svg:y1="2.562cm" svg:x2="16.2cm" svg:y2="8.2cm" draw:start-shape="id340" draw:start-glue-point="2" draw:end-shape="id338" draw:end-glue-point="0" svg:d="M8100 2562v501l8100 4636v501">
          <text:p/>
        </draw:connector>
        <draw:connector draw:style-name="gr5" draw:text-style-name="P1" draw:layer="layout" draw:type="lines" svg:x1="13.1cm" svg:y1="2.562cm" svg:x2="16.2cm" svg:y2="8.2cm" draw:start-shape="id341" draw:start-glue-point="2" draw:end-shape="id338" draw:end-glue-point="0" svg:d="M13100 2562v501l3100 4636v501">
          <text:p/>
        </draw:connector>
      </draw:page>
      <draw:page draw:name="page51" draw:style-name="dp1" draw:master-page-name="預設">
        <draw:custom-shape draw:style-name="gr35" draw:text-style-name="P1" xml:id="id344" draw:id="id344" draw:layer="layout" svg:width="5.2cm" svg:height="2.3cm" svg:x="1.65cm" svg:y="15.1cm">
          <text:p text:style-name="P1">Class Loader</text:p>
          <draw:enhanced-geometry svg:viewBox="0 0 21600 21600" draw:type="rectangle" draw:enhanced-path="M 0 0 L 21600 0 21600 21600 0 21600 0 0 Z N"/>
        </draw:custom-shape>
        <draw:custom-shape draw:style-name="gr35" draw:text-style-name="P1" xml:id="id343" draw:id="id343" draw:layer="layout" svg:width="5.2cm" svg:height="2.3cm" svg:x="1.65cm" svg:y="20.6cm">
          <text:p text:style-name="P1">Class Container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4.25cm" svg:y1="20.6cm" svg:x2="4.25cm" svg:y2="17.4cm" draw:start-shape="id343" draw:start-glue-point="0" draw:end-shape="id344" svg:d="M4250 20600v-3200">
          <text:p text:style-name="P1">extend</text:p>
        </draw:connector>
        <draw:custom-shape draw:style-name="gr75" draw:text-style-name="P4" draw:layer="layout" svg:width="11.7cm" svg:height="5.2cm" svg:x="7.8cm" svg:y="23.5cm">
          <text:p text:style-name="P4">Container 就擁有專屬的 loader </text:p>
          <text:p text:style-name="P4">功能</text:p>
          <text:p text:style-name="P4"/>
          <text:p text:style-name="P4">View 裡面的 this 就會指向 container</text:p>
          <text:p text:style-name="P4"/>
          <draw:enhanced-geometry svg:viewBox="0 0 21600 21600" draw:text-areas="800 800 20800 20800" draw:type="round-rectangular-callout" draw:modifiers="-2455.17477138706 -9635.070178811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7.2cm" svg:height="1.8cm" svg:x="0cm" svg:y="12.4cm">
          <text:p text:style-name="P1">改進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7.2cm" svg:height="1.8cm" svg:x="0cm" svg:y="1.5cm">
          <text:p text:style-name="P1">原有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5" draw:text-style-name="P1" xml:id="id346" draw:id="id346" draw:layer="layout" svg:width="5.2cm" svg:height="2.3cm" svg:x="13.5cm" svg:y="5.25cm">
          <text:p text:style-name="P1">Class Loader</text:p>
          <draw:enhanced-geometry svg:viewBox="0 0 21600 21600" draw:type="rectangle" draw:enhanced-path="M 0 0 L 21600 0 21600 21600 0 21600 0 0 Z N"/>
        </draw:custom-shape>
        <draw:custom-shape draw:style-name="gr35" draw:text-style-name="P1" xml:id="id345" draw:id="id345" draw:layer="layout" svg:width="5.2cm" svg:height="2.3cm" svg:x="1.4cm" svg:y="5.25cm">
          <text:p text:style-name="P1">Class Container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6.6cm" svg:y1="6.4cm" svg:x2="13.5cm" svg:y2="6.4cm" draw:start-shape="id345" draw:start-glue-point="1" draw:end-shape="id346" svg:d="M6600 6400h6900">
          <text:p text:style-name="P1"/>
          <text:p text:style-name="P1">合作</text:p>
        </draw:connector>
        <draw:custom-shape draw:style-name="gr75" draw:text-style-name="P4" draw:layer="layout" svg:width="10cm" svg:height="3.3cm" svg:x="10.3cm" svg:y="1.3cm">
          <text:p text:style-name="P4"/>
          <text:p text:style-name="P4"/>
          <text:p text:style-name="P4">View 裡面的 this 指向 loader</text:p>
          <text:p text:style-name="P4">必須把container 的屬性拷貝到</text:p>
          <text:p text:style-name="P4">loader</text:p>
          <text:p text:style-name="P4"/>
          <draw:enhanced-geometry svg:viewBox="0 0 21600 21600" draw:text-areas="800 800 20800 20800" draw:type="round-rectangular-callout" draw:modifiers="12040.795920408 27449.86367767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1" xml:id="id347" draw:id="id347" draw:layer="layout" svg:width="5.2cm" svg:height="2.2cm" svg:x="13.5cm" svg:y="10.9cm">
          <text:p text:style-name="P1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line" svg:x1="16.1cm" svg:y1="10.9cm" svg:x2="16.1cm" svg:y2="7.55cm" draw:start-shape="id347" draw:start-glue-point="0" draw:end-shape="id346" draw:end-glue-point="2" svg:d="M16100 10900v-3350">
          <text:p text:style-name="P1">load</text:p>
        </draw:connector>
        <draw:custom-shape draw:style-name="gr76" draw:text-style-name="P1" xml:id="id348" draw:id="id348" draw:layer="layout" svg:width="5.2cm" svg:height="2.2cm" svg:x="1.65cm" svg:y="25.9cm">
          <text:p text:style-name="P1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line" svg:x1="4.25cm" svg:y1="25.9cm" svg:x2="4.25cm" svg:y2="22.9cm" draw:start-shape="id348" draw:start-glue-point="0" draw:end-shape="id343" svg:d="M4250 25900v-3000">
          <text:p text:style-name="P1">load</text:p>
        </draw:connector>
      </draw:page>
      <draw:page draw:name="page52" draw:style-name="dp1" draw:master-page-name="預設">
        <draw:custom-shape draw:style-name="gr1" draw:text-style-name="P2" draw:layer="layout" svg:width="7.6cm" svg:height="2.1cm" svg:x="0cm" svg:y="0cm">
          <text:p text:style-name="P1"><text:span text:style-name="T1">未來模組與</text:span><text:span text:style-name="T1">container</text:span></text:p>
          <text:p text:style-name="P1"><text:span text:style-name="T1">比較好的解決方式</text:span></text:p>
          <draw:enhanced-geometry svg:viewBox="0 0 21600 21600" draw:text-areas="0 0 21600 21600" draw:type="pentagon-right" draw:modifiers="19244.204709906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6" draw:text-style-name="P24" xml:id="id350" draw:id="id350" draw:layer="layout" svg:width="2.963cm" svg:height="0.729cm" svg:x="9.937cm" svg:y="3.286cm">
          <text:p text:style-name="P1"><text:span text:style-name="T19">Hoo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4" xml:id="id352" draw:id="id352" draw:layer="layout" svg:width="2.963cm" svg:height="0.73cm" svg:x="15.737cm" svg:y="3.285cm">
          <text:p text:style-name="P1"><text:span text:style-name="T19">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5.2cm" svg:height="1.4cm" svg:x="0.4cm" svg:y="3cm">
          <text:p text:style-name="P1"><text:span text:style-name="T1">最基本核心功能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5" draw:text-style-name="P10" draw:layer="layout" svg:width="6.099cm" svg:height="2.3cm" svg:x="0.401cm" svg:y="6.6cm">
          <text:p text:style-name="P1"><text:span text:style-name="T6">Interceptor</text:span></text:p>
          <text:p text:style-name="P1"><text:span text:style-name="T6">(container)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4" xml:id="id349" draw:id="id349" draw:layer="layout" svg:width="2.963cm" svg:height="0.729cm" svg:x="7.837cm" svg:y="7.201cm">
          <text:p text:style-name="P1"><text:span text:style-name="T19">IT_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4" xml:id="id351" draw:id="id351" draw:layer="layout" svg:width="2.963cm" svg:height="0.73cm" svg:x="13.637cm" svg:y="7.2cm">
          <text:p text:style-name="P1"><text:span text:style-name="T19">IT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9.318cm" svg:y1="7.201cm" svg:x2="11.418cm" svg:y2="4.015cm" draw:start-shape="id349" draw:start-glue-point="0" draw:end-shape="id350" draw:end-glue-point="2" svg:d="M9318 7201c0-2389 2100-797 2100-3186">
          <text:p/>
        </draw:connector>
        <draw:connector draw:style-name="gr5" draw:text-style-name="P1" draw:layer="layout" draw:type="curve" svg:x1="15.118cm" svg:y1="7.2cm" svg:x2="17.218cm" svg:y2="4.015cm" draw:start-shape="id351" draw:start-glue-point="0" draw:end-shape="id352" draw:end-glue-point="2" svg:d="M15118 7200c0-2388 2100-796 2100-3185">
          <text:p/>
        </draw:connector>
        <draw:custom-shape draw:style-name="gr35" draw:text-style-name="P10" draw:layer="layout" svg:width="6.099cm" svg:height="2.3cm" svg:x="0.401cm" svg:y="11.9cm">
          <text:p text:style-name="P1"><text:span text:style-name="T6">Controller</text:span></text:p>
          <text:p text:style-name="P1"><text:span text:style-name="T6">(container)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4" xml:id="id353" draw:id="id353" draw:layer="layout" svg:width="2.963cm" svg:height="0.729cm" svg:x="9.937cm" svg:y="12.471cm">
          <text:p text:style-name="P1"><text:span text:style-name="T19">CT_Hoo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4" xml:id="id354" draw:id="id354" draw:layer="layout" svg:width="2.963cm" svg:height="0.73cm" svg:x="15.737cm" svg:y="12.47cm">
          <text:p text:style-name="P1"><text:span text:style-name="T19">CT_Confi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1.418cm" svg:y1="12.471cm" svg:x2="11.418cm" svg:y2="4.015cm" draw:start-shape="id353" draw:start-glue-point="0" draw:end-shape="id350" svg:d="M11418 12471v-8456">
          <text:p/>
        </draw:connector>
        <draw:connector draw:style-name="gr5" draw:text-style-name="P1" draw:layer="layout" draw:type="curve" svg:x1="17.218cm" svg:y1="12.47cm" svg:x2="17.218cm" svg:y2="4.015cm" draw:start-shape="id354" draw:start-glue-point="0" draw:end-shape="id352" draw:end-glue-point="2" svg:d="M17218 12470v-8455">
          <text:p/>
        </draw:connector>
        <draw:custom-shape draw:style-name="gr1" draw:text-style-name="P1" xml:id="id355" draw:id="id355" draw:layer="layout" svg:width="9.3cm" svg:height="2.8cm" svg:x="8.3cm" svg:y="14.9cm">
          <text:p text:style-name="P1">滿足不同container</text:p>
          <text:p text:style-name="P1">對核心功能會有不同的次需求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" draw:layer="layout" draw:type="curve" svg:x1="8.3cm" svg:y1="16.3cm" svg:x2="7.837cm" svg:y2="7.565cm" draw:start-shape="id355" draw:start-glue-point="3" draw:end-shape="id349" draw:end-glue-point="3" svg:d="M8300 16300c-1447 0-1216-8735-463-8735">
          <text:p/>
        </draw:connector>
        <draw:connector draw:style-name="gr23" draw:text-style-name="P1" draw:layer="layout" draw:type="curve" svg:x1="8.3cm" svg:y1="16.3cm" svg:x2="9.937cm" svg:y2="12.835cm" draw:start-shape="id355" draw:start-glue-point="3" draw:end-shape="id353" draw:end-glue-point="3" svg:d="M8300 16300c-751 0-1570-3465 1637-3465">
          <text:p/>
        </draw:connector>
      </draw:page>
      <draw:page draw:name="page53" draw:style-name="dp1" draw:master-page-name="預設">
        <draw:custom-shape draw:style-name="gr1" draw:text-style-name="P1" draw:layer="layout" svg:width="7.7cm" svg:height="3.1cm" svg:x="6.65cm" svg:y="13.3cm">
          <text:p text:style-name="P1">資料夾結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4" draw:style-name="dp1" draw:master-page-name="預設">
        <draw:rect draw:style-name="gr4" draw:text-style-name="P1" xml:id="id357" draw:id="id357" draw:layer="layout" svg:width="3.7cm" svg:height="1.088cm" svg:x="8.3cm" svg:y="2.7cm">
          <text:p text:style-name="P1">core</text:p>
        </draw:rect>
        <draw:rect draw:style-name="gr24" draw:text-style-name="P1" xml:id="id356" draw:id="id356" draw:layer="layout" svg:width="2.901cm" svg:height="1.4cm" svg:x="3.399cm" svg:y="5.4cm">
          <text:p text:style-name="P1">模組</text:p>
        </draw:rect>
        <draw:rect draw:style-name="gr4" draw:text-style-name="P1" xml:id="id358" draw:id="id358" draw:layer="layout" svg:width="3.7cm" svg:height="1.088cm" svg:x="8.3cm" svg:y="5.263cm">
          <text:p text:style-name="P1">library</text:p>
        </draw:rect>
        <draw:connector draw:style-name="gr5" draw:text-style-name="P1" draw:layer="layout" svg:x1="6.3cm" svg:y1="6.1cm" svg:x2="8.3cm" svg:y2="3.244cm" draw:start-shape="id356" draw:start-glue-point="1" draw:end-shape="id357" draw:end-glue-point="3" svg:d="M6300 6100h1000v-2856h1000">
          <text:p/>
        </draw:connector>
        <draw:connector draw:style-name="gr5" draw:text-style-name="P1" draw:layer="layout" svg:x1="6.3cm" svg:y1="6.1cm" svg:x2="8.3cm" svg:y2="5.807cm" draw:start-shape="id356" draw:start-glue-point="1" draw:end-shape="id358" draw:end-glue-point="3" svg:d="M6300 6100h1000v-293h1000">
          <text:p/>
        </draw:connector>
        <draw:custom-shape draw:style-name="gr2" draw:text-style-name="P1" draw:layer="layout" svg:width="5.4cm" svg:height="1.7cm" svg:x="-0.099cm" svg:y="0cm">
          <text:p text:style-name="P1">目錄模式A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4" draw:text-style-name="P1" xml:id="id359" draw:id="id359" draw:layer="layout" svg:width="3.7cm" svg:height="1.087cm" svg:x="8.3cm" svg:y="7.438cm">
          <text:p text:style-name="P1">helper</text:p>
        </draw:rect>
        <draw:connector draw:style-name="gr5" draw:text-style-name="P1" draw:layer="layout" svg:x1="6.3cm" svg:y1="6.1cm" svg:x2="8.3cm" svg:y2="7.981cm" draw:start-shape="id356" draw:start-glue-point="1" draw:end-shape="id359" draw:end-glue-point="3" svg:d="M6300 6100h1000v1881h1000">
          <text:p/>
        </draw:connector>
        <draw:custom-shape draw:style-name="gr1" draw:text-style-name="P1" xml:id="id360" draw:id="id360" draw:layer="layout" svg:width="4.3cm" svg:height="0.919cm" svg:x="14.601cm" svg:y="0.9cm">
          <text:p text:style-name="P1">/repl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xml:id="id361" draw:id="id361" draw:layer="layout" svg:width="4.3cm" svg:height="0.919cm" svg:x="14.601cm" svg:y="2.202cm">
          <text:p text:style-name="P1"><text:span text:style-name="T6">/Interce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xml:id="id362" draw:id="id362" draw:layer="layout" svg:width="4.3cm" svg:height="0.919cm" svg:x="14.602cm" svg:y="3.581cm">
          <text:p text:style-name="P1"><text:span text:style-name="T6">/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63" draw:id="id363" draw:layer="layout" svg:width="4.3cm" svg:height="0.919cm" svg:x="14.602cm" svg:y="5.8cm">
          <text:p text:style-name="P1">/repl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xml:id="id364" draw:id="id364" draw:layer="layout" svg:width="4.3cm" svg:height="0.919cm" svg:x="14.602cm" svg:y="7.102cm">
          <text:p text:style-name="P1"><text:span text:style-name="T6">/Interce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xml:id="id365" draw:id="id365" draw:layer="layout" svg:width="4.3cm" svg:height="0.919cm" svg:x="14.603cm" svg:y="8.481cm">
          <text:p text:style-name="P1"><text:span text:style-name="T6">/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12cm" svg:y1="3.244cm" svg:x2="14.601cm" svg:y2="1.359cm" draw:start-shape="id357" draw:start-glue-point="1" draw:end-shape="id360" draw:end-glue-point="3" svg:d="M12000 3244h501l1599-1885h501">
          <text:p/>
        </draw:connector>
        <draw:connector draw:style-name="gr5" draw:text-style-name="P1" draw:layer="layout" draw:type="lines" svg:x1="12cm" svg:y1="3.244cm" svg:x2="14.601cm" svg:y2="2.661cm" draw:start-shape="id357" draw:start-glue-point="1" draw:end-shape="id361" draw:end-glue-point="3" svg:d="M12000 3244h501l1599-583h501">
          <text:p/>
        </draw:connector>
        <draw:connector draw:style-name="gr5" draw:text-style-name="P1" draw:layer="layout" draw:type="lines" svg:x1="12cm" svg:y1="3.244cm" svg:x2="14.602cm" svg:y2="4.04cm" draw:start-shape="id357" draw:start-glue-point="1" draw:end-shape="id362" draw:end-glue-point="3" svg:d="M12000 3244h501l1600 796h501">
          <text:p/>
        </draw:connector>
        <draw:connector draw:style-name="gr5" draw:text-style-name="P1" draw:layer="layout" draw:type="lines" svg:x1="12cm" svg:y1="5.807cm" svg:x2="14.602cm" svg:y2="6.259cm" draw:start-shape="id358" draw:start-glue-point="1" draw:end-shape="id363" svg:d="M12000 5807h501l1600 452h501">
          <text:p/>
        </draw:connector>
        <draw:connector draw:style-name="gr5" draw:text-style-name="P1" draw:layer="layout" draw:type="lines" svg:x1="12cm" svg:y1="5.807cm" svg:x2="14.602cm" svg:y2="7.561cm" draw:start-shape="id358" draw:start-glue-point="1" draw:end-shape="id364" svg:d="M12000 5807h501l1600 1754h501">
          <text:p/>
        </draw:connector>
        <draw:connector draw:style-name="gr5" draw:text-style-name="P1" draw:layer="layout" draw:type="lines" svg:x1="12cm" svg:y1="5.807cm" svg:x2="14.603cm" svg:y2="8.94cm" draw:start-shape="id358" draw:start-glue-point="1" draw:end-shape="id365" draw:end-glue-point="3" svg:d="M12000 5807h501l1601 3133h501">
          <text:p/>
        </draw:connector>
        <draw:rect draw:style-name="gr4" draw:text-style-name="P1" xml:id="id366" draw:id="id366" draw:layer="layout" svg:width="3.7cm" svg:height="1.088cm" svg:x="8.3cm" svg:y="9.612cm">
          <text:p text:style-name="P1">container</text:p>
        </draw:rect>
        <draw:custom-shape draw:style-name="gr1" draw:text-style-name="P10" xml:id="id367" draw:id="id367" draw:layer="layout" svg:width="5.796cm" svg:height="0.919cm" svg:x="14.603cm" svg:y="10.902cm">
          <text:p text:style-name="P1"><text:span text:style-name="T6">Class Interce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xml:id="id368" draw:id="id368" draw:layer="layout" svg:width="5.796cm" svg:height="0.919cm" svg:x="14.604cm" svg:y="12.281cm">
          <text:p text:style-name="P1"><text:span text:style-name="T6">Class 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2cm" svg:y1="10.156cm" svg:x2="14.603cm" svg:y2="11.361cm" draw:start-shape="id366" draw:start-glue-point="1" draw:end-shape="id367" svg:d="M12000 10156c1953 0 652 1205 2603 1205">
          <text:p/>
        </draw:connector>
        <draw:connector draw:style-name="gr5" draw:text-style-name="P1" draw:layer="layout" draw:type="curve" svg:x1="12cm" svg:y1="10.156cm" svg:x2="14.604cm" svg:y2="12.74cm" draw:start-shape="id366" draw:start-glue-point="1" draw:end-shape="id368" svg:d="M12000 10156c1953 0 651 2584 2604 2584">
          <text:p/>
        </draw:connector>
        <draw:connector draw:style-name="gr5" draw:text-style-name="P1" draw:layer="layout" svg:x1="6.3cm" svg:y1="6.1cm" svg:x2="8.3cm" svg:y2="10.156cm" draw:start-shape="id356" draw:start-glue-point="1" draw:end-shape="id366" draw:end-glue-point="3" svg:d="M6300 6100h1000v4056h1000">
          <text:p/>
        </draw:connector>
        <draw:custom-shape draw:style-name="gr16" draw:text-style-name="P1" xml:id="id369" draw:id="id369" draw:layer="layout" svg:width="1.5cm" svg:height="1.5cm" svg:x="0.1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.6cm" svg:y1="5.55cm" svg:x2="3.399cm" svg:y2="6.1cm" draw:start-shape="id369" draw:start-glue-point="10" draw:end-shape="id356" draw:end-glue-point="3" svg:d="M1600 5550h900v550h899">
          <text:p/>
        </draw:connector>
        <draw:rect draw:style-name="gr24" draw:text-style-name="P1" xml:id="id370" draw:id="id370" draw:layer="layout" svg:width="2.901cm" svg:height="1.4cm" svg:x="3.4cm" svg:y="17cm">
          <text:p text:style-name="P1">application</text:p>
        </draw:rect>
        <draw:rect draw:style-name="gr24" draw:text-style-name="P1" xml:id="id371" draw:id="id371" draw:layer="layout" svg:width="2.901cm" svg:height="1.4cm" svg:x="3.401cm" svg:y="24.9cm">
          <text:p text:style-name="P1">plugin</text:p>
        </draw:rect>
        <draw:connector draw:style-name="gr5" draw:text-style-name="P1" draw:layer="layout" svg:x1="1.6cm" svg:y1="5.55cm" svg:x2="3.4cm" svg:y2="17.7cm" draw:start-shape="id369" draw:start-glue-point="10" draw:end-shape="id370" draw:end-glue-point="3" svg:d="M1600 5550h881v12150h919">
          <text:p/>
        </draw:connector>
        <draw:connector draw:style-name="gr5" draw:text-style-name="P1" draw:layer="layout" svg:x1="1.6cm" svg:y1="5.55cm" svg:x2="3.401cm" svg:y2="25.6cm" draw:start-shape="id369" draw:start-glue-point="10" draw:end-shape="id371" svg:d="M1600 5550h901v20050h900">
          <text:p/>
        </draw:connector>
        <draw:rect draw:style-name="gr4" draw:text-style-name="P1" xml:id="id372" draw:id="id372" draw:layer="layout" svg:width="3.7cm" svg:height="1.088cm" svg:x="8.3cm" svg:y="12.849cm">
          <text:p text:style-name="P1">core</text:p>
        </draw:rect>
        <draw:rect draw:style-name="gr4" draw:text-style-name="P1" xml:id="id376" draw:id="id376" draw:layer="layout" svg:width="3.7cm" svg:height="1.088cm" svg:x="8.3cm" svg:y="14.612cm">
          <text:p text:style-name="P1">library</text:p>
        </draw:rect>
        <draw:rect draw:style-name="gr4" draw:text-style-name="P1" xml:id="id373" draw:id="id373" draw:layer="layout" svg:width="3.7cm" svg:height="1.088cm" svg:x="8.3cm" svg:y="18.512cm">
          <text:p text:style-name="P1">container</text:p>
        </draw:rect>
        <draw:connector draw:style-name="gr5" draw:text-style-name="P1" draw:layer="layout" svg:x1="6.301cm" svg:y1="17.7cm" svg:x2="8.3cm" svg:y2="13.393cm" draw:start-shape="id370" draw:start-glue-point="1" draw:end-shape="id372" draw:end-glue-point="3" svg:d="M6301 17700h1013v-4307h986">
          <text:p/>
        </draw:connector>
        <draw:connector draw:style-name="gr5" draw:text-style-name="P1" draw:layer="layout" svg:x1="6.301cm" svg:y1="17.7cm" svg:x2="8.3cm" svg:y2="19.056cm" draw:start-shape="id370" draw:start-glue-point="1" draw:end-shape="id373" draw:end-glue-point="3" svg:d="M6301 17700h1013v1356h986">
          <text:p/>
        </draw:connector>
        <draw:rect draw:style-name="gr4" draw:text-style-name="P1" xml:id="id374" draw:id="id374" draw:layer="layout" svg:width="3.7cm" svg:height="1.088cm" svg:x="8.3cm" svg:y="22.349cm">
          <text:p text:style-name="P1">core</text:p>
        </draw:rect>
        <draw:rect draw:style-name="gr4" draw:text-style-name="P1" xml:id="id377" draw:id="id377" draw:layer="layout" svg:width="3.7cm" svg:height="1.088cm" svg:x="8.3cm" svg:y="24.112cm">
          <text:p text:style-name="P1">library</text:p>
        </draw:rect>
        <draw:rect draw:style-name="gr4" draw:text-style-name="P1" xml:id="id375" draw:id="id375" draw:layer="layout" svg:width="3.7cm" svg:height="1.088cm" svg:x="8.3cm" svg:y="27.5cm">
          <text:p text:style-name="P1">container</text:p>
        </draw:rect>
        <draw:connector draw:style-name="gr5" draw:text-style-name="P1" draw:layer="layout" svg:x1="6.302cm" svg:y1="25.6cm" svg:x2="8.3cm" svg:y2="22.893cm" draw:start-shape="id371" draw:start-glue-point="1" draw:end-shape="id374" draw:end-glue-point="3" svg:d="M6302 25600h999v-2707h999">
          <text:p/>
        </draw:connector>
        <draw:connector draw:style-name="gr5" draw:text-style-name="P1" draw:layer="layout" svg:x1="6.302cm" svg:y1="25.6cm" svg:x2="8.3cm" svg:y2="28.044cm" draw:start-shape="id371" draw:start-glue-point="1" draw:end-shape="id375" draw:end-glue-point="3" svg:d="M6302 25600h999v2444h999">
          <text:p/>
        </draw:connector>
        <draw:connector draw:style-name="gr5" draw:text-style-name="P1" draw:layer="layout" svg:x1="6.301cm" svg:y1="17.7cm" svg:x2="8.3cm" svg:y2="15.156cm" draw:start-shape="id370" draw:start-glue-point="1" draw:end-shape="id376" draw:end-glue-point="3" svg:d="M6301 17700h1013v-2544h986">
          <text:p/>
        </draw:connector>
        <draw:connector draw:style-name="gr5" draw:text-style-name="P1" draw:layer="layout" svg:x1="6.302cm" svg:y1="25.6cm" svg:x2="8.3cm" svg:y2="24.656cm" draw:start-shape="id371" draw:start-glue-point="1" draw:end-shape="id377" draw:end-glue-point="3" svg:d="M6302 25600h999v-944h999">
          <text:p/>
        </draw:connector>
        <draw:rect draw:style-name="gr4" draw:text-style-name="P1" xml:id="id378" draw:id="id378" draw:layer="layout" svg:width="3.7cm" svg:height="1.087cm" svg:x="8.3cm" svg:y="16.813cm">
          <text:p text:style-name="P1">helper</text:p>
        </draw:rect>
        <draw:connector draw:style-name="gr5" draw:text-style-name="P1" draw:layer="layout" svg:x1="6.301cm" svg:y1="17.7cm" svg:x2="8.3cm" svg:y2="17.356cm" draw:start-shape="id370" draw:start-glue-point="1" draw:end-shape="id378" draw:end-glue-point="3" svg:d="M6301 17700h1013v-344h986">
          <text:p/>
        </draw:connector>
        <draw:rect draw:style-name="gr4" draw:text-style-name="P1" xml:id="id379" draw:id="id379" draw:layer="layout" svg:width="3.7cm" svg:height="1.087cm" svg:x="8.3cm" svg:y="25.7cm">
          <text:p text:style-name="P1">helper</text:p>
        </draw:rect>
        <draw:connector draw:style-name="gr5" draw:text-style-name="P1" draw:layer="layout" svg:x1="6.302cm" svg:y1="25.6cm" svg:x2="8.3cm" svg:y2="26.243cm" draw:start-shape="id371" draw:start-glue-point="1" draw:end-shape="id379" draw:end-glue-point="3" svg:d="M6302 25600h999v643h999">
          <text:p/>
        </draw:connector>
      </draw:page>
      <draw:page draw:name="page55" draw:style-name="dp1" draw:master-page-name="預設">
        <draw:rect draw:style-name="gr4" draw:text-style-name="P1" xml:id="id381" draw:id="id381" draw:layer="layout" svg:width="3.7cm" svg:height="1.4cm" svg:x="12.5cm" svg:y="8.5cm">
          <text:p text:style-name="P1">core</text:p>
        </draw:rect>
        <draw:rect draw:style-name="gr4" draw:text-style-name="P1" xml:id="id380" draw:id="id380" draw:layer="layout" svg:width="3.7cm" svg:height="1.4cm" svg:x="5.101cm" svg:y="8.5cm">
          <text:p text:style-name="P1">模組</text:p>
        </draw:rect>
        <draw:rect draw:style-name="gr4" draw:text-style-name="P1" xml:id="id382" draw:id="id382" draw:layer="layout" svg:width="3.7cm" svg:height="1.4cm" svg:x="12.5cm" svg:y="11.1cm">
          <text:p text:style-name="P1">library</text:p>
        </draw:rect>
        <draw:connector draw:style-name="gr5" draw:text-style-name="P1" draw:layer="layout" svg:x1="8.801cm" svg:y1="9.2cm" svg:x2="12.5cm" svg:y2="9.2cm" draw:start-shape="id380" draw:start-glue-point="1" draw:end-shape="id381" draw:end-glue-point="3" svg:d="M8801 9200h3699">
          <text:p/>
        </draw:connector>
        <draw:connector draw:style-name="gr5" draw:text-style-name="P1" draw:layer="layout" svg:x1="8.801cm" svg:y1="9.2cm" svg:x2="12.5cm" svg:y2="11.8cm" draw:start-shape="id380" draw:start-glue-point="1" draw:end-shape="id382" draw:end-glue-point="3" svg:d="M8801 9200h1850v2600h1849">
          <text:p/>
        </draw:connector>
        <draw:custom-shape draw:style-name="gr2" draw:text-style-name="P1" draw:layer="layout" svg:width="5.4cm" svg:height="1.7cm" svg:x="-0.099cm" svg:y="0cm">
          <text:p text:style-name="P1">目錄模式B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4" draw:text-style-name="P1" xml:id="id383" draw:id="id383" draw:layer="layout" svg:width="3.7cm" svg:height="1.4cm" svg:x="12.5cm" svg:y="14cm">
          <text:p text:style-name="P1">library</text:p>
        </draw:rect>
        <draw:connector draw:style-name="gr5" draw:text-style-name="P1" draw:layer="layout" svg:x1="8.801cm" svg:y1="9.2cm" svg:x2="12.5cm" svg:y2="14.7cm" draw:start-shape="id380" draw:start-glue-point="1" draw:end-shape="id383" draw:end-glue-point="3" svg:d="M8801 9200h1850v5500h1849">
          <text:p/>
        </draw:connector>
        <draw:rect draw:style-name="gr4" draw:text-style-name="P1" xml:id="id385" draw:id="id385" draw:layer="layout" svg:width="3.8cm" svg:height="1.8cm" svg:x="5.101cm" svg:y="18.7cm">
          <text:p text:style-name="P1">container</text:p>
        </draw:rect>
        <draw:rect draw:style-name="gr4" draw:text-style-name="P1" xml:id="id387" draw:id="id387" draw:layer="layout" svg:width="3.7cm" svg:height="1.4cm" svg:x="16.2cm" svg:y="19.1cm">
          <text:p text:style-name="P1">core</text:p>
        </draw:rect>
        <draw:rect draw:style-name="gr4" draw:text-style-name="P1" xml:id="id388" draw:id="id388" draw:layer="layout" svg:width="3.7cm" svg:height="1.4cm" svg:x="16.2cm" svg:y="21.7cm">
          <text:p text:style-name="P1">library</text:p>
        </draw:rect>
        <draw:rect draw:style-name="gr4" draw:text-style-name="P1" xml:id="id389" draw:id="id389" draw:layer="layout" svg:width="3.7cm" svg:height="1.4cm" svg:x="16.2cm" svg:y="24.6cm">
          <text:p text:style-name="P1">library</text:p>
        </draw:rect>
        <draw:custom-shape draw:style-name="gr16" draw:text-style-name="P1" xml:id="id384" draw:id="id384" draw:layer="layout" svg:width="1.5cm" svg:height="1.5cm" svg:x="0.5cm" svg:y="7.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5" draw:text-style-name="P1" draw:layer="layout" svg:x1="2cm" svg:y1="8.25cm" svg:x2="5.101cm" svg:y2="9.2cm" draw:start-shape="id384" draw:start-glue-point="7" draw:end-shape="id380" svg:d="M2000 8250h1551v950h1550">
          <text:p/>
        </draw:connector>
        <draw:connector draw:style-name="gr5" draw:text-style-name="P1" draw:layer="layout" svg:x1="2cm" svg:y1="8.25cm" svg:x2="5.101cm" svg:y2="19.6cm" draw:start-shape="id384" draw:start-glue-point="7" draw:end-shape="id385" draw:end-glue-point="3" svg:d="M2000 8250h1551v11350h1550">
          <text:p/>
        </draw:connector>
        <draw:custom-shape draw:style-name="gr1" draw:text-style-name="P10" xml:id="id386" draw:id="id386" draw:layer="layout" svg:width="5.796cm" svg:height="0.919cm" svg:x="8.604cm" svg:y="22.281cm">
          <text:p text:style-name="P1"><text:span text:style-name="T6">Interce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7.001cm" svg:y1="20.5cm" svg:x2="8.604cm" svg:y2="22.74cm" draw:start-shape="id385" draw:start-glue-point="2" draw:end-shape="id386" draw:end-glue-point="3" svg:d="M7001 20500v2240h1603">
          <text:p/>
        </draw:connector>
        <draw:connector draw:style-name="gr5" draw:text-style-name="P1" draw:layer="layout" svg:x1="14.4cm" svg:y1="22.74cm" svg:x2="16.2cm" svg:y2="19.8cm" draw:start-shape="id386" draw:start-glue-point="1" draw:end-shape="id387" svg:d="M14400 22740h901v-2940h899">
          <text:p/>
        </draw:connector>
        <draw:connector draw:style-name="gr5" draw:text-style-name="P1" draw:layer="layout" svg:x1="14.4cm" svg:y1="22.74cm" svg:x2="16.2cm" svg:y2="22.4cm" draw:start-shape="id386" draw:start-glue-point="1" draw:end-shape="id388" draw:end-glue-point="3" svg:d="M14400 22740h901v-340h899">
          <text:p/>
        </draw:connector>
        <draw:connector draw:style-name="gr5" draw:text-style-name="P1" draw:layer="layout" svg:x1="14.4cm" svg:y1="22.74cm" svg:x2="16.2cm" svg:y2="25.3cm" draw:start-shape="id386" draw:start-glue-point="1" draw:end-shape="id389" draw:end-glue-point="3" svg:d="M14400 22740h901v2560h899">
          <text:p/>
        </draw:connector>
      </draw:page>
      <draw:page draw:name="page56" draw:style-name="dp1" draw:master-page-name="預設">
        <draw:custom-shape draw:style-name="gr2" draw:text-style-name="P1" draw:layer="layout" svg:width="7.098cm" svg:height="1.7cm" svg:x="0.002cm" svg:y="0.001cm">
          <text:p text:style-name="P1">目錄模式(確定)</text:p>
          <draw:enhanced-geometry svg:viewBox="0 0 21600 21600" draw:text-areas="0 0 21600 21600" draw:type="pentagon-right" draw:modifiers="17866.629102690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77" draw:text-style-name="P1" xml:id="id390" draw:id="id390" draw:layer="layout" svg:width="4.2cm" svg:height="1.4cm" svg:x="0.6cm" svg:y="4.1cm">
          <text:p text:style-name="P1">system</text:p>
        </draw:rect>
        <draw:rect draw:style-name="gr4" draw:text-style-name="P1" xml:id="id391" draw:id="id391" draw:layer="layout" svg:width="4.2cm" svg:height="1.4cm" svg:x="4.5cm" svg:y="6.4cm">
          <text:p text:style-name="P1">container</text:p>
        </draw:rect>
        <draw:rect draw:style-name="gr4" draw:text-style-name="P1" xml:id="id392" draw:id="id392" draw:layer="layout" svg:width="4.2cm" svg:height="1.4cm" svg:x="4.6cm" svg:y="8.5cm">
          <text:p text:style-name="P1">core</text:p>
        </draw:rect>
        <draw:rect draw:style-name="gr4" draw:text-style-name="P1" xml:id="id393" draw:id="id393" draw:layer="layout" svg:width="4.2cm" svg:height="1.4cm" svg:x="4.6cm" svg:y="10.5cm">
          <text:p text:style-name="P1">libraries</text:p>
        </draw:rect>
        <draw:rect draw:style-name="gr4" draw:text-style-name="P1" xml:id="id394" draw:id="id394" draw:layer="layout" svg:width="4.2cm" svg:height="1.4cm" svg:x="4.6cm" svg:y="12.5cm">
          <text:p text:style-name="P1">plugins</text:p>
        </draw:rect>
        <draw:connector draw:style-name="gr5" draw:text-style-name="P1" draw:layer="layout" svg:x1="2.7cm" svg:y1="5.5cm" svg:x2="4.5cm" svg:y2="7.1cm" draw:start-shape="id390" draw:start-glue-point="2" draw:end-shape="id391" svg:d="M2700 5500v1600h1800">
          <text:p/>
        </draw:connector>
        <draw:connector draw:style-name="gr5" draw:text-style-name="P1" draw:layer="layout" svg:x1="2.7cm" svg:y1="5.5cm" svg:x2="4.6cm" svg:y2="9.2cm" draw:start-shape="id390" draw:start-glue-point="2" draw:end-shape="id392" draw:end-glue-point="3" svg:d="M2700 5500v3700h1900">
          <text:p/>
        </draw:connector>
        <draw:connector draw:style-name="gr5" draw:text-style-name="P1" draw:layer="layout" svg:x1="2.7cm" svg:y1="5.5cm" svg:x2="4.6cm" svg:y2="11.2cm" draw:start-shape="id390" draw:start-glue-point="2" draw:end-shape="id393" draw:end-glue-point="3" svg:d="M2700 5500v5700h1900">
          <text:p/>
        </draw:connector>
        <draw:connector draw:style-name="gr5" draw:text-style-name="P1" draw:layer="layout" svg:x1="2.7cm" svg:y1="5.5cm" svg:x2="4.6cm" svg:y2="13.2cm" draw:start-shape="id390" draw:start-glue-point="2" draw:end-shape="id394" draw:end-glue-point="3" svg:d="M2700 5500v7700h1900">
          <text:p/>
        </draw:connector>
        <draw:rect draw:style-name="gr77" draw:text-style-name="P1" xml:id="id395" draw:id="id395" draw:layer="layout" svg:width="5.2cm" svg:height="1.4cm" svg:x="4.6cm" svg:y="15.1cm">
          <text:p text:style-name="P1">plugin_system</text:p>
        </draw:rect>
        <draw:rect draw:style-name="gr4" draw:text-style-name="P1" xml:id="id396" draw:id="id396" draw:layer="layout" svg:width="4.2cm" svg:height="1.4cm" svg:x="9.1cm" svg:y="17.6cm">
          <text:p text:style-name="P1">container</text:p>
        </draw:rect>
        <draw:rect draw:style-name="gr4" draw:text-style-name="P1" xml:id="id397" draw:id="id397" draw:layer="layout" svg:width="4.2cm" svg:height="1.4cm" svg:x="9.2cm" svg:y="19.7cm">
          <text:p text:style-name="P1">core</text:p>
        </draw:rect>
        <draw:rect draw:style-name="gr4" draw:text-style-name="P1" xml:id="id398" draw:id="id398" draw:layer="layout" svg:width="4.2cm" svg:height="1.4cm" svg:x="9.2cm" svg:y="21.7cm">
          <text:p text:style-name="P1">libraries</text:p>
        </draw:rect>
        <draw:rect draw:style-name="gr4" draw:text-style-name="P1" xml:id="id399" draw:id="id399" draw:layer="layout" svg:width="4.2cm" svg:height="1.4cm" svg:x="9.2cm" svg:y="23.7cm">
          <text:p text:style-name="P1">plugins</text:p>
        </draw:rect>
        <draw:connector draw:style-name="gr5" draw:text-style-name="P1" draw:layer="layout" svg:x1="7.2cm" svg:y1="16.5cm" svg:x2="9.1cm" svg:y2="18.3cm" draw:start-shape="id395" draw:start-glue-point="2" draw:end-shape="id396" draw:end-glue-point="3" svg:d="M7200 16500v1800h1900">
          <text:p/>
        </draw:connector>
        <draw:connector draw:style-name="gr5" draw:text-style-name="P1" draw:layer="layout" svg:x1="7.2cm" svg:y1="16.5cm" svg:x2="9.2cm" svg:y2="20.4cm" draw:start-shape="id395" draw:start-glue-point="2" draw:end-shape="id397" draw:end-glue-point="3" svg:d="M7200 16500v3900h2000">
          <text:p/>
        </draw:connector>
        <draw:connector draw:style-name="gr5" draw:text-style-name="P1" draw:layer="layout" svg:x1="7.2cm" svg:y1="16.5cm" svg:x2="9.2cm" svg:y2="22.4cm" draw:start-shape="id395" draw:start-glue-point="2" draw:end-shape="id398" draw:end-glue-point="3" svg:d="M7200 16500v5900h2000">
          <text:p/>
        </draw:connector>
        <draw:connector draw:style-name="gr5" draw:text-style-name="P1" draw:layer="layout" svg:x1="7.2cm" svg:y1="16.5cm" svg:x2="9.2cm" svg:y2="24.4cm" draw:start-shape="id395" draw:start-glue-point="2" draw:end-shape="id399" draw:end-glue-point="3" svg:d="M7200 16500v7900h2000">
          <text:p/>
        </draw:connector>
        <draw:connector draw:style-name="gr5" draw:text-style-name="P1" draw:layer="layout" svg:x1="2.7cm" svg:y1="5.5cm" svg:x2="4.6cm" svg:y2="15.8cm" draw:start-shape="id390" draw:start-glue-point="2" draw:end-shape="id395" draw:end-glue-point="3" svg:d="M2700 5500v10300h1900">
          <text:p/>
        </draw:connector>
      </draw:page>
      <draw:page draw:name="page57" draw:style-name="dp1" draw:master-page-name="預設">
        <draw:custom-shape draw:style-name="gr1" draw:text-style-name="P1" draw:layer="layout" svg:width="6.3cm" svg:height="2cm" svg:x="7.35cm" svg:y="13.85cm">
          <text:p text:style-name="P1">Container 的注入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8" draw:style-name="dp1" draw:master-page-name="預設">
        <draw:custom-shape draw:style-name="gr2" draw:text-style-name="P1" draw:layer="layout" svg:width="10.098cm" svg:height="1.7cm" svg:x="0.002cm" svg:y="0cm">
          <text:p text:style-name="P1">load-&gt;Core, library 的問題</text:p>
          <draw:enhanced-geometry svg:viewBox="0 0 21600 21600" draw:text-areas="0 0 21600 21600" draw:type="pentagon-right" draw:modifiers="19044.10337657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1" draw:text-style-name="P3" xml:id="id400" draw:id="id400" draw:layer="layout" svg:width="2.3cm" svg:height="2.3cm" svg:x="2.3cm" svg:y="4.1cm">
          <text:p text:style-name="P1"><text:span text:style-name="T2">G_contai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0" xml:id="id405" draw:id="id405" draw:layer="layout" svg:width="6.6cm" svg:height="2.7cm" svg:x="4.8cm" svg:y="26.2cm">
          <text:p text:style-name="P19"><text:span text:style-name="T4">共用物件池塘</text:span></text:p>
          <text:p text:style-name="P19"><text:span text:style-name="T4">(library)(cor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8" draw:layer="layout" svg:width="7.6cm" svg:height="2.6cm" svg:x="12cm" svg:y="24.2cm">
          <text:p text:style-name="P6"><text:span text:style-name="T2">Core, lib </text:span><text:span text:style-name="T2">預設盡量維持單例模式</text:span></text:p>
          <text:p text:style-name="P6"><text:span text:style-name="T2">除非</text:span><text:span text:style-name="T2">container</text:span><text:span text:style-name="T2">需要各自</text:span></text:p>
          <text:p text:style-name="P6"><text:span text:style-name="T2">獨立的模組</text:span></text:p>
          <draw:enhanced-geometry svg:viewBox="0 0 21600 21600" draw:text-areas="800 800 20800 20800" draw:type="round-rectangular-callout" draw:modifiers="-2861.62347059597 25071.28027681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xml:id="id407" draw:id="id407" draw:layer="layout" svg:width="2.3cm" svg:height="2.3cm" svg:x="11.7cm" svg:y="3.7cm">
          <text:p text:style-name="P1"><text:span text:style-name="T2">contai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4" draw:text-style-name="P3" xml:id="id401" draw:id="id401" draw:layer="layout" svg:width="3.4cm" svg:height="2cm" svg:x="2.25cm" svg:y="9.2cm">
          <text:p text:style-name="P1"><text:span text:style-name="T2">load-&gt;lib</text:span></text:p>
          <text:p text:style-name="P1"><text:span text:style-name="T2">load-&gt;core</text:span></text:p>
        </draw:rect>
        <draw:connector draw:style-name="gr5" draw:text-style-name="P1" draw:layer="layout" draw:type="lines" svg:x1="3.45cm" svg:y1="6.4cm" svg:x2="3.95cm" svg:y2="9.2cm" draw:start-shape="id400" draw:start-glue-point="8" draw:end-shape="id401" draw:end-glue-point="0" svg:d="M3450 6400v501l500 1798v501">
          <text:p/>
        </draw:connector>
        <draw:rect draw:style-name="gr80" draw:text-style-name="P3" xml:id="id402" draw:id="id402" draw:layer="layout" svg:width="2.8cm" svg:height="1.4cm" svg:x="5.1cm" svg:y="17.1cm">
          <text:p text:style-name="P1"><text:span text:style-name="T2">預設模式</text:span></text:p>
        </draw:rect>
        <draw:rect draw:style-name="gr80" draw:text-style-name="P3" xml:id="id403" draw:id="id403" draw:layer="layout" svg:width="2.8cm" svg:height="1.4cm" svg:x="11cm" svg:y="17.1cm">
          <text:p text:style-name="P1"><text:span text:style-name="T16">獨立</text:span><text:span text:style-name="T2">模式</text:span></text:p>
        </draw:rect>
        <draw:connector draw:style-name="gr5" draw:text-style-name="P1" draw:layer="layout" draw:type="lines" svg:x1="3.95cm" svg:y1="11.2cm" svg:x2="6.5cm" svg:y2="17.1cm" draw:start-shape="id401" draw:start-glue-point="2" draw:end-shape="id402" draw:end-glue-point="0" svg:d="M3950 11200v501l2550 4898v501">
          <text:p/>
        </draw:connector>
        <draw:connector draw:style-name="gr5" draw:text-style-name="P1" draw:layer="layout" draw:type="lines" svg:x1="3.95cm" svg:y1="11.2cm" svg:x2="12.4cm" svg:y2="17.1cm" draw:start-shape="id401" draw:start-glue-point="2" draw:end-shape="id403" draw:end-glue-point="0" svg:d="M3950 11200v501l8450 4898v501">
          <text:p/>
        </draw:connector>
        <draw:custom-shape draw:style-name="gr1" draw:text-style-name="P5" xml:id="id404" draw:id="id404" draw:layer="layout" svg:width="7.9cm" svg:height="2.7cm" svg:x="2.4cm" svg:y="20.6cm">
          <text:p text:style-name="P4"><text:span text:style-name="T2">在池塘中找尋已實例化的物件</text:span></text:p>
          <text:p text:style-name="P4"><text:span text:style-name="T2">方便共用</text:span></text:p>
          <text:p text:style-name="P4"><text:span text:style-name="T2"/></text:p>
          <text:p text:style-name="P4"><text:span text:style-name="T2">沒有就新增，並加入池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6.5cm" svg:y1="18.5cm" svg:x2="6.35cm" svg:y2="20.6cm" draw:start-shape="id402" draw:start-glue-point="2" draw:end-shape="id404" svg:d="M6500 18500c0 1575-150 525-150 2100">
          <text:p/>
        </draw:connector>
        <draw:connector draw:style-name="gr5" draw:text-style-name="P1" draw:layer="layout" draw:type="lines" svg:x1="6.35cm" svg:y1="23.3cm" svg:x2="8.1cm" svg:y2="26.2cm" draw:start-shape="id404" draw:start-glue-point="2" draw:end-shape="id405" svg:d="M6350 23300v502l1750 1897v501">
          <text:p/>
        </draw:connector>
        <draw:custom-shape draw:style-name="gr1" draw:text-style-name="P5" xml:id="id406" draw:id="id406" draw:layer="layout" svg:width="5cm" svg:height="1.5cm" svg:x="12.2cm" svg:y="20.7cm">
          <text:p text:style-name="P4"><text:span text:style-name="T2">實例化全新物件</text:span></text:p>
          <text:p text:style-name="P4"><text:span text:style-name="T2">獨立使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2.4cm" svg:y1="18.5cm" svg:x2="14.7cm" svg:y2="20.7cm" draw:start-shape="id403" draw:start-glue-point="2" draw:end-shape="id406" draw:end-glue-point="0" svg:d="M12400 18500c0 1650 2300 550 2300 2200">
          <text:p/>
        </draw:connector>
        <draw:rect draw:style-name="gr4" draw:text-style-name="P3" xml:id="id408" draw:id="id408" draw:layer="layout" svg:width="3.4cm" svg:height="2cm" svg:x="13.9cm" svg:y="9.2cm">
          <text:p text:style-name="P1"><text:span text:style-name="T2">load-&gt;lib</text:span></text:p>
          <text:p text:style-name="P1"><text:span text:style-name="T2">load-&gt;core</text:span></text:p>
        </draw:rect>
        <draw:connector draw:style-name="gr5" draw:text-style-name="P1" draw:layer="layout" draw:type="lines" svg:x1="12.85cm" svg:y1="6cm" svg:x2="15.6cm" svg:y2="9.2cm" draw:start-shape="id407" draw:start-glue-point="8" draw:end-shape="id408" draw:end-glue-point="0" svg:d="M12850 6000v501l2750 2198v501">
          <text:p/>
        </draw:connector>
        <draw:connector draw:style-name="gr5" draw:text-style-name="P1" draw:layer="layout" draw:type="lines" svg:x1="15.6cm" svg:y1="11.2cm" svg:x2="6.5cm" svg:y2="17.1cm" draw:start-shape="id408" draw:start-glue-point="2" draw:end-shape="id402" draw:end-glue-point="0" svg:d="M15600 11200v501l-9100 4898v501">
          <text:p/>
        </draw:connector>
        <draw:connector draw:style-name="gr5" draw:text-style-name="P1" draw:layer="layout" draw:type="lines" svg:x1="15.6cm" svg:y1="11.2cm" svg:x2="12.4cm" svg:y2="17.1cm" draw:start-shape="id408" draw:start-glue-point="2" draw:end-shape="id403" draw:end-glue-point="0" svg:d="M15600 11200v501l-3200 4898v501">
          <text:p/>
        </draw:connector>
        <draw:custom-shape draw:style-name="gr76" draw:text-style-name="P3" xml:id="id409" draw:id="id409" draw:layer="layout" svg:width="3.699cm" svg:height="0.856cm" svg:x="6.2cm" svg:y="4.1cm">
          <text:p text:style-name="P1"><text:span text:style-name="T2">$_cla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" xml:id="id410" draw:id="id410" draw:layer="layout" svg:width="3.699cm" svg:height="0.856cm" svg:x="6.201cm" svg:y="5.344cm">
          <text:p text:style-name="P1"><text:span text:style-name="T2">$_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4.6cm" svg:y1="5.25cm" svg:x2="6.2cm" svg:y2="4.528cm" draw:start-shape="id400" draw:start-glue-point="10" draw:end-shape="id409" draw:end-glue-point="3" svg:d="M4600 5250h898v-722h702">
          <text:p/>
        </draw:connector>
        <draw:connector draw:style-name="gr5" draw:text-style-name="P1" draw:layer="layout" svg:x1="4.6cm" svg:y1="5.25cm" svg:x2="6.201cm" svg:y2="5.772cm" draw:start-shape="id400" draw:start-glue-point="10" draw:end-shape="id410" draw:end-glue-point="3" svg:d="M4600 5250h898v522h703">
          <text:p/>
        </draw:connector>
        <draw:custom-shape draw:style-name="gr76" draw:text-style-name="P3" xml:id="id411" draw:id="id411" draw:layer="layout" svg:width="3.699cm" svg:height="0.856cm" svg:x="15.4cm" svg:y="4.101cm">
          <text:p text:style-name="P1"><text:span text:style-name="T2">$_cla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" xml:id="id412" draw:id="id412" draw:layer="layout" svg:width="3.699cm" svg:height="0.856cm" svg:x="15.401cm" svg:y="5.345cm">
          <text:p text:style-name="P1"><text:span text:style-name="T2">$_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4cm" svg:y1="4.85cm" svg:x2="15.4cm" svg:y2="4.529cm" draw:start-shape="id407" draw:start-glue-point="10" draw:end-shape="id411" draw:end-glue-point="3" svg:d="M14000 4850h700v-321h700">
          <text:p/>
        </draw:connector>
        <draw:connector draw:style-name="gr5" draw:text-style-name="P1" draw:layer="layout" svg:x1="14cm" svg:y1="4.85cm" svg:x2="15.401cm" svg:y2="5.773cm" draw:start-shape="id407" draw:start-glue-point="10" draw:end-shape="id412" draw:end-glue-point="3" svg:d="M14000 4850h700v923h701">
          <text:p/>
        </draw:connector>
        <draw:custom-shape draw:style-name="gr75" draw:text-style-name="P3" draw:layer="layout" svg:width="4.6cm" svg:height="1.5cm" svg:x="9.1cm" svg:y="1.8cm">
          <text:p text:style-name="P1"><text:span text:style-name="T2">除 </text:span><text:span text:style-name="T2">loader, render</text:span></text:p>
          <text:p text:style-name="P1"><text:span text:style-name="T2">外其他都是共用的</text:span>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9" draw:style-name="dp1" draw:master-page-name="預設">
        <draw:custom-shape draw:style-name="gr81" draw:text-style-name="P3" xml:id="id413" draw:id="id413" draw:layer="layout" svg:width="2.3cm" svg:height="2.3cm" svg:x="3.8cm" svg:y="6.2cm">
          <text:p text:style-name="P1"><text:span text:style-name="T2">G_contai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xml:id="id416" draw:id="id416" draw:layer="layout" svg:width="2.3cm" svg:height="2.3cm" svg:x="14.4cm" svg:y="6.2cm">
          <text:p text:style-name="P1"><text:span text:style-name="T2">contai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5cm" svg:height="1.7cm" svg:x="0cm" svg:y="0cm">
          <text:p text:style-name="P1">模組的共用與獨立</text:p>
          <draw:enhanced-geometry svg:viewBox="0 0 21600 21600" draw:text-areas="0 0 21600 21600" draw:type="pentagon-right" draw:modifiers="19273.270230635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0" draw:text-style-name="P33" draw:layer="layout" svg:width="5.1cm" svg:height="8.1cm" svg:x="7.9cm" svg:y="1.3cm">
          <text:p text:style-name="P4"><text:span text:style-name="T5">共用 </text:span><text:span text:style-name="T5">lib, 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" xml:id="id414" draw:id="id414" draw:layer="layout" svg:width="1.5cm" svg:height="1.5cm" svg:x="9.7cm" svg:y="2.7cm">
          <text:p text:style-name="P1"><text:span text:style-name="T2">UR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" xml:id="id415" draw:id="id415" draw:layer="layout" svg:width="1.5cm" svg:height="1.5cm" svg:x="9.7cm" svg:y="5.3cm">
          <text:p text:style-name="P1"><text:span text:style-name="T2">Rou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" xml:id="id420" draw:id="id420" draw:layer="layout" svg:width="1.5cm" svg:height="1.5cm" svg:x="18.5cm" svg:y="4.5cm">
          <text:p text:style-name="P1"><text:span text:style-name="T2">lo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2" draw:text-style-name="P1" draw:layer="layout" draw:type="lines" svg:x1="6.1cm" svg:y1="7.35cm" svg:x2="9.7cm" svg:y2="3.45cm" draw:start-shape="id413" draw:start-glue-point="10" draw:end-shape="id414" draw:end-glue-point="6" svg:d="M6100 7350h897l2202-3900h501">
          <text:p/>
        </draw:connector>
        <draw:connector draw:style-name="gr82" draw:text-style-name="P1" draw:layer="layout" draw:type="lines" svg:x1="6.1cm" svg:y1="7.35cm" svg:x2="9.7cm" svg:y2="6.05cm" draw:start-shape="id413" draw:start-glue-point="10" draw:end-shape="id415" draw:end-glue-point="6" svg:d="M6100 7350h897l2202-1300h501">
          <text:p/>
        </draw:connector>
        <draw:connector draw:style-name="gr82" draw:text-style-name="P1" draw:layer="layout" draw:type="lines" svg:x1="14.4cm" svg:y1="7.35cm" svg:x2="11.2cm" svg:y2="3.45cm" draw:start-shape="id416" draw:start-glue-point="6" draw:end-shape="id414" draw:end-glue-point="10" svg:d="M14400 7350h-501l-2198-3900h-501">
          <text:p/>
        </draw:connector>
        <draw:connector draw:style-name="gr82" draw:text-style-name="P1" draw:layer="layout" draw:type="lines" svg:x1="14.4cm" svg:y1="7.35cm" svg:x2="11.2cm" svg:y2="6.05cm" draw:start-shape="id416" draw:start-glue-point="6" draw:end-shape="id415" draw:end-glue-point="10" svg:d="M14400 7350h-501l-2198-1300h-501">
          <text:p/>
        </draw:connector>
        <draw:custom-shape draw:style-name="gr50" draw:text-style-name="P33" draw:layer="layout" svg:width="5.1cm" svg:height="6.9cm" svg:x="7.901cm" svg:y="10cm">
          <text:p text:style-name="P4"><text:span text:style-name="T5">共用 </text:span><text:span text:style-name="T5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" xml:id="id417" draw:id="id417" draw:layer="layout" svg:width="1.5cm" svg:height="1.5cm" svg:x="9.7cm" svg:y="11.4cm">
          <text:p text:style-name="P1"><text:span text:style-name="T2">Model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3" xml:id="id418" draw:id="id418" draw:layer="layout" svg:width="1.5cm" svg:height="1.5cm" svg:x="9.7cm" svg:y="14.1cm">
          <text:p text:style-name="P1"><text:span text:style-name="T2">Model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2" draw:text-style-name="P1" draw:layer="layout" draw:type="lines" svg:x1="6.1cm" svg:y1="7.35cm" svg:x2="9.7cm" svg:y2="12.15cm" draw:start-shape="id413" draw:start-glue-point="10" draw:end-shape="id417" draw:end-glue-point="6" svg:d="M6100 7350h897l2041 4800h662">
          <text:p/>
        </draw:connector>
        <draw:connector draw:style-name="gr82" draw:text-style-name="P1" draw:layer="layout" draw:type="lines" svg:x1="14.4cm" svg:y1="7.35cm" svg:x2="11.2cm" svg:y2="12.15cm" draw:start-shape="id416" draw:start-glue-point="6" draw:end-shape="id417" draw:end-glue-point="10" svg:d="M14400 7350h-501l-2093 4800h-606">
          <text:p/>
        </draw:connector>
        <draw:connector draw:style-name="gr82" draw:text-style-name="P1" draw:layer="layout" draw:type="lines" svg:x1="6.1cm" svg:y1="7.35cm" svg:x2="9.7cm" svg:y2="14.85cm" draw:start-shape="id413" draw:start-glue-point="10" draw:end-shape="id418" draw:end-glue-point="6" svg:d="M6100 7350h897l2041 7500h662">
          <text:p/>
        </draw:connector>
        <draw:connector draw:style-name="gr82" draw:text-style-name="P1" draw:layer="layout" draw:type="lines" svg:x1="14.4cm" svg:y1="7.35cm" svg:x2="11.2cm" svg:y2="14.85cm" draw:start-shape="id416" draw:start-glue-point="6" draw:end-shape="id418" draw:end-glue-point="10" svg:d="M14400 7350h-501l-2028 7500h-671">
          <text:p/>
        </draw:connector>
        <draw:custom-shape draw:style-name="gr57" draw:text-style-name="P3" xml:id="id419" draw:id="id419" draw:layer="layout" svg:width="2.1cm" svg:height="2.1cm" svg:x="16.5cm" svg:y="16.6cm">
          <text:p text:style-name="P1"><text:span text:style-name="T2">CI_ModelContai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3" draw:text-style-name="P1" draw:layer="layout" draw:type="curve" svg:x1="10.981cm" svg:y1="12.681cm" svg:x2="17.55cm" svg:y2="16.6cm" draw:start-shape="id417" draw:start-glue-point="9" draw:end-shape="id419" draw:end-glue-point="4" svg:d="M10981 12681c0 3103 6569 1144 6569 3919">
          <text:p/>
        </draw:connector>
        <draw:connector draw:style-name="gr83" draw:text-style-name="P1" draw:layer="layout" draw:type="curve" svg:x1="10.981cm" svg:y1="15.381cm" svg:x2="17.55cm" svg:y2="16.6cm" draw:start-shape="id418" draw:start-glue-point="9" draw:end-shape="id419" draw:end-glue-point="4" svg:d="M10981 15381c4380 0 6569 406 6569 1219">
          <text:p/>
        </draw:connector>
        <draw:custom-shape draw:style-name="gr76" draw:text-style-name="P3" xml:id="id421" draw:id="id421" draw:layer="layout" svg:width="1.5cm" svg:height="1.5cm" svg:x="0.6cm" svg:y="4.5cm">
          <text:p text:style-name="P1"><text:span text:style-name="T2">lo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s" svg:x1="16.7cm" svg:y1="7.35cm" svg:x2="18.5cm" svg:y2="5.25cm" draw:start-shape="id416" draw:start-glue-point="10" draw:end-shape="id420" draw:end-glue-point="6" svg:d="M16700 7350h701l598-2100h501">
          <text:p/>
        </draw:connector>
        <draw:connector draw:style-name="gr5" draw:text-style-name="P1" draw:layer="layout" draw:type="lines" svg:x1="3.8cm" svg:y1="7.35cm" svg:x2="2.1cm" svg:y2="5.25cm" draw:start-shape="id413" draw:start-glue-point="6" draw:end-shape="id421" draw:end-glue-point="10" svg:d="M3800 7350h-675l-524-2100h-501">
          <text:p/>
        </draw:connector>
        <draw:custom-shape draw:style-name="gr78" draw:text-style-name="P3" xml:id="id422" draw:id="id422" draw:layer="layout" svg:width="1.912cm" svg:height="1.912cm" svg:x="3.4cm" svg:y="18.7cm">
          <text:p text:style-name="P1"><text:span text:style-name="T2">Model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3" xml:id="id424" draw:id="id424" draw:layer="layout" svg:width="1.912cm" svg:height="1.912cm" svg:x="7.988cm" svg:y="18.7cm">
          <text:p text:style-name="P1"><text:span text:style-name="T2">Model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" xml:id="id423" draw:id="id423" draw:layer="layout" svg:width="2.1cm" svg:height="2.1cm" svg:x="5.5cm" svg:y="25cm">
          <text:p text:style-name="P1"><text:span text:style-name="T2">CI_ModelContai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3" draw:text-style-name="P1" draw:layer="layout" draw:type="curve" svg:x1="4.356cm" svg:y1="20.612cm" svg:x2="6.55cm" svg:y2="25cm" draw:start-shape="id422" draw:start-glue-point="8" draw:end-shape="id423" draw:end-glue-point="4" svg:d="M4356 20612c0 3291 2194 1097 2194 4388">
          <text:p/>
        </draw:connector>
        <draw:connector draw:style-name="gr83" draw:text-style-name="P1" draw:layer="layout" draw:type="curve" svg:x1="8.944cm" svg:y1="20.612cm" svg:x2="6.55cm" svg:y2="25cm" draw:start-shape="id424" draw:start-glue-point="8" draw:end-shape="id423" draw:end-glue-point="4" svg:d="M8944 20612c0 3291-2394 1097-2394 4388">
          <text:p/>
        </draw:connector>
        <draw:custom-shape draw:style-name="gr76" draw:text-style-name="P3" xml:id="id425" draw:id="id425" draw:layer="layout" svg:width="1.5cm" svg:height="1.5cm" svg:x="11.25cm" svg:y="24cm">
          <text:p text:style-name="P1"><text:span text:style-name="T2">UR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" xml:id="id426" draw:id="id426" draw:layer="layout" svg:width="1.5cm" svg:height="1.5cm" svg:x="11.25cm" svg:y="26.6cm">
          <text:p text:style-name="P1"><text:span text:style-name="T2">Rou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s" svg:x1="7.6cm" svg:y1="26.05cm" svg:x2="11.25cm" svg:y2="24.75cm" draw:start-shape="id423" draw:start-glue-point="10" draw:end-shape="id425" draw:end-glue-point="6" svg:d="M7600 26050h1783l1366-1300h501">
          <text:p/>
        </draw:connector>
        <draw:connector draw:style-name="gr5" draw:text-style-name="P1" draw:layer="layout" draw:type="lines" svg:x1="7.6cm" svg:y1="26.05cm" svg:x2="11.25cm" svg:y2="27.35cm" draw:start-shape="id423" draw:start-glue-point="10" draw:end-shape="id426" draw:end-glue-point="6" svg:d="M7600 26050h1783l1366 1300h501">
          <text:p/>
        </draw:connector>
        <draw:custom-shape draw:style-name="gr84" draw:text-style-name="P3" xml:id="id427" draw:id="id427" draw:layer="layout" svg:width="1.5cm" svg:height="1.5cm" svg:x="9.7cm" svg:y="7.6cm">
          <text:p text:style-name="P1"><text:span text:style-name="T2">datab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2" draw:text-style-name="P1" draw:layer="layout" draw:type="lines" svg:x1="6.1cm" svg:y1="7.35cm" svg:x2="9.7cm" svg:y2="8.35cm" draw:start-shape="id413" draw:start-glue-point="10" draw:end-shape="id427" draw:end-glue-point="6" svg:d="M6100 7350h897l1949 1000h754">
          <text:p/>
        </draw:connector>
        <draw:connector draw:style-name="gr82" draw:text-style-name="P1" draw:layer="layout" draw:type="lines" svg:x1="14.4cm" svg:y1="7.35cm" svg:x2="11.2cm" svg:y2="8.35cm" draw:start-shape="id416" draw:start-glue-point="6" draw:end-shape="id427" draw:end-glue-point="10" svg:d="M14400 7350h-501l-1957 1000h-742">
          <text:p/>
        </draw:connector>
        <draw:custom-shape draw:style-name="gr84" draw:text-style-name="P3" xml:id="id428" draw:id="id428" draw:layer="layout" svg:width="1.5cm" svg:height="1.5cm" svg:x="11.25cm" svg:y="21.2cm">
          <text:p text:style-name="P1"><text:span text:style-name="T2">datab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s" svg:x1="7.6cm" svg:y1="26.05cm" svg:x2="11.25cm" svg:y2="21.95cm" draw:start-shape="id423" draw:start-glue-point="10" draw:end-shape="id428" draw:end-glue-point="6" svg:d="M7600 26050h1783l1113-4100h754">
          <text:p/>
        </draw:connector>
        <draw:custom-shape draw:style-name="gr85" draw:text-style-name="P3" draw:layer="layout" svg:width="4.8cm" svg:height="1.2cm" svg:x="15.2cm" svg:y="2.5cm">
          <text:p text:style-name="P1"><text:span text:style-name="T2">各自獨立的 </text:span><text:span text:style-name="T2">lib, core</text:span></text:p>
          <draw:enhanced-geometry svg:viewBox="0 0 21600 21600" draw:text-areas="800 800 20800 20800" draw:type="round-rectangular-callout" draw:modifiers="17735.3051447615 36419.65029142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5" draw:text-style-name="P3" draw:layer="layout" svg:width="4.8cm" svg:height="1.2cm" svg:x="0.3cm" svg:y="2.3cm">
          <text:p text:style-name="P1"><text:span text:style-name="T2">各自獨立的 </text:span><text:span text:style-name="T2">lib, core</text:span></text:p>
          <draw:enhanced-geometry svg:viewBox="0 0 21600 21600" draw:text-areas="800 800 20800 20800" draw:type="round-rectangular-callout" draw:modifiers="5304.39491772547 45412.15653621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3" xml:id="id429" draw:id="id429" draw:layer="layout" svg:width="1.5cm" svg:height="1.5cm" svg:x="0.7cm" svg:y="8.5cm">
          <text:p text:style-name="P1"><text:span text:style-name="T2">R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s" svg:x1="3.8cm" svg:y1="7.35cm" svg:x2="2.2cm" svg:y2="9.25cm" draw:start-shape="id413" draw:start-glue-point="6" draw:end-shape="id429" draw:end-glue-point="10" svg:d="M3800 7350h-675l-359 1900h-566">
          <text:p/>
        </draw:connector>
      </draw:page>
      <draw:page draw:name="page60" draw:style-name="dp1" draw:master-page-name="預設">
        <draw:custom-shape draw:style-name="gr1" draw:text-style-name="P1" draw:layer="layout" svg:width="12.499cm" svg:height="1.7cm" svg:x="0.001cm" svg:y="0.001cm">
          <text:p text:style-name="P1">哪些core是共用的與獨立的</text:p>
          <draw:enhanced-geometry svg:viewBox="0 0 21600 21600" draw:text-areas="0 0 21600 21600" draw:type="pentagon-right" draw:modifiers="19273.270230635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4" draw:text-style-name="P3" draw:layer="layout" svg:width="4.2cm" svg:height="0.9cm" svg:x="2.7cm" svg:y="7.7cm">
          <text:p text:style-name="P1"><text:span text:style-name="T2">Benchmark</text:span></text:p>
        </draw:rect>
        <draw:custom-shape draw:style-name="gr35" draw:text-style-name="P1" draw:layer="layout" svg:width="5.3cm" svg:height="1.6cm" svg:x="2.1cm" svg:y="4.5cm">
          <text:p text:style-name="P1">共用的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3" draw:layer="layout" svg:width="4.2cm" svg:height="0.9cm" svg:x="2.7cm" svg:y="9.2cm">
          <text:p text:style-name="P1"><text:span text:style-name="T2">Config</text:span></text:p>
        </draw:rect>
        <draw:rect draw:style-name="gr4" draw:text-style-name="P3" draw:layer="layout" svg:width="4.2cm" svg:height="0.9cm" svg:x="2.7cm" svg:y="10.7cm">
          <text:p text:style-name="P1"><text:span text:style-name="T2">Hooks</text:span></text:p>
        </draw:rect>
        <draw:rect draw:style-name="gr4" draw:text-style-name="P3" draw:layer="layout" svg:width="4.2cm" svg:height="0.9cm" svg:x="2.7cm" svg:y="12.2cm">
          <text:p text:style-name="P1"><text:span text:style-name="T2">Input</text:span></text:p>
        </draw:rect>
        <draw:rect draw:style-name="gr4" draw:text-style-name="P3" draw:layer="layout" svg:width="4.2cm" svg:height="0.9cm" svg:x="2.7cm" svg:y="13.5cm">
          <text:p text:style-name="P1"><text:span text:style-name="T2">Lang</text:span></text:p>
        </draw:rect>
        <draw:rect draw:style-name="gr4" draw:text-style-name="P3" draw:layer="layout" svg:width="4.2cm" svg:height="0.9cm" svg:x="2.7cm" svg:y="15cm">
          <text:p text:style-name="P1"><text:span text:style-name="T2">Output</text:span></text:p>
        </draw:rect>
        <draw:rect draw:style-name="gr4" draw:text-style-name="P3" draw:layer="layout" svg:width="4.2cm" svg:height="0.9cm" svg:x="2.7cm" svg:y="16.5cm">
          <text:p text:style-name="P1"><text:span text:style-name="T2">Router</text:span></text:p>
        </draw:rect>
        <draw:rect draw:style-name="gr4" draw:text-style-name="P3" draw:layer="layout" svg:width="4.2cm" svg:height="0.9cm" svg:x="2.7cm" svg:y="18cm">
          <text:p text:style-name="P1"><text:span text:style-name="T2">Security</text:span></text:p>
        </draw:rect>
        <draw:rect draw:style-name="gr4" draw:text-style-name="P3" draw:layer="layout" svg:width="4.2cm" svg:height="0.9cm" svg:x="2.7cm" svg:y="19.5cm">
          <text:p text:style-name="P1"><text:span text:style-name="T2">URI</text:span></text:p>
        </draw:rect>
        <draw:rect draw:style-name="gr4" draw:text-style-name="P3" draw:layer="layout" svg:width="4.2cm" svg:height="0.9cm" svg:x="2.7cm" svg:y="21cm">
          <text:p text:style-name="P1"><text:span text:style-name="T2">Router</text:span></text:p>
        </draw:rect>
        <draw:rect draw:style-name="gr4" draw:text-style-name="P3" draw:layer="layout" svg:width="4.2cm" svg:height="0.9cm" svg:x="2.7cm" svg:y="22.5cm">
          <text:p text:style-name="P1"><text:span text:style-name="T2">Utf8</text:span></text:p>
        </draw:rect>
        <draw:custom-shape draw:style-name="gr35" draw:text-style-name="P1" draw:layer="layout" svg:width="5.3cm" svg:height="1.6cm" svg:x="10.6cm" svg:y="4.5cm">
          <text:p text:style-name="P1">有特殊性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3" draw:layer="layout" svg:width="4.2cm" svg:height="0.9cm" svg:x="11.2cm" svg:y="7.7cm">
          <text:p text:style-name="P1"><text:span text:style-name="T2">Loader</text:span></text:p>
        </draw:rect>
        <draw:rect draw:style-name="gr4" draw:text-style-name="P3" draw:layer="layout" svg:width="4.2cm" svg:height="0.9cm" svg:x="11.2cm" svg:y="9.2cm">
          <text:p text:style-name="P1"><text:span text:style-name="T2">Render</text:span></text:p>
        </draw:rect>
      </draw:page>
      <draw:page draw:name="page61" draw:style-name="dp1" draw:master-page-name="預設">
        <draw:rect draw:style-name="gr31" draw:text-style-name="P22" xml:id="id431" draw:id="id431" draw:layer="layout" svg:width="4.8cm" svg:height="1.1cm" svg:x="6.3cm" svg:y="2.6cm">
          <text:p text:style-name="P1"><text:span text:style-name="T5">CI_Container</text:span></text:p>
        </draw:rect>
        <draw:rect draw:style-name="gr31" draw:text-style-name="P22" xml:id="id430" draw:id="id430" draw:layer="layout" svg:width="6.4cm" svg:height="1.1cm" svg:x="3.3cm" svg:y="14.4cm">
          <text:p text:style-name="P1"><text:span text:style-name="T5">CI_InterceptorContainer</text:span></text:p>
        </draw:rect>
        <draw:rect draw:style-name="gr3" draw:text-style-name="P22" xml:id="id441" draw:id="id441" draw:layer="layout" svg:width="4.8cm" svg:height="1.1cm" svg:x="14.9cm" svg:y="13.2cm">
          <text:p text:style-name="P1"><text:span text:style-name="T5">CI_Controller</text:span></text:p>
        </draw:rect>
        <draw:connector draw:style-name="gr5" draw:text-style-name="P1" draw:layer="layout" draw:type="curve" draw:line-skew="-2.05cm" svg:x1="6.5cm" svg:y1="14.4cm" svg:x2="8.7cm" svg:y2="3.7cm" draw:start-shape="id430" draw:start-glue-point="0" draw:end-shape="id431" svg:d="M6500 14400c0-11100 2200-5750 2200-10700">
          <text:p/>
        </draw:connector>
        <draw:rect draw:style-name="gr30" draw:text-style-name="P22" xml:id="id432" draw:id="id432" draw:layer="layout" svg:width="2.4cm" svg:height="1.1cm" svg:x="17cm" svg:y="9.7cm">
          <text:p text:style-name="P1"><text:span text:style-name="T5">G</text:span></text:p>
        </draw:rect>
        <draw:connector draw:style-name="gr5" draw:text-style-name="P1" draw:layer="layout" draw:type="curve" svg:x1="18.2cm" svg:y1="9.7cm" svg:x2="8.7cm" svg:y2="3.7cm" draw:start-shape="id432" draw:start-glue-point="0" draw:end-shape="id431" draw:end-glue-point="2" svg:d="M18200 9700c0-4500-9500-1500-9500-6000">
          <text:p/>
        </draw:connector>
        <draw:rect draw:style-name="gr3" draw:text-style-name="P22" xml:id="id433" draw:id="id433" draw:layer="layout" svg:width="5cm" svg:height="1.1cm" svg:x="7.9cm" svg:y="11.1cm">
          <text:p text:style-name="P1"><text:span text:style-name="T5">CI_ActionForm</text:span></text:p>
        </draw:rect>
        <draw:connector draw:style-name="gr86" draw:text-style-name="P1" draw:layer="layout" draw:type="curve" draw:line-skew="-0.025cm" svg:x1="10.4cm" svg:y1="11.1cm" svg:x2="8.7cm" svg:y2="3.7cm" draw:start-shape="id433" draw:start-glue-point="0" draw:end-shape="id431" draw:end-glue-point="2" svg:d="M10400 11100c0-5587-1700-1888-1700-7400">
          <text:p/>
        </draw:connector>
        <draw:rect draw:style-name="gr4" draw:text-style-name="P22" xml:id="id434" draw:id="id434" draw:layer="layout" svg:width="6.4cm" svg:height="1.1cm" svg:x="0.7cm" svg:y="20.4cm">
          <text:p text:style-name="P1"><text:span text:style-name="T5">CI_interceptorRuleCore</text:span></text:p>
        </draw:rect>
        <draw:rect draw:style-name="gr4" draw:text-style-name="P22" xml:id="id435" draw:id="id435" draw:layer="layout" svg:width="7.7cm" svg:height="1.1cm" svg:x="12.9cm" svg:y="20.5cm">
          <text:p text:style-name="P1"><text:span text:style-name="T5">CI_InterceptorContainer_after</text:span></text:p>
        </draw:rect>
        <draw:rect draw:style-name="gr4" draw:text-style-name="P22" xml:id="id436" draw:id="id436" draw:layer="layout" svg:width="7.7cm" svg:height="1.1cm" svg:x="6.8cm" svg:y="22.6cm">
          <text:p text:style-name="P1"><text:span text:style-name="T5">CI_InterceptorContainer_before</text:span></text:p>
        </draw:rect>
        <draw:connector draw:style-name="gr5" draw:text-style-name="P1" draw:layer="layout" draw:type="curve" svg:x1="3.9cm" svg:y1="20.4cm" svg:x2="6.5cm" svg:y2="15.5cm" draw:start-shape="id434" draw:start-glue-point="0" draw:end-shape="id430" draw:end-glue-point="2" svg:d="M3900 20400c0-3675 2600-1225 2600-4900">
          <text:p/>
        </draw:connector>
        <draw:connector draw:style-name="gr5" draw:text-style-name="P1" draw:layer="layout" draw:type="curve" svg:x1="16.75cm" svg:y1="20.5cm" svg:x2="6.5cm" svg:y2="15.5cm" draw:start-shape="id435" draw:start-glue-point="0" draw:end-shape="id430" draw:end-glue-point="2" svg:d="M16750 20500c0-3750-10250-1250-10250-5000">
          <text:p/>
        </draw:connector>
        <draw:connector draw:style-name="gr5" draw:text-style-name="P1" draw:layer="layout" draw:type="curve" svg:x1="10.65cm" svg:y1="22.6cm" svg:x2="6.5cm" svg:y2="15.5cm" draw:start-shape="id436" draw:start-glue-point="0" draw:end-shape="id430" draw:end-glue-point="2" svg:d="M10650 22600c0-5325-4150-1775-4150-7100">
          <text:p/>
        </draw:connector>
        <draw:custom-shape draw:style-name="gr1" draw:text-style-name="P1" draw:layer="layout" svg:width="9.5cm" svg:height="1.6cm" svg:x="0cm" svg:y="0cm">
          <text:p text:style-name="P1">Container.class 的階層關係</text:p>
          <draw:enhanced-geometry svg:viewBox="0 0 21600 21600" draw:text-areas="0 0 21600 21600" draw:type="pentagon-right" draw:modifiers="19176.26930341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4" draw:text-style-name="P22" xml:id="id437" draw:id="id437" draw:layer="layout" svg:width="4.8cm" svg:height="1.1cm" svg:x="1cm" svg:y="6.9cm">
          <text:p text:style-name="P1"><text:span text:style-name="T5">CI_ModelContainer</text:span></text:p>
        </draw:rect>
        <draw:connector draw:style-name="gr5" draw:text-style-name="P1" draw:layer="layout" draw:type="curve" svg:x1="3.4cm" svg:y1="6.9cm" svg:x2="8.7cm" svg:y2="3.7cm" draw:start-shape="id437" draw:start-glue-point="0" draw:end-shape="id431" draw:end-glue-point="2" svg:d="M3400 6900c0-2400 5300-800 5300-3200">
          <text:p/>
        </draw:connector>
        <draw:rect draw:style-name="gr3" draw:text-style-name="P22" xml:id="id438" draw:id="id438" draw:layer="layout" svg:width="4.8cm" svg:height="1.1cm" svg:x="1cm" svg:y="9.9cm">
          <text:p text:style-name="P1"><text:span text:style-name="T5">CI_Model</text:span></text:p>
        </draw:rect>
        <draw:connector draw:style-name="gr87" draw:text-style-name="P1" draw:layer="layout" draw:type="line" svg:x1="3.4cm" svg:y1="9.9cm" svg:x2="3.4cm" svg:y2="8cm" draw:start-shape="id438" draw:start-glue-point="0" draw:end-shape="id437" draw:end-glue-point="2" svg:d="M3400 9900v-1900">
          <text:p text:style-name="P1">映射</text:p>
        </draw:connector>
        <draw:rect draw:style-name="gr3" draw:text-style-name="P22" xml:id="id439" draw:id="id439" draw:layer="layout" svg:width="4.9cm" svg:height="1.1cm" svg:x="12.2cm" svg:y="27.2cm">
          <text:p text:style-name="P1"><text:span text:style-name="T5">CI_Interceptor</text:span></text:p>
        </draw:rect>
        <draw:connector draw:style-name="gr14" draw:text-style-name="P1" draw:layer="layout" draw:type="line" svg:x1="14.65cm" svg:y1="27.2cm" svg:x2="10.65cm" svg:y2="23.7cm" draw:start-shape="id439" draw:start-glue-point="0" draw:end-shape="id436" draw:end-glue-point="2" svg:d="M14650 27200l-4000-3500">
          <text:p text:style-name="P1">映射</text:p>
        </draw:connector>
        <draw:connector draw:style-name="gr14" draw:text-style-name="P1" draw:layer="layout" draw:type="line" svg:x1="14.65cm" svg:y1="27.2cm" svg:x2="16.75cm" svg:y2="21.6cm" draw:start-shape="id439" draw:start-glue-point="0" draw:end-shape="id435" draw:end-glue-point="2" svg:d="M14650 27200l2100-5600">
          <text:p text:style-name="P1">映射</text:p>
        </draw:connector>
        <draw:rect draw:style-name="gr3" draw:text-style-name="P22" xml:id="id440" draw:id="id440" draw:layer="layout" svg:width="5.6cm" svg:height="0.962cm" svg:x="1.1cm" svg:y="26.3cm">
          <text:p text:style-name="P1"><text:span text:style-name="T5">CI_InterceptorRule</text:span></text:p>
        </draw:rect>
        <draw:connector draw:style-name="gr5" draw:text-style-name="P1" draw:layer="layout" draw:type="curve" svg:x1="3.9cm" svg:y1="26.3cm" svg:x2="3.9cm" svg:y2="21.5cm" draw:start-shape="id440" draw:start-glue-point="0" draw:end-shape="id434" draw:end-glue-point="2" svg:d="M3900 26300v-4800">
          <text:p/>
        </draw:connector>
        <draw:custom-shape draw:style-name="gr88" draw:text-style-name="P8" draw:layer="layout" svg:width="9cm" svg:height="3.1cm" svg:x="11.5cm" svg:y="0.2cm">
          <text:p text:style-name="P6"><text:span text:style-name="T2">container=&gt;</text:span><text:span text:style-name="T2">給使用者一個操作</text:span></text:p>
          <text:p text:style-name="P6"><text:span text:style-name="T2">環境，根據需要把所要的功能注入在</text:span></text:p>
          <text:p text:style-name="P6"><text:span text:style-name="T2">container</text:span><text:span text:style-name="T2">使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5" draw:layer="layout" svg:width="6.9cm" svg:height="3.2cm" svg:x="13.5cm" svg:y="3.8cm">
          <text:p text:style-name="P4"><text:span text:style-name="T2">舊系統的整合者，超級對象</text:span></text:p>
          <text:p text:style-name="P4"><text:span text:style-name="T2"/></text:p>
          <text:p text:style-name="P4"><text:span text:style-name="T2">舊系統並沒沒明確實例化這個</text:span></text:p>
          <text:p text:style-name="P4"><text:span text:style-name="T2">部分</text:span></text:p>
          <draw:enhanced-geometry svg:viewBox="0 0 21600 21600" draw:text-areas="800 800 20800 20800" draw:type="round-rectangular-callout" draw:modifiers="16579.5102159107 42046.1105904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5" draw:text-style-name="P1" draw:layer="layout" draw:type="curve" svg:x1="17.3cm" svg:y1="13.2cm" svg:x2="8.7cm" svg:y2="3.7cm" draw:start-shape="id441" draw:start-glue-point="0" draw:end-shape="id431" draw:end-glue-point="2" svg:d="M17300 13200c0-7125-8600-2375-8600-9500">
          <text:p/>
        </draw:connector>
      </draw:page>
      <draw:page draw:name="page62" draw:style-name="dp1" draw:master-page-name="預設">
        <draw:rect draw:style-name="gr31" draw:text-style-name="P22" xml:id="id442" draw:id="id442" draw:layer="layout" svg:width="4.8cm" svg:height="1.1cm" svg:x="0.6cm" svg:y="2.4cm">
          <text:p text:style-name="P1"><text:span text:style-name="T5">CI_Container</text:span></text:p>
        </draw:rect>
        <draw:custom-shape draw:style-name="gr1" draw:text-style-name="P1" draw:layer="layout" svg:width="11.899cm" svg:height="1.6cm" svg:x="0.001cm" svg:y="0cm">
          <text:p text:style-name="P1">Container跟注入行為有關的屬性</text:p>
          <draw:enhanced-geometry svg:viewBox="0 0 21600 21600" draw:text-areas="0 0 21600 21600" draw:type="pentagon-right" draw:modifiers="19176.26930341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33" xml:id="id443" draw:id="id443" draw:layer="layout" svg:width="15.6cm" svg:height="2.2cm" svg:x="4.6cm" svg:y="4.5cm">
          <text:p text:style-name="P4"><text:span text:style-name="T27">$_classes</text:span><text:span text:style-name="T5">, </text:span><text:span text:style-name="T27">$_library</text:span><text:span text:style-name="T5"> =&gt; </text:span><text:span text:style-name="T5">記錄身上有多少 </text:span><text:span text:style-name="T5">load lib, 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3cm" svg:y1="3.5cm" svg:x2="4.6cm" svg:y2="5.6cm" draw:start-shape="id442" draw:start-glue-point="2" draw:end-shape="id443" draw:end-glue-point="3" svg:d="M3000 3500v2100h1600">
          <text:p/>
        </draw:connector>
        <draw:custom-shape draw:style-name="gr11" draw:text-style-name="P9" xml:id="id444" draw:id="id444" draw:layer="layout" svg:width="15.6cm" svg:height="2.2cm" svg:x="4.601cm" svg:y="7.4cm">
          <text:p text:style-name="P6"><text:span text:style-name="T27">$_noSharingCoreList</text:span><text:span text:style-name="T5"> =&gt; </text:span><text:span text:style-name="T5">在注入已有的模組時</text:span></text:p>
          <text:p text:style-name="P6"><text:span text:style-name="T5">可以排除被共用的模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3cm" svg:y1="3.5cm" svg:x2="4.601cm" svg:y2="8.5cm" draw:start-shape="id442" draw:start-glue-point="2" draw:end-shape="id444" draw:end-glue-point="3" svg:d="M3000 3500v5000h1601">
          <text:p/>
        </draw:connector>
        <draw:custom-shape draw:style-name="gr11" draw:text-style-name="P9" xml:id="id445" draw:id="id445" draw:layer="layout" svg:width="15.6cm" svg:height="2.2cm" svg:x="4.602cm" svg:y="10.6cm">
          <text:p text:style-name="P6"><text:span text:style-name="T27">$_rejectCoreList</text:span><text:span text:style-name="T5"> =&gt; </text:span><text:span text:style-name="T5">不能載入的 </text:span><text:span text:style-name="T5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446" draw:id="id446" draw:layer="layout" svg:width="15.6cm" svg:height="2.2cm" svg:x="4.603cm" svg:y="13.6cm">
          <text:p text:style-name="P6"><text:span text:style-name="T27">$_rejectLibraryList</text:span><text:span text:style-name="T5"> =&gt; </text:span><text:span text:style-name="T5">不能載入的 </text:span><text:span text:style-name="T5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447" draw:id="id447" draw:layer="layout" svg:width="15.6cm" svg:height="5.2cm" svg:x="4.604cm" svg:y="16.6cm">
          <text:p text:style-name="P6"><text:span text:style-name="T27">$_specifyCoreList</text:span><text:span text:style-name="T5"> =&gt; </text:span><text:span text:style-name="T5">若 </text:span><text:span text:style-name="T5">core, lib </text:span><text:span text:style-name="T5">不採預設路徑 </text:span><text:span text:style-name="T5">load</text:span></text:p>
          <text:p text:style-name="P6"><text:span text:style-name="T5">有另外指定，如 </text:span><text:span text:style-name="T5">output(class = It_Output)</text:span></text:p>
          <text:p text:style-name="P6"><text:span text:style-name="T5">array(output =&gt; array(</text:span></text:p>
          <text:p text:style-name="P6"><text:span text:style-name="T5"><text:tab/></text:span><text:span text:style-name="T5">Path =&gt; 'xxx/xxxx/output.php'</text:span></text:p>
          <text:p text:style-name="P6"><text:span text:style-name="T5"><text:tab/></text:span><text:span text:style-name="T5">Prefix =&gt; 'It_'</text:span></text:p>
          <text:p text:style-name="P6"><text:span text:style-name="T5">)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3cm" svg:y1="3.5cm" svg:x2="4.602cm" svg:y2="11.7cm" draw:start-shape="id442" draw:start-glue-point="2" draw:end-shape="id445" draw:end-glue-point="3" svg:d="M3000 3500v8200h1602">
          <text:p/>
        </draw:connector>
        <draw:custom-shape draw:style-name="gr11" draw:text-style-name="P9" xml:id="id448" draw:id="id448" draw:layer="layout" svg:width="15.6cm" svg:height="2.2cm" svg:x="4.605cm" svg:y="25.6cm">
          <text:p text:style-name="P6"><text:span text:style-name="T27">$_loaderReject</text:span><text:span text:style-name="T5"> =&gt; </text:span><text:span text:style-name="T5">指定</text:span><text:span text:style-name="T5">loader </text:span><text:span text:style-name="T5">不能使用的功能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3cm" svg:y1="3.5cm" svg:x2="4.603cm" svg:y2="14.7cm" draw:start-shape="id442" draw:start-glue-point="2" draw:end-shape="id446" draw:end-glue-point="3" svg:d="M3000 3500v11200h1603">
          <text:p/>
        </draw:connector>
        <draw:connector draw:style-name="gr5" draw:text-style-name="P1" draw:layer="layout" svg:x1="3cm" svg:y1="3.5cm" svg:x2="4.604cm" svg:y2="19.2cm" draw:start-shape="id442" draw:start-glue-point="2" draw:end-shape="id447" draw:end-glue-point="3" svg:d="M3000 3500v15700h1604">
          <text:p/>
        </draw:connector>
        <draw:connector draw:style-name="gr5" draw:text-style-name="P1" draw:layer="layout" svg:x1="3cm" svg:y1="3.5cm" svg:x2="4.605cm" svg:y2="26.7cm" draw:start-shape="id442" draw:start-glue-point="2" draw:end-shape="id448" draw:end-glue-point="3" svg:d="M3000 3500v23200h1605">
          <text:p/>
        </draw:connector>
        <draw:custom-shape draw:style-name="gr11" draw:text-style-name="P9" xml:id="id449" draw:id="id449" draw:layer="layout" svg:width="15.6cm" svg:height="2.2cm" svg:x="4.605cm" svg:y="22.5cm">
          <text:p text:style-name="P6"><text:span text:style-name="T27">$_specifyLibraryList</text:span><text:span text:style-name="T5"> =&gt; </text:span><text:span text:style-name="T5">若 </text:span><text:span text:style-name="T5">core, lib </text:span><text:span text:style-name="T5">不採預設路徑 </text:span><text:span text:style-name="T5">load</text:span></text:p>
          <text:p text:style-name="P6"><text:span text:style-name="T5">有另外指定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3cm" svg:y1="3.5cm" svg:x2="4.605cm" svg:y2="23.6cm" draw:start-shape="id442" draw:start-glue-point="2" draw:end-shape="id449" draw:end-glue-point="3" svg:d="M3000 3500v20100h1605">
          <text:p/>
        </draw:connector>
      </draw:page>
      <draw:page draw:name="page63" draw:style-name="dp1" draw:master-page-name="預設">
        <draw:custom-shape draw:style-name="gr1" draw:text-style-name="P1" draw:layer="layout" svg:width="6.3cm" svg:height="2cm" svg:x="7.35cm" svg:y="13.85cm">
          <text:p text:style-name="P1">core 的互相注入依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4" draw:style-name="dp1" draw:master-page-name="預設">
        <draw:custom-shape draw:style-name="gr1" draw:text-style-name="P22" xml:id="id451" draw:id="id451" draw:layer="layout" svg:width="8.461cm" svg:height="4.671cm" svg:x="0.939cm" svg:y="5.3cm">
          <text:p text:style-name="P1"><text:span text:style-name="T27">CI_Core</text:span></text:p>
          <text:p text:style-name="P1"><text:span text:style-name="T5"/></text:p>
          <text:p text:style-name="P34"><text:span text:style-name="T5">$_init_injectCoreList</text:span></text:p>
          <text:p text:style-name="P34"><text:span text:style-name="T5">__initialize()</text:span></text:p>
          <text:p text:style-name="P34"><text:span text:style-name="T5">__injectModel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2" xml:id="id450" draw:id="id450" draw:layer="layout" svg:width="3.5cm" svg:height="1cm" svg:x="0.4cm" svg:y="19.898cm">
          <text:p text:style-name="P1"><text:span text:style-name="T5">CI_UR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2" xml:id="id452" draw:id="id452" draw:layer="layout" svg:width="3.5cm" svg:height="1cm" svg:x="5.7cm" svg:y="19.899cm">
          <text:p text:style-name="P1"><text:span text:style-name="T5">CI_Utf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2" xml:id="id453" draw:id="id453" draw:layer="layout" svg:width="3.5cm" svg:height="1cm" svg:x="11.1cm" svg:y="19.9cm">
          <text:p text:style-name="P1"><text:span text:style-name="T5">CI_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2.15cm" svg:y1="19.898cm" svg:x2="5.169cm" svg:y2="9.971cm" draw:start-shape="id450" draw:start-glue-point="0" draw:end-shape="id451" draw:end-glue-point="2" svg:d="M2150 19898c0-7444 3019-2481 3019-9927">
          <text:p/>
        </draw:connector>
        <draw:connector draw:style-name="gr5" draw:text-style-name="P1" draw:layer="layout" draw:type="curve" svg:x1="7.45cm" svg:y1="19.899cm" svg:x2="5.169cm" svg:y2="9.971cm" draw:start-shape="id452" draw:start-glue-point="0" draw:end-shape="id451" draw:end-glue-point="2" svg:d="M7450 19899c0-7446-2281-2482-2281-9928">
          <text:p/>
        </draw:connector>
        <draw:connector draw:style-name="gr5" draw:text-style-name="P1" draw:layer="layout" draw:type="curve" svg:x1="12.85cm" svg:y1="19.9cm" svg:x2="5.169cm" svg:y2="9.971cm" draw:start-shape="id453" draw:start-glue-point="0" draw:end-shape="id451" draw:end-glue-point="2" svg:d="M12850 19900c0-7446-7681-2482-7681-9929">
          <text:p/>
        </draw:connector>
        <draw:custom-shape draw:style-name="gr1" draw:text-style-name="P1" draw:layer="layout" svg:width="9.5cm" svg:height="1.6cm" svg:x="0.001cm" svg:y="0cm">
          <text:p text:style-name="P1">Core 的階層關係</text:p>
          <draw:enhanced-geometry svg:viewBox="0 0 21600 21600" draw:text-areas="0 0 21600 21600" draw:type="pentagon-right" draw:modifiers="19176.26930341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35" xml:id="id454" draw:id="id454" draw:layer="layout" svg:width="9.4cm" svg:height="2.1cm" svg:x="11.2cm" svg:y="1.9cm">
          <text:p text:style-name="P6"><text:span text:style-name="T4">$_init_injectCoreList =&gt; </text:span><text:span text:style-name="T4">指定 </text:span><text:span text:style-name="T4">core </text:span></text:p>
          <text:p text:style-name="P6"><text:span text:style-name="T4">一開始需要依賴什麼 </text:span><text:span text:style-name="T4">core</text:span></text:p>
          <draw:enhanced-geometry svg:viewBox="0 0 21600 21600" draw:type="rectangle" draw:enhanced-path="M 0 0 L 21600 0 21600 21600 0 21600 0 0 Z N"/>
        </draw:custom-shape>
        <draw:custom-shape draw:style-name="gr11" draw:text-style-name="P35" xml:id="id456" draw:id="id456" draw:layer="layout" svg:width="9.4cm" svg:height="2.1cm" svg:x="11.2cm" svg:y="5.5cm">
          <text:p text:style-name="P6"><text:span text:style-name="T4">__initialize() =&gt; </text:span><text:span text:style-name="T4">取代 </text:span><text:span text:style-name="T4">__construct()</text:span></text:p>
          <text:p text:style-name="P6"><text:span text:style-name="T4">以避開相互依賴可能出現的陷阱</text:span></text:p>
          <draw:enhanced-geometry svg:viewBox="0 0 21600 21600" draw:type="rectangle" draw:enhanced-path="M 0 0 L 21600 0 21600 21600 0 21600 0 0 Z N"/>
        </draw:custom-shape>
        <draw:custom-shape draw:style-name="gr11" draw:text-style-name="P35" xml:id="id455" draw:id="id455" draw:layer="layout" svg:width="9.4cm" svg:height="3.3cm" svg:x="11.2cm" svg:y="9.3cm">
          <text:p text:style-name="P6"><text:span text:style-name="T4">__injectModels()</text:span></text:p>
          <text:p text:style-name="P6"><text:span text:style-name="T4">若要一開始 </text:span><text:span text:style-name="T4">load core </text:span></text:p>
          <text:p text:style-name="P6"><text:span text:style-name="T4">在此實作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9.4cm" svg:y1="7.635cm" svg:x2="11.2cm" svg:y2="2.95cm" draw:start-shape="id451" draw:start-glue-point="1" draw:end-shape="id454" svg:d="M9400 7635h900v-4685h900">
          <text:p/>
        </draw:connector>
        <draw:connector draw:style-name="gr5" draw:text-style-name="P1" draw:layer="layout" svg:x1="9.4cm" svg:y1="7.635cm" svg:x2="11.2cm" svg:y2="10.95cm" draw:start-shape="id451" draw:start-glue-point="1" draw:end-shape="id455" draw:end-glue-point="3" svg:d="M9400 7635h900v3315h900">
          <text:p/>
        </draw:connector>
        <draw:connector draw:style-name="gr5" draw:text-style-name="P1" draw:layer="layout" svg:x1="9.4cm" svg:y1="7.635cm" svg:x2="11.2cm" svg:y2="6.55cm" draw:start-shape="id451" draw:start-glue-point="1" draw:end-shape="id456" draw:end-glue-point="3" svg:d="M9400 7635h900v-1085h900">
          <text:p/>
        </draw:connector>
      </draw:page>
      <draw:page draw:name="page65" draw:style-name="dp1" draw:master-page-name="預設">
        <draw:custom-shape draw:style-name="gr2" draw:text-style-name="P1" draw:layer="layout" svg:width="7.8cm" svg:height="1.5cm" svg:x="0cm" svg:y="0cm">
          <text:p text:style-name="P1">各種注入模組的情況</text:p>
          <draw:enhanced-geometry svg:viewBox="0 0 21600 21600" draw:text-areas="0 0 21600 21600" draw:type="pentagon-right" draw:modifiers="18961.261376746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2" xml:id="id458" draw:id="id458" draw:layer="layout" svg:width="2.7cm" svg:height="0.8cm" svg:x="2.5cm" svg:y="4.3cm">
          <text:p text:style-name="P1"><text:span text:style-name="T5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2" xml:id="id457" draw:id="id457" draw:layer="layout" svg:width="2.7cm" svg:height="0.8cm" svg:x="8.4cm" svg:y="4.301cm">
          <text:p text:style-name="P1"><text:span text:style-name="T5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2" xml:id="id460" draw:id="id460" draw:layer="layout" svg:width="2.7cm" svg:height="0.8cm" svg:x="2.501cm" svg:y="12.2cm">
          <text:p text:style-name="P1"><text:span text:style-name="T5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xml:id="id465" draw:id="id465" draw:layer="layout" draw:type="lines" svg:x1="8.4cm" svg:y1="4.701cm" svg:x2="5.2cm" svg:y2="4.7cm" draw:start-shape="id457" draw:start-glue-point="3" draw:end-shape="id458" svg:d="M8400 4701h-501l-2197-1h-502">
          <text:p text:style-name="P1"><text:span text:style-name="T2"/></text:p>
          <text:p text:style-name="P1"><text:span text:style-name="T2">依賴注入</text:span></text:p>
        </draw:connector>
        <draw:custom-shape draw:style-name="gr1" draw:text-style-name="P22" xml:id="id459" draw:id="id459" draw:layer="layout" svg:width="2.7cm" svg:height="0.8cm" svg:x="8.401cm" svg:y="11.4cm">
          <text:p text:style-name="P1"><text:span text:style-name="T5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2" xml:id="id461" draw:id="id461" draw:layer="layout" svg:width="2.7cm" svg:height="0.8cm" svg:x="8.402cm" svg:y="14.6cm">
          <text:p text:style-name="P1"><text:span text:style-name="T5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3" xml:id="id467" draw:id="id467" draw:layer="layout" draw:type="lines" svg:x1="8.401cm" svg:y1="11.8cm" svg:x2="5.201cm" svg:y2="12.6cm" draw:start-shape="id459" draw:start-glue-point="3" draw:end-shape="id460" draw:end-glue-point="1" svg:d="M8401 11800h-501l-2197 800h-502">
          <text:p text:style-name="P1"><text:span text:style-name="T2">依賴注入</text:span></text:p>
        </draw:connector>
        <draw:connector draw:style-name="gr5" draw:text-style-name="P1" xml:id="id469" draw:id="id469" draw:layer="layout" draw:type="lines" svg:x1="8.402cm" svg:y1="15cm" svg:x2="5.201cm" svg:y2="12.6cm" draw:start-shape="id461" draw:start-glue-point="3" draw:end-shape="id460" draw:end-glue-point="1" svg:d="M8402 15000h-501l-2198-2400h-502">
          <text:p/>
        </draw:connector>
        <draw:custom-shape draw:style-name="gr1" draw:text-style-name="P22" xml:id="id463" draw:id="id463" draw:layer="layout" svg:width="2.7cm" svg:height="0.8cm" svg:x="2.502cm" svg:y="20.6cm">
          <text:p text:style-name="P1"><text:span text:style-name="T5">cont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2" xml:id="id462" draw:id="id462" draw:layer="layout" svg:width="2.7cm" svg:height="0.8cm" svg:x="8.402cm" svg:y="19.4cm">
          <text:p text:style-name="P1"><text:span text:style-name="T5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2" xml:id="id464" draw:id="id464" draw:layer="layout" svg:width="2.7cm" svg:height="0.8cm" svg:x="8.403cm" svg:y="21.8cm">
          <text:p text:style-name="P1"><text:span text:style-name="T5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xml:id="id471" draw:id="id471" draw:layer="layout" draw:type="lines" svg:x1="8.402cm" svg:y1="19.8cm" svg:x2="5.202cm" svg:y2="21cm" draw:start-shape="id462" draw:start-glue-point="3" draw:end-shape="id463" draw:end-glue-point="1" svg:d="M8402 19800h-501l-2197 1200h-502">
          <text:p/>
        </draw:connector>
        <draw:connector draw:style-name="gr5" draw:text-style-name="P1" xml:id="id473" draw:id="id473" draw:layer="layout" draw:type="lines" svg:x1="8.403cm" svg:y1="22.2cm" svg:x2="5.202cm" svg:y2="21cm" draw:start-shape="id464" draw:start-glue-point="3" draw:end-shape="id463" draw:end-glue-point="1" svg:d="M8403 22200h-501l-2198-1200h-502">
          <text:p/>
        </draw:connector>
        <draw:custom-shape draw:style-name="gr90" draw:text-style-name="P37" draw:layer="layout" svg:width="14.5cm" svg:height="3.7cm" svg:x="3.3cm" svg:y="6.1cm">
          <text:p text:style-name="P36"><text:span text:style-name="T28">必須指定</text:span><text:span text:style-name="T29">需要</text:span><text:span text:style-name="T28">哪些 </text:span><text:span text:style-name="T28">core</text:span><text:span text:style-name="T28">要在一開始加入</text:span></text:p>
          <text:p text:style-name="P36"><text:span text:style-name="T18"/></text:p>
          <text:p text:style-name="P36"><text:span text:style-name="T18">也可在以後再注入</text:span></text:p>
          <text:p text:style-name="P36"><text:span text:style-name="T18"/></text:p>
          <text:p text:style-name="P36"><text:span text:style-name="T18">若在一開始要注入，要注意可能會出現死結的狀況</text:span></text:p>
          <text:p text:style-name="P36"><text:span text:style-name="T18"/></text:p>
          <draw:enhanced-geometry svg:viewBox="0 0 21600 21600" draw:text-areas="800 800 20800 20800" draw:type="round-rectangular-callout" draw:modifiers="1389.75243086684 -5626.155093218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0" draw:text-style-name="P38" draw:layer="layout" svg:width="14.5cm" svg:height="2.1cm" svg:x="2.4cm" svg:y="16.2cm">
          <text:p text:style-name="P4"><text:span text:style-name="T18">問題很少</text:span></text:p>
          <draw:enhanced-geometry svg:viewBox="0 0 21600 21600" draw:text-areas="800 800 20800 20800" draw:type="round-rectangular-callout" draw:modifiers="1418.05392731536 -33083.6744407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0" draw:text-style-name="P39" draw:layer="layout" svg:width="14.5cm" svg:height="4.4cm" svg:x="3.3cm" svg:y="24.4cm">
          <text:p text:style-name="P4"><text:span text:style-name="T28">把過去超級對象已 </text:span><text:span text:style-name="T28">load </text:span><text:span text:style-name="T28">的 </text:span><text:span text:style-name="T28">core </text:span><text:span text:style-name="T28">加入</text:span></text:p>
          <text:p text:style-name="P4"><text:span text:style-name="T28"/></text:p>
          <text:p text:style-name="P4"><text:span text:style-name="T28">比較重要是可能要依 </text:span><text:span text:style-name="T28">container </text:span><text:span text:style-name="T28">型態決定</text:span><text:span text:style-name="T29">不需要</text:span><text:span text:style-name="T28">什麼 </text:span><text:span text:style-name="T28">core</text:span></text:p>
          <text:p text:style-name="P4"><text:span text:style-name="T30"><text:s/></text:span></text:p>
          <text:p text:style-name="P4"><text:span text:style-name="T30">或要獨立 </text:span><text:span text:style-name="T30">load </text:span><text:span text:style-name="T30">哪類 </text:span><text:span text:style-name="T30">core</text:span></text:p>
          <draw:enhanced-geometry svg:viewBox="0 0 21600 21600" draw:text-areas="800 800 20800 20800" draw:type="round-rectangular-callout" draw:modifiers="299.400041376457 -15784.04907975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3" xml:id="id466" draw:id="id466" draw:layer="layout" svg:width="8.4cm" svg:height="1.2cm" svg:x="11.6cm" svg:y="1.7cm">
          <text:p text:style-name="P1"><text:span text:style-name="T2">用 </text:span><text:span text:style-name="T2">load_class()</text:span><text:span text:style-name="T2">加載</text:span></text:p>
          <draw:enhanced-geometry svg:viewBox="0 0 21600 21600" draw:glue-points="10800 0 0 10800 10800 21600 21600 10800" draw:text-areas="?f3 ?f3 ?f4 ?f4" draw:type="hexagon" draw:modifiers="1830.639209617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82" draw:text-style-name="P1" draw:layer="layout" draw:type="curve" svg:x1="6.8cm" svg:y1="4.7cm" svg:x2="15.8cm" svg:y2="1.7cm" draw:start-shape="id465" draw:start-glue-point="0" draw:end-shape="id466" draw:end-glue-point="4" svg:d="M6800 4700c0-5251 9000-3751 9000-3000">
          <text:p/>
        </draw:connector>
        <draw:custom-shape draw:style-name="gr65" draw:text-style-name="P22" xml:id="id468" draw:id="id468" draw:layer="layout" svg:width="8.4cm" svg:height="1.1cm" svg:x="12.1cm" svg:y="11.2cm">
          <text:p text:style-name="P1"><text:span text:style-name="T2">用 </text:span><text:span text:style-name="T2">load_class()</text:span><text:span text:style-name="T2">加載</text:span></text:p>
          <draw:enhanced-geometry svg:viewBox="0 0 21600 21600" draw:glue-points="10800 0 0 10800 10800 21600 21600 10800" draw:text-areas="?f3 ?f3 ?f4 ?f4" draw:type="hexagon" draw:modifiers="1830.639209617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5" draw:text-style-name="P22" xml:id="id470" draw:id="id470" draw:layer="layout" svg:width="8.4cm" svg:height="1.1cm" svg:x="12.1cm" svg:y="14.4cm">
          <text:p text:style-name="P1"><text:span text:style-name="T2">用 </text:span><text:span text:style-name="T2">load_class()</text:span><text:span text:style-name="T2">加載</text:span></text:p>
          <draw:enhanced-geometry svg:viewBox="0 0 21600 21600" draw:glue-points="10800 0 0 10800 10800 21600 21600 10800" draw:text-areas="?f3 ?f3 ?f4 ?f4" draw:type="hexagon" draw:modifiers="1830.639209617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82" draw:text-style-name="P1" draw:layer="layout" draw:type="curve" svg:x1="6.801cm" svg:y1="12.2cm" svg:x2="16.3cm" svg:y2="11.2cm" draw:start-shape="id467" draw:start-glue-point="0" draw:end-shape="id468" draw:end-glue-point="4" svg:d="M6801 12200c0-2251 9499-1751 9499-1000">
          <text:p/>
        </draw:connector>
        <draw:connector draw:style-name="gr82" draw:text-style-name="P1" draw:layer="layout" draw:type="curve" svg:x1="6.802cm" svg:y1="13.8cm" svg:x2="16.3cm" svg:y2="14.4cm" draw:start-shape="id469" draw:start-glue-point="0" draw:end-shape="id470" draw:end-glue-point="4" svg:d="M6802 13800c6332 0 9498 200 9498 600">
          <text:p/>
        </draw:connector>
        <draw:custom-shape draw:style-name="gr65" draw:text-style-name="P22" xml:id="id474" draw:id="id474" draw:layer="layout" svg:width="8.4cm" svg:height="1.1cm" svg:x="12.101cm" svg:y="21.6cm">
          <text:p text:style-name="P1"><text:span text:style-name="T2">用 </text:span><text:span text:style-name="T16">load</text:span><text:span text:style-name="T2">-&gt;library</text:span><text:span text:style-name="T2">加載</text:span></text:p>
          <draw:enhanced-geometry svg:viewBox="0 0 21600 21600" draw:glue-points="10800 0 0 10800 10800 21600 21600 10800" draw:text-areas="?f3 ?f3 ?f4 ?f4" draw:type="hexagon" draw:modifiers="1830.639209617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5" draw:text-style-name="P22" xml:id="id472" draw:id="id472" draw:layer="layout" svg:width="8.4cm" svg:height="1.1cm" svg:x="12.102cm" svg:y="19.3cm">
          <text:p text:style-name="P1"><text:span text:style-name="T2">用 </text:span><text:span text:style-name="T16">load</text:span><text:span text:style-name="T2">-&gt;core()</text:span><text:span text:style-name="T2">加載</text:span></text:p>
          <draw:enhanced-geometry svg:viewBox="0 0 21600 21600" draw:glue-points="10800 0 0 10800 10800 21600 21600 10800" draw:text-areas="?f3 ?f3 ?f4 ?f4" draw:type="hexagon" draw:modifiers="1830.639209617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82" draw:text-style-name="P1" draw:layer="layout" draw:type="curve" svg:x1="6.802cm" svg:y1="20.4cm" svg:x2="16.302cm" svg:y2="19.3cm" draw:start-shape="id471" draw:start-glue-point="0" draw:end-shape="id472" draw:end-glue-point="4" svg:d="M6802 20400c0-2401 9500-1851 9500-1100">
          <text:p/>
        </draw:connector>
        <draw:connector draw:style-name="gr82" draw:text-style-name="P1" draw:layer="layout" draw:type="curve" draw:line-skew="0.475cm" svg:x1="6.803cm" svg:y1="21.6cm" svg:x2="16.301cm" svg:y2="21.6cm" draw:start-shape="id473" draw:start-glue-point="0" draw:end-shape="id474" draw:end-glue-point="4" svg:d="M6803 21600c0-1162 9498-1162 9498 0">
          <text:p/>
        </draw:connector>
      </draw:page>
      <draw:page draw:name="page66" draw:style-name="dp1" draw:master-page-name="預設">
        <draw:rect draw:style-name="gr4" draw:text-style-name="P3" xml:id="id475" draw:id="id475" draw:layer="layout" svg:width="7.199cm" svg:height="1.1cm" svg:x="2.101cm" svg:y="2.7cm">
          <text:p text:style-name="P1"><text:span text:style-name="T2">plugin_dir_path()</text:span></text:p>
        </draw:rect>
        <draw:rect draw:style-name="gr4" draw:text-style-name="P3" xml:id="id476" draw:id="id476" draw:layer="layout" svg:width="7.199cm" svg:height="1.1cm" svg:x="2.101cm" svg:y="5.1cm">
          <text:p text:style-name="P1"><text:span text:style-name="T2">plugin_url()</text:span></text:p>
        </draw:rect>
        <draw:custom-shape draw:style-name="gr1" draw:text-style-name="P1" draw:layer="layout" svg:width="9.1cm" svg:height="1.5cm" svg:x="0cm" svg:y="0cm">
          <text:p text:style-name="P1">新API</text:p>
          <draw:enhanced-geometry svg:viewBox="0 0 21600 21600" draw:text-areas="0 0 21600 21600" draw:type="pentagon-right" draw:modifiers="19736.908032084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91" draw:text-style-name="P1" draw:layer="layout" svg:x1="2.101cm" svg:y1="3.25cm" svg:x2="2.101cm" svg:y2="5.65cm" draw:start-shape="id475" draw:start-glue-point="3" draw:end-shape="id476" draw:end-glue-point="3" svg:d="M2101 3250h-501v2400h501">
          <text:p/>
        </draw:connector>
        <draw:rect draw:style-name="gr4" draw:text-style-name="P3" xml:id="id477" draw:id="id477" draw:layer="layout" svg:width="7.199cm" svg:height="1.1cm" svg:x="2.101cm" svg:y="7.7cm">
          <text:p text:style-name="P1"><text:span text:style-name="T2">add_option()</text:span></text:p>
        </draw:rect>
        <draw:rect draw:style-name="gr4" draw:text-style-name="P3" draw:layer="layout" svg:width="7.199cm" svg:height="1.1cm" svg:x="2.101cm" svg:y="9.7cm">
          <text:p text:style-name="P1"><text:span text:style-name="T2">update_option()</text:span></text:p>
        </draw:rect>
        <draw:rect draw:style-name="gr4" draw:text-style-name="P3" draw:layer="layout" svg:width="7.199cm" svg:height="1.1cm" svg:x="2.101cm" svg:y="11.7cm">
          <text:p text:style-name="P1"><text:span text:style-name="T2">get_option()</text:span></text:p>
        </draw:rect>
        <draw:rect draw:style-name="gr4" draw:text-style-name="P3" xml:id="id478" draw:id="id478" draw:layer="layout" svg:width="7.199cm" svg:height="1.1cm" svg:x="2.101cm" svg:y="13.6cm">
          <text:p text:style-name="P1"><text:span text:style-name="T2">delete_option()</text:span></text:p>
        </draw:rect>
        <draw:connector draw:style-name="gr91" draw:text-style-name="P1" draw:layer="layout" svg:x1="2.101cm" svg:y1="8.25cm" svg:x2="2.101cm" svg:y2="14.15cm" draw:start-shape="id477" draw:start-glue-point="3" draw:end-shape="id478" draw:end-glue-point="3" svg:d="M2101 8250h-501v5900h501">
          <text:p/>
        </draw:connector>
        <draw:custom-shape draw:style-name="gr1" draw:text-style-name="P1" xml:id="id479" draw:id="id479" draw:layer="layout" svg:width="7.7cm" svg:height="1.7cm" svg:x="12.7cm" svg:y="10.3cm">
          <text:p text:style-name="P1">CI_op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1" draw:text-style-name="P1" draw:layer="layout" svg:x1="9.3cm" svg:y1="8.25cm" svg:x2="12.7cm" svg:y2="11.15cm" draw:start-shape="id477" draw:start-glue-point="1" draw:end-shape="id479" draw:end-glue-point="3" svg:d="M9300 8250h1700v2900h1700">
          <text:p/>
        </draw:connector>
        <draw:connector draw:style-name="gr91" draw:text-style-name="P1" draw:layer="layout" svg:x1="9.3cm" svg:y1="14.15cm" svg:x2="12.7cm" svg:y2="11.15cm" draw:start-shape="id478" draw:start-glue-point="1" draw:end-shape="id479" svg:d="M9300 14150h1700v-3000h1700">
          <text:p/>
        </draw:connector>
        <draw:rect draw:style-name="gr4" draw:text-style-name="P3" xml:id="id480" draw:id="id480" draw:layer="layout" svg:width="7.199cm" svg:height="1.1cm" svg:x="2.101cm" svg:y="16cm">
          <text:p text:style-name="P1"><text:span text:style-name="T2">wp_enqueue_script()</text:span></text:p>
        </draw:rect>
        <draw:rect draw:style-name="gr4" draw:text-style-name="P3" xml:id="id481" draw:id="id481" draw:layer="layout" svg:width="7.199cm" svg:height="1.1cm" svg:x="2.102cm" svg:y="17.8cm">
          <text:p text:style-name="P1"><text:span text:style-name="T2">get_template_directory_uri()</text:span></text:p>
        </draw:rect>
        <draw:connector draw:style-name="gr91" draw:text-style-name="P1" draw:layer="layout" svg:x1="2.101cm" svg:y1="16.55cm" svg:x2="2.102cm" svg:y2="18.35cm" draw:start-shape="id480" draw:start-glue-point="3" draw:end-shape="id481" draw:end-glue-point="3" svg:d="M2101 16550h-501v1800h502">
          <text:p/>
        </draw:connector>
        <draw:custom-shape draw:style-name="gr1" draw:text-style-name="P1" xml:id="id482" draw:id="id482" draw:layer="layout" svg:width="7.3cm" svg:height="2.2cm" svg:x="13cm" svg:y="16.3cm">
          <text:p text:style-name="P1">解決 pligin引用 js, css</text:p>
          <text:p text:style-name="P1">內部檔案問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9.3cm" svg:y1="16.55cm" svg:x2="13cm" svg:y2="17.4cm" draw:start-shape="id480" draw:start-glue-point="1" draw:end-shape="id482" draw:end-glue-point="3" svg:d="M9300 16550h1850v850h1850">
          <text:p/>
        </draw:connector>
        <draw:connector draw:style-name="gr5" draw:text-style-name="P1" draw:layer="layout" svg:x1="9.301cm" svg:y1="18.35cm" svg:x2="13cm" svg:y2="17.4cm" draw:start-shape="id481" draw:start-glue-point="1" draw:end-shape="id482" draw:end-glue-point="3" svg:d="M9301 18350h1850v-950h1849">
          <text:p/>
        </draw:connector>
      </draw:page>
      <draw:page draw:name="page67" draw:style-name="dp1" draw:master-page-name="預設">
        <draw:custom-shape draw:style-name="gr1" draw:text-style-name="P1" draw:layer="layout" svg:width="9.1cm" svg:height="1.5cm" svg:x="0.001cm" svg:y="0.001cm">
          <text:p text:style-name="P1">參考API</text:p>
          <draw:enhanced-geometry svg:viewBox="0 0 21600 21600" draw:text-areas="0 0 21600 21600" draw:type="pentagon-right" draw:modifiers="19736.908032084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  <draw:page draw:name="page68" draw:style-name="dp1" draw:master-page-name="預設">
        <draw:custom-shape draw:style-name="gr1" draw:text-style-name="P1" draw:layer="layout" svg:width="10.9cm" svg:height="1.5cm" svg:x="0cm" svg:y="0cm">
          <text:p text:style-name="P1">controller的套嵌，Condition架構</text:p>
          <draw:enhanced-geometry svg:viewBox="0 0 21600 21600" draw:text-areas="0 0 21600 21600" draw:type="pentagon-right" draw:modifiers="19681.937436932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487" draw:id="id487" draw:layer="layout" svg:width="3.218cm" svg:height="1.13cm" svg:x="0.9cm" svg:y="3.214cm">
          <text:p text:style-name="P1">request</text:p>
          <draw:enhanced-geometry svg:viewBox="0 0 21600 21600" draw:type="rectangle" draw:enhanced-path="M 0 0 L 21600 0 21600 21600 0 21600 0 0 Z N"/>
        </draw:custom-shape>
        <draw:custom-shape draw:style-name="gr1" draw:text-style-name="P3" xml:id="id489" draw:id="id489" draw:layer="layout" svg:width="3.218cm" svg:height="1.131cm" svg:x="0.9cm" svg:y="8.432cm">
          <text:p text:style-name="P1"><text:span text:style-name="T2">interceptor_befor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488" draw:id="id488" draw:layer="layout" svg:width="3.044cm" svg:height="1.044cm" svg:x="0.987cm" svg:y="5.823cm">
          <text:p text:style-name="P1"><text:span text:style-name="T2">Build 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84" draw:id="id484" draw:layer="layout" svg:width="2.609cm" svg:height="2.61cm" svg:x="14.388cm" svg:y="3.909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83" draw:id="id483" draw:layer="layout" svg:width="3.045cm" svg:height="1.305cm" svg:x="14.17cm" svg:y="1.3cm">
          <text:p text:style-name="P1"><text:span text:style-name="T2">Core </text:span><text:span text:style-name="T2">功能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5.692cm" svg:y1="2.605cm" svg:x2="15.693cm" svg:y2="3.909cm" draw:start-shape="id483" draw:start-glue-point="2" draw:end-shape="id484" draw:end-glue-point="4" svg:d="M15692 2605l1 1304">
          <text:p/>
        </draw:connector>
        <draw:custom-shape draw:style-name="gr57" draw:text-style-name="P3" xml:id="id490" draw:id="id490" draw:layer="layout" svg:width="3.219cm" svg:height="1.018cm" svg:x="3.074cm" svg:y="11.216cm">
          <text:p text:style-name="P1"><text:span text:style-name="T2">RenderPackage</text:span></text:p>
          <draw:enhanced-geometry svg:viewBox="0 0 21600 21600" draw:type="rectangle" draw:enhanced-path="M 0 0 L 21600 0 21600 21600 0 21600 0 0 Z N"/>
        </draw:custom-shape>
        <draw:custom-shape draw:style-name="gr92" draw:text-style-name="P3" xml:id="id485" draw:id="id485" draw:layer="layout" svg:width="3.74cm" svg:height="3.74cm" svg:x="11.3cm" svg:y="7.997cm">
          <text:p text:style-name="P1"><text:span text:style-name="T2">RenderPack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" xml:id="id492" draw:id="id492" draw:layer="layout" svg:width="1.826cm" svg:height="1.827cm" svg:x="12.257cm" svg:y="8.954cm">
          <text:p text:style-name="P1"><text:span text:style-name="T2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" xml:id="id486" draw:id="id486" draw:layer="layout" svg:width="3.74cm" svg:height="3.74cm" svg:x="16.345cm" svg:y="7.997cm">
          <text:p text:style-name="P1"/>
          <text:p text:style-name="P1"/>
          <text:p text:style-name="P1"/>
          <text:p text:style-name="P1"><text:span text:style-name="T2">condi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" draw:layer="layout" svg:width="1.826cm" svg:height="1.827cm" svg:x="17.302cm" svg:y="8.954cm">
          <text:p text:style-name="P1"><text:span text:style-name="T2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s" svg:x1="13.17cm" svg:y1="7.997cm" svg:x2="15.693cm" svg:y2="6.519cm" draw:start-shape="id485" draw:start-glue-point="4" draw:end-shape="id484" draw:end-glue-point="8" svg:d="M13170 7997v-501l2523-476v-501">
          <text:p/>
        </draw:connector>
        <draw:connector draw:style-name="gr5" draw:text-style-name="P1" draw:layer="layout" draw:type="lines" svg:x1="18.215cm" svg:y1="7.997cm" svg:x2="15.693cm" svg:y2="6.519cm" draw:start-shape="id486" draw:start-glue-point="4" draw:end-shape="id484" draw:end-glue-point="8" svg:d="M18215 7997v-501l-2522-476v-501">
          <text:p/>
        </draw:connector>
        <draw:custom-shape draw:style-name="gr94" draw:text-style-name="P3" xml:id="id491" draw:id="id491" draw:layer="layout" svg:width="3.566cm" svg:height="1.019cm" svg:x="5.597cm" svg:y="13.487cm">
          <text:p text:style-name="P1"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xml:id="id494" draw:id="id494" draw:layer="layout" svg:width="3.305cm" svg:height="1.217cm" svg:x="9.25cm" svg:y="15.304cm">
          <text:p text:style-name="P1">view</text:p>
          <draw:enhanced-geometry svg:viewBox="0 0 21600 21600" draw:glue-points="10800 0 0 10800 10800 21600 21600 10800" draw:text-areas="?f3 ?f3 ?f4 ?f4" draw:type="hexagon" draw:modifiers="2968.478458462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xml:id="id495" draw:id="id495" draw:layer="layout" svg:width="3.218cm" svg:height="1.131cm" svg:x="0.9cm" svg:y="26.6cm">
          <text:p text:style-name="P1">rende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.509cm" svg:y1="4.344cm" svg:x2="2.509cm" svg:y2="5.823cm" draw:start-shape="id487" draw:start-glue-point="2" draw:end-shape="id488" draw:end-glue-point="0" svg:d="M2509 4344v1479">
          <text:p/>
        </draw:connector>
        <draw:connector draw:style-name="gr5" draw:text-style-name="P1" draw:layer="layout" draw:type="line" svg:x1="2.509cm" svg:y1="6.867cm" svg:x2="2.509cm" svg:y2="8.432cm" draw:start-shape="id488" draw:start-glue-point="2" draw:end-shape="id489" draw:end-glue-point="0" svg:d="M2509 6867v1565">
          <text:p/>
        </draw:connector>
        <draw:connector draw:style-name="gr5" draw:text-style-name="P1" draw:layer="layout" draw:type="curve" svg:x1="4.031cm" svg:y1="6.345cm" svg:x2="14.388cm" svg:y2="5.214cm" draw:start-shape="id488" draw:start-glue-point="1" draw:end-shape="id484" draw:end-glue-point="6" svg:d="M4031 6345c7768 0 2590-1131 10357-1131">
          <text:p/>
        </draw:connector>
        <draw:connector draw:style-name="gr5" draw:text-style-name="P1" draw:layer="layout" draw:type="curve" svg:x1="6.293cm" svg:y1="11.725cm" svg:x2="11.3cm" svg:y2="9.867cm" draw:start-shape="id490" draw:start-glue-point="1" draw:end-shape="id485" draw:end-glue-point="6" svg:d="M6293 11725c4006 0 1503-1858 5007-1858">
          <text:p/>
        </draw:connector>
        <draw:connector draw:style-name="gr5" draw:text-style-name="P1" draw:layer="layout" draw:type="curve" svg:x1="9.163cm" svg:y1="13.996cm" svg:x2="12.524cm" svg:y2="10.514cm" draw:start-shape="id491" draw:start-glue-point="1" draw:end-shape="id492" draw:end-glue-point="7" svg:d="M9163 13996c2445 0 765-3482 3361-3482">
          <text:p/>
        </draw:connector>
        <draw:connector draw:style-name="gr5" draw:text-style-name="P1" draw:layer="layout" draw:type="line" svg:x1="7.38cm" svg:y1="14.506cm" svg:x2="7.38cm" svg:y2="17.719cm" draw:start-shape="id491" draw:start-glue-point="2" draw:end-shape="id493" svg:d="M7380 14506v3213">
          <text:p/>
        </draw:connector>
        <draw:connector draw:style-name="gr27" draw:text-style-name="P1" draw:layer="layout" draw:type="curve" svg:x1="9.163cm" svg:y1="13.996cm" svg:x2="10.903cm" svg:y2="15.304cm" draw:start-shape="id491" draw:start-glue-point="1" draw:end-shape="id494" draw:end-glue-point="4" svg:d="M9163 13996c1160 0 1740 436 1740 1308">
          <text:p/>
        </draw:connector>
        <draw:connector draw:style-name="gr95" draw:text-style-name="P1" draw:layer="layout" draw:type="curve" svg:x1="10.903cm" svg:y1="16.521cm" svg:x2="7.38cm" svg:y2="14.506cm" draw:start-shape="id494" draw:start-glue-point="6" draw:end-shape="id491" draw:end-glue-point="2" svg:d="M10903 16521c0 751-3523 1759-3523-2015">
          <text:p/>
        </draw:connector>
        <draw:custom-shape draw:style-name="gr1" draw:text-style-name="P3" xml:id="id493" draw:id="id493" draw:layer="layout" svg:width="3.218cm" svg:height="1.018cm" svg:x="5.771cm" svg:y="17.719cm">
          <text:p text:style-name="P1"><text:span text:style-name="T2">interceptor_after</text:span></text:p>
          <draw:enhanced-geometry svg:viewBox="0 0 21600 21600" draw:type="rectangle" draw:enhanced-path="M 0 0 L 21600 0 21600 21600 0 21600 0 0 Z N"/>
        </draw:custom-shape>
        <draw:connector draw:style-name="gr86" draw:text-style-name="P1" draw:layer="layout" draw:type="line" svg:x1="2.509cm" svg:y1="9.563cm" svg:x2="2.509cm" svg:y2="26.6cm" draw:start-shape="id489" draw:start-glue-point="2" draw:end-shape="id495" draw:end-glue-point="0" svg:d="M2509 9563v17037">
          <text:p/>
        </draw:connector>
        <draw:connector draw:style-name="gr5" draw:text-style-name="P1" draw:layer="layout" draw:type="lines" svg:x1="2.509cm" svg:y1="9.563cm" svg:x2="4.683cm" svg:y2="11.216cm" draw:start-shape="id489" draw:start-glue-point="2" draw:end-shape="id490" draw:end-glue-point="0" svg:d="M2509 9563v500l2174 652v501">
          <text:p/>
        </draw:connector>
        <draw:custom-shape draw:style-name="gr96" draw:text-style-name="P3" xml:id="id496" draw:id="id496" draw:layer="layout" svg:width="3.914cm" svg:height="1.018cm" svg:x="5.423cm" svg:y="20.287cm">
          <text:p text:style-name="P1"><text:span text:style-name="T2">Output content</text:span>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draw:type="lines" draw:line-skew="0cm -1.198cm" svg:x1="7.38cm" svg:y1="21.305cm" svg:x2="2.509cm" svg:y2="26.6cm" draw:start-shape="id496" draw:start-glue-point="2" draw:end-shape="id495" draw:end-glue-point="0" svg:d="M7380 21305v501l-4871 3094v1700">
          <text:p/>
        </draw:connector>
        <draw:connector draw:style-name="gr5" draw:text-style-name="P1" draw:layer="layout" draw:type="line" svg:x1="7.38cm" svg:y1="18.737cm" svg:x2="7.38cm" svg:y2="20.287cm" draw:start-shape="id493" draw:start-glue-point="2" draw:end-shape="id496" draw:end-glue-point="0" svg:d="M7380 18737v1550">
          <text:p/>
        </draw:connector>
        <draw:connector draw:style-name="gr5" draw:text-style-name="P1" draw:layer="layout" svg:x1="4.683cm" svg:y1="12.234cm" svg:x2="5.597cm" svg:y2="13.996cm" draw:start-shape="id490" draw:start-glue-point="2" draw:end-shape="id491" draw:end-glue-point="3" svg:d="M4683 12234v1762h914">
          <text:p/>
        </draw:connector>
        <draw:custom-shape draw:style-name="gr57" draw:text-style-name="P3" xml:id="id500" draw:id="id500" draw:layer="layout" svg:width="3.219cm" svg:height="1.019cm" svg:x="11.7cm" svg:y="17.9cm">
          <text:p text:style-name="P1"><text:span text:style-name="T2">RenderPackage</text:span></text:p>
          <draw:enhanced-geometry svg:viewBox="0 0 21600 21600" draw:type="rectangle" draw:enhanced-path="M 0 0 L 21600 0 21600 21600 0 21600 0 0 Z N"/>
        </draw:custom-shape>
        <draw:custom-shape draw:style-name="gr94" draw:text-style-name="P3" xml:id="id497" draw:id="id497" draw:layer="layout" svg:width="3.566cm" svg:height="1.019cm" svg:x="14.223cm" svg:y="20.172cm">
          <text:p text:style-name="P1"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xml:id="id499" draw:id="id499" draw:layer="layout" svg:width="3.305cm" svg:height="1.218cm" svg:x="17.789cm" svg:y="21.379cm">
          <text:p text:style-name="P1">view</text:p>
          <draw:enhanced-geometry svg:viewBox="0 0 21600 21600" draw:glue-points="10800 0 0 10800 10800 21600 21600 10800" draw:text-areas="?f3 ?f3 ?f4 ?f4" draw:type="hexagon" draw:modifiers="2968.478458462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1" draw:layer="layout" draw:type="line" svg:x1="16.006cm" svg:y1="21.191cm" svg:x2="16.006cm" svg:y2="24.675cm" draw:start-shape="id497" draw:start-glue-point="2" draw:end-shape="id498" draw:end-glue-point="0" svg:d="M16006 21191v3484">
          <text:p/>
        </draw:connector>
        <draw:connector draw:style-name="gr5" draw:text-style-name="P1" draw:layer="layout" draw:type="curve" svg:x1="17.789cm" svg:y1="20.681cm" svg:x2="19.442cm" svg:y2="21.379cm" draw:start-shape="id497" draw:start-glue-point="1" draw:end-shape="id499" draw:end-glue-point="4" svg:d="M17789 20681c1102 0 1653 232 1653 698">
          <text:p/>
        </draw:connector>
        <draw:connector draw:style-name="gr5" draw:text-style-name="P1" draw:layer="layout" draw:type="curve" svg:x1="19.442cm" svg:y1="22.597cm" svg:x2="16.006cm" svg:y2="21.191cm" draw:start-shape="id499" draw:start-glue-point="6" draw:end-shape="id497" draw:end-glue-point="2" svg:d="M19442 22597c0 753-3436 1456-3436-1406">
          <text:p/>
        </draw:connector>
        <draw:custom-shape draw:style-name="gr96" draw:text-style-name="P3" xml:id="id498" draw:id="id498" draw:layer="layout" svg:width="3.914cm" svg:height="1.019cm" svg:x="14.049cm" svg:y="24.675cm">
          <text:p text:style-name="P1"><text:span text:style-name="T2">Output conten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309cm" svg:y1="18.919cm" svg:x2="14.223cm" svg:y2="20.681cm" draw:start-shape="id500" draw:start-glue-point="2" draw:end-shape="id497" draw:end-glue-point="3" svg:d="M13309 18919v1762h914">
          <text:p/>
        </draw:connector>
        <draw:connector draw:style-name="gr27" draw:text-style-name="P1" draw:layer="layout" draw:type="curve" svg:x1="12.555cm" svg:y1="15.913cm" svg:x2="13.309cm" svg:y2="17.9cm" draw:start-shape="id494" draw:start-glue-point="7" draw:end-shape="id500" draw:end-glue-point="0" svg:d="M12555 15913c503 0 754 662 754 1987">
          <text:p/>
        </draw:connector>
        <draw:connector draw:style-name="gr95" draw:text-style-name="P1" draw:layer="layout" draw:type="curve" svg:x1="14.049cm" svg:y1="25.184cm" svg:x2="10.903cm" svg:y2="16.521cm" draw:start-shape="id498" draw:start-glue-point="3" draw:end-shape="id494" draw:end-glue-point="6" svg:d="M14049 25184c-2098 0-3146-2887-3146-8663">
          <text:p/>
        </draw:connector>
      </draw:page>
      <draw:page draw:name="page69" draw:style-name="dp1" draw:master-page-name="預設">
        <draw:custom-shape draw:style-name="gr1" draw:text-style-name="P1" draw:layer="layout" svg:width="10.9cm" svg:height="1.5cm" svg:x="0.001cm" svg:y="0.001cm">
          <text:p text:style-name="P1">要改良的地方</text:p>
          <draw:enhanced-geometry svg:viewBox="0 0 21600 21600" draw:text-areas="0 0 21600 21600" draw:type="pentagon-right" draw:modifiers="19681.937436932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501" draw:id="id501" draw:layer="layout" svg:width="2.609cm" svg:height="2.61cm" svg:x="2.2cm" svg:y="3.4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5" draw:text-style-name="P1" xml:id="id502" draw:id="id502" draw:layer="layout" svg:width="3.9cm" svg:height="1.7cm" svg:x="6.7cm" svg:y="3.855cm">
          <text:p text:style-name="P1">Render 模組</text:p>
        </draw:rect>
        <draw:connector draw:style-name="gr5" draw:text-style-name="P1" draw:layer="layout" draw:type="line" svg:x1="4.809cm" svg:y1="4.705cm" svg:x2="6.7cm" svg:y2="4.705cm" draw:start-shape="id501" draw:start-glue-point="10" draw:end-shape="id502" draw:end-glue-point="3" svg:d="M4809 4705h1891">
          <text:p/>
        </draw:connector>
        <draw:custom-shape draw:style-name="gr25" draw:text-style-name="P1" xml:id="id503" draw:id="id503" draw:layer="layout" svg:width="2.609cm" svg:height="2.61cm" svg:x="9.4cm" svg:y="10.1cm">
          <text:p text:style-name="P1">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44" draw:text-style-name="P1" xml:id="id504" draw:id="id504" draw:layer="layout" svg:width="3.9cm" svg:height="1.7cm" svg:x="13.4cm" svg:y="10.555cm">
          <text:p text:style-name="P1">load-&gt;view</text:p>
        </draw:rect>
        <draw:connector draw:style-name="gr5" draw:text-style-name="P1" draw:layer="layout" draw:type="line" svg:x1="12.009cm" svg:y1="11.405cm" svg:x2="13.4cm" svg:y2="11.405cm" draw:start-shape="id503" draw:start-glue-point="10" draw:end-shape="id504" draw:end-glue-point="3" svg:d="M12009 11405h1391">
          <text:p/>
        </draw:connector>
        <draw:custom-shape draw:style-name="gr1" draw:text-style-name="P3" xml:id="id505" draw:id="id505" draw:layer="layout" svg:width="2.609cm" svg:height="2.61cm" svg:x="5.5cm" svg:y="6.9cm">
          <text:p text:style-name="P1"><text:span text:style-name="T2">RenderPack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3.505cm" svg:y1="6.01cm" svg:x2="5.5cm" svg:y2="8.205cm" draw:start-shape="id501" draw:start-glue-point="8" draw:end-shape="id505" draw:end-glue-point="6" svg:d="M3505 6010v2195h1995">
          <text:p/>
        </draw:connector>
        <draw:connector draw:style-name="gr5" draw:text-style-name="P1" draw:layer="layout" svg:x1="6.805cm" svg:y1="9.51cm" svg:x2="9.4cm" svg:y2="11.405cm" draw:start-shape="id505" draw:start-glue-point="8" draw:end-shape="id503" draw:end-glue-point="6" svg:d="M6805 9510v1895h2595">
          <text:p/>
        </draw:connector>
        <draw:rect draw:style-name="gr97" draw:text-style-name="P1" xml:id="id506" draw:id="id506" draw:layer="layout" svg:width="3.9cm" svg:height="1.7cm" svg:x="9.5cm" svg:y="7.355cm">
          <text:p text:style-name="P1">Render 模組</text:p>
        </draw:rect>
        <draw:connector draw:style-name="gr5" draw:text-style-name="P1" draw:layer="layout" draw:type="line" svg:x1="8.109cm" svg:y1="8.205cm" svg:x2="9.5cm" svg:y2="8.205cm" draw:start-shape="id505" draw:start-glue-point="10" draw:end-shape="id506" svg:d="M8109 8205h1391">
          <text:p/>
        </draw:connector>
        <draw:connector draw:style-name="gr5" draw:text-style-name="P1" draw:layer="layout" draw:type="curve" svg:x1="15.35cm" svg:y1="10.555cm" svg:x2="13.4cm" svg:y2="8.205cm" draw:start-shape="id504" draw:start-glue-point="0" draw:end-shape="id506" draw:end-glue-point="1" svg:d="M15350 10555c0-1567-650-2350-1950-2350">
          <text:p/>
        </draw:connector>
        <draw:connector draw:style-name="gr5" draw:text-style-name="P1" draw:layer="layout" draw:type="curve" svg:x1="11.45cm" svg:y1="7.355cm" svg:x2="10.6cm" svg:y2="4.705cm" draw:start-shape="id506" draw:start-glue-point="0" draw:end-shape="id502" draw:end-glue-point="1" svg:d="M11450 7355c0-1767-283-2650-850-2650">
          <text:p/>
        </draw:connector>
        <draw:custom-shape draw:style-name="gr21" draw:text-style-name="P1" xml:id="id507" draw:id="id507" draw:layer="layout" svg:width="3.305cm" svg:height="1.218cm" svg:x="14.595cm" svg:y="14.582cm">
          <text:p text:style-name="P1">view</text:p>
          <draw:enhanced-geometry svg:viewBox="0 0 21600 21600" draw:glue-points="10800 0 0 10800 10800 21600 21600 10800" draw:text-areas="?f3 ?f3 ?f4 ?f4" draw:type="hexagon" draw:modifiers="2968.478458462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1" draw:layer="layout" draw:type="curve" svg:x1="16.248cm" svg:y1="14.582cm" svg:x2="15.35cm" svg:y2="12.255cm" draw:start-shape="id507" draw:start-glue-point="4" draw:end-shape="id504" draw:end-glue-point="2" svg:d="M16248 14582c0-1594-898-431-898-2327">
          <text:p/>
        </draw:connector>
        <draw:custom-shape draw:style-name="gr25" draw:text-style-name="P1" xml:id="id508" draw:id="id508" draw:layer="layout" svg:width="2.609cm" svg:height="2.61cm" svg:x="11.2cm" svg:y="21.1cm">
          <text:p text:style-name="P1">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44" draw:text-style-name="P1" xml:id="id509" draw:id="id509" draw:layer="layout" svg:width="3.9cm" svg:height="1.7cm" svg:x="15.2cm" svg:y="21.555cm">
          <text:p text:style-name="P1">load-&gt;view</text:p>
        </draw:rect>
        <draw:connector draw:style-name="gr5" draw:text-style-name="P1" draw:layer="layout" draw:type="line" svg:x1="13.809cm" svg:y1="22.405cm" svg:x2="15.2cm" svg:y2="22.405cm" draw:start-shape="id508" draw:start-glue-point="10" draw:end-shape="id509" draw:end-glue-point="3" svg:d="M13809 22405h1391">
          <text:p/>
        </draw:connector>
        <draw:custom-shape draw:style-name="gr1" draw:text-style-name="P3" xml:id="id510" draw:id="id510" draw:layer="layout" svg:width="2.609cm" svg:height="2.61cm" svg:x="7.3cm" svg:y="17.9cm">
          <text:p text:style-name="P1"><text:span text:style-name="T2">RenderPack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8.605cm" svg:y1="20.51cm" svg:x2="11.2cm" svg:y2="22.405cm" draw:start-shape="id510" draw:start-glue-point="8" draw:end-shape="id508" draw:end-glue-point="6" svg:d="M8605 20510v1895h2595">
          <text:p/>
        </draw:connector>
        <draw:rect draw:style-name="gr97" draw:text-style-name="P1" xml:id="id511" draw:id="id511" draw:layer="layout" svg:width="3.9cm" svg:height="1.7cm" svg:x="11.3cm" svg:y="18.355cm">
          <text:p text:style-name="P1">Render 模組</text:p>
        </draw:rect>
        <draw:connector draw:style-name="gr5" draw:text-style-name="P1" draw:layer="layout" draw:type="line" svg:x1="9.909cm" svg:y1="19.205cm" svg:x2="11.3cm" svg:y2="19.205cm" draw:start-shape="id510" draw:start-glue-point="10" draw:end-shape="id511" svg:d="M9909 19205h1391">
          <text:p/>
        </draw:connector>
        <draw:connector draw:style-name="gr5" draw:text-style-name="P1" draw:layer="layout" draw:type="curve" svg:x1="17.15cm" svg:y1="21.555cm" svg:x2="15.2cm" svg:y2="19.205cm" draw:start-shape="id509" draw:start-glue-point="0" draw:end-shape="id511" draw:end-glue-point="1" svg:d="M17150 21555c0-1567-650-2350-1950-2350">
          <text:p/>
        </draw:connector>
        <draw:custom-shape draw:style-name="gr21" draw:text-style-name="P1" xml:id="id512" draw:id="id512" draw:layer="layout" svg:width="3.305cm" svg:height="1.218cm" svg:x="16.395cm" svg:y="25.582cm">
          <text:p text:style-name="P1">view</text:p>
          <draw:enhanced-geometry svg:viewBox="0 0 21600 21600" draw:glue-points="10800 0 0 10800 10800 21600 21600 10800" draw:text-areas="?f3 ?f3 ?f4 ?f4" draw:type="hexagon" draw:modifiers="2968.478458462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1" draw:layer="layout" draw:type="curve" svg:x1="18.048cm" svg:y1="25.582cm" svg:x2="17.15cm" svg:y2="23.255cm" draw:start-shape="id512" draw:start-glue-point="4" draw:end-shape="id509" draw:end-glue-point="2" svg:d="M18048 25582c0-1594-898-431-898-2327">
          <text:p/>
        </draw:connector>
        <draw:connector draw:style-name="gr5" draw:text-style-name="P1" draw:layer="layout" draw:type="curve" svg:x1="14.595cm" svg:y1="15.191cm" svg:x2="8.605cm" svg:y2="17.9cm" draw:start-shape="id507" draw:start-glue-point="5" draw:end-shape="id510" draw:end-glue-point="4" svg:d="M14595 15191c-3994 0-5990 903-5990 2709">
          <text:p/>
        </draw:connector>
        <draw:connector draw:style-name="gr5" draw:text-style-name="P1" draw:layer="layout" draw:type="curve" svg:x1="13.25cm" svg:y1="18.355cm" svg:x2="16.248cm" svg:y2="15.8cm" draw:start-shape="id511" draw:start-glue-point="0" draw:end-shape="id507" draw:end-glue-point="6" svg:d="M13250 18355c0-1915 2998-638 2998-2555">
          <text:p/>
        </draw:connector>
      </draw:page>
      <draw:page draw:name="page70" draw:style-name="dp1" draw:master-page-name="預設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quare" svg:viewBox="0 0 10 10" svg:d="M0 0h10v10h-1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29T18:58:45.07</meta:creation-date>
    <meta:generator>OpenOffice/4.1.5$Win32 OpenOffice.org_project/415m1$Build-9789</meta:generator>
    <dc:date>2018-10-19T15:33:05.65</dc:date>
    <meta:editing-duration>P3DT2H59M9S</meta:editing-duration>
    <meta:editing-cycles>211</meta:editing-cycles>
    <meta:document-statistic meta:object-count="1084"/>
  </office:meta>
</office:document-meta>
</file>